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 svg:font-family="" style:font-family-generic="roman" style:font-pitch="variable"/>
    <style:font-face style:name="Iskoola Pota" svg:font-family="'Iskoola Pota'" style:font-family-generic="roman"/>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4.9374in"/>
    </style:style>
    <style:style style:name="co3" style:family="table-column">
      <style:table-column-properties fo:break-before="auto" style:column-width="3.0626in"/>
    </style:style>
    <style:style style:name="co4" style:family="table-column">
      <style:table-column-properties fo:break-before="auto" style:column-width="0.9689in"/>
    </style:style>
    <style:style style:name="co5" style:family="table-column">
      <style:table-column-properties fo:break-before="auto" style:column-width="0.75in"/>
    </style:style>
    <style:style style:name="ro1" style:family="table-row">
      <style:table-row-properties style:row-height="0.9327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0.4764in" fo:break-before="auto" style:use-optimal-row-height="true"/>
    </style:style>
    <style:style style:name="ro5" style:family="table-row">
      <style:table-row-properties style:row-height="0.2484in" fo:break-before="auto" style:use-optimal-row-height="true"/>
    </style:style>
    <style:style style:name="ro6" style:family="table-row">
      <style:table-row-properties style:row-height="0.4555in" fo:break-before="auto" style:use-optimal-row-height="true"/>
    </style:style>
    <style:style style:name="ro7" style:family="table-row">
      <style:table-row-properties style:row-height="0.5311in" fo:break-before="auto" style:use-optimal-row-height="false"/>
    </style:style>
    <style:style style:name="ro8" style:family="table-row">
      <style:table-row-properties style:row-height="0.2173in" fo:break-before="auto" style:use-optimal-row-height="true"/>
    </style:style>
    <style:style style:name="ro9" style:family="table-row">
      <style:table-row-properties style:row-height="0.4453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0.2693in" fo:break-before="auto" style:use-optimal-row-height="true"/>
    </style:style>
    <style:style style:name="ro12" style:family="table-row">
      <style:table-row-properties style:row-height="0.6839in" fo:break-before="auto" style:use-optimal-row-height="true"/>
    </style:style>
    <style:style style:name="ro13" style:family="table-row">
      <style:table-row-properties style:row-height="0.4346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0.2083in" fo:break-before="auto" style:use-optimal-row-height="true"/>
    </style:style>
    <style:style style:name="ro16" style:family="table-row">
      <style:table-row-properties style:row-height="0.228in" fo:break-before="auto" style:use-optimal-row-height="true"/>
    </style:style>
    <style:style style:name="ro17" style:family="table-row">
      <style:table-row-properties style:row-height="0.2071in" fo:break-before="auto" style:use-optimal-row-height="true"/>
    </style:style>
    <style:style style:name="ro18" style:family="table-row">
      <style:table-row-properties style:row-height="0.2591in" fo:break-before="auto" style:use-optimal-row-height="true"/>
    </style:style>
    <style:style style:name="ro19" style:family="table-row">
      <style:table-row-properties style:row-height="0.4146in" fo:break-before="auto" style:use-optimal-row-height="true"/>
    </style:style>
    <style:style style:name="ro20" style:family="table-row">
      <style:table-row-properties style:row-height="0.698in" fo:break-before="auto" style:use-optimal-row-height="true"/>
    </style:style>
    <style:style style:name="ro21" style:family="table-row">
      <style:table-row-properties style:row-height="0.8492in" fo:break-before="auto" style:use-optimal-row-height="true"/>
    </style:style>
    <style:style style:name="ro22" style:family="table-row">
      <style:table-row-properties style:row-height="0.2189in" fo:break-before="auto" style:use-optimal-row-height="true"/>
    </style:style>
    <style:style style:name="ro23" style:family="table-row">
      <style:table-row-properties style:row-height="0.178in" fo:break-before="auto" style:use-optimal-row-height="true"/>
    </style:style>
    <style:style style:name="ta1" style:family="table" style:master-page-name="mp1">
      <style:table-properties table:display="true" style:writing-mode="lr-tb"/>
    </style:style>
    <number:percentage-style style:name="N11">
      <number:number number:decimal-places="2" number:min-decimal-places="2" number:min-integer-digits="1"/>
      <number:text>%</number:text>
    </number:percentag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1" style:font-name-asian="Iskoola Pota1" style:font-name-complex="Iskoola Pota1"/>
    </style:style>
    <style:style style:name="ce6" style:family="table-cell" style:parent-style-name="Default" style:data-style-name="N0">
      <style:table-cell-properties style:text-align-source="fix" style:repeat-content="false" fo:wrap-option="wrap" style:vertical-align="automatic"/>
      <style:paragraph-properties fo:text-align="center"/>
      <style:text-properties style:font-name="Iskoola Pota1" style:font-name-asian="Iskoola Pota1" style:font-name-complex="Iskoola Pota1"/>
    </style:style>
    <style:style style:name="ce3"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Iskoola Pota1" style:font-name-asian="Iskoola Pota1" style:font-name-complex="Iskoola Pota1"/>
    </style:style>
    <style:style style:name="ce11" style:family="table-cell" style:parent-style-name="Default" style:data-style-name="N11">
      <style:table-cell-properties style:text-align-source="fix" style:repeat-content="false" fo:wrap-option="wrap" style:vertical-align="automatic"/>
      <style:paragraph-properties fo:text-align="center"/>
      <style:text-properties style:font-name="Iskoola Pota1" style:font-name-asian="Iskoola Pota1" style:font-name-complex="Iskoola Pota1"/>
    </style:style>
    <style:style style:name="ce7" style:family="table-cell" style:parent-style-name="Default" style:data-style-name="N0">
      <style:table-cell-properties style:text-align-source="fix" style:repeat-content="false" style:vertical-align="automatic"/>
      <style:paragraph-properties fo:text-align="start" fo:margin-left="0in"/>
      <style:text-properties style:font-name="Iskoola Pota" style:font-name-asian="Iskoola Pota1" style:font-name-complex="Iskoola Pota1"/>
    </style:style>
    <style:style style:name="ce4" style:family="table-cell" style:parent-style-name="Default" style:data-style-name="N0">
      <style:table-cell-properties style:text-align-source="fix" style:repeat-content="false" fo:background-color="transparent" style:vertical-align="middle"/>
      <style:paragraph-properties fo:text-align="start" fo:margin-left="0in"/>
      <style:text-properties style:font-name="Iskoola Pota" style:font-name-asian="Iskoola Pota1" style:font-name-complex="Iskoola Pota1"/>
    </style:style>
    <style:style style:name="ce9" style:family="table-cell" style:parent-style-name="Default" style:data-style-name="N11">
      <style:table-cell-properties style:text-align-source="fix" style:repeat-content="false" style:vertical-align="automatic"/>
      <style:paragraph-properties fo:text-align="start" fo:margin-left="0in"/>
      <style:text-properties style:font-name="Iskoola Pota" style:font-name-asian="Iskoola Pota1" style:font-name-complex="Iskoola Pota1"/>
    </style:style>
    <style:style style:name="ce10" style:family="table-cell" style:parent-style-name="Default" style:data-style-name="N0">
      <style:table-cell-properties fo:background-color="transparent" style:vertical-align="middle"/>
      <style:text-properties style:font-name="Iskoola Pota1" style:font-name-asian="Iskoola Pota1" style:font-name-complex="Iskoola Pota1"/>
    </style:style>
    <style:style style:name="ce8" style:family="table-cell" style:parent-style-name="Default" style:data-style-name="N0">
      <style:table-cell-properties style:text-align-source="fix" style:repeat-content="false" style:vertical-align="automatic"/>
      <style:paragraph-properties fo:text-align="center"/>
      <style:text-properties style:font-name="Iskoola Pota1" style:font-name-asian="Iskoola Pota1" style:font-name-complex="Iskoola Pota1"/>
    </style:style>
    <style:style style:name="ce5" style:family="table-cell" style:parent-style-name="Default" style:data-style-name="N0">
      <style:text-properties style:font-name="Iskoola Pota" style:font-name-asian="Iskoola Pota1" style:font-name-complex="Iskoola Pota1"/>
    </style:style>
    <style:style style:name="ce1" style:family="table-cell" style:parent-style-name="Default" style:data-style-name="N0"/>
    <style:style style:name="T1" style:family="text">
      <style:text-properties fo:color="#000000"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style>
    <style:style style:name="T2"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style:style style:name="T3" style:family="text">
      <style:text-properties fo:color="#000000" style:font-name="Liberation Sans1" fo:font-weight="normal" style:text-underline-style="none" style:text-underline-color="font-color" style:text-line-through-type="none" fo:font-style="normal" style:text-outline="false" fo:text-shadow="none" style:font-name-asian="Liberation Sans1" style:font-name-complex="Liberation Sans1" style:font-weight-asian="normal" style:font-weight-complex="normal" style:font-style-asian="normal" style:font-style-complex="normal" fo:font-size="12pt" style:font-size-asian="12pt" style:font-size-complex="12pt"/>
    </style:style>
    <style:style style:name="T4" style:family="text">
      <style:text-properties fo:color="#00000a"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style>
    <style:style style:name="T5" style:family="text">
      <style:text-properties fo:color="#000000"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text-position="-33% 58%"/>
    </style:style>
    <style:style style:name="T6" style:family="text">
      <style:text-properties fo:color="#000000" style:font-name="Liberation Sans1" fo:font-size="12pt" fo:font-weight="normal" style:text-underline-style="none" style:text-underline-color="font-color" style:text-line-through-type="none" fo:font-style="normal" style:text-outline="false" fo:text-shadow="none" style:text-position="-33% 58%" style:font-name-asian="Liberation Sans1" style:font-name-complex="Liberation Sans1" style:font-size-asian="12pt" style:font-size-complex="12pt" style:font-weight-asian="normal" style:font-weight-complex="normal" style:font-style-asian="normal" style:font-style-complex="normal"/>
    </style:style>
    <style:style style:name="T7"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 style:font-name-asian="Iskoola Pota" style:font-name-complex="Iskoola Pota"/>
    </style:style>
    <style:style style:name="T8" style:family="text">
      <style:text-properties fo:color="#00000a" style:font-name="" fo:font-size="12pt" fo:font-weight="normal" style:text-underline-style="none" style:text-underline-color="font-color" style:text-line-through-type="none" fo:font-style="normal" style:text-outline="false" fo:text-shadow="none" style:font-name-asian="Iskoola Pota" style:font-name-complex="Iskoola Pota" style:font-size-asian="12pt" style:font-size-complex="12pt" style:font-weight-asian="normal" style:font-weight-complex="normal" style:font-style-asian="normal" style:font-style-complex="normal"/>
    </style:style>
    <style:style style:name="T9" style:family="text">
      <style:text-properties fo:color="#00000a" style:font-name="Liberation Sans1" fo:font-size="12pt" fo:font-weight="normal" style:text-underline-style="none" style:text-underline-color="font-color" style:text-line-through-type="none" fo:font-style="normal" style:text-outline="false" fo:text-shadow="none" style:text-position="33% 58%" style:font-name-asian="Liberation Sans1" style:font-name-complex="Liberation Sans1" style:font-size-asian="12pt" style:font-size-complex="12pt" style:font-weight-asian="normal" style:font-weight-complex="normal" style:font-style-asian="normal" style:font-style-complex="normal"/>
    </style:style>
    <style:style style:name="T10" style:family="text">
      <style:text-properties style:font-name="Liberation Sans1" fo:font-weight="normal" style:text-underline-style="none" style:text-underline-color="font-color" style:text-line-through-type="none" fo:font-style="normal" style:text-outline="false" fo:text-shadow="none" style:font-name-asian="Liberation Sans1" style:font-name-complex="Liberation Sans1" style:font-weight-asian="normal" style:font-weight-complex="normal" style:font-style-asian="normal" style:font-style-complex="normal" fo:color="#000000" fo:font-size="11pt" style:font-size-asian="11pt" style:font-size-complex="11pt"/>
    </style:style>
    <style:style style:name="T11" style:family="text">
      <style:text-properties fo:color="#00000a"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 style:font-name-asian="Iskoola Pota" style:font-name-complex="Iskoola Pota"/>
    </style:style>
    <style:style style:name="T12" style:family="text">
      <style:text-properties fo:color="#000000" style:font-name="" fo:font-size="12pt" fo:font-weight="normal" style:text-underline-style="none" style:text-underline-color="font-color" style:text-line-through-type="none" fo:font-style="normal" style:text-outline="false" fo:text-shadow="none" style:font-name-asian="Iskoola Pota" style:font-name-complex="Iskoola Pota" style:font-size-asian="12pt" style:font-size-complex="12pt" style:font-weight-asian="normal" style:font-weight-complex="normal" style:font-style-asian="normal" style:font-style-complex="normal"/>
    </style:style>
    <style:style style:name="T13" style:family="text">
      <style:text-properties style:font-name="Liberation Sans1" fo:font-weight="normal" style:text-underline-style="none" style:text-underline-color="font-color" style:text-line-through-type="none" fo:font-style="normal" style:text-outline="false" fo:text-shadow="none" style:font-name-asian="Liberation Sans1" style:font-name-complex="Liberation Sans1" style:font-weight-asian="normal" style:font-weight-complex="normal" style:font-style-asian="normal" style:font-style-complex="normal" fo:color="#00000a" fo:font-size="12pt" style:font-size-asian="12pt" style:font-size-complex="12pt"/>
    </style:style>
    <style:style style:name="T14" style:family="text">
      <style:text-properties fo:color="#000000" style:font-name="Liberation Sans1" fo:font-weight="normal" style:text-underline-style="none" style:text-underline-color="font-color" style:text-line-through-type="none" fo:font-style="normal" style:text-outline="false" fo:text-shadow="none" style:font-name-asian="Liberation Sans1" style:font-name-complex="Liberation Sans1" style:font-weight-asian="normal" style:font-weight-complex="normal" style:font-style-asian="normal" style:font-style-complex="normal" fo:font-size="11pt" style:font-size-asian="11pt" style:font-size-complex="11pt"/>
    </style:style>
    <style:style style:name="T15"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0" style:font-name="Liberation Sans1" fo:font-size="11pt" style:font-name-asian="Liberation Sans1" style:font-name-complex="Liberation Sans1" style:font-size-asian="11pt" style:font-size-complex="11pt"/>
    </style:style>
    <style:style style:name="T16" style:family="text">
      <style:text-properties fo:color="#00000a"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style:style style:name="T17" style:family="text">
      <style:text-properties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fo:color="#000000"/>
    </style:style>
    <style:style style:name="T18" style:family="text">
      <style:text-properties fo:color="#000000" style:font-name="Liberation Sans1" fo:font-size="12pt" fo:font-weight="bold"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bold" style:font-weight-complex="bold" style:font-style-asian="normal" style:font-style-complex="normal"/>
    </style:style>
    <style:style style:name="T19" style:family="text">
      <style:text-properties fo:color="#000000" fo:font-size="12pt" fo:font-weight="normal" style:text-underline-style="none" style:text-underline-color="font-color" style:text-line-through-type="none" fo:font-style="normal" style:text-outline="false" fo:text-shadow="none" style:font-size-asian="12pt" style:font-size-complex="12pt" style:font-weight-asian="normal" style:font-weight-complex="normal" style:font-style-asian="normal" style:font-style-complex="normal" style:font-name="Liberation Sans1" style:font-name-asian="Liberation Sans1" style:font-name-complex="Liberation Sans1"/>
    </style:style>
    <style:style style:name="T20" style:family="text">
      <style:text-properties fo:color="#000000" style:font-name="Liberation Sans1" fo:font-size="12pt" style:text-underline-style="none" style:text-underline-color="font-color" style:text-line-through-type="none" fo:font-style="normal" style:text-outline="false" fo:text-shadow="none" style:font-name-asian="Liberation Sans1" style:font-name-complex="Liberation Sans1" style:font-size-asian="12pt" style:font-size-complex="12pt" style:font-style-asian="normal" style:font-style-complex="normal" fo:font-weight="bold" style:font-weight-asian="bold" style:font-weight-complex="bold"/>
    </style:style>
    <style:style style:name="T21"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a" style:font-name="" fo:font-size="12pt" style:font-name-asian="Iskoola Pota" style:font-name-complex="Iskoola Pota" style:font-size-asian="12pt" style:font-size-complex="12pt"/>
    </style:style>
    <style:style style:name="T22" style:family="text">
      <style:text-properties fo:color="#00000a" style:font-name="Liberation Sans1" fo:font-size="12pt" fo:font-weight="normal" style:text-underline-style="none" style:text-underline-color="font-color" style:text-line-through-type="none" fo:font-style="normal" style:text-outline="false" fo:text-shadow="none" style:font-name-asian="Liberation Sans1" style:font-name-complex="Liberation Sans1" style:font-size-asian="12pt" style:font-size-complex="12pt" style:font-weight-asian="normal" style:font-weight-complex="normal" style:font-style-asian="normal" style:font-style-complex="normal" style:text-position="-33% 58%"/>
    </style:style>
    <style:style style:name="T23" style:family="text">
      <style:text-properties fo:color="#00000a" style:font-name="Liberation Sans1" fo:font-size="11pt" fo:font-weight="bold"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bold" style:font-weight-complex="bold" style:font-style-asian="normal" style:font-style-complex="normal"/>
    </style:style>
    <style:style style:name="T24" style:family="text">
      <style:text-properties fo:color="#00000a" style:font-name="Liberation Sans1" fo:font-size="12pt" fo:font-weight="normal" style:text-underline-style="none" style:text-underline-color="font-color" style:text-line-through-type="none" fo:font-style="normal" style:text-outline="false" fo:text-shadow="none" style:text-position="-33% 58%" style:font-name-asian="Liberation Sans1" style:font-name-complex="Liberation Sans1" style:font-size-asian="12pt" style:font-size-complex="12pt" style:font-weight-asian="normal" style:font-weight-complex="normal" style:font-style-asian="normal" style:font-style-complex="normal"/>
    </style:style>
    <style:style style:name="T25" style:family="text">
      <style:text-properties style:font-name="Liberation Sans1" style:text-underline-style="none" style:text-underline-color="font-color" style:text-line-through-type="none" fo:font-style="normal" style:text-outline="false" fo:text-shadow="none" style:font-name-asian="Liberation Sans1" style:font-name-complex="Liberation Sans1" style:font-style-asian="normal" style:font-style-complex="normal" fo:color="#00000a" fo:font-size="12pt" fo:font-weight="bold" style:text-position="-33% 58%" style:font-size-asian="12pt" style:font-size-complex="12pt" style:font-weight-asian="bold" style:font-weight-complex="bold"/>
    </style:style>
  </office:automatic-styles>
  <office:body>
    <office:spreadsheet>
      <table:calculation-settings table:automatic-find-labels="false" table:use-regular-expressions="false">
        <table:iteration table:maximum-difference="0.0001"/>
      </table:calculation-settings>
      <table:table table:name="IQ-1" table:style-name="ta1">
        <table:table-column table:style-name="co1" table:default-cell-style-name="ce2"/>
        <table:table-column table:style-name="co2" table:default-cell-style-name="ce3"/>
        <table:table-column table:style-name="co3" table:default-cell-style-name="ce4"/>
        <table:table-column table:style-name="co4" table:default-cell-style-name="ce2"/>
        <table:table-column table:style-name="co5" table:number-columns-repeated="1001" table:default-cell-style-name="ce4"/>
        <table:table-column table:style-name="co5" table:number-columns-repeated="17" table:default-cell-style-name="ce5"/>
        <table:table-column table:style-name="co5" table:number-columns-repeated="2" table:default-cell-style-name="ce1"/>
        <table:table-row table:style-name="ro1">
          <table:table-cell office:value-type="float" office:value="1" calcext:value-type="float">
            <text:p>1</text:p>
          </table:table-cell>
          <table:table-cell table:style-name="ce6" office:value-type="string" calcext:value-type="string">
            <text:p><text:span text:style-name="T1">2020 වසරේ දී කුරුණෑගල ප්‍රදේශයෙහි ඓතිහාසික වටිනාකමකින් යුත් රාජ සභා මණ්ඩපය කොටසක් කඩා දැමීම නිසා රට පුරා විශාල සංවාදයක් ඇති විය. මණ්ඩපය කුමන රජ කෙනෙකුගේ රාජ සභා මණ්ඩපය ලද සැලකේ ද?</text:span></text:p>
          </table:table-cell>
          <table:table-cell table:style-name="ce7" office:value-type="string" calcext:value-type="string">
            <text:p>පරාක්‍රමබාහු රජුගේ</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කාවන්තිස්ස රජුගේ</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බුවනෙකබාහු රජුගේ</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රාජසිංහ රජුගේ</text:p>
          </table:table-cell>
          <table:table-cell office:value-type="float" office:value="0" calcext:value-type="float">
            <text:p>0</text:p>
          </table:table-cell>
          <table:table-cell table:number-columns-repeated="1020"/>
        </table:table-row>
        <table:table-row table:style-name="ro3">
          <table:table-cell office:value-type="float" office:value="1" calcext:value-type="float">
            <text:p>1</text:p>
          </table:table-cell>
          <table:table-cell table:style-name="ce6" office:value-type="string" calcext:value-type="string">
            <text:p><text:span text:style-name="T1">2021 ජූනි 10 දින ‘‘ධවල මන්දිර සාමාජිකත්ව’’ ජනාධිපති කොමිසමෙහි සාමාජිකත්වයට ජෝ බයිඩන් ශ්‍රී ලාංකිකයෙකු පත් කර ඇත. ඒ කවුරුන් ද ?</text:span></text:p>
          </table:table-cell>
          <table:table-cell table:style-name="ce7" office:value-type="string" calcext:value-type="string">
            <text:p>රනිල් ජයවර්ධ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 ලින්</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ආචාර්ය ජෝර්ජ ගේබ්‍රියල්</text:p>
          </table:table-cell>
          <table:table-cell office:value-type="float" office:value="1" calcext:value-type="float">
            <text:p>1</text:p>
          </table:table-cell>
          <table:table-cell table:number-columns-repeated="1020"/>
        </table:table-row>
        <table:table-row table:style-name="ro2">
          <table:table-cell table:number-columns-repeated="2"/>
          <table:table-cell table:style-name="ce7" office:value-type="string" calcext:value-type="string">
            <text:p>ජෝර්ජ් මියුනස්</text:p>
          </table:table-cell>
          <table:table-cell office:value-type="float" office:value="0" calcext:value-type="float">
            <text:p>0</text:p>
          </table:table-cell>
          <table:table-cell table:number-columns-repeated="1020"/>
        </table:table-row>
        <table:table-row table:style-name="ro4">
          <table:table-cell office:value-type="float" office:value="1" calcext:value-type="float">
            <text:p>1</text:p>
          </table:table-cell>
          <table:table-cell table:style-name="ce6" office:value-type="string" calcext:value-type="string">
            <text:p><text:span text:style-name="T1">“Tik Tok” video හුවමාරු කර ගැනීමේ සමාජ ජාල යෙදවුම් නිර්මාණය වූයේ කුමන රටේ ද ?</text:span></text:p>
          </table:table-cell>
          <table:table-cell table:style-name="ce7" office:value-type="string" calcext:value-type="string">
            <text:p>චීනය</text:p>
          </table:table-cell>
          <table:table-cell office:value-type="float" office:value="1" calcext:value-type="float">
            <text:p>1</text:p>
          </table:table-cell>
          <table:table-cell table:number-columns-repeated="1020"/>
        </table:table-row>
        <table:table-row table:style-name="ro2">
          <table:table-cell table:number-columns-repeated="2"/>
          <table:table-cell table:style-name="ce7" office:value-type="string" calcext:value-type="string">
            <text:p>කැනඩාව</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තායිවා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දකුණු කොරියාව</text:span></text:p>
          </table:table-cell>
          <table:table-cell office:value-type="float" office:value="0" calcext:value-type="float">
            <text:p>0</text:p>
          </table:table-cell>
          <table:table-cell table:number-columns-repeated="1020"/>
        </table:table-row>
        <table:table-row table:style-name="ro6">
          <table:table-cell office:value-type="float" office:value="1" calcext:value-type="float">
            <text:p>1</text:p>
          </table:table-cell>
          <table:table-cell table:style-name="ce6" office:value-type="string" calcext:value-type="string">
            <text:p>ඊශ්‍රායලය ඊජිප්තුව හා ජෝර්දානය සමඟ ගිවිසුම් අත්සන් කිරීමෙන් පසුව පළමු වරට ගිවිසුමක් <text:span text:style-name="T1">අත්සන් කළේ කිනම් මැද පෙරදිග රටක් සමග ද?</text:span></text:p>
          </table:table-cell>
          <table:table-cell table:style-name="ce7" office:value-type="string" calcext:value-type="string">
            <text:p><text:span text:style-name="T1">සෞදි අරාබි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ක්සත් අරාබි එමීර් රාජ්‍යය</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ඕමාන්</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නයිජීරියාව</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විකිරණශීලී ද්‍රව්‍යයක් නොවන්නේ මින් කුමක් ද ?</text:span></text:p>
          </table:table-cell>
          <table:table-cell table:style-name="ce7" office:value-type="string" calcext:value-type="string">
            <text:p>බෙරියම්</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පොලොනිය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රේඩිය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යුරේනියම්</text:span></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සුබ පැතුම් තුඩුව පිහිටා ඇත්තේ කවර රටක ද?</text:span></text:p>
          </table:table-cell>
          <table:table-cell table:style-name="ce7" office:value-type="string" calcext:value-type="string">
            <text:p>දකුණු අප්‍රිකාව</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ඕස්ට්‍රේලියා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ප්‍රංශය</text:span></text:p>
          </table:table-cell>
          <table:table-cell office:value-type="float" office:value="1" calcext:value-type="float">
            <text:p>1</text:p>
          </table:table-cell>
          <table:table-cell table:number-columns-repeated="1020"/>
        </table:table-row>
        <table:table-row table:style-name="ro4">
          <table:table-cell office:value-type="float" office:value="1" calcext:value-type="float">
            <text:p>1</text:p>
          </table:table-cell>
          <table:table-cell table:style-name="ce6" office:value-type="string" calcext:value-type="string">
            <text:p><text:span text:style-name="T1">විශේෂ අධිකරණ විභාගයක් සඳහා විනිසුරුවරුන් අවම වශයෙන් කී දෙනෙකු සහභාගි වේ ද?</text:span></text:p>
          </table:table-cell>
          <table:table-cell office:value-type="float" office:value="2" calcext:value-type="float">
            <text:p>2</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3" calcext:value-type="float">
            <text:p>3</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4" calcext:value-type="float">
            <text:p>4</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float" office:value="0" calcext:value-type="float">
            <text:p>0</text:p>
          </table:table-cell>
          <table:table-cell table:number-columns-repeated="1020"/>
        </table:table-row>
        <table:table-row table:style-name="ro6">
          <table:table-cell office:value-type="float" office:value="1" calcext:value-type="float">
            <text:p>1</text:p>
          </table:table-cell>
          <table:table-cell table:style-name="ce6" office:value-type="string" calcext:value-type="string">
            <text:p><text:span text:style-name="T2">අවස්ථා කිහිපයක දී සොරකමට ලක්වූ ලෝකප්‍රකට සිතුවමක් නෙදර්ලන්තයේ දී නැවතත් සොරකමකට </text:span><text:span text:style-name="T3">ලක්විය. එම සිතුවම කුමන නමකින් හඳුන්වයි ද?</text:span></text:p>
          </table:table-cell>
          <table:table-cell table:style-name="ce7" office:value-type="string" calcext:value-type="string">
            <text:p>Two Layghing</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Sleeping Venus</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Christina's world</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Las Mohinas</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2020 ක්‍රිකට් ලෝක කුසලාන පළමු තරඟාවලියේ වීරයා කවුරුන් ද?</text:span></text:p>
          </table:table-cell>
          <table:table-cell table:style-name="ce7" office:value-type="string" calcext:value-type="string">
            <text:p>ක්‍රිස් ගෝල්</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ෂයිඩ් අෆ්‍රිඩි</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හේන්ද්‍ර සිං දෝණි</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යුවරාජ් සිං</text:span></text:p>
          </table:table-cell>
          <table:table-cell office:value-type="float" office:value="0" calcext:value-type="float">
            <text:p>0</text:p>
          </table:table-cell>
          <table:table-cell table:number-columns-repeated="1020"/>
        </table:table-row>
        <table:table-row table:style-name="ro7">
          <table:table-cell office:value-type="float" office:value="1" calcext:value-type="float">
            <text:p>1</text:p>
          </table:table-cell>
          <table:table-cell table:style-name="ce6" office:value-type="string" calcext:value-type="string">
            <text:p><text:span text:style-name="T1">2020 වර්ෂයේ දී ශ්‍රී ලංකා ආරක්ෂක අමාත්‍යංශයේ ලේකම්වරයා කවුරුන් ද ?</text:span></text:p>
          </table:table-cell>
          <table:table-cell table:style-name="ce7" office:value-type="string" calcext:value-type="string">
            <text:p><text:span text:style-name="T1">විශ්‍රාමික</text:span><text:span text:style-name="T14"> </text:span><text:span text:style-name="T3">මේජර්</text:span><text:span text:style-name="T14"> </text:span><text:span text:style-name="T3">ජෙනරාල්</text:span><text:span text:style-name="T14"> </text:span><text:span text:style-name="T3">කමල්</text:span><text:span text:style-name="T14"> </text:span><text:span text:style-name="T3">ගුණරත්න</text:span><text:span text:style-name="T14"> </text:span><text:span text:style-name="T3">මැතිතුමා</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ජර් ජෙනරාල් ජගත් ඩයස් මැතිතු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ශ්‍රී ලංකා යුධ හමුදා නිලධාරී මහේෂ් සේනානායක මැතිතු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ලෙෆ්ට්නිනන් ශවේන්ද්‍ර සිල්වා මැතිතුමා</text:span></text:p>
          </table:table-cell>
          <table:table-cell office:value-type="float" office:value="0" calcext:value-type="float">
            <text:p>0</text:p>
          </table:table-cell>
          <table:table-cell table:number-columns-repeated="1020"/>
        </table:table-row>
        <table:table-row table:style-name="ro4">
          <table:table-cell office:value-type="float" office:value="1" calcext:value-type="float">
            <text:p>1</text:p>
          </table:table-cell>
          <table:table-cell table:style-name="ce6" office:value-type="string" calcext:value-type="string">
            <text:p><text:span text:style-name="T1">2021 පෙබරවාරි මස පළමුවන දින හමුදා කුමන්ත්‍රණයකින් හමුදාව පාලන බලය පැහැර ගන්නා ලද රට කුමක් ද ?</text:span></text:p>
          </table:table-cell>
          <table:table-cell table:style-name="ce7" office:value-type="string" calcext:value-type="string">
            <text:p><text:span text:style-name="T1">මියන්මාර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ඉරා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ඉරාක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ඉන්දියාවේ නිදහස් දිනය සමරනු ලබන්නේ කවදා ද ?</text:span></text:p>
          </table:table-cell>
          <table:table-cell table:style-name="ce7" office:value-type="string" calcext:value-type="string">
            <text:p><text:span text:style-name="T1">අගෝස්තු </text:span>5</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අගෝස්තු 10</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අගෝස්තු 15</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අගෝස්තු 20</text:span></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GUI යනුවෙන් ප්‍රකාශ වන්නේ කුමක් ද?</text:span></text:p>
          </table:table-cell>
          <table:table-cell table:style-name="ce7" office:value-type="string" calcext:value-type="string">
            <text:p>Graphical Unit Input</text:p>
          </table:table-cell>
          <table:table-cell office:value-type="float" office:value="0" calcext:value-type="float">
            <text:p>0</text:p>
          </table:table-cell>
          <table:table-cell table:number-columns-repeated="1020"/>
        </table:table-row>
        <table:table-row table:style-name="ro8">
          <table:table-cell table:number-columns-repeated="2"/>
          <table:table-cell table:style-name="ce7" office:value-type="string" calcext:value-type="string">
            <text:p><text:span text:style-name="T1">Guest User Identification</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Graphical User Interface</text:p>
          </table:table-cell>
          <table:table-cell office:value-type="float" office:value="1" calcext:value-type="float">
            <text:p>1</text:p>
          </table:table-cell>
          <table:table-cell table:number-columns-repeated="1020"/>
        </table:table-row>
        <table:table-row table:style-name="ro8">
          <table:table-cell table:number-columns-repeated="2"/>
          <table:table-cell table:style-name="ce7" office:value-type="string" calcext:value-type="string">
            <text:p><text:span text:style-name="T1">Graphical Display Unit</text:span></text:p>
          </table:table-cell>
          <table:table-cell office:value-type="float" office:value="0" calcext:value-type="float">
            <text:p>0</text:p>
          </table:table-cell>
          <table:table-cell table:number-columns-repeated="1020"/>
        </table:table-row>
        <table:table-row table:style-name="ro5">
          <table:table-cell office:value-type="float" office:value="1" calcext:value-type="float">
            <text:p>1</text:p>
          </table:table-cell>
          <table:table-cell table:style-name="ce6" office:value-type="string" calcext:value-type="string">
            <text:p><text:span text:style-name="T1">හුණුගල් වල අඩංගු ප්‍රධාන රසායනික ද්‍රව්‍ය කුමක් ද ?</text:span></text:p>
          </table:table-cell>
          <table:table-cell table:style-name="ce7" office:value-type="string" calcext:value-type="string">
            <text:p><text:span text:style-name="T1">කැල්සියම් සල්ෆේට්</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කැල්සියම් කාබනේට්</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කැල්සියම් ඔක්සයිඩ්</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ල්සියම් පොස්පේට්</text:span></text:p>
          </table:table-cell>
          <table:table-cell office:value-type="float" office:value="0" calcext:value-type="float">
            <text:p>0</text:p>
          </table:table-cell>
          <table:table-cell table:number-columns-repeated="1020"/>
        </table:table-row>
        <table:table-row table:style-name="ro4">
          <table:table-cell office:value-type="float" office:value="1" calcext:value-type="float">
            <text:p>1</text:p>
          </table:table-cell>
          <table:table-cell table:style-name="ce6" office:value-type="string" calcext:value-type="string">
            <text:p><text:span text:style-name="T1">2019 ගෝලීය නවෝත්පාදන දර්ශකයේ පළමු ස්ථානයට පත් වූ රට කුමක් ද?</text:span></text:p>
          </table:table-cell>
          <table:table-cell table:style-name="ce7" office:value-type="string" calcext:value-type="string">
            <text:p>ස්වීඩනය</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විස්ටර්ලන්ත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නෙදර්ලන්ත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ගප්පූරුව</text:span></text:p>
          </table:table-cell>
          <table:table-cell office:value-type="float" office:value="0" calcext:value-type="float">
            <text:p>0</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2020 දී ජෛව විවිධත්වය පිළිබඳ රාජ්‍යනායක සමුළුව පැවැත්වූයේ කොතැනකදී ද?</text:span></text:p>
          </table:table-cell>
          <table:table-cell table:style-name="ce7" office:value-type="string" calcext:value-type="string">
            <text:p>නිව්යෝර්ක් නුවර</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ඩ්රීඩ් නුවර</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මෙල්බන් නුවර</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ඩකෝ නුවර</text:span></text:p>
          </table:table-cell>
          <table:table-cell office:value-type="float" office:value="0" calcext:value-type="float">
            <text:p>0</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2020 මාලදිවයිනේ ශ්‍රී ලංකා මහ කොමසාරිස්වරයා ලෙස පත් වූ ප්‍රවීණ කලා ශිල්පියා කවුද?</text:span></text:p>
          </table:table-cell>
          <table:table-cell table:style-name="ce7" office:value-type="string" calcext:value-type="string">
            <text:p>විජේරත්න වරකාගොඩ</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රෝහණ බැද්දගේ</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චන්දන වික්‍රමසිංහ</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ජයලාල් රෝහණ</text:span></text:p>
          </table:table-cell>
          <table:table-cell office:value-type="float" office:value="0" calcext:value-type="float">
            <text:p>0</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පාපන්දු ක්‍රීඩාවේ ඕනෑම අවස්ථාවක එක් පිළකට පිටිය තුළ ක්‍රීඩා කළ හැකි ක්‍රීඩකයින් ගණන කීයද?</text:span></text:p>
          </table:table-cell>
          <table:table-cell table:style-name="ce7" office:value-type="float" office:value="10" calcext:value-type="float">
            <text:p>10</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float" office:value="11" calcext:value-type="float">
            <text:p>11</text:p>
          </table:table-cell>
          <table:table-cell office:value-type="float" office:value="1" calcext:value-type="float">
            <text:p>1</text:p>
          </table:table-cell>
          <table:table-cell table:number-columns-repeated="1020"/>
        </table:table-row>
        <table:table-row table:style-name="ro2">
          <table:table-cell table:number-columns-repeated="2"/>
          <table:table-cell table:style-name="ce7" office:value-type="float" office:value="12" calcext:value-type="float">
            <text:p>12</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float" office:value="13" calcext:value-type="float">
            <text:p>13</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ලෝක සාම දිනය යෙදී ඇත්තේ කවදාට ද?</text:span></text:p>
          </table:table-cell>
          <table:table-cell table:style-name="ce7" office:value-type="string" calcext:value-type="string">
            <text:p><text:span text:style-name="T4">සැප්තැම්බර් </text:span>19</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සැප්තැම්බර් </text:span>20</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සැප්තැම්බර් </text:span><text:span text:style-name="T10">21</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4">සැප්තැම්බර් </text:span>25</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ආසියානු ක්‍රීඩා උළෙලක රන් පදක්කමක් දිනූ ප්‍රථම ශ්‍රී ලාංකිකයා කවුද?</text:span></text:p>
          </table:table-cell>
          <table:table-cell table:style-name="ce7" office:value-type="string" calcext:value-type="string">
            <text:p><text:span text:style-name="T1">නාගලිංගම් එදිරිවීරසිංහම්</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ඩන්කන් වයිට්</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ඩබ්ලිව් විමලදාස</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නිල් ගුණවර්ධන</text:span></text:p>
          </table:table-cell>
          <table:table-cell office:value-type="float" office:value="0" calcext:value-type="float">
            <text:p>0</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වින්ඩෝස් (windows) මෙහෙයුම් පද්ධතියේ සාමාන්‍යයෙන් පරිශීලක ලේඛ (User Document) අන්තර්ගතවන ෆෝල්ඩරය වනුයේ,</text:span></text:p>
          </table:table-cell>
          <table:table-cell table:style-name="ce7" office:value-type="string" calcext:value-type="string">
            <text:p>User Documents</text:p>
          </table:table-cell>
          <table:table-cell office:value-type="float" office:value="0" calcext:value-type="float">
            <text:p>0</text:p>
          </table:table-cell>
          <table:table-cell table:number-columns-repeated="1020"/>
        </table:table-row>
        <table:table-row table:style-name="ro8">
          <table:table-cell table:number-columns-repeated="2"/>
          <table:table-cell table:style-name="ce7" office:value-type="string" calcext:value-type="string">
            <text:p><text:span text:style-name="T1">The Document</text:span></text:p>
          </table:table-cell>
          <table:table-cell office:value-type="float" office:value="0" calcext:value-type="float">
            <text:p>0</text:p>
          </table:table-cell>
          <table:table-cell table:number-columns-repeated="1020"/>
        </table:table-row>
        <table:table-row table:style-name="ro8">
          <table:table-cell table:number-columns-repeated="2"/>
          <table:table-cell table:style-name="ce7" office:value-type="string" calcext:value-type="string">
            <text:p><text:span text:style-name="T1">Windows Document</text:span></text:p>
          </table:table-cell>
          <table:table-cell office:value-type="float" office:value="0" calcext:value-type="float">
            <text:p>0</text:p>
          </table:table-cell>
          <table:table-cell table:number-columns-repeated="1020"/>
        </table:table-row>
        <table:table-row table:style-name="ro8">
          <table:table-cell table:number-columns-repeated="2"/>
          <table:table-cell table:style-name="ce7" office:value-type="string" calcext:value-type="string">
            <text:p><text:span text:style-name="T1">My Document</text:span></text:p>
          </table:table-cell>
          <table:table-cell office:value-type="float" office:value="1" calcext:value-type="float">
            <text:p>1</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මිනිස් දේහයේ විශාලතම ග්‍රන්ථිය කුමක් ද?</text:span></text:p>
          </table:table-cell>
          <table:table-cell table:style-name="ce7" office:value-type="string" calcext:value-type="string">
            <text:p>පිටියුටරි ග්‍රන්ථිය</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යිපොතැලමස</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අක්මාව</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තයිරොයිඩ් ග්‍රන්ථිය</text:span></text:p>
          </table:table-cell>
          <table:table-cell office:value-type="float" office:value="0" calcext:value-type="float">
            <text:p>0</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2020 වර්ෂයෙහි එක්සත් ජාතීන්ගේ ශ්‍රී ලංකික නිත්‍ය නියෝජිත වන්නේ කවුරුන් ද ?</text:span></text:p>
          </table:table-cell>
          <table:table-cell table:style-name="ce7" office:value-type="string" calcext:value-type="string">
            <text:p><text:span text:style-name="T1">ප්‍රසාද්</text:span> <text:span text:style-name="T1">කාරියවස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මොහාන් පීරිස්</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ජී. එල්. පීරිස්</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ඒ. එල්. ඒ අයිස්</text:span></text:p>
          </table:table-cell>
          <table:table-cell office:value-type="float" office:value="0" calcext:value-type="float">
            <text:p>0</text:p>
          </table:table-cell>
          <table:table-cell table:number-columns-repeated="1020"/>
        </table:table-row>
        <table:table-row table:style-name="ro9">
          <table:table-cell office:value-type="float" office:value="2" calcext:value-type="float">
            <text:p>2</text:p>
          </table:table-cell>
          <table:table-cell table:style-name="ce6" office:value-type="string" calcext:value-type="string">
            <text:p><text:span text:style-name="T1">2020 පැවැත්වූයේ එක්සත් ජාතීන්ගේ කී වැනි මහා මණ්ඩල සැසිවාරය ද ?</text:span></text:p>
          </table:table-cell>
          <table:table-cell table:style-name="ce7" office:value-type="string" calcext:value-type="string">
            <text:p><text:span text:style-name="T1">70 වන මහා මණ්ඩල සැසි සැසිවා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71 වන මහා මණ්ඩල සැසි සැසිවා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74 වන මහා මණ්ඩල සැසි සැසිවා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75 වන මහා මණ්ඩල සැසි සැසිවාරය</text:span></text:p>
          </table:table-cell>
          <table:table-cell office:value-type="float" office:value="1" calcext:value-type="float">
            <text:p>1</text:p>
          </table:table-cell>
          <table:table-cell table:number-columns-repeated="1020"/>
        </table:table-row>
        <table:table-row table:style-name="ro4">
          <table:table-cell office:value-type="float" office:value="2" calcext:value-type="float">
            <text:p>2</text:p>
          </table:table-cell>
          <table:table-cell table:style-name="ce6" office:value-type="string" calcext:value-type="string">
            <text:p><text:span text:style-name="T1">2021 යෝජිත දවස් 70 කින් යුත් ලොව දිගම බස් ගමන වන්නේ මින් කුමක්ද ?</text:span></text:p>
          </table:table-cell>
          <table:table-cell table:style-name="ce7" office:value-type="string" calcext:value-type="string">
            <text:p>ප්‍රංශය සහ ඉතලිය</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ලන්ඩන් සහ නව දිල්ලිය</text:p>
          </table:table-cell>
          <table:table-cell office:value-type="float" office:value="1" calcext:value-type="float">
            <text:p>1</text:p>
          </table:table-cell>
          <table:table-cell table:number-columns-repeated="1020"/>
        </table:table-row>
        <table:table-row table:style-name="ro2">
          <table:table-cell table:number-columns-repeated="2"/>
          <table:table-cell table:style-name="ce7" office:value-type="string" calcext:value-type="string">
            <text:p>ජර්මනිය සහ ඩෙන්මාර්කය</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තුර්කිය සහ ඉක්වදෝරය</text:span></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4">2020 ඔස්කාර් සම්මාන උළෙල පැවැත්වූයේ කොතනක ද?</text:span></text:p>
          </table:table-cell>
          <table:table-cell table:style-name="ce7" office:value-type="string" calcext:value-type="string">
            <text:p>ලොස් ඇන්ජලීස්</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බොස්ට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වොෂින්ට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නිව්යෝර්ක්</text:span></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මෙරට විශාලතම සුළං විදුලි බලාගාරය ඉදි වන්නේ කොතනක ද?</text:span></text:p>
          </table:table-cell>
          <table:table-cell table:style-name="ce7" office:value-type="string" calcext:value-type="string">
            <text:p>පොතුවිල්</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මන්නාරම</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කල්මුණේ</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ම්බන්තොට</text:span></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බෝංචි ඇට හැඩැති ශරීර අවයවය කුමක් ද?</text:span></text:p>
          </table:table-cell>
          <table:table-cell table:style-name="ce7" office:value-type="string" calcext:value-type="string">
            <text:p><text:span text:style-name="T1">අක්මා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වකුගඩු</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අග්නයාශ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ආමාංශය</text:span></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4">ක්‍රිකට් ක්‍රීඩාව ඇතුළත් වූ එකම ඔලිම්පික් ක්‍රීඩා උළෙල කුමක්ද?</text:span></text:p>
          </table:table-cell>
          <table:table-cell table:style-name="ce7" office:value-type="string" calcext:value-type="string">
            <text:p><text:span text:style-name="T1">1900 පැරීසි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1936 බර්ලි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1948 ලන්ඩ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1964 <text:span text:style-name="T4">ටෝකියෝ</text:span></text:p>
          </table:table-cell>
          <table:table-cell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6" office:value-type="string" calcext:value-type="string">
            <text:p><text:span text:style-name="T1">2020 ලෝක ආර්ථික සමුළුව පැවැත්වූයේ කොතනක ද ?</text:span></text:p>
          </table:table-cell>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සුවිට්ස්ටර්ලන්තයෙ</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පිලිපී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2023 වර්ෂයේ එක්දින ලෝක කුසලානය පැවැත්වෙන රට කුමක් ද?</text:span></text:p>
          </table:table-cell>
          <table:table-cell table:style-name="ce7" office:value-type="string" calcext:value-type="string">
            <text:p>ඉන්දියාව</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පාකිස්තා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ශ්‍රී ලංකා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ප්‍රංශය</text:span></text:p>
          </table:table-cell>
          <table:table-cell office:value-type="float" office:value="0" calcext:value-type="float">
            <text:p>0</text:p>
          </table:table-cell>
          <table:table-cell table:number-columns-repeated="1020"/>
        </table:table-row>
        <table:table-row table:style-name="ro4">
          <table:table-cell office:value-type="float" office:value="3" calcext:value-type="float">
            <text:p>3</text:p>
          </table:table-cell>
          <table:table-cell table:style-name="ce6" office:value-type="string" calcext:value-type="string">
            <text:p><text:span text:style-name="T1">2021 වර්ෂයේ දී බිම්ස්ටෙක් පස්වන සමුළුව පැවැත්වූයේ කුමන රටෙහි ද?</text:span></text:p>
          </table:table-cell>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බංග්ලාදේශය</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ශ්‍රී ලංකාව</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යන්මාරය</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ALU යනුවෙන් ප්‍රකාශ වනුයේ කුමක් ද ?</text:span></text:p>
          </table:table-cell>
          <table:table-cell table:style-name="ce7" office:value-type="string" calcext:value-type="string">
            <text:p>Arithmetic and Language Unit</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Arithmetic and Logical Unit</text:p>
          </table:table-cell>
          <table:table-cell office:value-type="float" office:value="1" calcext:value-type="float">
            <text:p>1</text:p>
          </table:table-cell>
          <table:table-cell table:number-columns-repeated="1020"/>
        </table:table-row>
        <table:table-row table:style-name="ro8">
          <table:table-cell table:number-columns-repeated="2"/>
          <table:table-cell table:style-name="ce7" office:value-type="string" calcext:value-type="string">
            <text:p><text:span text:style-name="T1">Advertising Logical Unit</text:span></text:p>
          </table:table-cell>
          <table:table-cell office:value-type="float" office:value="0" calcext:value-type="float">
            <text:p>0</text:p>
          </table:table-cell>
          <table:table-cell table:number-columns-repeated="1020"/>
        </table:table-row>
        <table:table-row table:style-name="ro8">
          <table:table-cell table:number-columns-repeated="2"/>
          <table:table-cell table:style-name="ce7" office:value-type="string" calcext:value-type="string">
            <text:p><text:span text:style-name="T1">Artifical Language Unit</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ඇමෙරිකානු රාජ්‍ය ලේකම් කවුරුන් ද?</text:span></text:p>
          </table:table-cell>
          <table:table-cell table:style-name="ce7" office:value-type="string" calcext:value-type="string">
            <text:p>මාර්ක් මෙඩෝස්</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මයික් පොම්පියෝ</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ච් මැක් කොනෙල්</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මයික් පෙන්ස්</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ඩෙංගු රෝගයේ වෛරස් කාණ්ඩ ප්‍රමාණය කොපමණ ද?</text:span></text:p>
          </table:table-cell>
          <table:table-cell table:style-name="ce7" office:value-type="string" calcext:value-type="string">
            <text:p><text:span text:style-name="T1">කාණ්ඩ 2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ණ්ඩ 3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ණ්ඩ 4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කාණ්ඩ 1යි</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මින් මධ්‍යධරණී මුහුදට මායිම් නොවන රට කුමක් ද?</text:span></text:p>
          </table:table-cell>
          <table:table-cell table:style-name="ce7" office:value-type="string" calcext:value-type="string">
            <text:p><text:span text:style-name="T1">සූඩාන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ටියුනීසියා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ඊශ්‍රාල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ලිබියාව</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බටහිර වෛද්‍ය විද්‍යාවේ පියා ලෙස සැලකෙන්නේ කවු ද?</text:span></text:p>
          </table:table-cell>
          <table:table-cell table:style-name="ce7" office:value-type="string" calcext:value-type="string">
            <text:p>හිපොක්‍රටීස්</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ප්ලේටෝ</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ඇරිස්ටෝටල්</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ටොලමි</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සිය බස් ලකර" රචනා කළේ කවුරුන් ද?</text:span></text:p>
          </table:table-cell>
          <table:table-cell table:style-name="ce7" office:value-type="string" calcext:value-type="string">
            <text:p>සේන සලමෙවන් රජු</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ගුරුළුගෝමී පඩිතු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අලගියවන්න මුකවැටිතු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පැරකුම්බා රජ</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2020 ශ්‍රී ලංකා T20 ක්‍රිකට් කණ්ඩායමෙහි නායකයා කවු ද?</text:span></text:p>
          </table:table-cell>
          <table:table-cell table:style-name="ce7" office:value-type="string" calcext:value-type="string">
            <text:p>කුමාර් සංගක්කාර</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මහේල ජයවර්ධ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ලසිත් මාලිංග</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ත්තයියා මුරලිදරන්</text:span></text:p>
          </table:table-cell>
          <table:table-cell office:value-type="float" office:value="0" calcext:value-type="float">
            <text:p>0</text:p>
          </table:table-cell>
          <table:table-cell table:number-columns-repeated="1020"/>
        </table:table-row>
        <table:table-row table:style-name="ro4">
          <table:table-cell office:value-type="float" office:value="3" calcext:value-type="float">
            <text:p>3</text:p>
          </table:table-cell>
          <table:table-cell table:style-name="ce6" office:value-type="string" calcext:value-type="string">
            <text:p><text:span text:style-name="T1">කොවිඩ් 19 සඳහා රුසියාව විසින් නිපදවූ එන්නත කුමන නමකින් හඳුන්වයි ද?</text:span></text:p>
          </table:table-cell>
          <table:table-cell table:style-name="ce7" office:value-type="string" calcext:value-type="string">
            <text:p><text:span text:style-name="T1">ඇස්‍තොමයිසි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පුට්නික් v</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අයිසො‍‍‍‍‍ෆේ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යිඩ්‍රොක්සින් ලෝරොෆින්</text:span></text:p>
          </table:table-cell>
          <table:table-cell office:value-type="float" office:value="0" calcext:value-type="float">
            <text:p>0</text:p>
          </table:table-cell>
          <table:table-cell table:number-columns-repeated="1020"/>
        </table:table-row>
        <table:table-row table:style-name="ro4">
          <table:table-cell office:value-type="float" office:value="3" calcext:value-type="float">
            <text:p>3</text:p>
          </table:table-cell>
          <table:table-cell table:style-name="ce6" office:value-type="string" calcext:value-type="string">
            <text:p><text:span text:style-name="T1">2021 වන විට ලෝකයේ මිනිසා විසින් නිර්මාණය කරන ලද උසම ගොඩනැගිල්ල කුමක් ද ?</text:span></text:p>
          </table:table-cell>
          <table:table-cell table:style-name="ce7" office:value-type="string" calcext:value-type="string">
            <text:p>චීනයේ ෂැන්හයි ගොඩනැගිල්ල</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දි අරාබියේ මෙකා නුවර Abraj Albait Clock Tower</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දි අරාබියේ මෙකා නුවර Royal Clock Tower</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එක්සත් අරාබි එමීර් රාජ්‍යයේ ඩුබායි නගරයේ බර්ජ් කලීෆා ගොඩනැගිල්ල</text:p>
          </table:table-cell>
          <table:table-cell office:value-type="float" office:value="1" calcext:value-type="float">
            <text:p>1</text:p>
          </table:table-cell>
          <table:table-cell table:number-columns-repeated="1020"/>
        </table:table-row>
        <table:table-row table:style-name="ro4">
          <table:table-cell office:value-type="float" office:value="3" calcext:value-type="float">
            <text:p>3</text:p>
          </table:table-cell>
          <table:table-cell table:style-name="ce6" office:value-type="string" calcext:value-type="string">
            <text:p><text:span text:style-name="T1">තැපැල් මුසු පහසුකම් (mail merge) මගින් නිර්මාණය කර ගත නොහැක්කේ කුමක් ද?</text:span></text:p>
          </table:table-cell>
          <table:table-cell table:style-name="ce7" office:value-type="string" calcext:value-type="string">
            <text:p><text:span text:style-name="T1">දවටන </text:span>(envelopes)</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ලේබල (labels)</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නාමාවලිය ( Direction)</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න්‍යාය පත්‍ර ( Agenda)</text:span></text:p>
          </table:table-cell>
          <table:table-cell office:value-type="float" office:value="1" calcext:value-type="float">
            <text:p>1</text:p>
          </table:table-cell>
          <table:table-cell table:number-columns-repeated="1020"/>
        </table:table-row>
        <table:table-row table:style-name="ro4">
          <table:table-cell office:value-type="float" office:value="3" calcext:value-type="float">
            <text:p>3</text:p>
          </table:table-cell>
          <table:table-cell table:style-name="ce6" office:value-type="string" calcext:value-type="string">
            <text:p><text:span text:style-name="T1">ලංකාවේ ප්‍රථම දිය යට කෞතුකාගාරය 2020 දී විවෘත කරන ලද්දේ කොතනක ද?</text:span></text:p>
          </table:table-cell>
          <table:table-cell table:style-name="ce7" office:value-type="string" calcext:value-type="string">
            <text:p><text:span text:style-name="T1">ගාල්ල</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තර</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ම්බන්තොට</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තරගම</text:span></text:p>
          </table:table-cell>
          <table:table-cell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ඇඩ්‍රිනල් ග්‍රන්ථිය පිහිටා ඇත්තේ මින් කොතනක ද?</text:span></text:p>
          </table:table-cell>
          <table:table-cell table:style-name="ce7" office:value-type="string" calcext:value-type="string">
            <text:p>පෙණහැල්ලට ඉහළින්</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දයට ඉහළි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අග්න්‍යාශයට ඉහළි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වකුගඩු වලට ඉහලින්</text:span></text:p>
          </table:table-cell>
          <table:table-cell office:value-type="float" office:value="1" calcext:value-type="float">
            <text:p>1</text:p>
          </table:table-cell>
          <table:table-cell table:number-columns-repeated="1020"/>
        </table:table-row>
        <table:table-row table:style-name="ro5">
          <table:table-cell office:value-type="float" office:value="3" calcext:value-type="float">
            <text:p>3</text:p>
          </table:table-cell>
          <table:table-cell table:style-name="ce6" office:value-type="string" calcext:value-type="string">
            <text:p><text:span text:style-name="T1">ශ්‍රී ලංකාවේ විශාල ම රැම්සා තෙත්බිම කුමක් ද?</text:span></text:p>
          </table:table-cell>
          <table:table-cell table:style-name="ce7" office:value-type="string" calcext:value-type="string">
            <text:p>යාල</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සිංහරාජ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විල්පත්තුව</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බූන්දල</text:span></text:p>
          </table:table-cell>
          <table:table-cell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text:span text:style-name="T4">ලෝක පොපි මල් දිනය යෙදෙන්නේ කවදාද?</text:span></text:p>
          </table:table-cell>
          <table:table-cell table:style-name="ce7" office:value-type="string" calcext:value-type="string">
            <text:p><text:span text:style-name="T4">නොවැම්බර් </text:span>8</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නොවැම්බර් </text:span>9</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නොවැම්බර් </text:span>10</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නොවැම්බර් </text:span><text:span text:style-name="T10">11</text:span></text:p>
          </table:table-cell>
          <table:table-cell office:value-type="float" office:value="1" calcext:value-type="float">
            <text:p>1</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text:span text:style-name="T4">සිංහල සිනමාවේ ගීත නොමැතිව තිරගත වූ චිත්‍රපටය කුමක් ද</text:span>?</text:p>
          </table:table-cell>
          <table:table-cell table:style-name="ce7" office:value-type="string" calcext:value-type="string">
            <text:p><text:span text:style-name="T1">ගම්පෙරළි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ඩවුණු පොරොන්දු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සතුම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ලිකතර</text:span></text:p>
          </table:table-cell>
          <table:table-cell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text:span text:style-name="T1">ශ්‍රී ලංකාව ටෙස්ට් වරම් ලබා ගත් වසර කුමක් ද</text:span>?</text:p>
          </table:table-cell>
          <table:table-cell table:style-name="ce7" office:value-type="float" office:value="1980" calcext:value-type="float">
            <text:p>198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1" calcext:value-type="float">
            <text:p>198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2" calcext:value-type="float">
            <text:p>198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3" calcext:value-type="float">
            <text:p>1983</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1">2021 බාසිලෝනා විවෘත තරගාවලිය අත්පත් කරගත් ටෙනිස් ක්‍රීඩකයා කවුරුන් ද?</text:span></text:p>
          </table:table-cell>
          <table:table-cell table:style-name="ce7" office:value-type="string" calcext:value-type="string">
            <text:p><text:span text:style-name="T1">රොජර් මස්ක්</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හෆායල් නඩාල්</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වාක් ජෙකොවිච්</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ටෙෆනොස් සිට්සිෆස්</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1">2022 වර්ෂයේදී පොදු රාජ්‍ය මණ්ඩලීය ක්‍රීඩා උළෙල පැවැත්වීමට නියමිත ස්ථානය කුමක් ද ?</text:span></text:p>
          </table:table-cell>
          <table:table-cell table:style-name="ce7" office:value-type="string" calcext:value-type="string">
            <text:p><text:span text:style-name="T1">එංගලන්තයේ ලන්ඩ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එංගංගලන්තයේ බර්මින්හ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ඕස්ට්‍රේලියාවේ සිඩ්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 නිව්යෝර්ක්</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1">විද්‍යුත් තැපැල් පද්ධතියක මූලික ගොනු බහලුම </text:span>(Default Folder) <text:span text:style-name="T1">අඩංගු පිළිතුර වන්නේ කුමක්ද</text:span>?</text:p>
          </table:table-cell>
          <table:table-cell table:style-name="ce7" office:value-type="string" calcext:value-type="string">
            <text:p>Inbox, Draft, Sent, Trash</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Inbox, Delete, Draft, Sent</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Inbox, Draft, Sent, Save</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Inbox, Delete, Sent, Trash</text:p>
          </table:table-cell>
          <table:table-cell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text:span text:style-name="T1">මහා පරාක්‍රමබාහු රජුගේ පියාගේ නම කුමක් ද ?</text:span></text:p>
          </table:table-cell>
          <table:table-cell table:style-name="ce7" office:value-type="string" calcext:value-type="string">
            <text:p><text:span text:style-name="T1">කිර්ති ශ්‍රී මේඝ</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ළමුවන වික්‍රමබා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වන ගජබා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නාභරණ</text:span></text:p>
          </table:table-cell>
          <table:table-cell office:value-type="float" office:value="1" calcext:value-type="float">
            <text:p>1</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1">ශ්‍රී ලංකාවේ රෝපණය කළ ප්‍රථම රට දෙල් ගස පිහිටා ඇත්තේ කොතැනක ද</text:span>?</text:p>
          </table:table-cell>
          <table:table-cell table:style-name="ce7" office:value-type="string" calcext:value-type="string">
            <text:p><text:span text:style-name="T1">මාතර කොටුව තුළ 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ලු කොටුව තුළ ය</text:span></text:p>
          </table:table-cell>
          <table:table-cell table:style-name="ce8"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යාපනය කොටුව තුළ 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රිකුණාමලය කොටුව තුළ ය</text:span></text:p>
          </table:table-cell>
          <table:table-cell table:style-name="ce8"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text:span text:style-name="T1">වාහන වල පැති කණ්නාඩි සඳහා භාවිතා වන්නේ මින් කුමක් ද?</text:span></text:p>
          </table:table-cell>
          <table:table-cell table:style-name="ce7" office:value-type="string" calcext:value-type="string">
            <text:p><text:span text:style-name="T1">උත්තල දර්ප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වතල දර්පණ</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වතල කාච</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ල දර්පණ</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4">ලාදුරු රෝගය පිළිබඳව මුල්ම ලිඛිත සටහන හමුවන්නේ මේ අතරින් කුමන ග්‍රන්ථයේ ද</text:span>?</text:p>
          </table:table-cell>
          <table:table-cell table:style-name="ce7" office:value-type="string" calcext:value-type="string">
            <text:p><text:span text:style-name="T1">බයිබල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මාය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 වං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තාගෝවින්දය</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4">මහගමසේකර හොඳම ගී පද රචක ලෙස සරසවි සම්මානයක් නොලැබූ ගීතය කුමක්ද</text:span>?</text:p>
          </table:table-cell>
          <table:table-cell table:style-name="ce7" office:value-type="string" calcext:value-type="string">
            <text:p><text:span text:style-name="T1">සිරිසාර බුලත් වි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 සිංහල අපගේ රට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නිදු සුදු මුදු තලා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ටකින් රටකට පාර අසාගෙන</text:span></text:p>
          </table:table-cell>
          <table:table-cell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6" office:value-type="string" calcext:value-type="string">
            <text:p>2018<text:span text:style-name="T1"> පැවැත්වූ පාපන්දු ලෝක කුසලානය ජයග්‍රහණය කළ රට කුමක් ද</text:span>?</text:p>
          </table:table-cell>
          <table:table-cell table:style-name="ce7" office:value-type="string" calcext:value-type="string">
            <text:p><text:span text:style-name="T1">ප්‍රංශ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වසී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2021 <text:span text:style-name="T1">ෆෝර්බිහි වාර්ෂික ලොව ප්‍රකෝටිපතියන් ගේ ලැයිස්තුවේ ඉහළින් ම සිටින්නේ කවුරුන් ද</text:span>?</text:p>
          </table:table-cell>
          <table:table-cell table:style-name="ce7" office:value-type="string" calcext:value-type="string">
            <text:p><text:span text:style-name="T1">ඉලොන් මස්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ෆ් බෙසොස්</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ර්නාවඩ් ආර්නෝල්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ල් ගේට්ස්</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2020<text:span text:style-name="T1"> වර්ෂයේ ගෝලීය සංචලතා දර්ශකයේ පළමු ස්ථානයට පත් වූ රට කුමක් ද</text:span>?</text:p>
          </table:table-cell>
          <table:table-cell table:style-name="ce7" office:value-type="string" calcext:value-type="string">
            <text:p><text:span text:style-name="T1">ස්වීඩ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න්මාර්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විස්ටර්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න්ලන්තය</text:span></text:p>
          </table:table-cell>
          <table:table-cell office:value-type="float" office:value="0" calcext:value-type="float">
            <text:p>0</text:p>
          </table:table-cell>
          <table:table-cell table:number-columns-repeated="1020"/>
        </table:table-row>
        <table:table-row table:style-name="ro4">
          <table:table-cell office:value-type="float" office:value="4" calcext:value-type="float">
            <text:p>4</text:p>
          </table:table-cell>
          <table:table-cell table:style-name="ce6" office:value-type="string" calcext:value-type="string">
            <text:p><text:span text:style-name="T1">සංඛ්‍යා මත සියළුම ගණිතමය සහ තාර්කික මෙහෙයුම් සිදු කිරීමටත්</text:span>, <text:span text:style-name="T1">මතකයේ අගයයක් ගබඩාකර ගැනීමටත් හැකි වූ ප්‍රථම යන්ත්‍රය කුමක්ද?</text:span></text:p>
          </table:table-cell>
          <table:table-cell table:style-name="ce7" office:value-type="string" calcext:value-type="string">
            <text:p><text:span text:style-name="T4">එඩ්වැක් </text:span>(Edva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එනිවැක් </text:span>(Eniva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ඇබකස් </text:span>(Abacus)</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ශ්ලේෂක යන්ත්‍රය </text:span><text:span text:style-name="T10">(Analytical Engine)</text:span></text:p>
          </table:table-cell>
          <table:table-cell office:value-type="float" office:value="1" calcext:value-type="float">
            <text:p>1</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පෘතුගීසින් ලංකාවට පැමිණෙන විට කෝට්ටේ පාලකයා වූයේ කවුරුන්ද?</text:span></text:p>
          </table:table-cell>
          <table:table-cell table:style-name="ce7" office:value-type="string" calcext:value-type="string">
            <text:p><text:span text:style-name="T1">අටවන වීර පරාක්‍රමබාහු රජු</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හයවන විජයබාහු රජු</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දෙවන රාජසිංහ රජු</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හත්වන බුවනෙකබාහු රජු</text:span></text:p>
          </table:table-cell>
          <table:table-cell office:value-type="float" office:value="0" calcext:value-type="float">
            <text:p>0</text:p>
          </table:table-cell>
          <table:table-cell table:number-columns-repeated="1020"/>
        </table:table-row>
        <table:table-row table:style-name="ro4">
          <table:table-cell office:value-type="float" office:value="5" calcext:value-type="float">
            <text:p>5</text:p>
          </table:table-cell>
          <table:table-cell table:style-name="ce6" office:value-type="string" calcext:value-type="string">
            <text:p><text:span text:style-name="T1">ලෝක ජනගහනය අතින් දැනට </text:span>(2020) <text:span text:style-name="T1">තෙවෙනියට වැඩිම ජනගහනය සිටින රට වන්නේ කුමක් ද ?</text:span></text:p>
          </table:table-cell>
          <table:table-cell table:style-name="ce7" office:value-type="string" calcext:value-type="string">
            <text:p><text:span text:style-name="T1">ඇමෙරිකා එක්සත් ජනපද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ජර්ම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නඩාව</text:span></text:p>
          </table:table-cell>
          <table:table-cell office:value-type="float" office:value="0" calcext:value-type="float">
            <text:p>0</text:p>
          </table:table-cell>
          <table:table-cell table:number-columns-repeated="1020"/>
        </table:table-row>
        <table:table-row table:style-name="ro4">
          <table:table-cell office:value-type="float" office:value="5" calcext:value-type="float">
            <text:p>5</text:p>
          </table:table-cell>
          <table:table-cell table:style-name="ce6" office:value-type="string" calcext:value-type="string">
            <text:p><text:span text:style-name="T1">පරිගණකයක් හා අදාළ භෞතික කොටසක් විස්තර කිරීමට යොදා ගන්නා පදය වනුයේ කුමක් ද?</text:span></text:p>
          </table:table-cell>
          <table:table-cell table:style-name="ce7" office:value-type="string" calcext:value-type="string">
            <text:p>මෘදුකාංග</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ජීවාංග</text:span></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දෘඪාංග</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හවුල් අංග</text:span></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පිහිතලයකින් පහසුවෙන් කැපිය හැකි ලෝහයක් නොවන්නේ කුමක් ද?</text:span></text:p>
          </table:table-cell>
          <table:table-cell table:style-name="ce7" office:value-type="string" calcext:value-type="string">
            <text:p>සෝඩියම්</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ලිතිය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ටංස්ටන්</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පොටෑසියම්</text:span></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වෙස්ට්මිනිස්ටර්</text:span>" <text:span text:style-name="T1">ක්‍රමය හඳුන්වාදෙන ලද්දේ කුමන කොමිසම විසින් ද</text:span>?</text:p>
          </table:table-cell>
          <table:table-cell table:style-name="ce7" office:value-type="string" calcext:value-type="string">
            <text:p><text:span text:style-name="T2">1944</text:span><text:span text:style-name="T3"> සෝල්බරි කොමිස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12<text:span text:style-name="T1">දී මැනිං කොමි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40<text:span text:style-name="T1"> ඩොනමෝර් කොමි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840<text:span text:style-name="T1">දී කෝල්බෲක් කොමිසම</text:span></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එවරස්ට් කන්ද පිළිබඳව අසත්‍ය ප්‍රකාශය මින් කුමක් ද</text:span>?</text:p>
          </table:table-cell>
          <table:table-cell table:style-name="ce7" office:value-type="string" calcext:value-type="string">
            <text:p><text:span text:style-name="T1">ටිබෙටයට මායිම්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ට මායිම්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පාලයට මායිම්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යන්මාරයට මායිම් වේ</text:span></text:p>
          </table:table-cell>
          <table:table-cell office:value-type="float" office:value="1" calcext:value-type="float">
            <text:p>1</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ලොව කුඩාම ඩයිනසෝර් පොසිලය හමු වී ඇති රට කුමක්ද</text:span>?</text:p>
          </table:table-cell>
          <table:table-cell table:style-name="ce7" office:value-type="string" calcext:value-type="string">
            <text:p><text:span text:style-name="T1">මියන්මා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ඊජිප්තු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නී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පණ්ඩිත බූරු පැටවෙකු සිටින ළමා චිත්‍රපටය කුමක් ද</text:span>?</text:p>
          </table:table-cell>
          <table:table-cell table:style-name="ce7" office:value-type="string" calcext:value-type="string">
            <text:p><text:span text:style-name="T1">කුංෆු පැන්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යිස් ඒ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ක්</text:span></text:p>
          </table:table-cell>
          <table:table-cell office:value-type="float" office:value="1" calcext:value-type="float">
            <text:p>1</text:p>
          </table:table-cell>
          <table:table-cell table:number-columns-repeated="1020"/>
        </table:table-row>
        <table:table-row table:style-name="ro4">
          <table:table-cell office:value-type="float" office:value="5" calcext:value-type="float">
            <text:p>5</text:p>
          </table:table-cell>
          <table:table-cell table:style-name="ce6" office:value-type="string" calcext:value-type="string">
            <text:p>2010<text:span text:style-name="T1"> පාපන්දු ලෝක කුසලාන අවසාන තරඟයේදී ජයග්‍රාහී ගෝලය වාර්තා කලේ කවුරුන් විසින් ද</text:span>?</text:p>
          </table:table-cell>
          <table:table-cell table:style-name="ce7" office:value-type="string" calcext:value-type="string">
            <text:p><text:span text:style-name="T1">ඩේවිඩ් 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න්ද්‍රේස් ඉතියෙස්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ජියෝ රාමෝ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ඩ්‍ රො රොඩ්රිගස්</text:span></text:p>
          </table:table-cell>
          <table:table-cell office:value-type="float" office:value="0" calcext:value-type="float">
            <text:p>0</text:p>
          </table:table-cell>
          <table:table-cell table:number-columns-repeated="1020"/>
        </table:table-row>
        <table:table-row table:style-name="ro4">
          <table:table-cell office:value-type="float" office:value="5" calcext:value-type="float">
            <text:p>5</text:p>
          </table:table-cell>
          <table:table-cell table:style-name="ce6" office:value-type="string" calcext:value-type="string">
            <text:p>"<text:span text:style-name="T1">ප්‍රජාතන්ත්‍රවාදය යනු සියළු දෙනාටම අයිතිවාසිකම් හිමිවන පාලන ක්‍රමයකි</text:span>." <text:span text:style-name="T1">යන්නෙන් නිර්වචනයක් ඉදිරිපත් කල චින්තකයා කවුරුන් ද</text:span>?</text:p>
          </table:table-cell>
          <table:table-cell table:style-name="ce7" office:value-type="string" calcext:value-type="string">
            <text:p><text:span text:style-name="T1">ඇරිස්ටෝට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ඒබ්‍රහම් ලින්ක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text:span><text:span text:style-name="T14">.</text:span><text:span text:style-name="T3">සීල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හත්මා ගාන්ධි</text:span></text:p>
          </table:table-cell>
          <table:table-cell office:value-type="float" office:value="0" calcext:value-type="float">
            <text:p>0</text:p>
          </table:table-cell>
          <table:table-cell table:number-columns-repeated="1020"/>
        </table:table-row>
        <table:table-row table:style-name="ro6">
          <table:table-cell office:value-type="float" office:value="5" calcext:value-type="float">
            <text:p>5</text:p>
          </table:table-cell>
          <table:table-cell table:style-name="ce6" office:value-type="string" calcext:value-type="string">
            <text:p>සමාජ දුරස්ථභාවය පවත්වා ගෙන යාම සඳහා රොබෝ බල්ලෙක් උද්‍යානයක පරීක්ෂණ මට්ටමෙන් <text:span text:style-name="T1">යොදවා තිබෙන රට කුමක්ද</text:span>?</text:p>
          </table:table-cell>
          <table:table-cell table:style-name="ce7" office:value-type="string" calcext:value-type="string">
            <text:p><text:span text:style-name="T1">සිංගප්පූරු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6">
          <table:table-cell office:value-type="float" office:value="5" calcext:value-type="float">
            <text:p>5</text:p>
          </table:table-cell>
          <table:table-cell table:style-name="ce6" office:value-type="string" calcext:value-type="string">
            <text:p>මොනිටර තිරයෙහි ඇති වස්තුවක් උද්දීපනය කර ගැනීම සඳහා වඩාත්ම සුදුසු උපක්‍රමය වනුයේ<text:span text:style-name="T1"> කුමක් ද</text:span>?</text:p>
          </table:table-cell>
          <table:table-cell table:style-name="ce7" office:value-type="string" calcext:value-type="string">
            <text:p><text:span text:style-name="T1">මූසිකය </text:span><text:span text:style-name="T14">(Mouse)</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යතුරු පුවරුව </text:span>(Key board)</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යාමක පටිය </text:span>(Joy stick)</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කාශ පෑන </text:span>(Light pen)</text:p>
          </table:table-cell>
          <table:table-cell office:value-type="float" office:value="0" calcext:value-type="float">
            <text:p>0</text:p>
          </table:table-cell>
          <table:table-cell table:number-columns-repeated="1020"/>
        </table:table-row>
        <table:table-row table:style-name="ro10">
          <table:table-cell office:value-type="float" office:value="5" calcext:value-type="float">
            <text:p>5</text:p>
          </table:table-cell>
          <table:table-cell table:style-name="ce6" office:value-type="string" calcext:value-type="string">
            <text:p><text:span text:style-name="T1">කිරි පැහැ වූ හුණු දියර සහිත නළයකට කාබන්ඩයොක්සයිඩ් (Co</text:span><text:span text:style-name="T5">2</text:span><text:span text:style-name="T1">) වායුව යැවූ විට සිදුවන්නේ කුමක් ද</text:span>?</text:p>
          </table:table-cell>
          <table:table-cell table:style-name="ce7" office:value-type="string" calcext:value-type="string">
            <text:p><text:span text:style-name="T1">බඳුන සිසිල්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ඹුරු පැහැ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වර්ණ 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බුළු ඇති වේ</text:span></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ලෝක මිහිතල දිනයේ </text:span>50<text:span text:style-name="T1"> වැනි සංවත්සරය යෙදුන වර්ෂය කුමක් ද</text:span>?</text:p>
          </table:table-cell>
          <table:table-cell table:style-name="ce7" office:value-type="string" calcext:value-type="string">
            <text:p>2018<text:span text:style-name="T1"> අප්‍රේල් </text:span>2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2020</text:span><text:span text:style-name="T3"> අප්‍රේල් </text:span><text:span text:style-name="T14">22</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2019<text:span text:style-name="T1"> අප්‍රේල් </text:span>2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17<text:span text:style-name="T1"> අප්‍රේල් </text:span>22</text:p>
          </table:table-cell>
          <table:table-cell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6" office:value-type="string" calcext:value-type="string">
            <text:p><text:span text:style-name="T1">සිංහල හෝඩියේ </text:span>"<text:span text:style-name="T1">බින්දුව</text:span>" <text:span text:style-name="T1">හඳුන්වන්නේ කුමන නමකින් ද</text:span>?</text:p>
          </table:table-cell>
          <table:table-cell table:style-name="ce7" office:value-type="string" calcext:value-type="string">
            <text:p><text:span text:style-name="T1">අනුස්වා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සර්ග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පත්මා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ඵය</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4">රිදී රත්තරන් ඇදගෙන හැට්ට රෙද්ද උජාරුවට</text:span>" <text:span text:style-name="T4">ගීතය ඇත්තේ කවර නාට්‍යයේ ද</text:span>?</text:p>
          </table:table-cell>
          <table:table-cell table:style-name="ce7" office:value-type="string" calcext:value-type="string">
            <text:p><text:span text:style-name="T1">එලොව ගිහින් මෙලොව ආ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ත්ත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සා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ඳා වළලු</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4">ශ්‍රී ලංකාවේ ජාතික ක්‍රීඩාව වන වොලිබෝල් ක්‍රීඩාව ලොවට හඳුන්වා දුන් රට කුමක් ද</text:span>?</text:p>
          </table:table-cell>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සී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 එක්සත් ජනපදය</text:span></text:p>
          </table:table-cell>
          <table:table-cell office:value-type="float" office:value="1" calcext:value-type="float">
            <text:p>1</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1">මුල්ලේරියා සටනේදී පෘතුගීසින්ට එරෙහිව සටන් වැදුනේ කවරෙක් ද</text:span>?</text:p>
          </table:table-cell>
          <table:table-cell table:style-name="ce7" office:value-type="string" calcext:value-type="string">
            <text:p><text:span text:style-name="T1">ටිකිරි බණ්ඩා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දිය බණ්ඩා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කපිටියේ බණ්ඩා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එදිරිල්ලේ රාල</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1">එක්සත් ජාතීන්ගේ සංවිධානයේ ආරක්ෂක මණ්ඩලයේ නිත්‍ය සාමාජිකත්වය හිමි ආසියානු රට කුමක් ද</text:span>?</text:p>
          </table:table-cell>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ගප්පූරු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තුරු කොරියාව</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1">දශමය </text:span>40 <text:span text:style-name="T1">සංඛ්‍යාව </text:span>(Decimal 40) <text:span text:style-name="T1">තුල්‍ය වන්නේ පහත සඳහන් කවර ද්විමය </text:span>(Binary) <text:span text:style-name="T1">සංඛ්‍යාවකට ද</text:span>?</text:p>
          </table:table-cell>
          <table:table-cell table:style-name="ce7" office:value-type="float" office:value="100000" calcext:value-type="float">
            <text:p>1000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01000" calcext:value-type="float">
            <text:p>10100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00100" calcext:value-type="float">
            <text:p>1001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000" calcext:value-type="float">
            <text:p>1000</text:p>
          </table:table-cell>
          <table:table-cell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1">ජෙලි නිෂ්පාදනය සඳහා යොදා ගන්නා මුහුදු ජීවියා කුමක් ද</text:span>?</text:p>
          </table:table-cell>
          <table:table-cell table:style-name="ce7" office:value-type="string" calcext:value-type="string">
            <text:p><text:span text:style-name="T1">ජෙලි ෆිෂ්</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තු ඇල්ගී</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හුදු සිංහ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ල්ලන්</text:span></text:p>
          </table:table-cell>
          <table:table-cell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1">කුකර් බිටේසියා කුලයට අයත් ශාඛයක් නොවන්නේ මින් කුමක් ද</text:span>?</text:p>
          </table:table-cell>
          <table:table-cell table:style-name="ce7" office:value-type="string" calcext:value-type="string">
            <text:p><text:span text:style-name="T1">පිපිඤ්ඤා</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කි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ණි කොම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ඤ්ඤොක්කා</text:span></text:p>
          </table:table-cell>
          <table:table-cell office:value-type="float" office:value="1" calcext:value-type="float">
            <text:p>1</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1">දිල්ලි</text:span>" <text:span text:style-name="T1">නගරය අසලින් ගලාබසින ගඟ කුමක්ද</text:span>?</text:p>
          </table:table-cell>
          <table:table-cell table:style-name="ce7" office:value-type="string" calcext:value-type="string">
            <text:p><text:span text:style-name="T1">ගං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මු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චිරව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දාවරී</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4">අපරාධයක සැකකරුවන් හඳුනා ගැනීමට ඉතා විශ්වාසදායකම නව තාක්ෂණික ශිල්ප ක්‍රමය කුමක් ද</text:span>?</text:p>
          </table:table-cell>
          <table:table-cell table:style-name="ce7" office:value-type="string" calcext:value-type="string">
            <text:p><text:span text:style-name="T1">රුධිර ගණය පරික්ෂා කි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ඩී</text:span><text:span text:style-name="T10">.</text:span><text:span text:style-name="T13">එන්</text:span><text:span text:style-name="T10">.</text:span><text:span text:style-name="T13">ඒ තාක්ෂණය යොදා ගැනී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ඇඟිලි සලකුණු පරික්ෂා කි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 සටහන් පරික්ෂා කිරීම</text:span></text:p>
          </table:table-cell>
          <table:table-cell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4">උඩරට වන්නමකට අයත් කොටස් ගණන කීය ද</text:span>?</text:p>
          </table:table-cell>
          <table:table-cell table:style-name="ce7" office:value-type="string" calcext:value-type="string">
            <text:p><text:span text:style-name="T1">තුන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තර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හ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යකි</text:span></text:p>
          </table:table-cell>
          <table:table-cell office:value-type="float" office:value="1" calcext:value-type="float">
            <text:p>1</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4">ලොව පැරණිම ක්‍රීඩාව ලෙස සලකනු ලබන්නේ කුමක් ද</text:span>?</text:p>
          </table:table-cell>
          <table:table-cell table:style-name="ce7" office:value-type="string" calcext:value-type="string">
            <text:p><text:span text:style-name="T1">දුර දිවී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ල්ලව පො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නු ශිල්ප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ඹ ඇදීම</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text:span text:style-name="T1">වළගම්බා රජුට සත් ද්‍රවිඩ ආක්‍රමණිකයන්ගෙන් මිදී පලා යාමට රථයෙන් බිමට බැස උපකාර කළ දේවිය කවුරුන් ද</text:span>?</text:p>
          </table:table-cell>
          <table:table-cell table:style-name="ce7" office:value-type="string" calcext:value-type="string">
            <text:p><text:span text:style-name="T1">අනුලා දේ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මා දේවි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ගලා දේ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ලාවතී දේවිය</text:span></text:p>
          </table:table-cell>
          <table:table-cell office:value-type="float" office:value="0" calcext:value-type="float">
            <text:p>0</text:p>
          </table:table-cell>
          <table:table-cell table:number-columns-repeated="1020"/>
        </table:table-row>
        <table:table-row table:style-name="ro6">
          <table:table-cell office:value-type="float" office:value="6" calcext:value-type="float">
            <text:p>6</text:p>
          </table:table-cell>
          <table:table-cell table:style-name="ce6" office:value-type="string" calcext:value-type="string">
            <text:p>සිය මූලාස්ථානය ඇමරිකාවේ පිහිටා නොමැති එක්සත් ජාතීන්ගේ සංවිධානයට අනුබද්ධ ආයතනය <text:span text:style-name="T1">කුමක් ද</text:span>?</text:p>
          </table:table-cell>
          <table:table-cell table:style-name="ce7" office:value-type="string" calcext:value-type="string">
            <text:p><text:span text:style-name="T1">ලෝක සෞඛ්‍ය සංවිධා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ත්‍යන්තර මූල්‍ය අරමුද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නිසෙෆ් සංවි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ක බැංකුව</text:span></text:p>
          </table:table-cell>
          <table:table-cell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6" office:value-type="string" calcext:value-type="string">
            <text:p><text:span text:style-name="T1">පක්ෂීන් සතු පොදු ලක්ෂණයක් නොවන්නේ මින් කුමක් ද</text:span>?</text:p>
          </table:table-cell>
          <table:table-cell table:style-name="ce7" office:value-type="string" calcext:value-type="string">
            <text:p><text:span text:style-name="T1">පියාසර හැකි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ත්තර දැමී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හාටු දැ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රපොතු සහිත සම</text:span></text:p>
          </table:table-cell>
          <table:table-cell office:value-type="float" office:value="0" calcext:value-type="float">
            <text:p>0</text:p>
          </table:table-cell>
          <table:table-cell table:number-columns-repeated="1020"/>
        </table:table-row>
        <table:table-row table:style-name="ro4">
          <table:table-cell office:value-type="float" office:value="6" calcext:value-type="float">
            <text:p>6</text:p>
          </table:table-cell>
          <table:table-cell table:style-name="ce6" office:value-type="string" calcext:value-type="string">
            <text:p>21<text:span text:style-name="T1"> වන සියවසෙහි ඩිජිටල් තාක්ෂණය භාවිතයේ හි නවතම තර්ජනය කුමක් ද</text:span>?</text:p>
          </table:table-cell>
          <table:table-cell table:style-name="ce7" office:value-type="string" calcext:value-type="string">
            <text:p><text:span text:style-name="T1">සයිබර් අපරාධ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ෆේස්බු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ස්ටර් ග්‍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කයිප්</text:span></text:p>
          </table:table-cell>
          <table:table-cell office:value-type="float" office:value="0" calcext:value-type="float">
            <text:p>0</text:p>
          </table:table-cell>
          <table:table-cell table:number-columns-repeated="1020"/>
        </table:table-row>
        <table:table-row table:style-name="ro11">
          <table:table-cell office:value-type="float" office:value="7" calcext:value-type="float">
            <text:p>7</text:p>
          </table:table-cell>
          <table:table-cell table:style-name="ce6" office:value-type="string" calcext:value-type="string">
            <text:p><text:span text:style-name="T1">ප්‍රාශ්වාස වාතයෙහි </text:span>Co<text:span text:style-name="T6">2</text:span> (<text:span text:style-name="T1">කාබන්ඩයොක්සයිඩ්</text:span>) <text:span text:style-name="T1">ප්‍රතිශතය කොපමණ ද</text:span>?</text:p>
          </table:table-cell>
          <table:table-cell table:style-name="ce9" office:value-type="percentage" office:value="0.3" calcext:value-type="percentage">
            <text:p>30.00%</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9" office:value-type="percentage" office:value="0.5" calcext:value-type="percentage">
            <text:p>50.00%</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9" office:value-type="percentage" office:value="0.6" calcext:value-type="percentage">
            <text:p>60.00%</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9" office:value-type="percentage" office:value="0.75" calcext:value-type="percentage">
            <text:p>75.00%</text:p>
          </table:table-cell>
          <table:table-cell table:style-name="ce8" office:value-type="float" office:value="1" calcext:value-type="float">
            <text:p>1</text:p>
          </table:table-cell>
          <table:table-cell table:number-columns-repeated="1020"/>
        </table:table-row>
        <table:table-row table:style-name="ro4">
          <table:table-cell office:value-type="float" office:value="7" calcext:value-type="float">
            <text:p>7</text:p>
          </table:table-cell>
          <table:table-cell table:style-name="ce6" office:value-type="string" calcext:value-type="string">
            <text:p><text:span text:style-name="T1">ජේසුස් වහන්සේගේ රූප සිතුවමක් සහිත ශ්‍රී ලංකාවේ එකම බෞද්ධ විහාරය කුමක් ද</text:span>?</text:p>
          </table:table-cell>
          <table:table-cell table:style-name="ce7" office:value-type="string" calcext:value-type="string">
            <text:p><text:span text:style-name="T1">කෝට්ටේ රජ මහ විහාර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ගමුවේ අගුරු තාර මුල්ල</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ළඹ දීපදුත්තාරාම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රුණෑගල රිදී විහාරය</text:span></text:p>
          </table:table-cell>
          <table:table-cell table:style-name="ce8" office:value-type="float" office:value="1" calcext:value-type="float">
            <text:p>1</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ජර්මනියේ නිර්මාතෘ වශයෙන් හඳුන්වනු ලබන්නේ කවු ද</text:span>?</text:p>
          </table:table-cell>
          <table:table-cell table:style-name="ce7" office:value-type="string" calcext:value-type="string">
            <text:p><text:span text:style-name="T1">ඇඩොල්ෆ් හිට්ලර්</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ඔටෝ වොන් බිස්මාර්ක්</text:span></text:p>
          </table:table-cell>
          <table:table-cell table:style-name="ce8"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ල් හෙයිම් කයිසර් II</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න්ජලා මර්කර්</text:span></text:p>
          </table:table-cell>
          <table:table-cell table:style-name="ce8"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මහවැලි ව්‍යාපාරයේ අවසන් ව්‍යාපෘතිය වූයේ කුමක් ද</text:span>?</text:p>
          </table:table-cell>
          <table:table-cell table:style-name="ce7" office:value-type="string" calcext:value-type="string">
            <text:p><text:span text:style-name="T1">මොරගහ කන්ද කළු ගඟ ජලාශ ව්‍යාපෘති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ත්මලේ ජලාශ ව්‍යාපෘ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න්ටැඹේ ජලාශ ව්‍යාපෘ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ක්ටෝරියා ජලාශ ව්‍යාපෘතිය</text:span></text:p>
          </table:table-cell>
          <table:table-cell office:value-type="float" office:value="0" calcext:value-type="float">
            <text:p>0</text:p>
          </table:table-cell>
          <table:table-cell table:number-columns-repeated="1020"/>
        </table:table-row>
        <table:table-row table:style-name="ro4">
          <table:table-cell office:value-type="float" office:value="7" calcext:value-type="float">
            <text:p>7</text:p>
          </table:table-cell>
          <table:table-cell table:style-name="ce6" office:value-type="string" calcext:value-type="string">
            <text:p><text:span text:style-name="T1">ගෙලින් ගැන පටලවාගත් හංස රූප වලින් යුත් සිතුවම් මෝස්තරය කුමක් ද</text:span>?</text:p>
          </table:table-cell>
          <table:table-cell table:style-name="ce7" office:value-type="string" calcext:value-type="string">
            <text:p><text:span text:style-name="T1">හංස පැට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ස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සමා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ස පූට්ටුව</text:span></text:p>
          </table:table-cell>
          <table:table-cell office:value-type="float" office:value="1" calcext:value-type="float">
            <text:p>1</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කාල් ලුවිස් රන් පදක්කම් හතරක් දිනා ගත්තේ කුමන වර්ෂයක දී ද</text:span>?</text:p>
          </table:table-cell>
          <table:table-cell table:style-name="ce7" office:value-type="float" office:value="1980" calcext:value-type="float">
            <text:p>198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2" calcext:value-type="float">
            <text:p>198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3" calcext:value-type="float">
            <text:p>198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4" calcext:value-type="float">
            <text:p>1984</text:p>
          </table:table-cell>
          <table:table-cell office:value-type="float" office:value="1" calcext:value-type="float">
            <text:p>1</text:p>
          </table:table-cell>
          <table:table-cell table:number-columns-repeated="1020"/>
        </table:table-row>
        <table:table-row table:style-name="ro4">
          <table:table-cell office:value-type="float" office:value="7" calcext:value-type="float">
            <text:p>7</text:p>
          </table:table-cell>
          <table:table-cell table:style-name="ce6" office:value-type="string" calcext:value-type="string">
            <text:p><text:span text:style-name="T1">ගවයකුගේ රුවක් දක්නට නොලැබෙන සඳකඩ පහනක් පිහිටා ඇත්තේ මේ අතරින් කවර ස්ථානයකදී ද</text:span>?</text:p>
          </table:table-cell>
          <table:table-cell table:style-name="ce7" office:value-type="string" calcext:value-type="string">
            <text:p><text:span text:style-name="T1">ඉසුරුමුණි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ළොන්නරු වටදා ගෙ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නුරාධපුර වටදා ගෙ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ය ශ්‍රී මහා බෝධිය</text:span></text:p>
          </table:table-cell>
          <table:table-cell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පරිගණක මෙහෙයුම් පද්ධතියක් නොවන්නේ කුමක් ද</text:span>?</text:p>
          </table:table-cell>
          <table:table-cell table:style-name="ce7" office:value-type="string" calcext:value-type="string">
            <text:p><text:span text:style-name="T1">ලිනන්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ක්ඕ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ලාරි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ඩොබේ</text:span></text:p>
          </table:table-cell>
          <table:table-cell office:value-type="float" office:value="1" calcext:value-type="float">
            <text:p>1</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රුධිර පීඩනය මනිනු ලබන උපකරණය කුමක් ද</text:span>?</text:p>
          </table:table-cell>
          <table:table-cell table:style-name="ce7" office:value-type="string" calcext:value-type="string">
            <text:p><text:span text:style-name="T1">ඔස්මෝ මීට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ෆිග්මෝමෙනෝ මීට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හයිග්‍රෝ මීට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 මීටරය</text:span></text:p>
          </table:table-cell>
          <table:table-cell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ජීවී කාණ්ඩයක් නොවන්නේ මින් කුමක් ද</text:span>?</text:p>
          </table:table-cell>
          <table:table-cell table:style-name="ce7" office:value-type="string" calcext:value-type="string">
            <text:p><text:span text:style-name="T1">බැක්ටී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රස්</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ලී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ටොසෝවා</text:span></text:p>
          </table:table-cell>
          <table:table-cell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යුරෝපයට උතුරින් පිහිටි සාගරය කුමක් ද</text:span>?</text:p>
          </table:table-cell>
          <table:table-cell table:style-name="ce7" office:value-type="string" calcext:value-type="string">
            <text:p><text:span text:style-name="T1">ආටික් සාග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ත්ලන්තික් සාග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කුණු දිග සාග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සිපික් සාගරය</text:span></text:p>
          </table:table-cell>
          <table:table-cell office:value-type="float" office:value="0" calcext:value-type="float">
            <text:p>0</text:p>
          </table:table-cell>
          <table:table-cell table:number-columns-repeated="1020"/>
        </table:table-row>
        <table:table-row table:style-name="ro4">
          <table:table-cell office:value-type="float" office:value="7" calcext:value-type="float">
            <text:p>7</text:p>
          </table:table-cell>
          <table:table-cell table:style-name="ce6" office:value-type="string" calcext:value-type="string">
            <text:p><text:span text:style-name="T1">ශ්‍රී ලංකාවේ යකඩ භාවිතය පිළිබඳව මුල්වරට පැහැදිලි පුරාවිද්‍යාත්මක සාධක හමුවන්නේ</text:span>?</text:p>
          </table:table-cell>
          <table:table-cell table:style-name="ce7" office:value-type="string" calcext:value-type="string">
            <text:p><text:span text:style-name="T1">ප්‍රාග් ඓතිහාසික යුගයේ 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ඓතිහාසික යුගයේ 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ව ඓතිහාසික යුගයේ දී</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ල් ඓතිහාසික යුගයේ දී</text:span></text:p>
          </table:table-cell>
          <table:table-cell office:value-type="float" office:value="0" calcext:value-type="float">
            <text:p>0</text:p>
          </table:table-cell>
          <table:table-cell table:number-columns-repeated="1020"/>
        </table:table-row>
        <table:table-row table:style-name="ro4">
          <table:table-cell office:value-type="float" office:value="7" calcext:value-type="float">
            <text:p>7</text:p>
          </table:table-cell>
          <table:table-cell table:style-name="ce6" office:value-type="string" calcext:value-type="string">
            <text:p>"<text:span text:style-name="T1">පොළව මැදට ගමනක්</text:span>" (Journey to the center of the Earth) <text:span text:style-name="T1">නවකතාවේ ලේඛකයා කවුරුන්ද</text:span>?</text:p>
          </table:table-cell>
          <table:table-cell table:style-name="ce7" office:value-type="string" calcext:value-type="string">
            <text:p><text:span text:style-name="T1">වික්ටර් හියු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ලෙක්සැන්ඩර් ඩූ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ර්ල්ස් ඩිකන්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ල්ස් වර්න්</text:span></text:p>
          </table:table-cell>
          <table:table-cell office:value-type="float" office:value="1" calcext:value-type="float">
            <text:p>1</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ශ්‍රී ලංකාවේ ජාතික ක්‍රීඩාව කුමක් ද</text:span>?</text:p>
          </table:table-cell>
          <table:table-cell table:style-name="ce7" office:value-type="string" calcext:value-type="string">
            <text:p><text:span text:style-name="T1">ක්‍රික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ලිබෝල්</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පන්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එල්ලේ</text:span></text:p>
          </table:table-cell>
          <table:table-cell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6" office:value-type="string" calcext:value-type="string">
            <text:p><text:span text:style-name="T1">විලියම් කෝල්බෲක් ලංකාවට පැමිණියේ කුමන කාලයක දී ද</text:span>?</text:p>
          </table:table-cell>
          <table:table-cell table:style-name="ce7" office:value-type="float" office:value="1825" calcext:value-type="float">
            <text:p>182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26" calcext:value-type="float">
            <text:p>182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28" calcext:value-type="float">
            <text:p>182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33" calcext:value-type="float">
            <text:p>1833</text:p>
          </table:table-cell>
          <table:table-cell office:value-type="float" office:value="1" calcext:value-type="float">
            <text:p>1</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4">පොදු රාජ්‍ය මණ්ඩලයේ සාමාජික රටවල් ගණන කීයද</text:span>?</text:p>
          </table:table-cell>
          <table:table-cell table:style-name="ce7" office:value-type="float" office:value="50" calcext:value-type="float">
            <text:p>5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1" calcext:value-type="float">
            <text:p>5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2" calcext:value-type="float">
            <text:p>5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3" calcext:value-type="float">
            <text:p>53</text:p>
          </table:table-cell>
          <table:table-cell office:value-type="float" office:value="1" calcext:value-type="float">
            <text:p>1</text:p>
          </table:table-cell>
          <table:table-cell table:number-columns-repeated="1020"/>
        </table:table-row>
        <table:table-row table:style-name="ro4">
          <table:table-cell office:value-type="float" office:value="8" calcext:value-type="float">
            <text:p>8</text:p>
          </table:table-cell>
          <table:table-cell table:style-name="ce6" office:value-type="string" calcext:value-type="string">
            <text:p>"<text:span text:style-name="T1">ටික්ටොක්" ඇතුළු චීන දුරකථන යෙදුම් </text:span>59<text:span text:style-name="T1">ක් තහනම් කිරීමට පියවර ගත් රට කුමක් ද</text:span>?</text:p>
          </table:table-cell>
          <table:table-cell table:style-name="ce7" office:value-type="string" calcext:value-type="string">
            <text:p><text:span text:style-name="T1">ඉරා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තුරු කො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ර්ම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1" calcext:value-type="float">
            <text:p>1</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ෆෝමලින් ද්‍රව වන්නේ මින් කුමන ද්‍රාවකයේ ද</text:span>?</text:p>
          </table:table-cell>
          <table:table-cell table:style-name="ce7" office:value-type="string" calcext:value-type="string">
            <text:p><text:span text:style-name="T1">බෙන්සී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බන් ටෙට්ට්‍රක්ලෝරයි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බන් ඩයි සල්ෆයිඩ්</text:span></text:p>
          </table:table-cell>
          <table:table-cell office:value-type="float" office:value="1" calcext:value-type="float">
            <text:p>1</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යෝගට් නිපදවීම සඳහා උපකාර වන ජීවියා කවුරුන් ද</text:span>?</text:p>
          </table:table-cell>
          <table:table-cell table:style-name="ce7" office:value-type="string" calcext:value-type="string">
            <text:p><text:span text:style-name="T1">යීස්ට් බැක්ටී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ස්ට් දිලී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නිසිලියම් දිලී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සකො බැක්ටීරියාව</text:span></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ඩෝරා නම් ගංගාව පිහිටි රට කුමක් ද</text:span>?</text:p>
          </table:table-cell>
          <table:table-cell table:style-name="ce7" office:value-type="string" calcext:value-type="string">
            <text:p><text:span text:style-name="T1">පෘතුගාල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ම්බෝජ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යන්මා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පාලය</text:span></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4">දුරදක්නයකින් හඳුනාගත් ප්‍රථම ග්‍රහලෝකය වන්නේ කුමක් ද</text:span>?</text:p>
          </table:table-cell>
          <table:table-cell table:style-name="ce7" office:value-type="string" calcext:value-type="string">
            <text:p><text:span text:style-name="T1">බ්‍රහස්ප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රේනස්</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ප්චූ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කුරු</text:span></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4">චිත්‍රපටයකට නගන ලද ප්‍රථම සිංහල රහස් පරීක්ෂක නවකතාව කුමක් ද</text:span>?</text:p>
          </table:table-cell>
          <table:table-cell table:style-name="ce7" office:value-type="string" calcext:value-type="string">
            <text:p><text:span text:style-name="T1">හිඟන කොල්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ගිරිමැණි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යියන්ගේ ර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රියලතා</text:span></text:p>
          </table:table-cell>
          <table:table-cell office:value-type="float" office:value="0" calcext:value-type="float">
            <text:p>0</text:p>
          </table:table-cell>
          <table:table-cell table:number-columns-repeated="1020"/>
        </table:table-row>
        <table:table-row table:style-name="ro4">
          <table:table-cell office:value-type="float" office:value="8" calcext:value-type="float">
            <text:p>8</text:p>
          </table:table-cell>
          <table:table-cell table:style-name="ce6" office:value-type="string" calcext:value-type="string">
            <text:p><text:span text:style-name="T4">ජාත්‍යන්තර ක්‍රිකට් කවුන්සිලය හෙවත් </text:span>ICC <text:span text:style-name="T4">හි මූලස්ථානය පිහිටා ඇත්තේ කොතැනක ද</text:span>?</text:p>
          </table:table-cell>
          <table:table-cell table:style-name="ce7" office:value-type="string" calcext:value-type="string">
            <text:p><text:span text:style-name="T4">ලන්ඩන් </text:span>- <text:span text:style-name="T4">බ්‍රිතා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ඩුබායි </text:span><text:span text:style-name="T10">-</text:span><text:span text:style-name="T13">එක්සත් අරාබි එමිරේ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ඩ්නි</text:span>- <text:span text:style-name="T4">ඕස්ට්‍රේලි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ම්බාය </text:span>- <text:span text:style-name="T4">ඉන්දියාව</text:span></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එක්සත් ජාතීන්ගේ සංවිධානයේ නිල කාලය කොපමණ ද</text:span>?</text:p>
          </table:table-cell>
          <table:table-cell table:style-name="ce7" office:value-type="string" calcext:value-type="string">
            <text:p><text:span text:style-name="T1">වසර </text:span>4</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text:span text:style-name="T14">5</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6</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5</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සෙල්ලිපිවල දැක්වෙන පරිදි රජුගේ කඩුව භාර නිළධාරියා කවුරුන් ද</text:span>?</text:p>
          </table:table-cell>
          <table:table-cell table:style-name="ce7" office:value-type="string" calcext:value-type="string">
            <text:p><text:span text:style-name="T1">අමච්ච</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 අමච්ච</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සිග්ගාහ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චක්ත ග්‍රාහක</text:span></text:p>
          </table:table-cell>
          <table:table-cell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6" office:value-type="string" calcext:value-type="string">
            <text:p><text:span text:style-name="T1">පරිගණකයේ වේගවත් පරිණාමයත් සමග එහි අඩු වූයේ කුමක් ද</text:span>?</text:p>
          </table:table-cell>
          <table:table-cell table:style-name="ce7" office:value-type="string" calcext:value-type="string">
            <text:p><text:span text:style-name="T1">පරිගණකය විශාලත්ව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රිගණකයේ වේග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ගණකයේ මතක ධාරිතා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ත්තවල නිවැරදි තාවය</text:span></text:p>
          </table:table-cell>
          <table:table-cell office:value-type="float" office:value="0" calcext:value-type="float">
            <text:p>0</text:p>
          </table:table-cell>
          <table:table-cell table:number-columns-repeated="1020"/>
        </table:table-row>
        <table:table-row table:style-name="ro6">
          <table:table-cell office:value-type="float" office:value="8" calcext:value-type="float">
            <text:p>8</text:p>
          </table:table-cell>
          <table:table-cell table:style-name="ce6" office:value-type="string" calcext:value-type="string">
            <text:p>ඉංග්‍රීසින්ට උඩරට යටත් කරගැනීමේ ව්‍යාපාරයේ දී උපායශීලි ලෙස කටයුතු කිරීමෙන් දායකත්වය <text:span text:style-name="T4">සැපයූ පුද්ගලයා ලෙස සැලකෙනුයේ කවුරුන් ද</text:span>?</text:p>
          </table:table-cell>
          <table:table-cell table:style-name="ce7" office:value-type="string" calcext:value-type="string">
            <text:p><text:span text:style-name="T1">ජෝන් ඩොයි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හැලේපොළ අදිකා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බට් බ්‍රවුන්රි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ජර් හුක්</text:span></text:p>
          </table:table-cell>
          <table:table-cell office:value-type="float" office:value="1" calcext:value-type="float">
            <text:p>1</text:p>
          </table:table-cell>
          <table:table-cell table:number-columns-repeated="1020"/>
        </table:table-row>
        <table:table-row table:style-name="ro4">
          <table:table-cell office:value-type="float" office:value="8" calcext:value-type="float">
            <text:p>8</text:p>
          </table:table-cell>
          <table:table-cell table:style-name="ce6" office:value-type="string" calcext:value-type="string">
            <text:p><text:span text:style-name="T1">රක්තහීනතාවයට හේතු වන්නේ පහත කුමන විටමින් වර්ගයේ ඌනතාව ද</text:span>?</text:p>
          </table:table-cell>
          <table:table-cell table:style-name="ce7" office:value-type="string" calcext:value-type="string">
            <text:p><text:span text:style-name="T4">විටමින් </text:span>A</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ටමින් </text:span><text:span text:style-name="T10">B</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විටමින් </text:span>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ටමින් </text:span>K</text:p>
          </table:table-cell>
          <table:table-cell office:value-type="float" office:value="0" calcext:value-type="float">
            <text:p>0</text:p>
          </table:table-cell>
          <table:table-cell table:number-columns-repeated="1020"/>
        </table:table-row>
        <table:table-row table:style-name="ro4">
          <table:table-cell office:value-type="float" office:value="8" calcext:value-type="float">
            <text:p>8</text:p>
          </table:table-cell>
          <table:table-cell table:style-name="ce6" office:value-type="string" calcext:value-type="string">
            <text:p><text:span text:style-name="T1">වැවේ වැඩි වතුර පහසුවෙන් එළියට ගලාගෙන යාමට සකසා තිබෙන ස්ථානය කුමක් ද</text:span>?</text:p>
          </table:table-cell>
          <table:table-cell table:style-name="ce7" office:value-type="string" calcext:value-type="string">
            <text:p><text:span text:style-name="T1">හොරොව්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ඩ හොරොව්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ළප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ටවාන</text:span></text:p>
          </table:table-cell>
          <table:table-cell office:value-type="float" office:value="1" calcext:value-type="float">
            <text:p>1</text:p>
          </table:table-cell>
          <table:table-cell table:number-columns-repeated="1020"/>
        </table:table-row>
        <table:table-row table:style-name="ro4">
          <table:table-cell office:value-type="float" office:value="8" calcext:value-type="float">
            <text:p>8</text:p>
          </table:table-cell>
          <table:table-cell table:style-name="ce6" office:value-type="string" calcext:value-type="string">
            <text:p><text:span text:style-name="T4">බුදුදහම මෙරට ව්‍යාප්ත වූ අනුරපුර මුල් යුගයේ දී බහුලව දක්නට ලැබෙන්නේ</text:span>,</text:p>
          </table:table-cell>
          <table:table-cell table:style-name="ce7" office:value-type="string" calcext:value-type="string">
            <text:p><text:span text:style-name="T1">ටැම්ලිපි</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වත ලිපි</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න් ලිපි</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වරු ලිපි</text:span></text:p>
          </table:table-cell>
          <table:table-cell office:value-type="float" office:value="0" calcext:value-type="float">
            <text:p>0</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4">පබළු කරාබුවක් පැළඳි යුවතිය</text:span>" <text:span text:style-name="T4">යන තෙල් සිතුවම අඳින ලද්දේ කවුරුන් විසින් ද</text:span>?</text:p>
          </table:table-cell>
          <table:table-cell table:style-name="ce7" office:value-type="string" calcext:value-type="string">
            <text:p>රෙම්බ්‍රාන්ට්</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රවැජි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න්ස් හෑල්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හැන්නස්</text:span></text:p>
          </table:table-cell>
          <table:table-cell office:value-type="float" office:value="1" calcext:value-type="float">
            <text:p>1</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ක්‍රිකට් ක්‍රීඩාව</text:span>" <text:span text:style-name="T4">ජාතික ක්‍රීඩාව වන රට කුමක් ද</text:span>?</text:p>
          </table:table-cell>
          <table:table-cell table:style-name="ce7" office:value-type="string" calcext:value-type="string">
            <text:p><text:span text:style-name="T1">නවසී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තා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කිස්ථානය</text:span></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වසර පුරාම විවෘත වී ඇත්තේ මේ අතරින් කුමක් ද</text:span>?</text:p>
          </table:table-cell>
          <table:table-cell table:style-name="ce7" office:value-type="string" calcext:value-type="string">
            <text:p><text:span text:style-name="T1">කොළඹ ජාතික කෞතුකාගා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ළඹ මහජන පුස්තකා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 ලංකා ග්‍රහලෝකාගා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තික සත්වෝද්‍යානය</text:span></text:p>
          </table:table-cell>
          <table:table-cell office:value-type="float" office:value="1" calcext:value-type="float">
            <text:p>1</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4">කොරෝනා වෛරසය පැතිරීමේ අවදානම හේතුවෙන් </text:span>"<text:span text:style-name="T4">මින්ක්</text:span>" <text:span text:style-name="T4">නම් වූ මුගටියන් මරාදැමූ රට කුමක්ද</text:span>?</text:p>
          </table:table-cell>
          <table:table-cell table:style-name="ce7" office:value-type="string" calcext:value-type="string">
            <text:p><text:span text:style-name="T1">ග්‍රීසි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ඕස්ට්‍රේලි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පාඤ්ඤ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න්මාර්කය</text:span></text:p>
          </table:table-cell>
          <table:table-cell office:value-type="float" office:value="1" calcext:value-type="float">
            <text:p>1</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1">ලෝකයේ වැඩිම ග්‍රහකයන් ප්‍රමාණයක් සිටින ජාලය කුමක් ද</text:span>?</text:p>
          </table:table-cell>
          <table:table-cell table:style-name="ce7" office:value-type="string" calcext:value-type="string">
            <text:p><text:span text:style-name="T1">ඉන්ස්ටර් ග්‍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 ටියුබ්</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ට්වි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ස්බුක්</text:span></text:p>
          </table:table-cell>
          <table:table-cell office:value-type="float" office:value="1" calcext:value-type="float">
            <text:p>1</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4">ලංකාවේ පැවති ලන්දේසි පාලනය </text:span>1802<text:span text:style-name="T4">දී ඉංග්‍රීසින්ට භාර දුන් ගිවිසුම කුමක් ද</text:span>?</text:p>
          </table:table-cell>
          <table:table-cell table:style-name="ce7" office:value-type="string" calcext:value-type="string">
            <text:p><text:span text:style-name="T1">නැපෝලියන් ගිවි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ඒමියන් ගිවිසු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න්ද උඩරට ගිවි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ව් ගිවිසුම</text:span></text:p>
          </table:table-cell>
          <table:table-cell office:value-type="float" office:value="0" calcext:value-type="float">
            <text:p>0</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1">ලයිපේස් එන්සයිමය ආහාරයට එකතු වන්නේ ආහාර මාර්ගයේ කුමන කොටසෙදි ද</text:span>?</text:p>
          </table:table-cell>
          <table:table-cell table:style-name="ce7" office:value-type="string" calcext:value-type="string">
            <text:p><text:span text:style-name="T1">ග්‍රහණි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ආමා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න්නස්‍රෝ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න්ත්‍රය</text:span></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අර්ධද්වීපයක් වන්නේ මේ අතරින් කවර ස්ථානය ද</text:span>?</text:p>
          </table:table-cell>
          <table:table-cell table:style-name="ce7" office:value-type="string" calcext:value-type="string">
            <text:p><text:span text:style-name="T1">කච්චති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ප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ඩෙල්ෆ්</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ගදීපය</text:span></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වැදි බසින් </text:span>"<text:span text:style-name="T4">දියරච්චා කැවිල්ලනවා</text:span>" <text:span text:style-name="T4">යනුවෙන් කියැවෙන්නේ කුමක් ද</text:span>?</text:p>
          </table:table-cell>
          <table:table-cell table:style-name="ce7" office:value-type="string" calcext:value-type="string">
            <text:p><text:span text:style-name="T1">දඩයමේ ය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තුර බොන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ල හාර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 කඩනවා</text:span></text:p>
          </table:table-cell>
          <table:table-cell office:value-type="float" office:value="0" calcext:value-type="float">
            <text:p>0</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4">බැරිනම් හොද්දක් හදා ගන්ට </text:span>- <text:span text:style-name="T4">බැරි නම් රෙද්දක් හෝදන්නට </text:span>- <text:span text:style-name="T4">බැරිනම් මිදුලක් අතුගාන්නට</text:span>" <text:span text:style-name="T4">මෙසේ කියවෙන්නේ කවර නාට්‍යයේ ද</text:span>?</text:p>
          </table:table-cell>
          <table:table-cell table:style-name="ce7" office:value-type="string" calcext:value-type="string">
            <text:p><text:span text:style-name="T1">අන්ද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රුවා මහත්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ල මල පිපි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රු තරුව</text:span></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ශ්‍රී ලංකාව ටෙස්ට් වරම් ලබා ගත් වසර කුමක් ද</text:span>?</text:p>
          </table:table-cell>
          <table:table-cell table:style-name="ce7" office:value-type="float" office:value="1980" calcext:value-type="float">
            <text:p>198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1" calcext:value-type="float">
            <text:p>198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2" calcext:value-type="float">
            <text:p>198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5" calcext:value-type="float">
            <text:p>1985</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4">ප්‍රථම පාර්ලිමේන්තුව උත්සවාකාරයෙන් විවෘත කලේ කවදා ද</text:span>?</text:p>
          </table:table-cell>
          <table:table-cell table:style-name="ce7" office:value-type="string" calcext:value-type="string">
            <text:p>1949 <text:span text:style-name="T4">පෙබරවාරි </text:span>1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1948 </text:span><text:span text:style-name="T13">පෙබරවාරි </text:span><text:span text:style-name="T10">10</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50 <text:span text:style-name="T4">පෙබරවාරි </text:span>1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51 <text:span text:style-name="T4">පෙබරවාරි </text:span>10</text:p>
          </table:table-cell>
          <table:table-cell office:value-type="float" office:value="0" calcext:value-type="float">
            <text:p>0</text:p>
          </table:table-cell>
          <table:table-cell table:number-columns-repeated="1020"/>
        </table:table-row>
        <table:table-row table:style-name="ro4">
          <table:table-cell office:value-type="float" office:value="9" calcext:value-type="float">
            <text:p>9</text:p>
          </table:table-cell>
          <table:table-cell table:style-name="ce6" office:value-type="string" calcext:value-type="string">
            <text:p><text:span text:style-name="T4">ඉතා පැරණි ඉතිහාසයකට උරුමකම් කියන බතික් නිර්මාණ කලාව ඇරඹි රට කුමක් ද</text:span>?</text:p>
          </table:table-cell>
          <table:table-cell table:style-name="ce7" office:value-type="string" calcext:value-type="string">
            <text:p><text:span text:style-name="T1">මැලේ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ඊජිප්තු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ගලාදේ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Zoom <text:span text:style-name="T1">මෘදුකාංගය නිර්මාතෘ කවුරුන්ද</text:span>?</text:p>
          </table:table-cell>
          <table:table-cell table:style-name="ce7" office:value-type="string" calcext:value-type="string">
            <text:p><text:span text:style-name="T1">රැල්ෆ් හරි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ර්ක් සමර්බර්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ල් ගේට්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එරික් යුවාන්</text:span></text:p>
          </table:table-cell>
          <table:table-cell office:value-type="float" office:value="1" calcext:value-type="float">
            <text:p>1</text:p>
          </table:table-cell>
          <table:table-cell table:number-columns-repeated="1020"/>
        </table:table-row>
        <table:table-row table:style-name="ro5">
          <table:table-cell office:value-type="float" office:value="9" calcext:value-type="float">
            <text:p>9</text:p>
          </table:table-cell>
          <table:table-cell table:style-name="ce6" office:value-type="string" calcext:value-type="string">
            <text:p><text:span text:style-name="T1">අනුරාධපුරය රාජධානිය කොට පත්වූ ප්‍රථම රජු කවරෙක් ද</text:span>?</text:p>
          </table:table-cell>
          <table:table-cell table:style-name="ce7" office:value-type="string" calcext:value-type="string">
            <text:p><text:span text:style-name="T1">දේවානම් පිය තිස්ස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ණ්ඩුකාභය රජු</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වන්තිස්ස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රතිස්ස රජු</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1">බීජ හට නොගන්නා ශාකයකට උදාහරණයක් වන්නේ පහත සඳහන් කුමන ශාකය ද</text:span>?</text:p>
          </table:table-cell>
          <table:table-cell table:style-name="ce7" office:value-type="string" calcext:value-type="string">
            <text:p><text:span text:style-name="T1">ම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යින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ල්වී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ල් මානෙල්</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ගලපගොස් දූපත හා සම්බන්ද වන්නේ පහත සඳහන් අයගෙන් කවරෙක්ද?</text:span></text:p>
          </table:table-cell>
          <table:table-cell table:style-name="ce7" office:value-type="string" calcext:value-type="string">
            <text:p>ක්‍රිස්ටොපර් කොලොම්බස්</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ල්ස් ඩාවි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ආතර් සී</text:span>. <text:span text:style-name="T4">ක්ලා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ස්කෝද ගාමා</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වැවක ජල මට්ටම මැන ගැනීමට තිරස් අතට කට්ට කපා සලකනු යොදා ඇති කණු කුමක් ද</text:span>?</text:p>
          </table:table-cell>
          <table:table-cell table:style-name="ce7" office:value-type="string" calcext:value-type="string">
            <text:p><text:span text:style-name="T1">දිය කැටපහ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ළිඟු බැම්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ළප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සෝකොටුව</text:span></text:p>
          </table:table-cell>
          <table:table-cell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6" office:value-type="string" calcext:value-type="string">
            <text:p><text:span text:style-name="T4">මධ්‍යම කඳුකරයේ දී දැකගත නොහැකි කන්ද මින් කුමක් ද</text:span>?</text:p>
          </table:table-cell>
          <table:table-cell table:style-name="ce7" office:value-type="string" calcext:value-type="string">
            <text:p><text:span text:style-name="T1">සමනළ කන්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ටිගල කන්ද</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මුණුකුල කන්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කල්ස් කන්ද</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ලැව්ගිනි සෘජුව වක්‍රව හෝ බලපෑමෙන් </text:span>2019 <text:span text:style-name="T4">වසර තුළ බිලියන </text:span>1.25 <text:span text:style-name="T4">කටත් වඩා සත්ත්වයන් මියගිය රටේ නම කුමක්ද</text:span>?</text:p>
          </table:table-cell>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සී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ඕස්ට්‍රේලි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නීසියාව</text:span></text:p>
          </table:table-cell>
          <table:table-cell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6" office:value-type="string" calcext:value-type="string">
            <text:p><text:span text:style-name="T4">මාතර යුගයේ කිවිඳියක් නොවන්නේ මේ අතරින් කවරෙක් ද</text:span>?</text:p>
          </table:table-cell>
          <table:table-cell table:style-name="ce7" office:value-type="string" calcext:value-type="string">
            <text:p><text:span text:style-name="T1">රංචාගොඩ ළම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වියන් ගුණවර්ධ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න්තරගම කුමාරිහා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ජමන් නෝනා</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පිතිකරුවෙකු ක්‍රීඩා පිටියෙන් ඉවත් කළ හැකි විවිධ ක්‍රම කොපමණ තිබේ ද</text:span>?</text:p>
          </table:table-cell>
          <table:table-cell table:style-name="ce7" office:value-type="float" office:value="7" calcext:value-type="float">
            <text:p>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8" calcext:value-type="float">
            <text:p>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9" calcext:value-type="float">
            <text:p>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0" calcext:value-type="float">
            <text:p>10</text:p>
          </table:table-cell>
          <table:table-cell office:value-type="float" office:value="1" calcext:value-type="float">
            <text:p>1</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1">පිට පිට දෙවරක්ම ජනාධිපති ධුරයට පත් නොවූයේ මේ අතරින් කවරෙක් ද</text:span>?</text:p>
          </table:table-cell>
          <table:table-cell table:style-name="ce7" office:value-type="string" calcext:value-type="string">
            <text:p><text:span text:style-name="T1">මහින්ද රාජපක්ෂ</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ජේ</text:span>.<text:span text:style-name="T4">ආර්</text:span>.<text:span text:style-name="T4">ජයවර්ධ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ද්‍රිකා කුමාරතුං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ඩී</text:span><text:span text:style-name="T10">.</text:span><text:span text:style-name="T13">බී</text:span><text:span text:style-name="T10">.</text:span><text:span text:style-name="T13">විජේතුංග</text:span></text:p>
          </table:table-cell>
          <table:table-cell office:value-type="float" office:value="1" calcext:value-type="float">
            <text:p>1</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එරිකා" නම් මානව රූපී රොබෝවරිය නිපදවනු ලැබුවේ කවර රටක නිර්මාණකරුවෙක් ද</text:span>?</text:p>
          </table:table-cell>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6" office:value-type="string" calcext:value-type="string">
            <text:p><text:span text:style-name="T1">ෆේස්බුක් සමාජ ජාලය ආරම්භ කළ වර්ෂය කුමක් ද</text:span>?</text:p>
          </table:table-cell>
          <table:table-cell table:style-name="ce7" office:value-type="float" office:value="2000" calcext:value-type="float">
            <text:p>20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2" calcext:value-type="float">
            <text:p>200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4" calcext:value-type="float">
            <text:p>200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06" calcext:value-type="float">
            <text:p>2006</text:p>
          </table:table-cell>
          <table:table-cell office:value-type="float" office:value="0" calcext:value-type="float">
            <text:p>0</text:p>
          </table:table-cell>
          <table:table-cell table:number-columns-repeated="1020"/>
        </table:table-row>
        <table:table-row table:style-name="ro6">
          <table:table-cell office:value-type="float" office:value="10" calcext:value-type="float">
            <text:p>10</text:p>
          </table:table-cell>
          <table:table-cell table:style-name="ce6" office:value-type="string" calcext:value-type="string">
            <text:p>විජය කුමරුන් ගොඩ බැස්ස බවට කියැවෙන තම්බපණ්ණිය ඇත්තේ මේ අතරින් කුමන <text:span text:style-name="T1">වනෝද්‍යානයේ ද</text:span>?</text:p>
          </table:table-cell>
          <table:table-cell table:style-name="ce7" office:value-type="string" calcext:value-type="string">
            <text:p><text:span text:style-name="T1">කුමන වනෝද්‍යා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ඩවලව වනෝද්‍යා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ල්පත්තු වනෝද්‍යා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යාල වනෝද්‍යානය</text:span></text:p>
          </table:table-cell>
          <table:table-cell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6" office:value-type="string" calcext:value-type="string">
            <text:p><text:span text:style-name="T1">නිරෝගී පුද්ගලයෙකුගේ මුත්‍රා වල වැඩිපුරම අඩංගු සංඝටකය කුමක් ද</text:span>?</text:p>
          </table:table-cell>
          <table:table-cell table:style-name="ce7" office:value-type="string" calcext:value-type="string">
            <text:p><text:span text:style-name="T1">ජ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යූරික් අම්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වණ</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සුලබ ගොවිපල යන්ත්‍රයක් වන රෝද දෙකේ ට්‍රැක්ටරය මුල්වලට නිපදවූ රට කුමක් ද</text:span>?</text:p>
          </table:table-cell>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 ලංකා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2019 <text:span text:style-name="T4">ජූලි මාසයේදී අභ්‍යවකාශයෙහි කක්ෂගත කරන ලද ශ්‍රී ලංකාවේ ප්‍රථම පර්යේෂණ චන්ද්‍රිකාවේ නම කුමක් ද?</text:span></text:p>
          </table:table-cell>
          <table:table-cell table:style-name="ce7" office:value-type="string" calcext:value-type="string">
            <text:p><text:span text:style-name="T4">රාවණා </text:span><text:span text:style-name="T10">1</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රාමායන </text:span>1</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පුට්නික් </text:span>1</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ශක්ති </text:span>1</text:p>
          </table:table-cell>
          <table:table-cell office:value-type="float" office:value="0" calcext:value-type="float">
            <text:p>0</text:p>
          </table:table-cell>
          <table:table-cell table:number-columns-repeated="1020"/>
        </table:table-row>
        <table:table-row table:style-name="ro4">
          <table:table-cell office:value-type="float" office:value="10" calcext:value-type="float">
            <text:p>10</text:p>
          </table:table-cell>
          <table:table-cell table:style-name="ce6" office:value-type="string" calcext:value-type="string">
            <text:p>"<text:span text:style-name="T4">චෙම්බර් ඔෆ් ද සීක්‍රට්" හි රහසිගත කුටියේ රහස මුලින්ම දැන සිටියේ කවු ද </text:span>?</text:p>
          </table:table-cell>
          <table:table-cell table:style-name="ce7" office:value-type="string" calcext:value-type="string">
            <text:p><text:span text:style-name="T1">හැරී පෝ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ර්මයි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බ්ස් හැග්‍ රී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ල් ද මෝල්ට්</text:span></text:p>
          </table:table-cell>
          <table:table-cell office:value-type="float" office:value="1" calcext:value-type="float">
            <text:p>1</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4">ශ්‍රී ලංකාවේ ප්‍රථම අන්තර්ජාතික ටෙස්ට් ක්‍රිකට් තරගයේ කඩුලු රකින්නා වුයේ කවුරුන් ද</text:span>?</text:p>
          </table:table-cell>
          <table:table-cell table:style-name="ce7" office:value-type="string" calcext:value-type="string">
            <text:p><text:span text:style-name="T1">මහේෂ් ගුණතිල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මල් සිල්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යි ද අල්වි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සංක ගුරුසිංහ</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1">රජකම එක් දිනකට පමණක් සීමා වූ ශ්‍රී ලාංකික රජු කවුද</text:span>?</text:p>
          </table:table-cell>
          <table:table-cell table:style-name="ce7" office:value-type="string" calcext:value-type="string">
            <text:p><text:span text:style-name="T1">දෙවැනි සංකිලි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කා තිස්ස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ත්ථිසේන රජු</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හත්වෙනි පරාක්‍රමබාහු රජු</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1">ස්වංක්‍රීය රොබෝ ටැක්සි සේවා ආරම්භ කිරීමට ගෙන ඇති රට කුමක් ද</text:span>?</text:p>
          </table:table-cell>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තා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එංගලන්තය</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1">ඇපල් සමාගමට යුරෝ බිලියන </text:span>1.1 <text:span text:style-name="T1">ක දඩයක් පැනවූ රට කුමක්ද</text:span>?</text:p>
          </table:table-cell>
          <table:table-cell table:style-name="ce7" office:value-type="string" calcext:value-type="string">
            <text:p><text:span text:style-name="T1">ප්‍රංශ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පාඤ්ඤ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1">අපිරිසිදු ජලය පානය කිරීමෙන් බෝවන රෝගයක් නො වන්නේ කුමක් ද</text:span>?</text:p>
          </table:table-cell>
          <table:table-cell table:style-name="ce7" office:value-type="string" calcext:value-type="string">
            <text:p><text:span text:style-name="T1">මී උ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ගමා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ණසන්නිපා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ලරාව</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1">හෝර්ටන් තැන්න අයත් වන දිස්ත්‍රික්කයක් නොවන්නේ මින් කුමක් ද?</text:span></text:p>
          </table:table-cell>
          <table:table-cell table:style-name="ce7" office:value-type="string" calcext:value-type="string">
            <text:p><text:span text:style-name="T1">බදුල්ල දිස්ත්‍රි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වර එළිය දිස්ත්‍රි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නුවර දිස්ත්‍රික්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ත්නපුර දිස්ත්‍රික්කය</text:span></text:p>
          </table:table-cell>
          <table:table-cell office:value-type="float" office:value="0" calcext:value-type="float">
            <text:p>0</text:p>
          </table:table-cell>
          <table:table-cell table:number-columns-repeated="1020"/>
        </table:table-row>
        <table:table-row table:style-name="ro6">
          <table:table-cell office:value-type="float" office:value="11" calcext:value-type="float">
            <text:p>11</text:p>
          </table:table-cell>
          <table:table-cell table:style-name="ce6" office:value-type="string" calcext:value-type="string">
            <text:p>ඩයනා කුමරියගේ විවාහය සහ එය බිඳ වැටීම භාජනය කරගෙන නිර්මාණය කළ චිත්‍රපටයේ නම <text:span text:style-name="T1">කුමක්ද</text:span>? (2020 <text:span text:style-name="T1">මාර්තු </text:span>06)</text:p>
          </table:table-cell>
          <table:table-cell table:style-name="ce7" office:value-type="string" calcext:value-type="string">
            <text:p>Princess Diana's Life</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Princess Diana</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Spencer</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Princess Diana's Married Life</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4">ෆ්ලෝරන්ස් නයිටිංගේල් කුමන ජාතික කාන්තාවක් ද</text:span>?</text:p>
          </table:table-cell>
          <table:table-cell table:style-name="ce7" office:value-type="string" calcext:value-type="string">
            <text:p><text:span text:style-name="T1">ඇමරිකානු ජාති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නේඩියානු ජාති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තාන්‍ය ජාති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රංශ ජාතික</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4">ජුලියන් බෝලින් ශ්‍රී ලංකාව තුළ සුවිශේෂී සලකුණක් තැබුවේ කුමකින් ද</text:span>?</text:p>
          </table:table-cell>
          <table:table-cell table:style-name="ce7" office:value-type="string" calcext:value-type="string">
            <text:p><text:span text:style-name="T1">දිවීමෙ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හිනීමෙ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ර පැනීමෙ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ර්තනයෙන්</text:span></text:p>
          </table:table-cell>
          <table:table-cell office:value-type="float" office:value="0" calcext:value-type="float">
            <text:p>0</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1">ශ්‍රී ලංකාවේ විසිතුරු මසුන් අභිජනනය කරනු ලබන්නේ කුමන ස්ථානයක දී ද</text:span>?</text:p>
          </table:table-cell>
          <table:table-cell table:style-name="ce7" office:value-type="string" calcext:value-type="string">
            <text:p><text:span text:style-name="T1">රම්බොඩ ගල්ල</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දී ග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ඳපාන්ව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ගල වත්ත</text:span></text:p>
          </table:table-cell>
          <table:table-cell office:value-type="float" office:value="0" calcext:value-type="float">
            <text:p>0</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4">යුධ හමුදාව ප්‍රථම කොට</text:span>" (Military First) <text:span text:style-name="T4">සලකන ප්‍රතිපත්තියක් ඇති ආසියාතික රට කුමක්ද</text:span>?</text:p>
          </table:table-cell>
          <table:table-cell table:style-name="ce7" office:value-type="string" calcext:value-type="string">
            <text:p><text:span text:style-name="T1">දකුණු කො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තුරු කොරි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බනනය</text:span></text:p>
          </table:table-cell>
          <table:table-cell office:value-type="float" office:value="0" calcext:value-type="float">
            <text:p>0</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4">ශ්‍රී ලංකාවේ ජංගම දුරකථන ආශ්‍රිත පළමු විද්‍යුත් මුදල් පද්ධතිය හඳුන්වා දෙන ලද්දේ කුමන වර්ෂයේදී ද</text:span>?</text:p>
          </table:table-cell>
          <table:table-cell table:style-name="ce7" office:value-type="float" office:value="2005" calcext:value-type="float">
            <text:p>200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8" calcext:value-type="float">
            <text:p>200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0" calcext:value-type="float">
            <text:p>20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2" calcext:value-type="float">
            <text:p>2012</text:p>
          </table:table-cell>
          <table:table-cell office:value-type="float" office:value="1" calcext:value-type="float">
            <text:p>1</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2016<text:span text:style-name="T4">දී පොදු රාජ්‍ය මණ්ඩලයෙන් ඉවත්ව </text:span>2020<text:span text:style-name="T4">දී නැවත එහි සාමාජිකත්වය ලබාගත් රට කුමක් ද</text:span>?</text:p>
          </table:table-cell>
          <table:table-cell table:style-name="ce7" office:value-type="string" calcext:value-type="string">
            <text:p><text:span text:style-name="T1">මෙක්සි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ලදිවයි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පා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යට්නාමය</text:span></text:p>
          </table:table-cell>
          <table:table-cell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6" office:value-type="string" calcext:value-type="string">
            <text:p><text:span text:style-name="T4">මස්කට් කුමන රටේ අගනුවර ද</text:span>?</text:p>
          </table:table-cell>
          <table:table-cell table:style-name="ce7" office:value-type="string" calcext:value-type="string">
            <text:p><text:span text:style-name="T1">කුවේ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ඕමා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දි අරාබි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ෆ්ගනිස්තානය</text:span></text:p>
          </table:table-cell>
          <table:table-cell office:value-type="float" office:value="0" calcext:value-type="float">
            <text:p>0</text:p>
          </table:table-cell>
          <table:table-cell table:number-columns-repeated="1020"/>
        </table:table-row>
        <table:table-row table:style-name="ro4">
          <table:table-cell office:value-type="float" office:value="11" calcext:value-type="float">
            <text:p>11</text:p>
          </table:table-cell>
          <table:table-cell table:style-name="ce6" office:value-type="string" calcext:value-type="string">
            <text:p><text:span text:style-name="T1">කලාත්මක බව</text:span>, <text:span text:style-name="T1">ජල කළමණාකරණය හා තාක්ෂණය සංකලනය වූ විශිෂ්ට නිර් මාණයක් ලෙස අගය කල හැක්කේ කුමක්ද?</text:span></text:p>
          </table:table-cell>
          <table:table-cell table:style-name="ce7" office:value-type="string" calcext:value-type="string">
            <text:p><text:span text:style-name="T1">ගල් පාල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ධ ඇ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ට්ටම් පොකු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රොච්චය</text:span></text:p>
          </table:table-cell>
          <table:table-cell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6" office:value-type="string" calcext:value-type="string">
            <text:p><text:span text:style-name="T4">ශ්‍රීමත් හෙන්රි වික්හැම් විසින් මෙරටට හඳුන්වා දුන් බෝගය කුමක් ද</text:span>?</text:p>
          </table:table-cell>
          <table:table-cell table:style-name="ce7" office:value-type="string" calcext:value-type="string">
            <text:p><text:span text:style-name="T1">කුරුඳු</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ම්මිරි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බ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තේ</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4">සාමාන්‍යයෙන් නැවියෙකුගේ ඇඳුමකින් පෙනී සිටින කාටුන් චරිතය කුමක් ද</text:span>?</text:p>
          </table:table-cell>
          <table:table-cell table:style-name="ce7" office:value-type="string" calcext:value-type="string">
            <text:p><text:span text:style-name="T1">මිකී මවු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ෆී ඩ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ග්ස් බ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නල්ඩ් ඩක්</text:span></text:p>
          </table:table-cell>
          <table:table-cell office:value-type="float" office:value="1" calcext:value-type="float">
            <text:p>1</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2019<text:span text:style-name="T1"> වසරේ නොබෙල් සාම ත්‍යාගලාභී අභී අහමඩ් කවර රටක අගමැතිවරයා ද</text:span>?</text:p>
          </table:table-cell>
          <table:table-cell table:style-name="ce7" office:value-type="string" calcext:value-type="string">
            <text:p><text:span text:style-name="T1">සවුදි අරාබි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තියෝපි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ක්සි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රියාව</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1">රුවන්වැලි සෑයට ප්‍රථමයෙන්ම චූඩා මාණික්‍යයක් පූජා කර පැලඳ වූ වසර කුමක් ද</text:span>?</text:p>
          </table:table-cell>
          <table:table-cell table:style-name="ce7" office:value-type="string" calcext:value-type="string">
            <text:p>1939<text:span text:style-name="T4"> ජූනි </text:span>19<text:span text:style-name="T4"> පොසොන් පොහෝ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1940</text:span><text:span text:style-name="T13"> ජුනි </text:span><text:span text:style-name="T10">19</text:span><text:span text:style-name="T13"> පොසොන් පොහෝදා</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41<text:span text:style-name="T4"> ජුනි </text:span>19<text:span text:style-name="T4"> පොසොන් පොහෝ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42<text:span text:style-name="T4"> ජුනි </text:span>19<text:span text:style-name="T4"> පොසොන් පොහෝදා</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4">කොරෝනා වයිරසය සඳහා ලබාදෙන </text:span>"<text:span text:style-name="T4">සයිනොෆාම්</text:span>" <text:span text:style-name="T4">එන්නත ලංකාවට ලබාදුන් රට කුමක්ද</text:span>?</text:p>
          </table:table-cell>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රිතා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1">ගණිතමය මෙහෙයුම් කරන්නේ පරිගණකයේ කවර කොටසක් </text:span>(Componet) <text:span text:style-name="T1">මගින්ද</text:span>?</text:p>
          </table:table-cell>
          <table:table-cell table:style-name="ce7" office:value-type="string" calcext:value-type="string">
            <text:p><text:span text:style-name="T1">මධ්‍ය සැකසුම් ඒක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රධාන මත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ආදාන ඒ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විතීයික ආචයන ඒකකය</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1">ලංකාවේ පැවති ලන්දේසි පාලනය </text:span>1802<text:span text:style-name="T1">දී ඉංග්‍රීසින්ට භාර දුන් ගිවිසුම කුමක් ද</text:span>?</text:p>
          </table:table-cell>
          <table:table-cell table:style-name="ce7" office:value-type="string" calcext:value-type="string">
            <text:p><text:span text:style-name="T1">නැපෝලියන් ගිවි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ඒමියන් ගිවිසු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න්ද උඩරට ගිවි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ව් ගිවිසුම</text:span></text:p>
          </table:table-cell>
          <table:table-cell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6" office:value-type="string" calcext:value-type="string">
            <text:p><text:span text:style-name="T1">මිනිස් සිරුරෙහි ඇති බහිස්ස්‍රාවීය අවයවයක් නොවන්නේ කුමක් ද</text:span>?</text:p>
          </table:table-cell>
          <table:table-cell table:style-name="ce7" office:value-type="string" calcext:value-type="string">
            <text:p><text:span text:style-name="T1">වෘක්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නහළු</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ආමාංශය</text:span></text:p>
          </table:table-cell>
          <table:table-cell office:value-type="float" office:value="1" calcext:value-type="float">
            <text:p>1</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4">රටවල් කිහිපයක් හරහා ගමන් නොකරන්නේ මේ අතරින් කුමන ගංගාව ද</text:span>?</text:p>
          </table:table-cell>
          <table:table-cell table:style-name="ce7" office:value-type="string" calcext:value-type="string">
            <text:p><text:span text:style-name="T1">ගංගා නම් ගඟ</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යිල් ගඟ</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සන් ගඟ</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වැංහෝ ගඟ</text:span></text:p>
          </table:table-cell>
          <table:table-cell office:value-type="float" office:value="1" calcext:value-type="float">
            <text:p>1</text:p>
          </table:table-cell>
          <table:table-cell table:number-columns-repeated="1020"/>
        </table:table-row>
        <table:table-row table:style-name="ro5">
          <table:table-cell office:value-type="float" office:value="12" calcext:value-type="float">
            <text:p>12</text:p>
          </table:table-cell>
          <table:table-cell table:style-name="ce6" office:value-type="string" calcext:value-type="string">
            <text:p><text:span text:style-name="T4">ලොව වැඩිම භාෂා ගණනක් භාවිතා කරන රට කුමක් ද</text:span>?</text:p>
          </table:table-cell>
          <table:table-cell table:style-name="ce7" office:value-type="string" calcext:value-type="string">
            <text:p><text:span text:style-name="T1">නයිජී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පුවා නිව් ගිනි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නී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1">රගර්</text:span>" <text:span text:style-name="T1">ක්‍රීඩා කිරීමේදී කණ්ඩායමකට අයත් ක්‍රීඩකයන් ගණන කොපමණ ද</text:span>?</text:p>
          </table:table-cell>
          <table:table-cell table:style-name="ce7" office:value-type="float" office:value="15" calcext:value-type="float">
            <text:p>15</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6" calcext:value-type="float">
            <text:p>1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7" calcext:value-type="float">
            <text:p>1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4" calcext:value-type="float">
            <text:p>14</text:p>
          </table:table-cell>
          <table:table-cell office:value-type="float" office:value="0" calcext:value-type="float">
            <text:p>0</text:p>
          </table:table-cell>
          <table:table-cell table:number-columns-repeated="1020"/>
        </table:table-row>
        <table:table-row table:style-name="ro4">
          <table:table-cell office:value-type="float" office:value="12" calcext:value-type="float">
            <text:p>12</text:p>
          </table:table-cell>
          <table:table-cell table:style-name="ce6" office:value-type="string" calcext:value-type="string">
            <text:p><text:span text:style-name="T1">දළදා මාලිගාවේ දන්ත ධාතූන් වහන්සේගේ භාරකාරීත්වය දැරූ දියවඩන නිලමේ වෙත ප්‍රථම වතාවට භාරදීම කෙරුණේ කුමන වර්ෂයේ දී ද</text:span>?</text:p>
          </table:table-cell>
          <table:table-cell table:style-name="ce7" office:value-type="float" office:value="1845" calcext:value-type="float">
            <text:p>184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46" calcext:value-type="float">
            <text:p>184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47" calcext:value-type="float">
            <text:p>184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48" calcext:value-type="float">
            <text:p>1848</text:p>
          </table:table-cell>
          <table:table-cell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6" office:value-type="string" calcext:value-type="string">
            <text:p><text:span text:style-name="T4">ඉන්දියාවේ ප්‍රාන්තයක් ලෙස නම් කර නොමැත්තේ මින් කුමක් ද</text:span>?</text:p>
          </table:table-cell>
          <table:table-cell table:style-name="ce7" office:value-type="string" calcext:value-type="string">
            <text:p><text:span text:style-name="T1">නාග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නිපූ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ටහිර බෙංගා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ල්ලිය</text:span></text:p>
          </table:table-cell>
          <table:table-cell office:value-type="float" office:value="1" calcext:value-type="float">
            <text:p>1</text:p>
          </table:table-cell>
          <table:table-cell table:number-columns-repeated="1020"/>
        </table:table-row>
        <table:table-row table:style-name="ro3">
          <table:table-cell office:value-type="float" office:value="12" calcext:value-type="float">
            <text:p>12</text:p>
          </table:table-cell>
          <table:table-cell table:style-name="ce6" office:value-type="string" calcext:value-type="string">
            <text:p><text:span text:style-name="T1">යතුරු පුවරුව හා මූසිකය භාවිතයේදී මැණික් කටුව නිසි පරිදි තබා ගැනීමට ඔබ අසමත් වේ නම්</text:span>, <text:span text:style-name="T1">ඔබට මුහුණ පෑමට සිදු විය හැකි සෞඛ්‍ය ගැටළුව කුමක් ද?</text:span></text:p>
          </table:table-cell>
          <table:table-cell table:style-name="ce7" office:value-type="string" calcext:value-type="string">
            <text:p><text:span text:style-name="T1">පරිගණක දෘෂ්ටි සහ ලක්ෂණය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පල දෝණා සහ ලක්ෂණය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නාවර්ති ආතති පීඩා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න්දෙ වේදනාවයි</text:span></text:p>
          </table:table-cell>
          <table:table-cell office:value-type="float" office:value="0" calcext:value-type="float">
            <text:p>0</text:p>
          </table:table-cell>
          <table:table-cell table:number-columns-repeated="1020"/>
        </table:table-row>
        <table:table-row table:style-name="ro6">
          <table:table-cell office:value-type="float" office:value="12" calcext:value-type="float">
            <text:p>12</text:p>
          </table:table-cell>
          <table:table-cell table:style-name="ce6" office:value-type="string" calcext:value-type="string">
            <text:p>ප්‍රාග් ඓතිහාසික මානවකයා පිළිබඳ තොරතුරු ලැබී ඇති වඩාත්ම පැරණි ස්ථානය ලෙස සැලකෙන්නේ <text:span text:style-name="T1">කුමක්ද</text:span>?</text:p>
          </table:table-cell>
          <table:table-cell table:style-name="ce7" office:value-type="string" calcext:value-type="string">
            <text:p><text:span text:style-name="T1">කුරුවිට බටදොඹලෙ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තුල්ගල ලෙ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ත්තනගොඩ අළු ලෙ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හියන්ගල ලෙන</text:span></text:p>
          </table:table-cell>
          <table:table-cell office:value-type="float" office:value="1" calcext:value-type="float">
            <text:p>1</text:p>
          </table:table-cell>
          <table:table-cell table:number-columns-repeated="1020"/>
        </table:table-row>
        <table:table-row table:style-name="ro4">
          <table:table-cell office:value-type="float" office:value="13" calcext:value-type="float">
            <text:p>13</text:p>
          </table:table-cell>
          <table:table-cell table:style-name="ce6" office:value-type="string" calcext:value-type="string">
            <text:p><text:span text:style-name="T1">මිනිසාගේ රුධිර ප්ලාස්මාවේ අඩංගු නමුත් පටක තරලයේ අඩංගු නොවන ද්‍රව්‍ය ඇතුළත් පිළිතුර කුමක්ද</text:span>?</text:p>
          </table:table-cell>
          <table:table-cell table:style-name="ce7" office:value-type="string" calcext:value-type="string">
            <text:p><text:span text:style-name="T4">ග්ලූකෝස්</text:span>, <text:span text:style-name="T4">ඔක්සිජ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ෆයිබ්‍රිනෝජන්</text:span><text:span text:style-name="T10">, </text:span><text:span text:style-name="T13">වස්තු ඇල්බියුමි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ජලය</text:span>, <text:span text:style-name="T4">ලිපි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ඇමයිනෝ අම්ල</text:span>, <text:span text:style-name="T4">එන්සයිම</text:span></text:p>
          </table:table-cell>
          <table:table-cell office:value-type="float" office:value="0" calcext:value-type="float">
            <text:p>0</text:p>
          </table:table-cell>
          <table:table-cell table:number-columns-repeated="1020"/>
        </table:table-row>
        <table:table-row table:style-name="ro4">
          <table:table-cell office:value-type="float" office:value="13" calcext:value-type="float">
            <text:p>13</text:p>
          </table:table-cell>
          <table:table-cell table:style-name="ce6" office:value-type="string" calcext:value-type="string">
            <text:p><text:span text:style-name="T4">සුලබ ගොවිපල යන්ත්‍රයක් වන රෝද දෙකේ ට්‍රැක්ටරය මුල්වලට නිපදවූ රට කුමක් ද</text:span>?</text:p>
          </table:table-cell>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 ලංකා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අරුගම් බොක්ක මුහුදු තීරය අයත් වන්නේ කුමන පළාතට ද</text:span>?</text:p>
          </table:table-cell>
          <table:table-cell table:style-name="ce7" office:value-type="string" calcext:value-type="string">
            <text:p><text:span text:style-name="T1">බස්නාහිර පළා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තුරු පළා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ගෙනහිර පළාත</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කුණු පළාත</text:span></text:p>
          </table:table-cell>
          <table:table-cell office:value-type="float" office:value="0" calcext:value-type="float">
            <text:p>0</text:p>
          </table:table-cell>
          <table:table-cell table:number-columns-repeated="1020"/>
        </table:table-row>
        <table:table-row table:style-name="ro6">
          <table:table-cell office:value-type="float" office:value="13" calcext:value-type="float">
            <text:p>13</text:p>
          </table:table-cell>
          <table:table-cell table:style-name="ce6" office:value-type="string" calcext:value-type="string">
            <text:p>බ්‍රිතාන්‍ය යුරෝපා සංගමයෙහි සිටිය යුතුද නැද්ද යන්න සම්බන්ධ ව ජනමත විචාරණයක් පැවැත් වූ <text:span text:style-name="T4">වසර කුමක්ද</text:span>?</text:p>
          </table:table-cell>
          <table:table-cell table:style-name="ce7" office:value-type="float" office:value="2016" calcext:value-type="float">
            <text:p>2016</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5" calcext:value-type="float">
            <text:p>201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4" calcext:value-type="float">
            <text:p>201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7" calcext:value-type="float">
            <text:p>2017</text:p>
          </table:table-cell>
          <table:table-cell office:value-type="float" office:value="0" calcext:value-type="float">
            <text:p>0</text:p>
          </table:table-cell>
          <table:table-cell table:number-columns-repeated="1020"/>
        </table:table-row>
        <table:table-row table:style-name="ro4">
          <table:table-cell office:value-type="float" office:value="13" calcext:value-type="float">
            <text:p>13</text:p>
          </table:table-cell>
          <table:table-cell table:style-name="ce6" office:value-type="string" calcext:value-type="string">
            <text:p><text:span text:style-name="T1">යුස්ටස් රිචඩ් ද සිල්වා යන නමින් මුලින් හැඳින් වූ නාට්‍යකරුවා කවුරුන් ද</text:span>?</text:p>
          </table:table-cell>
          <table:table-cell table:style-name="ce7" office:value-type="string" calcext:value-type="string">
            <text:p><text:span text:style-name="T1">සුගතපාල ද සිල්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එදිරිවීර සරත්චන්ද්‍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තිඥ ජෝන් ද සිල්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text:span>.<text:span text:style-name="T4">වී</text:span>. <text:span text:style-name="T4">රිචඩ් ද සිල්වා</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1">ආහාර ජීර්ණ පද්ධතියට අයත් නොවන්නේ කුමක් ද</text:span>?</text:p>
          </table:table-cell>
          <table:table-cell table:style-name="ce7" office:value-type="string" calcext:value-type="string">
            <text:p><text:span text:style-name="T1">අක්මා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ග්න්‍යා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ත්තා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කුගඩු</text:span></text:p>
          </table:table-cell>
          <table:table-cell office:value-type="float" office:value="1" calcext:value-type="float">
            <text:p>1</text:p>
          </table:table-cell>
          <table:table-cell table:number-columns-repeated="1020"/>
        </table:table-row>
        <table:table-row table:style-name="ro12">
          <table:table-cell office:value-type="float" office:value="13" calcext:value-type="float">
            <text:p>13</text:p>
          </table:table-cell>
          <table:table-cell table:style-name="ce6" office:value-type="string" calcext:value-type="string">
            <text:p>ඩයිනෝසරයන් වඳ වී යෑමට ආසන්න කාලයේ මිහිතලය මත විසූ මාංශ භක්ෂක සතෙකු වන<text:span text:style-name="T2"> </text:span><text:span text:style-name="T3">මෙගරැස්ටරයෙකුගේ පොසිලයක් සොයා ගැනීමට සමත් වූ රට කුමක් ද</text:span>?</text:p>
          </table:table-cell>
          <table:table-cell table:style-name="ce7" office:value-type="string" calcext:value-type="string">
            <text:p><text:span text:style-name="T1">උතුරු ආජන්ටි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යිස්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කුණු ආජන්ටිනා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රසීලය</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සෞරග්‍රහ මණ්ඩලයෙහි ප්‍රතිවිරුද්ධ අතට භ්‍රමණය වන ග්‍රහයා කුමක් ද</text:span>?</text:p>
          </table:table-cell>
          <table:table-cell table:style-name="ce7" office:value-type="string" calcext:value-type="string">
            <text:p><text:span text:style-name="T1">බ්‍රහස්ප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කු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යුරේන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ප්චූන්</text:span></text:p>
          </table:table-cell>
          <table:table-cell office:value-type="float" office:value="0" calcext:value-type="float">
            <text:p>0</text:p>
          </table:table-cell>
          <table:table-cell table:number-columns-repeated="1020"/>
        </table:table-row>
        <table:table-row table:style-name="ro4">
          <table:table-cell office:value-type="float" office:value="13" calcext:value-type="float">
            <text:p>13</text:p>
          </table:table-cell>
          <table:table-cell table:style-name="ce6" office:value-type="string" calcext:value-type="string">
            <text:p><text:span text:style-name="T1">තල්මසුන් තිදෙනෙක් මුහුදේ ගමන් කරන ආකාරයට සෑදී ඇති </text:span>3<text:span text:style-name="T1"> වේල් රොක් </text:span>Whale Rock) <text:span text:style-name="T1">පාෂාණය පිහිටි රට කුමක් ද</text:span>?</text:p>
          </table:table-cell>
          <table:table-cell table:style-name="ce7" office:value-type="string" calcext:value-type="string">
            <text:p><text:span text:style-name="T1">ඉන්දුනී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ලේ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යිලන්ත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ගලාදේශය</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සිදත් සඟරා හෝඩියට අයත් අක්ෂර ගණන කීය ද</text:span>?</text:p>
          </table:table-cell>
          <table:table-cell table:style-name="ce7" office:value-type="float" office:value="30" calcext:value-type="float">
            <text:p>3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32" calcext:value-type="float">
            <text:p>3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36" calcext:value-type="float">
            <text:p>3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4" calcext:value-type="float">
            <text:p>54</text:p>
          </table:table-cell>
          <table:table-cell office:value-type="float" office:value="0" calcext:value-type="float">
            <text:p>0</text:p>
          </table:table-cell>
          <table:table-cell table:number-columns-repeated="1020"/>
        </table:table-row>
        <table:table-row table:style-name="ro6">
          <table:table-cell office:value-type="float" office:value="13" calcext:value-type="float">
            <text:p>13</text:p>
          </table:table-cell>
          <table:table-cell table:style-name="ce6" office:value-type="string" calcext:value-type="string">
            <text:p>මහවැලි යෝජනා ක්‍රමය යටතේ ඉදි වූ ජලාශ පද්ධතියේ මුහුදු මට්ටමේ සිට ඉහළින් ම පිහිටි ජලාශය<text:span text:style-name="T4"> මේ අතරින් කුමක් ද</text:span>?</text:p>
          </table:table-cell>
          <table:table-cell table:style-name="ce7" office:value-type="string" calcext:value-type="string">
            <text:p><text:span text:style-name="T1">කොත්මලේ</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න්දෙණිග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ක්ටෝ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න්ටැඹේ</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ටයිකොන්ඩෝ" ක්‍රීඩාව කවර රටක උපත ලැබුවේ ද</text:span>?</text:p>
          </table:table-cell>
          <table:table-cell table:style-name="ce7" office:value-type="string" calcext:value-type="string">
            <text:p><text:span text:style-name="T1">දකුණු කොරි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ග්ලාදේ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වෑකන්ද වලව්ව චිත්‍රපටය සඳහා පාදක වූ ලෝකප්‍රකට නාට්‍ය කුමක් ද</text:span>?</text:p>
          </table:table-cell>
          <table:table-cell table:style-name="ce7" office:value-type="string" calcext:value-type="string">
            <text:p>The Sea Gull</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Three Sister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Hedda Gabler</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The Cherry Orchard</text:p>
          </table:table-cell>
          <table:table-cell office:value-type="float" office:value="1" calcext:value-type="float">
            <text:p>1</text:p>
          </table:table-cell>
          <table:table-cell table:number-columns-repeated="1020"/>
        </table:table-row>
        <table:table-row table:style-name="ro5">
          <table:table-cell office:value-type="float" office:value="13" calcext:value-type="float">
            <text:p>13</text:p>
          </table:table-cell>
          <table:table-cell table:style-name="ce6" office:value-type="string" calcext:value-type="string">
            <text:p><text:span text:style-name="T4">මානව හිමිකම් පිළිබඳ විශ්ව ප්‍රකාශනය සංග්‍රහ ගත කළ වසර කුමක් ද</text:span>?</text:p>
          </table:table-cell>
          <table:table-cell table:style-name="ce7" office:value-type="float" office:value="1947" calcext:value-type="float">
            <text:p>194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44" calcext:value-type="float">
            <text:p>194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48" calcext:value-type="float">
            <text:p>1948</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49" calcext:value-type="float">
            <text:p>1949</text:p>
          </table:table-cell>
          <table:table-cell office:value-type="float" office:value="0" calcext:value-type="float">
            <text:p>0</text:p>
          </table:table-cell>
          <table:table-cell table:number-columns-repeated="1020"/>
        </table:table-row>
        <table:table-row table:style-name="ro6">
          <table:table-cell office:value-type="float" office:value="13" calcext:value-type="float">
            <text:p>13</text:p>
          </table:table-cell>
          <table:table-cell table:style-name="ce6" office:value-type="string" calcext:value-type="string">
            <text:p>කාළගුණ විපර්යාසයක් හේතුකොටගෙන සාගින්නෙන් මිය යමින් සිටින ඇන්ටාක්ටික් කලාපයේ<text:span text:style-name="T1"> සත්ව වර්ගය කුමක් ද</text:span>?</text:p>
          </table:table-cell>
          <table:table-cell table:style-name="ce7" office:value-type="string" calcext:value-type="string">
            <text:p><text:span text:style-name="T1">පෙන්ගුවි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සී බර්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න්ටාක්ටික් ෆර් සී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 ලයන්</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1">සාමාන්‍යයෙන් මදුරුවන්ගේ ආයු කාලය කොපමණ ද</text:span>?</text:p>
          </table:table-cell>
          <table:table-cell table:style-name="ce7" office:value-type="string" calcext:value-type="string">
            <text:p><text:span text:style-name="T4">දින </text:span><text:span text:style-name="T10">120 -150</text:span><text:span text:style-name="T13">ක්</text:span></text:p>
          </table:table-cell>
          <table:table-cell table:style-name="ce8"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දින </text:span>100 -120<text:span text:style-name="T4">ක්</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න </text:span>50 -100<text:span text:style-name="T4">ක්</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න </text:span>100 - 150<text:span text:style-name="T4">ක්</text:span></text:p>
          </table:table-cell>
          <table:table-cell table:style-name="ce8"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text:span text:style-name="T1">පරිගණකයක ඇති ගොනුවක ප්‍රතිරූපය </text:span>(File Type) <text:span text:style-name="T1">හඳුනා ගැනීමට උපකාරී වන්නේ මින් කුමක්ද</text:span>?</text:p>
          </table:table-cell>
          <table:table-cell table:style-name="ce7" office:value-type="string" calcext:value-type="string">
            <text:p><text:span text:style-name="T1">ගොනුව අඩංගු වන උප ෆෝල්ඩ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නුව අඩංගු වන ෆෝල්ඩ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ගොනුවක දිගුව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ගොනු නාමයයි</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1">ඉසුරුමුණි විහාරය ඉදිකළ රජතුමා කවුරුන් ද</text:span>?</text:p>
          </table:table-cell>
          <table:table-cell table:style-name="ce7" office:value-type="string" calcext:value-type="string">
            <text:p><text:span text:style-name="T1">දේවානම්පියතිස්ස රජු</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ණ්ඩුකාභය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සෙන්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ද්ධාතිස්ස රජු</text:span></text:p>
          </table:table-cell>
          <table:table-cell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text:span text:style-name="T4">අධිරාජ්‍යයන්ගේ සොහොන් බිම</text:span>" (Graveyard of Empires) <text:span text:style-name="T4">වශයෙන් සලකනු ලබන ආසියානු රට කුමක්ද?</text:span></text:p>
          </table:table-cell>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ෆ්ගනිස්ථා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කිස්ථානය</text:span></text:p>
          </table:table-cell>
          <table:table-cell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text:span text:style-name="T1">නව ජීවී විශේෂ </text:span>26<text:span text:style-name="T1">ක් ලොවට හඳුන්වා දුන් ශ්‍රී ලාංකීය විද්‍යාඥයා කවුරුන්ද</text:span>?</text:p>
          </table:table-cell>
          <table:table-cell table:style-name="ce7" office:value-type="string" calcext:value-type="string">
            <text:p><text:span text:style-name="T1">මහාචාර්ය කුමාර් වික්‍රමසිං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න්ඩිස් වික්‍රමසිංහ ම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තරිඳු දයාරත්න </text:span>(<text:span text:style-name="T4">විද්‍යාඥ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චාමිකා විතානගේ </text:span>(<text:span text:style-name="T4">විද්‍යාඥයා</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4">සුමෝ ක්‍රීඩාව සදහා ප්‍රසිද්ධ රට කුමක් ද</text:span>?</text:p>
          </table:table-cell>
          <table:table-cell table:style-name="ce7" office:value-type="string" calcext:value-type="string">
            <text:p><text:span text:style-name="T1">කො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6">
          <table:table-cell office:value-type="float" office:value="14" calcext:value-type="float">
            <text:p>14</text:p>
          </table:table-cell>
          <table:table-cell table:style-name="ce6" office:value-type="string" calcext:value-type="string">
            <text:p>යුරෝපයෙහි නවොත්පාදකයෙකු හා චිත්‍ර ශිල්පියෙකු ලෙස සැළකෙන ලියනාඩෝ ඩාවින්චි <text:span text:style-name="T4">කුමන ජාතිකයෙක්ද</text:span>?</text:p>
          </table:table-cell>
          <table:table-cell table:style-name="ce7" office:value-type="string" calcext:value-type="string">
            <text:p><text:span text:style-name="T1">යුරෝපී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තාලි</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ර්ම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ශ</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4">ලෝක බුද්ධිමය දේපළ දිනය කවදා ද</text:span>?</text:p>
          </table:table-cell>
          <table:table-cell table:style-name="ce7" office:value-type="string" calcext:value-type="string">
            <text:p><text:span text:style-name="T4">අප්‍රේල් </text:span>1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ප්‍රේල් </text:span><text:span text:style-name="T10">26</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අප්‍රේල් </text:span>2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ප්‍රේල් </text:span>14</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1">ජපානය සෑදී ඇති ප්‍රධාන දූපත් ගණන කොපමණ ද</text:span>?</text:p>
          </table:table-cell>
          <table:table-cell table:style-name="ce7" office:value-type="float" office:value="6" calcext:value-type="float">
            <text:p>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4" calcext:value-type="float">
            <text:p>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 calcext:value-type="float">
            <text:p>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 calcext:value-type="float">
            <text:p>5</text:p>
          </table:table-cell>
          <table:table-cell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GMT <text:span text:style-name="T1">රේඛාවක් පසු කිරීමේදී දිනයක් එකතු වන්නේ කුමන දිශාවට ගමන් කිරීමෙන් ද</text:span>?</text:p>
          </table:table-cell>
          <table:table-cell table:style-name="ce7" office:value-type="string" calcext:value-type="string">
            <text:p>නැගෙනහිර සිට බටහිරට</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ටහිර සිට නැගෙනහිර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දකුණ සිට උතුර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උතුර සිට දකුණට</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1">ඉන්දියානු ජනපතිගේ නිල නිවසේ නම කුමක් ද</text:span>?</text:p>
          </table:table-cell>
          <table:table-cell table:style-name="ce7" office:value-type="string" calcext:value-type="string">
            <text:p><text:span text:style-name="T1">ජනාධිපතිභව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ක්විර්කල් භව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රාෂ්ඨපති භවන්</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නිලමන්දිර් භවන්</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2020 <text:span text:style-name="T4">වර්ෂයේ ලෝක සෞඛ්‍ය සංවිධානයෙන් ඉවත් වූ රට කුමක් ද</text:span>?</text:p>
          </table:table-cell>
          <table:table-cell table:style-name="ce7" office:value-type="string" calcext:value-type="string">
            <text:p><text:span text:style-name="T1">උතුරු කොරි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ර්ම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6" office:value-type="string" calcext:value-type="string">
            <text:p><text:span text:style-name="T1">පරිගණක පද්ධතියක මූලික සංරචකයක් නොවන්නේ පහත කුමක් ද</text:span>?</text:p>
          </table:table-cell>
          <table:table-cell table:style-name="ce7" office:value-type="string" calcext:value-type="string">
            <text:p><text:span text:style-name="T1">ජීවාංග</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රතිදාන උපක්‍රම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ආදාන උපක්‍රම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ධ්‍ය සැකසුම් ඒකකය</text:span></text:p>
          </table:table-cell>
          <table:table-cell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text:span text:style-name="T4">බ්‍රිතාන්‍ය යුරෝපා සංගමයෙන් ඉවත්වීමේ කාලසීමාව අවසන් වූයේ කවදා ද</text:span>?</text:p>
          </table:table-cell>
          <table:table-cell table:style-name="ce7" office:value-type="string" calcext:value-type="string">
            <text:p><text:span text:style-name="T2">2020 </text:span><text:span text:style-name="T13">දෙසැම්බර් </text:span><text:span text:style-name="T10">31</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2020 <text:span text:style-name="T4">මැයි </text:span>28</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21 <text:span text:style-name="T4">ජනවාරි </text:span>3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21 <text:span text:style-name="T4">දෙසැම්බර් </text:span>31</text:p>
          </table:table-cell>
          <table:table-cell office:value-type="float" office:value="0" calcext:value-type="float">
            <text:p>0</text:p>
          </table:table-cell>
          <table:table-cell table:number-columns-repeated="1020"/>
        </table:table-row>
        <table:table-row table:style-name="ro4">
          <table:table-cell office:value-type="float" office:value="14" calcext:value-type="float">
            <text:p>14</text:p>
          </table:table-cell>
          <table:table-cell table:style-name="ce6" office:value-type="string" calcext:value-type="string">
            <text:p><text:span text:style-name="T1">ජන සංගණනය ලෝකයේ සෑම රටක ම පාහේ වසර කීයකට වරක් පවත්වනු ලබයි ද</text:span>?</text:p>
          </table:table-cell>
          <table:table-cell table:style-name="ce7" office:value-type="string" calcext:value-type="string">
            <text:p><text:span text:style-name="T1">වසර </text:span>5<text:span text:style-name="T1">කට වර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text:span text:style-name="T14">8</text:span><text:span text:style-name="T3">කට වර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text:span text:style-name="T14">10</text:span><text:span text:style-name="T3">කට වර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සර </text:span>12<text:span text:style-name="T1">කට වරක්</text:span></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ලෝක වර්ගීකරණයටය අනුව 2020 වර්ෂයෙහි </text:span><text:span text:style-name="T7">ශ්‍රී ලංකාවේ හොඳම විශ්වවිද්‍යාලය කුමක් ද?</text:span></text:p>
          </table:table-cell>
          <table:table-cell table:style-name="ce7" office:value-type="string" calcext:value-type="string">
            <text:p>කොළඹ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දෙණිය විශ්වවිද්‍යාලය <text:s/></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හුණු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ණිය විශ්වවිද්‍යාලය</text:p>
          </table:table-cell>
          <table:table-cell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6" office:value-type="string" calcext:value-type="string">
            <text:p>G8 <text:span text:style-name="T4">සංවිධානයේ සිටින </text:span>G7 <text:span text:style-name="T4">සංවිධානයේ නොමැති එකම රට කුමක්ද</text:span>?</text:p>
          </table:table-cell>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ර්ම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ලංකාවේ සයිබර් අපරාධ වැළැක්වීමේ සම්මත කර ඇති ප්‍රධාන පනත කුමක් ද</text:span>?</text:p>
          </table:table-cell>
          <table:table-cell table:style-name="ce7" office:value-type="string" calcext:value-type="string">
            <text:p>2005<text:span text:style-name="T4"> අංක </text:span>20<text:span text:style-name="T4"> දරන පරිගණක අපරාධ පන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2007</text:span><text:span text:style-name="T13"> අංක </text:span><text:span text:style-name="T10">24</text:span><text:span text:style-name="T13"> දරන පරිගණක අපරාධ පනත</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2006<text:span text:style-name="T4"> අංක </text:span>20<text:span text:style-name="T4"> දරන පරිගණක අපරාධ පන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08<text:span text:style-name="T4"> අංක </text:span>24<text:span text:style-name="T4"> දරන පරිගණක අපරාධ පනත</text:span></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ගොදුරු අල්ලා ගැනීමේ අනුවර්තන පිහිටි ශාක විශේෂයක් නොවන්නේ මේ අතරින් කුමන ශාකය ද</text:span>?</text:p>
          </table:table-cell>
          <table:table-cell table:style-name="ce7" office:value-type="string" calcext:value-type="string">
            <text:p>බාඳු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ඳුලැස්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නරැස්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යගලා</text:p>
          </table:table-cell>
          <table:table-cell office:value-type="float" office:value="1" calcext:value-type="float">
            <text:p>1</text:p>
          </table:table-cell>
          <table:table-cell table:number-columns-repeated="1020"/>
        </table:table-row>
        <table:table-row table:style-name="ro5">
          <table:table-cell office:value-type="float" office:value="15" calcext:value-type="float">
            <text:p>15</text:p>
          </table:table-cell>
          <table:table-cell table:style-name="ce6" office:value-type="string" calcext:value-type="string">
            <text:p><text:span text:style-name="T1">කොත්මලේ ජලාශය විවෘත කරන ලද්දේ කුමන වර්ෂයකදී ද</text:span>?</text:p>
          </table:table-cell>
          <table:table-cell table:style-name="ce7" office:value-type="float" office:value="1980" calcext:value-type="float">
            <text:p>1980</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2" calcext:value-type="float">
            <text:p>1982</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4" calcext:value-type="float">
            <text:p>1984</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5" calcext:value-type="float">
            <text:p>1985</text:p>
          </table:table-cell>
          <table:table-cell table:style-name="ce8" office:value-type="float" office:value="1" calcext:value-type="float">
            <text:p>1</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2020) <text:span text:style-name="T1">කොවිඩ් </text:span>19 <text:span text:style-name="T1">වලට එරෙහිව රුසියාව විසින් හඳුන්වා දෙනු ලැබූ එන්නත හඳුන්වන නම කුමක්ද</text:span>?</text:p>
          </table:table-cell>
          <table:table-cell table:style-name="ce7" office:value-type="string" calcext:value-type="string">
            <text:p><text:span text:style-name="T1">ස්පුට්නික් V</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ඇසිත්‍රොමයිසි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යිසර්</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යිසොෆේන්</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8">ඇමෙරිකානු ගගනගාමීන් නීල් ආම්ස්ට්‍රෝන් සද මත පා තබන විට ඇමරිකාවේ ජනාධිපති කව්ද</text:span>?</text:p>
          </table:table-cell>
          <table:table-cell table:style-name="ce7" office:value-type="string" calcext:value-type="string">
            <text:p><text:span text:style-name="T1">ජිම් කා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චඩ් නික්ස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න් එෆ් කෙනඩි</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නල්ඩ් රේගන්</text:p>
          </table:table-cell>
          <table:table-cell office:value-type="float" office:value="0" calcext:value-type="float">
            <text:p>0</text:p>
          </table:table-cell>
          <table:table-cell table:number-columns-repeated="1020"/>
        </table:table-row>
        <table:table-row table:style-name="ro13">
          <table:table-cell office:value-type="float" office:value="15" calcext:value-type="float">
            <text:p>15</text:p>
          </table:table-cell>
          <table:table-cell table:style-name="ce6" office:value-type="string" calcext:value-type="string">
            <text:p>ලෝකයේ ප්‍රථම නවකතාව ලෙස සැලකෙන්නේ කුමක්ද? (11 වන ශත වර්ෂය)</text:p>
          </table:table-cell>
          <table:table-cell table:style-name="ce7" office:value-type="string" calcext:value-type="string">
            <text:p>The Colour Purple</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Jane Eyre</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Great Expectation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The Tale of Genji</text:p>
          </table:table-cell>
          <table:table-cell office:value-type="float" office:value="1" calcext:value-type="float">
            <text:p>1</text:p>
          </table:table-cell>
          <table:table-cell table:number-columns-repeated="1020"/>
        </table:table-row>
        <table:table-row table:style-name="ro13">
          <table:table-cell office:value-type="float" office:value="15" calcext:value-type="float">
            <text:p>15</text:p>
          </table:table-cell>
          <table:table-cell table:style-name="ce6" office:value-type="string" calcext:value-type="string">
            <text:p>ජාත්‍යන්තර ටෙස්ට් ක්‍රිකට් තරග වලදී එක් ඉනිමකදී ලකුණු 300 සීමාව ඉක්ම වූ ලාංකීය ක්‍රිකට් ක්‍රීඩකයින් කී දෙනෙකු සිටි ද?</text:p>
          </table:table-cell>
          <table:table-cell office:value-type="float" office:value="1" calcext:value-type="float">
            <text:p>1</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 calcext:value-type="float">
            <text:p>2</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float" office:value="3" calcext:value-type="float">
            <text:p>3</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4" calcext:value-type="float">
            <text:p>4</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ලෝක වර්ගීකරණයටය අනුව 202</text:span><text:span text:style-name="T7">0 වර්ෂයෙහි ශ්‍රී ලංකාවේ හොඳම විශ්වවිද්‍යාලය කුමක් ද?</text:span></text:p>
          </table:table-cell>
          <table:table-cell table:style-name="ce7" office:value-type="string" calcext:value-type="string">
            <text:p>කොළඹ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දෙණිය විශ්වවිද්‍යාලය <text:s/></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හුණු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ණිය විශ්වවිද්‍යාලය</text:p>
          </table:table-cell>
          <table:table-cell office:value-type="float" office:value="0" calcext:value-type="float">
            <text:p>0</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2021 වනවිට ලෝකයේ වැඩිම ඛනිජ තෙල් නිෂ්පාදනය කරන රටවල් 3 මොනවා ද?</text:span></text:p>
          </table:table-cell>
          <table:table-cell table:style-name="ce7" office:value-type="string" calcext:value-type="string">
            <text:p><text:span text:style-name="T1">ඇමරිකා එක්සත් ජනපදය, චීනය, 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 එකමරිකා එක්සත් ජනපදය, ඕස්ට්‍රේලියාව, 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 එක්සත් ජනපදය, සෞදි අරාබිය, රුසි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 එක්සත් ජනපදය, කුවේට්, බහරේන්</text:span></text:p>
          </table:table-cell>
          <table:table-cell office:value-type="float" office:value="0" calcext:value-type="float">
            <text:p>0</text:p>
          </table:table-cell>
          <table:table-cell table:number-columns-repeated="1020"/>
        </table:table-row>
        <table:table-row table:style-name="ro6">
          <table:table-cell office:value-type="float" office:value="15" calcext:value-type="float">
            <text:p>15</text:p>
          </table:table-cell>
          <table:table-cell table:style-name="ce6" office:value-type="string" calcext:value-type="string">
            <text:p>පහත සඳහන් කුමක් අතරින් පරිගණක සකසු තාක්ෂණයේ පරිණාමයට අදාළ නිවැරදි පටිපාටිය <text:span text:style-name="T1">දැක්වේ ද</text:span>?</text:p>
          </table:table-cell>
          <table:table-cell table:style-name="ce7" office:value-type="string" calcext:value-type="string">
            <text:p><text:span text:style-name="T4">ට්‍රාන්සිස්ටර්</text:span>, <text:span text:style-name="T4">අනුකලිත පරිපථ </text:span>(IC), <text:span text:style-name="T4">රික්තක බට </text:span>(Vaccum Tube)</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ට්‍රාන්සිස්ටර්</text:span>, <text:span text:style-name="T4">රික්තක බට</text:span>, <text:span text:style-name="T4">අනුකලිත පරිපථ</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රික්තක බට</text:span>,<text:span text:style-name="T4"> අනුකලිත පරිපථ</text:span>, <text:span text:style-name="T4">ට්‍රාන්සිස්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රික්තක බට</text:span><text:span text:style-name="T10">, </text:span><text:span text:style-name="T13">ට්‍රාන්සිස්ටර්</text:span><text:span text:style-name="T10">, </text:span><text:span text:style-name="T13">අනුකලිත පරිපථ</text:span></text:p>
          </table:table-cell>
          <table:table-cell office:value-type="float" office:value="1" calcext:value-type="float">
            <text:p>1</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1">වැඩිහිටි සතෙකුගේ සෛල උපයෝගී කරගෙන ක්ලෝනීකරණය මඟින් ලොව උපන් ප්‍රථම වදුරා කවු ද</text:span>?</text:p>
          </table:table-cell>
          <table:table-cell table:style-name="ce7" office:value-type="string" calcext:value-type="string">
            <text:p><text:span text:style-name="T1">ඩො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ක්‍රපි</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න් සො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ඩිතී</text:span></text:p>
          </table:table-cell>
          <table:table-cell office:value-type="float" office:value="0" calcext:value-type="float">
            <text:p>0</text:p>
          </table:table-cell>
          <table:table-cell table:number-columns-repeated="1020"/>
        </table:table-row>
        <table:table-row table:style-name="ro6">
          <table:table-cell office:value-type="float" office:value="15" calcext:value-type="float">
            <text:p>15</text:p>
          </table:table-cell>
          <table:table-cell table:style-name="ce6" office:value-type="string" calcext:value-type="string">
            <text:p>ඕනෑම ප්ලාස්ටික් කැබැල්ලක් හෝ ප්ලාස්ටික් කෙන්දක් මයික්‍රො ප්ලාස්ටික් ගණයට අයත් වන්නේ ඒවා <text:span text:style-name="T1">මිලිලීටර් කීයකට වඩා අඩුනම් ද?</text:span></text:p>
          </table:table-cell>
          <table:table-cell table:style-name="ce7" office:value-type="float" office:value="10" calcext:value-type="float">
            <text:p>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7" calcext:value-type="float">
            <text:p>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6" calcext:value-type="float">
            <text:p>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 calcext:value-type="float">
            <text:p>5</text:p>
          </table:table-cell>
          <table:table-cell office:value-type="float" office:value="1" calcext:value-type="float">
            <text:p>1</text:p>
          </table:table-cell>
          <table:table-cell table:number-columns-repeated="1020"/>
        </table:table-row>
        <table:table-row table:style-name="ro4">
          <table:table-cell office:value-type="float" office:value="15" calcext:value-type="float">
            <text:p>15</text:p>
          </table:table-cell>
          <table:table-cell table:style-name="ce6" office:value-type="string" calcext:value-type="string">
            <text:p><text:span text:style-name="T4">කඩිනම් මහවැලි ව්‍යාපාරය යටතේ ඉදිවුණු වික්ටෝරියා වේල්ල විවෘත කරනු ලැබුවේ කවර වසරක ද</text:span>?</text:p>
          </table:table-cell>
          <table:table-cell table:style-name="ce7" office:value-type="float" office:value="1983" calcext:value-type="float">
            <text:p>198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4" calcext:value-type="float">
            <text:p>198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5" calcext:value-type="float">
            <text:p>1985</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6" calcext:value-type="float">
            <text:p>1986</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4">යුරෝපයෙහි කළ විදුලිය ලෙස සැලකෙන්නේ කවුරුන් ද</text:span>?</text:p>
          </table:table-cell>
          <table:table-cell table:style-name="ce7" office:value-type="string" calcext:value-type="string">
            <text:p><text:span text:style-name="T1">ඩේවිඩ් බෙක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ල් ලුවිස්</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ඇලන්ඩ් ඩොනල්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ෂෙයික් අබ්දුල්ලා</text:span></text:p>
          </table:table-cell>
          <table:table-cell office:value-type="float" office:value="0" calcext:value-type="float">
            <text:p>0</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4">ජාත්‍යන්තර සිනමා උළෙලක් නියෝජනය කළ පළමු සිංහල චිත්‍රපටය කුමක් ද</text:span>?</text:p>
          </table:table-cell>
          <table:table-cell table:style-name="ce7" office:value-type="string" calcext:value-type="string">
            <text:p><text:span text:style-name="T1">කඩවුණු පොරොන්දු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ම්පෙරළි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ඛාව</text:span></text:p>
          </table:table-cell>
          <table:table-cell office:value-type="float" office:value="1" calcext:value-type="float">
            <text:p>1</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1">ශ්‍රී ලංකා ක්‍රිකට් කණ්ඩායම මුල්ම ලෝක කුසලානයට සහභාගී වූයේ කිනම් රටට එරෙහිව ද</text:span>?</text:p>
          </table:table-cell>
          <table:table-cell table:style-name="ce7" office:value-type="string" calcext:value-type="string">
            <text:p><text:span text:style-name="T1">එංගලන්ත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ඕස්ට්‍රේලි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ගලාදේශය</text:span></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1">ප්‍රථමයෙන්ම ශ්‍රී ලංකාවේ ග්‍රහලෝකාගාරයක් ඉදිවුණු වර්ෂය කුමක්ද</text:span>?</text:p>
          </table:table-cell>
          <table:table-cell table:style-name="ce7" office:value-type="float" office:value="1960" calcext:value-type="float">
            <text:p>196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2" calcext:value-type="float">
            <text:p>196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4" calcext:value-type="float">
            <text:p>196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5" calcext:value-type="float">
            <text:p>1965</text:p>
          </table:table-cell>
          <table:table-cell office:value-type="float" office:value="1" calcext:value-type="float">
            <text:p>1</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1">කොවිඩ් </text:span>19<text:span text:style-name="T1"> වසංගතයට ගතයුතු ඉදිරි ක්‍රියාමාර්ග සාකච්ඡා කිරීමට </text:span>2020<text:span text:style-name="T1"> මාර්තු මස </text:span>26<text:span text:style-name="T1"> පැවැත්වූ විශේෂ සමුළුව කුමක් ද ?</text:span></text:p>
          </table:table-cell>
          <table:table-cell table:style-name="ce7" office:value-type="string" calcext:value-type="string">
            <text:p>G7<text:span text:style-name="T4"> සමුළු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ආසියාතික සමුළු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G20</text:span><text:span text:style-name="T13"> සමුළු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G8<text:span text:style-name="T4"> සමුළුව</text:span></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2020<text:span text:style-name="T1"> දී මියගිය </text:span>cut, copy, paste <text:span text:style-name="T1">නිර්මාතෘ කවුරුන් ද</text:span>?</text:p>
          </table:table-cell>
          <table:table-cell table:style-name="ce7" office:value-type="string" calcext:value-type="string">
            <text:p><text:span text:style-name="T1">ලැරී පේ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ක් සකර්බර්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රී ටෙස්ල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බිල්ගේට්</text:span></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1">භාෂ්මික ගුණ පෙන්වන වායුව කුමක් ද</text:span>?</text:p>
          </table:table-cell>
          <table:table-cell table:style-name="ce7" office:value-type="string" calcext:value-type="string">
            <text:p><text:span text:style-name="T1">ඇමෝ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යිට්‍රජ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යිඩ්‍රජ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ල්ෆර් ඩයොක්සයිඩ්</text:span></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1">මිනිස් ගෙලේ ශ්‍රෛවී කශේරුකා කොපමණ ද</text:span>?</text:p>
          </table:table-cell>
          <table:table-cell table:style-name="ce7" office:value-type="float" office:value="7" calcext:value-type="float">
            <text:p>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4" calcext:value-type="float">
            <text:p>1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0" calcext:value-type="float">
            <text:p>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8" calcext:value-type="float">
            <text:p>8</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4">ලොව පංච මහා විල් වර්ගීකරණයට අයත් නොවන්නේ මින් කුමක් ද</text:span>?</text:p>
          </table:table-cell>
          <table:table-cell table:style-name="ce7" office:value-type="string" calcext:value-type="string">
            <text:p><text:span text:style-name="T1">ඔන්ටා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පිරිය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ඊ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වොල්ගා</text:span></text:p>
          </table:table-cell>
          <table:table-cell office:value-type="float" office:value="1" calcext:value-type="float">
            <text:p>1</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4">හෙනරත්ගොඩ</text:span>" <text:span text:style-name="T4">නමින් අතීතයේ හැඳින්වූයේ කුමන දුම් රිය ස්ථානයද</text:span>?</text:p>
          </table:table-cell>
          <table:table-cell table:style-name="ce7" office:value-type="string" calcext:value-type="string">
            <text:p><text:span text:style-name="T1">හෝමාග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ම්පහ</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විස්සාවේල්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නදුර</text:span></text:p>
          </table:table-cell>
          <table:table-cell office:value-type="float" office:value="0" calcext:value-type="float">
            <text:p>0</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4">ආර්ථික විද්‍යාව සඳහා නොබෙල් ත්‍යාගයක් ප්‍රථම වතාවට පිරිනමන ලද්දේ කුමන වර්ෂයක දී ද</text:span>?</text:p>
          </table:table-cell>
          <table:table-cell table:style-name="ce7" office:value-type="float" office:value="1960" calcext:value-type="float">
            <text:p>196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3" calcext:value-type="float">
            <text:p>196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5" calcext:value-type="float">
            <text:p>196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8" calcext:value-type="float">
            <text:p>1968</text:p>
          </table:table-cell>
          <table:table-cell office:value-type="float" office:value="1" calcext:value-type="float">
            <text:p>1</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1">දකුණු ආසියාවේ වේගවත්ම මිනිසා ලෙස නව වාර්තාවක් තැබූ ශ්‍රී ලාංකික ක්‍රීඩකයා කවුරුන් ද</text:span>? (2020<text:span text:style-name="T1"> සැප්තැම්බර් </text:span>08)</text:p>
          </table:table-cell>
          <table:table-cell table:style-name="ce7" office:value-type="string" calcext:value-type="string">
            <text:p><text:span text:style-name="T1">හිමාෂ ඒෂා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පුන් අබේකෝ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රෝෂන් වීරරත්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නික් මධුෂංක</text:span></text:p>
          </table:table-cell>
          <table:table-cell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6" office:value-type="string" calcext:value-type="string">
            <text:p><text:span text:style-name="T4">ලෝක නිදහස් දිනය </text:span>(World Freedom Day) <text:span text:style-name="T4">කවදා ද</text:span>?</text:p>
          </table:table-cell>
          <table:table-cell table:style-name="ce7" office:value-type="string" calcext:value-type="string">
            <text:p><text:span text:style-name="T4">නොවැම්බර් </text:span><text:span text:style-name="T10">09</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නොවැම්බර් </text:span>1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නොවැම්බර් </text:span>11</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නොවැම්බර් </text:span>12</text:p>
          </table:table-cell>
          <table:table-cell office:value-type="float" office:value="0" calcext:value-type="float">
            <text:p>0</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4">කෝලම් නාටකයේ එන ජය කෝලම හා සම්බන්ද වන අනෙකුත් චරිතය වන්නේ කුමක් ද</text:span>?</text:p>
          </table:table-cell>
          <table:table-cell table:style-name="ce7" office:value-type="string" calcext:value-type="string">
            <text:p><text:span text:style-name="T4">ලෙන්චිනා</text:span><text:span text:style-name="T10">, </text:span><text:span text:style-name="T13">පුරන්සිනා සහ මුදලි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4">ලෙන්චිනා</text:span>, <text:span text:style-name="T4">නොංචි සහ මුදලි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ලෙන්චිනා</text:span>, <text:span text:style-name="T4">හේවා රාළ සහ හෙන්චප්පු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4">පුරන්සිනා</text:span>, <text:span text:style-name="T4">අණබෙර සහ ඩුංගුරුවාය</text:span></text:p>
          </table:table-cell>
          <table:table-cell office:value-type="float" office:value="0" calcext:value-type="float">
            <text:p>0</text:p>
          </table:table-cell>
          <table:table-cell table:number-columns-repeated="1020"/>
        </table:table-row>
        <table:table-row table:style-name="ro4">
          <table:table-cell office:value-type="float" office:value="16" calcext:value-type="float">
            <text:p>16</text:p>
          </table:table-cell>
          <table:table-cell table:style-name="ce6" office:value-type="string" calcext:value-type="string">
            <text:p><text:span text:style-name="T4">2020 වන විට ටෙස්ට් ක්‍රිකට් ඉතිහාසයේ අඩුම ලකුණු ගණනකට දැවී ගිය කණ්ඩායම මින් කුමක්ද?</text:span></text:p>
          </table:table-cell>
          <table:table-cell table:style-name="ce7" office:value-type="string" calcext:value-type="string">
            <text:p><text:span text:style-name="T1">දකුණු අප්‍රි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වසීලන්ත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යර්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12">
          <table:table-cell office:value-type="float" office:value="17" calcext:value-type="float">
            <text:p>17</text:p>
          </table:table-cell>
          <table:table-cell table:style-name="ce6" office:value-type="string" calcext:value-type="string">
            <text:p>අතීතයේ දී පානිය ජලය ලබා ගැනීමට ළිං සෑදීමේ දී විශාල ප්‍රමාණයේ මැටි බඳුන් කිහිපයක් ළිඳ තුළට <text:span text:style-name="T1">බස්සවා</text:span>, <text:span text:style-name="T1">එහි බිත්ති ආවරණය කිරීමෙන් බලාපොරොත්තු වූයේ කුමක් ද</text:span>?</text:p>
          </table:table-cell>
          <table:table-cell table:style-name="ce7" office:value-type="string" calcext:value-type="string">
            <text:p><text:span text:style-name="T1">ජලය වාෂ්ප වීම වළක්වා ගැනී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ලය පිරිසිදුව තබා ගැනී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ලයේ කිවුල් බව නැති කිරී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ලය වඩාත් ම සිසිල් ව තබා ගැනීම</text:span></text:p>
          </table:table-cell>
          <table:table-cell office:value-type="float" office:value="0" calcext:value-type="float">
            <text:p>0</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1">ප්‍රාග් ඓතිහාසික මානව ශිෂ්ටාචාරය පිළිඹිබු වන සිතුවම් සහිත </text:span>"<text:span text:style-name="T1">ඇල්ටමීරා ගුහාව</text:span>" <text:span text:style-name="T1">පිහිටා ඇත්තේ කිනම් රටේද?</text:span></text:p>
          </table:table-cell>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පාඤ්ඤ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ඊජිප්තුවේ</text:span></text:p>
          </table:table-cell>
          <table:table-cell office:value-type="float" office:value="0" calcext:value-type="float">
            <text:p>0</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1">න්‍යෂ්ටික අවි පිටු දැකීමේ සංවිධානයට නොබෙල් සාම ත්‍යාග හිමි වූ වර්ෂය කුමක් ද</text:span>?</text:p>
          </table:table-cell>
          <table:table-cell table:style-name="ce7" office:value-type="float" office:value="2017" calcext:value-type="float">
            <text:p>201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8" calcext:value-type="float">
            <text:p>201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5" calcext:value-type="float">
            <text:p>2015</text:p>
          </table:table-cell>
          <table:table-cell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6" office:value-type="string" calcext:value-type="string">
            <text:p><text:span text:style-name="T1">ලෝකයේ වැඩිම ග්‍රහකයන් ප්‍රමාණයක් සිටින ජාලය කුමක් ද</text:span>?</text:p>
          </table:table-cell>
          <table:table-cell table:style-name="ce7" office:value-type="string" calcext:value-type="string">
            <text:p><text:span text:style-name="T1">ඉන්ස්ටර් ග්‍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 ටියුබ්</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ට්වි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ස්බුක්</text:span></text:p>
          </table:table-cell>
          <table:table-cell office:value-type="float" office:value="1" calcext:value-type="float">
            <text:p>1</text:p>
          </table:table-cell>
          <table:table-cell table:number-columns-repeated="1020"/>
        </table:table-row>
        <table:table-row table:style-name="ro6">
          <table:table-cell office:value-type="float" office:value="17" calcext:value-type="float">
            <text:p>17</text:p>
          </table:table-cell>
          <table:table-cell table:style-name="ce6" office:value-type="string" calcext:value-type="string">
            <text:p>පරිගණකය හිර වූ විට යථා තත්ත්වයට පත් කිරීමට ඇතුලත් කරන යතුරු වලට අයත් නොවන්නේ <text:span text:style-name="T1">මින් කුමන යතුරද</text:span>?</text:p>
          </table:table-cell>
          <table:table-cell table:style-name="ce7" office:value-type="string" calcext:value-type="string">
            <text:p><text:span text:style-name="T1">ඕල්ට් යතු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න්ට්‍රෝල් යතු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ෂිෆ්ට් යතු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ඩිලිට් යතුර</text:span></text:p>
          </table:table-cell>
          <table:table-cell office:value-type="float" office:value="0" calcext:value-type="float">
            <text:p>0</text:p>
          </table:table-cell>
          <table:table-cell table:number-columns-repeated="1020"/>
        </table:table-row>
        <table:table-row table:style-name="ro6">
          <table:table-cell office:value-type="float" office:value="17" calcext:value-type="float">
            <text:p>17</text:p>
          </table:table-cell>
          <table:table-cell table:style-name="ce6" office:value-type="string" calcext:value-type="string">
            <text:p>සෑම වර්ෂයකම ජනවාරි මාසයෙහි ලෝක නායකයින් ස්විස්ටර්ලන්තයේ ඩාවොස් නුවර පවත්වනු ලබන <text:span text:style-name="T4">සමුළුවෙහි තේමාව කුමක් ද</text:span>?</text:p>
          </table:table-cell>
          <table:table-cell table:style-name="ce7" office:value-type="string" calcext:value-type="string">
            <text:p><text:span text:style-name="T1">ලෝක සාම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ක ආර්ථි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ලෝක සුරක්ෂිතභා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ක සෞඛ්‍ය</text:span></text:p>
          </table:table-cell>
          <table:table-cell office:value-type="float" office:value="0" calcext:value-type="float">
            <text:p>0</text:p>
          </table:table-cell>
          <table:table-cell table:number-columns-repeated="1020"/>
        </table:table-row>
        <table:table-row table:style-name="ro3">
          <table:table-cell office:value-type="float" office:value="17" calcext:value-type="float">
            <text:p>17</text:p>
          </table:table-cell>
          <table:table-cell table:style-name="ce6" office:value-type="string" calcext:value-type="string">
            <text:p><text:span text:style-name="T1">2021 ගම්පහ වික්‍රමාරච්චි දේශීය වෛද්‍ය විශ්ව විද්‍යාලය සමග විශ්ව විද්‍යාල ප්‍රතිපාදන කොමිසෂන් සභාව යටතේ ක්‍රියාත්මක වන විශ්ව විද්‍යාල සංඛ්‍යාව කොපමණ ද ?</text:span></text:p>
          </table:table-cell>
          <table:table-cell table:style-name="ce7" office:value-type="string" calcext:value-type="string">
            <text:p><text:span text:style-name="T1">13</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4</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5</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6" calcext:value-type="float">
            <text:p>16</text:p>
          </table:table-cell>
          <table:table-cell office:value-type="float" office:value="1" calcext:value-type="float">
            <text:p>1</text:p>
          </table:table-cell>
          <table:table-cell table:number-columns-repeated="1020"/>
        </table:table-row>
        <table:table-row table:style-name="ro5">
          <table:table-cell office:value-type="float" office:value="17" calcext:value-type="float">
            <text:p>17</text:p>
          </table:table-cell>
          <table:table-cell table:style-name="ce6" office:value-type="string" calcext:value-type="string">
            <text:p><text:span text:style-name="T1">චීනයේ මුදල් ඒකකය කුමක්ද</text:span>?</text:p>
          </table:table-cell>
          <table:table-cell table:style-name="ce7" office:value-type="string" calcext:value-type="string">
            <text:p><text:span text:style-name="T1">යෙ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යුවා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ඩොලර්</text:span></text:p>
          </table:table-cell>
          <table:table-cell office:value-type="float" office:value="0" calcext:value-type="float">
            <text:p>0</text:p>
          </table:table-cell>
          <table:table-cell table:number-columns-repeated="1020"/>
        </table:table-row>
        <table:table-row table:style-name="ro3">
          <table:table-cell office:value-type="float" office:value="17" calcext:value-type="float">
            <text:p>17</text:p>
          </table:table-cell>
          <table:table-cell table:style-name="ce6" office:value-type="string" calcext:value-type="string">
            <text:p>(2020-2021) "<text:span text:style-name="T1">විශේෂ කොරෝනා ගාස්තුවක්</text:span>" <text:span text:style-name="T1">ලෙස මත්පැන් සිල්ලරට අලෙවි කිරීමේ </text:span>70%<text:span text:style-name="T1">ක විශේෂ අය කිරීමක් ලබා ගැනීමට තීරණය කළ ඉන්දීය ප්‍රාන්තය කුමක් ද?</text:span></text:p>
          </table:table-cell>
          <table:table-cell table:style-name="ce7" office:value-type="string" calcext:value-type="string">
            <text:p><text:span text:style-name="T1">ලක්න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හයිඩ්‍රාබා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ල්ලි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ග්‍රා</text:span></text:p>
          </table:table-cell>
          <table:table-cell office:value-type="float" office:value="0" calcext:value-type="float">
            <text:p>0</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1">පහත් ඒවා අතරින් සෙවුම් යන්ත්‍රයක් (</text:span>search Engine) <text:span text:style-name="T1">එන්ජින් නොවන්නේ කුමක් ද?</text:span></text:p>
          </table:table-cell>
          <table:table-cell table:style-name="ce7" office:value-type="string" calcext:value-type="string">
            <text:p>wikipedia</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1">google</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M.S.N</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Alta Vista</text:span></text:p>
          </table:table-cell>
          <table:table-cell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6" office:value-type="string" calcext:value-type="string">
            <text:p>2019 <text:span text:style-name="T1">න් පත් වූ මහින්ද රාජපක්ෂ මහතා ලංකාවේ කීවෙනි අගමැති ද ?</text:span></text:p>
          </table:table-cell>
          <table:table-cell table:style-name="ce7" office:value-type="string" calcext:value-type="string">
            <text:p><text:span text:style-name="T1">10 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1 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3 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4 වන</text:span></text:p>
          </table:table-cell>
          <table:table-cell office:value-type="float" office:value="1" calcext:value-type="float">
            <text:p>1</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1">එක්සත් ජාතීන්ගේ දූෂණ විරෝධී සම්මුතිය සඳහා ශ්‍රී ලංකාව සාමාජිකත්වය ලැබුවේ කුමන වසරේදී ද</text:span>?</text:p>
          </table:table-cell>
          <table:table-cell table:style-name="ce7" office:value-type="float" office:value="2004" calcext:value-type="float">
            <text:p>200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03" calcext:value-type="float">
            <text:p>200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0" calcext:value-type="float">
            <text:p>20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1" calcext:value-type="float">
            <text:p>2001</text:p>
          </table:table-cell>
          <table:table-cell office:value-type="float" office:value="0" calcext:value-type="float">
            <text:p>0</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1995<text:span text:style-name="T4"> වසරේදී මුළු ලෝකයෙන්ම ප්‍රථම ස්ථානයට සියදිවි නසා ගැනීම් වාර් තා වූ රට කුමක් ද</text:span>?</text:p>
          </table:table-cell>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 ලංකාව</text:span></text:p>
          </table:table-cell>
          <table:table-cell office:value-type="float" office:value="1" calcext:value-type="float">
            <text:p>1</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1">ව්‍යවස්ථාවට අනුව </text:span>60%<text:span text:style-name="T1"> වනාන්තර වැස්මක් පවත්වා ගත යුතු රට කුමක් ද</text:span>?</text:p>
          </table:table-cell>
          <table:table-cell table:style-name="ce7" office:value-type="string" calcext:value-type="string">
            <text:p><text:span text:style-name="T1">මියන්මා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භූතා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තායි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ම්බෝජය</text:span></text:p>
          </table:table-cell>
          <table:table-cell office:value-type="float" office:value="0" calcext:value-type="float">
            <text:p>0</text:p>
          </table:table-cell>
          <table:table-cell table:number-columns-repeated="1020"/>
        </table:table-row>
        <table:table-row table:style-name="ro4">
          <table:table-cell office:value-type="float" office:value="17" calcext:value-type="float">
            <text:p>17</text:p>
          </table:table-cell>
          <table:table-cell table:style-name="ce6" office:value-type="string" calcext:value-type="string">
            <text:p><text:span text:style-name="T4">2020 වසරේ සමරනු ලැබුවේ අනගාරික ධර්මපාලතුමාගේ කී වෙනි ජන්මදින සංවත්සරය ද?</text:span></text:p>
          </table:table-cell>
          <table:table-cell table:style-name="ce7" office:value-type="string" calcext:value-type="string">
            <text:p><text:span text:style-name="T1">150 වැනි ජන්ම දින සංවත්ස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52 වැනි ජන්ම දින සංවත්ස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54 වැනි ජන්ම දින සංවත්ස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56 වැනි ජන්ම දින සංවත්සරය</text:span></text:p>
          </table:table-cell>
          <table:table-cell office:value-type="float" office:value="1" calcext:value-type="float">
            <text:p>1</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4">65 වන ෆිල්ම් ෆෙයාර් සම්මාන උළෙලේ හොඳම චිත්‍රපටය ලෙස සම්මානයට පාත්‍ර වූයේ කුමක් ද?</text:span></text:p>
          </table:table-cell>
          <table:table-cell table:style-name="ce7" office:value-type="string" calcext:value-type="string">
            <text:p><text:span text:style-name="T1">යූ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ගලි බෝ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ක්ශන් </text:span>375</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 බොඩී</text:span></text:p>
          </table:table-cell>
          <table:table-cell office:value-type="float" office:value="0" calcext:value-type="float">
            <text:p>0</text:p>
          </table:table-cell>
          <table:table-cell table:number-columns-repeated="1020"/>
        </table:table-row>
        <table:table-row table:style-name="ro6">
          <table:table-cell office:value-type="float" office:value="18" calcext:value-type="float">
            <text:p>18</text:p>
          </table:table-cell>
          <table:table-cell table:style-name="ce6" office:value-type="string" calcext:value-type="string">
            <text:p>සාර්ක් ක්‍රීඩා උළෙලක දී ශ්‍රී ලංකාව නියෝජනය කරමින් වැඩිම පදක්කම් ප්‍රමාණයක් ජයග්‍රහණය <text:span text:style-name="T1">කළ ක්‍රීඩකයා කවුරුන් ද?</text:span></text:p>
          </table:table-cell>
          <table:table-cell table:style-name="ce7" office:value-type="string" calcext:value-type="string">
            <text:p><text:span text:style-name="T1">එරික් අකලං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තිව් අබේසිංහ</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විශ්ව චතුරං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රුණ දර්ශන</text:span></text:p>
          </table:table-cell>
          <table:table-cell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6" office:value-type="string" calcext:value-type="string">
            <text:p><text:span text:style-name="T4">ලෝකයේ විශාලතම කැබැල්ලෑවා මෑතකදී සොයා ගත් රට කුමක් ද</text:span>?</text:p>
          </table:table-cell>
          <table:table-cell table:style-name="ce7" office:value-type="string" calcext:value-type="string">
            <text:p><text:span text:style-name="T1">කෙන්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ශ්‍රී ලංකා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ඉන්දුනීසියාව</text:span></text:p>
          </table:table-cell>
          <table:table-cell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6" office:value-type="string" calcext:value-type="string">
            <text:p><text:span text:style-name="T4">ගාන්ධාර දේශය තුල බිහිවූ මථුරා කලාව</text:span>,</text:p>
          </table:table-cell>
          <table:table-cell table:style-name="ce7" office:value-type="string" calcext:value-type="string">
            <text:p><text:span text:style-name="T1">අපරදිග කලා ආභාසය මත බිහිවූවකි</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ග්‍රීක බෞද්ධ මිශ්‍ර සම්ප්‍රදායකි</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දේශීයත්වය පිළිඹිබු වන කලා සම්ප්‍රදායකි</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මහායාන බෞද්ධ දර්ශනය මත බිහිවූවකි</text:span></text:p>
          </table:table-cell>
          <table:table-cell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6" office:value-type="string" calcext:value-type="string">
            <text:p>2020 IPL <text:span text:style-name="T1">තරඟාවලිය පැවැත්වූ රට කුමක් ද</text:span>?</text:p>
          </table:table-cell>
          <table:table-cell table:style-name="ce7" office:value-type="string" calcext:value-type="string">
            <text:p><text:span text:style-name="T1">එංගලන්ත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එක්සත් අරාබි එමීර් රාජ්‍ය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table:style-name="ce7" office:value-type="string" calcext:value-type="string">
            <text:p><text:span text:style-name="T1">ඉන්දියා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table:style-name="ce7" office:value-type="string" calcext:value-type="string">
            <text:p><text:span text:style-name="T1">ඕස්ට්‍රේලියාව</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1">මංතීරු හයකින් සමන් සමන්විත කණු මතින් ඉදිවන නව කැලණි පාලම හා මූල්‍ය ප්‍රතිපාදන සපයන්නේ මින් කුමක්ද </text:span>?</text:p>
          </table:table-cell>
          <table:table-cell table:style-name="ce7" office:value-type="string" calcext:value-type="string">
            <text:p><text:span text:style-name="T1">ඉන්දියන් රජ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පන් අන්තර්ජාතික සහයෝගිතා ආයතනය</text:p>
          </table:table-cell>
          <table:table-cell table:style-name="ce8"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චයිනා මර්චන්ට් පුද්ගලික සමාගම</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මරිකානු රජය</text:span></text:p>
          </table:table-cell>
          <table:table-cell table:style-name="ce8"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1">එක්සත් ජාතීන්ගේ සංවිධානයේ ආරක්ෂක කවුන්සලය නියෝජනය කරන ස්ථිර සාමාජිකයෙකු නොවන්නේ මින් කුමන රට ද?</text:span></text:p>
          </table:table-cell>
          <table:table-cell table:style-name="ce7" office:value-type="string" calcext:value-type="string">
            <text:p><text:span text:style-name="T1">චීන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ර්ම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1">මේස පරිගණකයක් නාභියට </text:span>(Hub) <text:span text:style-name="T1">සම්බන්ධ කිරීමට වඩාත් යෝග්‍ය කේබල වර්ගය කුමක් ද</text:span>?</text:p>
          </table:table-cell>
          <table:table-cell table:style-name="ce7" office:value-type="string" calcext:value-type="string">
            <text:p><text:span text:style-name="T2">UTP </text:span><text:span text:style-name="T13">කේබල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දුරකථන කේබලය </text:span>(Telephone)</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මක්ෂක කේබලය </text:span>(Coaxial)</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USB <text:span text:style-name="T4">කේබලය</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2020 <text:span text:style-name="T1">ඇමරිකානු ජනාධිපතිවරණයේ දී වැඩිම මනාප ගණන </text:span>(<text:span text:style-name="T1">මිලියන </text:span>75 <text:span text:style-name="T1">ක්)</text:span> <text:span text:style-name="T1">ලබා ගත් අපේක්ෂකයා කවුරුන් ද?</text:span></text:p>
          </table:table-cell>
          <table:table-cell table:style-name="ce7" office:value-type="string" calcext:value-type="string">
            <text:p><text:span text:style-name="T1">ඩොනල්ඩ් ට්‍රම්ප්</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ක් ඔබා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ර්ජ් බුශ්</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 බය්ඩ්න්</text:p>
          </table:table-cell>
          <table:table-cell office:value-type="float" office:value="1" calcext:value-type="float">
            <text:p>1</text:p>
          </table:table-cell>
          <table:table-cell table:number-columns-repeated="1020"/>
        </table:table-row>
        <table:table-row table:style-name="ro5">
          <table:table-cell office:value-type="float" office:value="18" calcext:value-type="float">
            <text:p>18</text:p>
          </table:table-cell>
          <table:table-cell table:style-name="ce6" office:value-type="string" calcext:value-type="string">
            <text:p><text:span text:style-name="T1">අන්තර් ජාතික දූෂණ විරෝධී දිනය කවදා ද</text:span>?</text:p>
          </table:table-cell>
          <table:table-cell table:style-name="ce7" office:value-type="string" calcext:value-type="string">
            <text:p><text:span text:style-name="T4">දෙසැම්බර් </text:span><text:span text:style-name="T10">9</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දෙසැම්බර් </text:span>8</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සැම්බර් </text:span>6</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සැම්බර් </text:span>15</text:p>
          </table:table-cell>
          <table:table-cell office:value-type="float" office:value="0" calcext:value-type="float">
            <text:p>0</text:p>
          </table:table-cell>
          <table:table-cell table:number-columns-repeated="1020"/>
        </table:table-row>
        <table:table-row table:style-name="ro3">
          <table:table-cell office:value-type="float" office:value="18" calcext:value-type="float">
            <text:p>18</text:p>
          </table:table-cell>
          <table:table-cell table:style-name="ce6" office:value-type="string" calcext:value-type="string">
            <text:p><text:span text:style-name="T1">අදින් වසර </text:span>3000<text:span text:style-name="T1">කට පමණ පෙරදී මෙරට විසුවන් දහනය සඳහා ඔක්සිජන් වායුව අවශ්‍ය බව දැන සිටි බවට ඉදිරිපත් කල හැකි නිදසුනක් වන්නේ මින් කුමක්ද?</text:span></text:p>
          </table:table-cell>
          <table:table-cell table:style-name="ce7" office:value-type="string" calcext:value-type="string">
            <text:p><text:span text:style-name="T1">දිවයිනෙහි විවිධ ප්‍රදේශ වල හමු වූ මැටි ඔරු සුසා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උඩරංචා මඩමේදී හමු වූ නිවාස නටඹුන් වල පිළිස්සූ මැටි නෑඹි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ළුස්සා වර්ණවත් කල මැටි බඳුන් 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තුල්ගල බෙලි ලෙනින් හමු වූ පිළිස්සූ කැළෑ දෙල් ඇටය</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4">ශ්‍රී ලංකාවේ යකඩ භාවිතය පිළිබඳව මුල්වරට පැහැදිලි පුරාවිද්‍යාත්මක සාධක හමුවන්නේ</text:span>?</text:p>
          </table:table-cell>
          <table:table-cell table:style-name="ce7" office:value-type="string" calcext:value-type="string">
            <text:p><text:span text:style-name="T1">ප්‍රාග් ඓතිහාසික යුගයේ 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ඓතිහාසික යුගයේ දී</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ව ඓතිහාසික යුගයේ දී</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ල් ඓතිහාසික යුගයේ දී</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text:span text:style-name="T4">තේමා ගීතයක් හැරුණු විට වෙනත් ගීතයක් අඩංගු නොවූ හින්දි සිනමා පටය මේ අතරින් කුමක් ද</text:span>?</text:p>
          </table:table-cell>
          <table:table-cell table:style-name="ce7" office:value-type="string" calcext:value-type="string">
            <text:p><text:span text:style-name="T1">පීකේ</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රී ඉඩියට්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ඩොන් </text:span>2</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2019<text:span text:style-name="T1"> සාර්ක් ක්‍රීඩා උළලෙහි ශ්‍රී ලංකාව වැඩිම පදක්කම් ප්‍රමාණයක් ජයග්‍රහණය කලේ කුමන අංශයෙන් ද?</text:span></text:p>
          </table:table-cell>
          <table:table-cell table:style-name="ce7" office:value-type="string" calcext:value-type="string">
            <text:p><text:span text:style-name="T1">මලල ක්‍රීඩා</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රික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 ඉසිලී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පන්දු</text:span></text:p>
          </table:table-cell>
          <table:table-cell office:value-type="float" office:value="0" calcext:value-type="float">
            <text:p>0</text:p>
          </table:table-cell>
          <table:table-cell table:number-columns-repeated="1020"/>
        </table:table-row>
        <table:table-row table:style-name="ro4">
          <table:table-cell office:value-type="float" office:value="18" calcext:value-type="float">
            <text:p>18</text:p>
          </table:table-cell>
          <table:table-cell table:style-name="ce6" office:value-type="string" calcext:value-type="string">
            <text:p>1978<text:span text:style-name="T1"> ආණ්ඩුක්‍රම ව්‍යවස්ථාවෙහි සංශෝධන </text:span>20<text:span text:style-name="T1">ක් සිදු වුව ද ඉන් එක් සංශෝධනයක් බලරහිත </text:span>(<text:span text:style-name="T1">නිශේධනය</text:span>) <text:span text:style-name="T1">විය</text:span>. <text:span text:style-name="T1">එය කීවෙනි සංශෝධනය ද</text:span>?</text:p>
          </table:table-cell>
          <table:table-cell table:style-name="ce7" office:value-type="string" calcext:value-type="string">
            <text:p>14<text:span text:style-name="T4"> වන සංශෝ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5<text:span text:style-name="T4"> වන සංශෝ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0<text:span text:style-name="T4"> වන සංශෝ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12</text:span><text:span text:style-name="T13"> වන සංශෝධනය</text:span></text:p>
          </table:table-cell>
          <table:table-cell office:value-type="float" office:value="1" calcext:value-type="float">
            <text:p>1</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1889<text:span text:style-name="T1">දී </text:span>"World Fair" <text:span text:style-name="T1">නම් ප්‍රදර්ශනය ප්‍රංශය සංවිධානය කළේ ප්‍රංශ විප්ලවයට වසර කීයක් පිරීම හේතු කොටගෙන ද?</text:span></text:p>
          </table:table-cell>
          <table:table-cell table:style-name="ce7" office:value-type="string" calcext:value-type="string">
            <text:p><text:span text:style-name="T4">වසර </text:span>25</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සර </text:span>5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සර </text:span>75</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සර </text:span><text:span text:style-name="T10">100</text:span></text:p>
          </table:table-cell>
          <table:table-cell office:value-type="float" office:value="1" calcext:value-type="float">
            <text:p>1</text:p>
          </table:table-cell>
          <table:table-cell table:number-columns-repeated="1020"/>
        </table:table-row>
        <table:table-row table:style-name="ro14">
          <table:table-cell office:value-type="float" office:value="19" calcext:value-type="float">
            <text:p>19</text:p>
          </table:table-cell>
          <table:table-cell table:style-name="ce6" office:value-type="string" calcext:value-type="string">
            <text:p>චීනයට අයත් වීඩියෝ හුවමාරු කරන මෘදුකාංගයක් වන ටික් ටොක් වල ඇමරිකාවේ මෙහෙයුම මිලදී ගැනීමට කැමැත්ත පළ කර ඇති සමාගම කුමක්ද?</text:p>
          </table:table-cell>
          <table:table-cell office:value-type="string" calcext:value-type="string">
            <text:p>මයික්‍රොසොෆ්ට්</text:p>
          </table:table-cell>
          <table:table-cell office:value-type="float" office:value="1" calcext:value-type="float">
            <text:p>1</text:p>
          </table:table-cell>
          <table:table-cell table:number-columns-repeated="1020"/>
        </table:table-row>
        <table:table-row table:style-name="ro15">
          <table:table-cell/>
          <table:table-cell table:style-name="ce6"/>
          <table:table-cell office:value-type="string" calcext:value-type="string">
            <text:p><text:span text:style-name="T4">DELL</text:span></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Sony</text:span></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Apple</text:span></text:p>
          </table:table-cell>
          <table:table-cell office:value-type="float" office:value="0" calcext:value-type="float">
            <text:p>0</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1981<text:span text:style-name="T4"> දී ප්‍රථමයෙන් හඳුනාගෙන තිබූ ඒඩ්ස් රෝගයෙහි මෙරට පළමු ඒඩ්ස් රෝගියා හඳුනාගත් වසර කුමක් ද?</text:span></text:p>
          </table:table-cell>
          <table:table-cell table:style-name="ce7" office:value-type="float" office:value="1982" calcext:value-type="float">
            <text:p>198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4" calcext:value-type="float">
            <text:p>198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5" calcext:value-type="float">
            <text:p>198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7" calcext:value-type="float">
            <text:p>1987</text:p>
          </table:table-cell>
          <table:table-cell office:value-type="float" office:value="1" calcext:value-type="float">
            <text:p>1</text:p>
          </table:table-cell>
          <table:table-cell table:number-columns-repeated="1020"/>
        </table:table-row>
        <table:table-row table:style-name="ro5">
          <table:table-cell office:value-type="float" office:value="19" calcext:value-type="float">
            <text:p>19</text:p>
          </table:table-cell>
          <table:table-cell table:style-name="ce6" office:value-type="string" calcext:value-type="string">
            <text:p><text:span text:style-name="T4">ඉතා ම කුඩා ඛනිජ අංශුව ඇත්තේ කුමන පසක ද</text:span>?</text:p>
          </table:table-cell>
          <table:table-cell table:style-name="ce7" office:value-type="string" calcext:value-type="string">
            <text:p><text:span text:style-name="T1">රළුවැ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යුම් වැ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රොන් මඩ</text:span></text:p>
          </table:table-cell>
          <table:table-cell office:value-type="float" office:value="1" calcext:value-type="float">
            <text:p>1</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text:span text:style-name="T4">ගෝලීය සාම දර්ශකය </text:span>(Global Peace Index) <text:span text:style-name="T4">අනුව වර්ෂ </text:span>2020<text:span text:style-name="T4"> දී සාමකාමී රට කුමක් ද</text:span>?</text:p>
          </table:table-cell>
          <table:table-cell table:style-name="ce7" office:value-type="string" calcext:value-type="string">
            <text:p><text:span text:style-name="T1">කැනඩා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යිස්ල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ර්වේ</text:span></text:p>
          </table:table-cell>
          <table:table-cell office:value-type="float" office:value="0" calcext:value-type="float">
            <text:p>0</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text:span text:style-name="T4">ගද්‍ය සහ පද්‍ය දෙකෙහි මිශ්‍රණයෙන් රචනා කරන ලද නිර්මාණ හඳුන්වන්නේ කවර නමකින් ද</text:span>?</text:p>
          </table:table-cell>
          <table:table-cell table:style-name="ce7" office:value-type="string" calcext:value-type="string">
            <text:p><text:span text:style-name="T1">හයිකු කාව්‍ය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ශ්‍ය කාව්‍ය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චම්ප්‍රතා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 කාව්‍ය</text:span></text:p>
          </table:table-cell>
          <table:table-cell office:value-type="float" office:value="0" calcext:value-type="float">
            <text:p>0</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text:span text:style-name="T4">රග්බි ක්‍රීඩාව සඳහා මුල්ම වරට ලෝක කුසලතා තරගාවලියක් ආරම්භ වුණේ කිනම් වසරේදී ද</text:span>?</text:p>
          </table:table-cell>
          <table:table-cell table:style-name="ce7" office:value-type="float" office:value="1985" calcext:value-type="float">
            <text:p>198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6" calcext:value-type="float">
            <text:p>198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7" calcext:value-type="float">
            <text:p>198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8" calcext:value-type="float">
            <text:p>1988</text:p>
          </table:table-cell>
          <table:table-cell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6" office:value-type="string" calcext:value-type="string">
            <text:p><text:span text:style-name="T1">නිෂ්පාදන ක්‍රියාවලිය සඳහා ඍජුව යොදාගන්නා භාණ්ඩ හඳුන්වන්නේ</text:span>,</text:p>
          </table:table-cell>
          <table:table-cell table:style-name="ce7" office:value-type="string" calcext:value-type="string">
            <text:p><text:span text:style-name="T1">ප්‍රාග්ධන භාණ්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න්තර් භාණ්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ස්වභාවික භාණ්ඩ</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රිභෝගික භාණ්ඩ</text:span></text:p>
          </table:table-cell>
          <table:table-cell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6" office:value-type="string" calcext:value-type="string">
            <text:p><text:span text:style-name="T1">ප්‍රංශ මහා විප්ලවය ආරම්භ වූ වර්ෂය කුමක් ද</text:span>?</text:p>
          </table:table-cell>
          <table:table-cell table:style-name="ce7" office:value-type="string" calcext:value-type="string">
            <text:p><text:span text:style-name="T4">ක්‍රි</text:span>.<text:span text:style-name="T4">ව</text:span>.1814</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ක්‍රි</text:span>.<text:span text:style-name="T4">ව</text:span>.1720</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රි</text:span><text:span text:style-name="T10">.</text:span><text:span text:style-name="T13">ව</text:span><text:span text:style-name="T10">.1789</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රි</text:span>.<text:span text:style-name="T4">ව</text:span>.1780</text:p>
          </table:table-cell>
          <table:table-cell office:value-type="float" office:value="0" calcext:value-type="float">
            <text:p>0</text:p>
          </table:table-cell>
          <table:table-cell table:number-columns-repeated="1020"/>
        </table:table-row>
        <table:table-row table:style-name="ro3">
          <table:table-cell office:value-type="float" office:value="19" calcext:value-type="float">
            <text:p>19</text:p>
          </table:table-cell>
          <table:table-cell table:style-name="ce6" office:value-type="string" calcext:value-type="string">
            <text:p><text:span text:style-name="T1">ස්ථානීය පෙදෙස් ජාලයක් </text:span>(LAN) <text:span text:style-name="T1">පුළුල් පෙදෙස් ජාලයකට </text:span>(WAN) <text:span text:style-name="T1">සම්බන්ධ කිරීමේදී භාවිතා වන්නේ පහත සඳහන් උපක්‍රම අතරින් කුමක්ද?</text:span></text:p>
          </table:table-cell>
          <table:table-cell table:style-name="ce7" office:value-type="string" calcext:value-type="string">
            <text:p><text:span text:style-name="T1">ජාල අතුරුමුහුණත් එක</text:span>(NI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හසුරුව </text:span><text:span text:style-name="T10">(Router)</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වාදායක පරිගණකය </text:span>(Server)</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නාභිය </text:span>(Hub)</text:p>
          </table:table-cell>
          <table:table-cell office:value-type="float" office:value="0" calcext:value-type="float">
            <text:p>0</text:p>
          </table:table-cell>
          <table:table-cell table:number-columns-repeated="1020"/>
        </table:table-row>
        <table:table-row table:style-name="ro12">
          <table:table-cell office:value-type="float" office:value="19" calcext:value-type="float">
            <text:p>19</text:p>
          </table:table-cell>
          <table:table-cell table:style-name="ce6" office:value-type="string" calcext:value-type="string">
            <text:p>රජතුමාට පුතෙකු නොසිටි විට බිසවගේ සහෝදරයාට රාජ්‍ය උරුමය හිමි කර දීමේ සම්ප්‍රදාය අනුගමනය<text:span text:style-name="T2"> </text:span><text:span text:style-name="T3">කිරීමේ පහත සඳහන් කවර වංශයකට අයත් පාලකයන් විසින් ද</text:span>?</text:p>
          </table:table-cell>
          <table:table-cell table:style-name="ce7" office:value-type="string" calcext:value-type="string">
            <text:p><text:span text:style-name="T1">නායක්ක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ලම්බකර්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ලිං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රිය</text:span></text:p>
          </table:table-cell>
          <table:table-cell office:value-type="float" office:value="0" calcext:value-type="float">
            <text:p>0</text:p>
          </table:table-cell>
          <table:table-cell table:number-columns-repeated="1020"/>
        </table:table-row>
        <table:table-row table:style-name="ro6">
          <table:table-cell office:value-type="float" office:value="19" calcext:value-type="float">
            <text:p>19</text:p>
          </table:table-cell>
          <table:table-cell table:style-name="ce6" office:value-type="string" calcext:value-type="string">
            <text:p>ශාඛ ප්‍රභාසංස්ලේෂණයේදී ග්ලූකෝස් නිපදවන බව තහවුරු කිරීමට සිදුකරන පිෂ්ඨ පරික්ෂාව යොදා ගත <text:span text:style-name="T1">හැකි රසායනික ද්‍රව්‍ය මින් කුමක් ද</text:span>?</text:p>
          </table:table-cell>
          <table:table-cell table:style-name="ce7" office:value-type="string" calcext:value-type="string">
            <text:p><text:span text:style-name="T1">අයඩි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න්ඩිස්</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ෆිනොප්තලි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නිර්ජලීය කොපර් සල්ෆේට්</text:span></text:p>
          </table:table-cell>
          <table:table-cell office:value-type="float" office:value="0" calcext:value-type="float">
            <text:p>0</text:p>
          </table:table-cell>
          <table:table-cell table:number-columns-repeated="1020"/>
        </table:table-row>
        <table:table-row table:style-name="ro6">
          <table:table-cell office:value-type="float" office:value="19" calcext:value-type="float">
            <text:p>19</text:p>
          </table:table-cell>
          <table:table-cell table:style-name="ce6" office:value-type="string" calcext:value-type="string">
            <text:p>ඔබ නුවරඑළිය දිස්ත්‍රික්කයේ හෝර්ටන් තැන්නේ ලෝකාන්තයෙන් බිමට පැන්නොත් වැටෙන්නේ <text:span text:style-name="T1">කුමන දිස්ත්‍රික්කයට ද</text:span>?</text:p>
          </table:table-cell>
          <table:table-cell table:style-name="ce7" office:value-type="string" calcext:value-type="string">
            <text:p><text:span text:style-name="T1">රත්නපුර දිස්ත්‍රික්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නුවරඑළිය දිස්ත්‍රි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දුල්ල දිස්ත්‍රි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මහනුවර දිස්ත්‍රික්කය</text:span></text:p>
          </table:table-cell>
          <table:table-cell office:value-type="float" office:value="0" calcext:value-type="float">
            <text:p>0</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text:span text:style-name="T4">දඩයමින් ජීවත් වූ ප්‍රාග් ඓතිහාසික මානවයා</text:span>, <text:span text:style-name="T4">ගොවිතැන කෙරෙහි යොමු වීමට බලපෑ මූලික පරිසරාත්මක හේතුව මින් කුමක් ද?</text:span></text:p>
          </table:table-cell>
          <table:table-cell table:style-name="ce7" office:value-type="string" calcext:value-type="string">
            <text:p><text:span text:style-name="T1">පැවති ශීත දේශගුණය වෙනස් වී උණුසුම් දේශගුණයක් ඇරඹී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සෙහි සාරවත් බව වැඩිවී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දඩයමට සුදුසු සතුන් හිඟවී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න සංඛ්‍යාව වැඩිවීම හා ව්‍යාප්ත වීම</text:span></text:p>
          </table:table-cell>
          <table:table-cell office:value-type="float" office:value="0" calcext:value-type="float">
            <text:p>0</text:p>
          </table:table-cell>
          <table:table-cell table:number-columns-repeated="1020"/>
        </table:table-row>
        <table:table-row table:style-name="ro4">
          <table:table-cell office:value-type="float" office:value="19" calcext:value-type="float">
            <text:p>19</text:p>
          </table:table-cell>
          <table:table-cell table:style-name="ce6" office:value-type="string" calcext:value-type="string">
            <text:p><text:span text:style-name="T4">කිසියම් කාර්ය භාරයක් ඉටු කරන ආයතනයකට සුදුසු ලාංඡනයක් නිර් මාණය කිරීමේ දී</text:span>,</text:p>
          </table:table-cell>
          <table:table-cell table:style-name="ce7" office:value-type="string" calcext:value-type="string">
            <text:p>අර්ථය සන්නිවේදනය වන සේ සංකේතවත්ව හැඩතල හා වර් ණ යොදා ගත යු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ආකර්ෂණීය බවකින් හා මනා නිමාවකින් යුක්ත විය යු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ෆික් කලා මූලධර්මයන්ට අනුකූල විය යුු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වීමානව පෝස්ටර් සායම් භාවිතා කළ යුතුයි</text:p>
          </table:table-cell>
          <table:table-cell office:value-type="float" office:value="0" calcext:value-type="float">
            <text:p>0</text:p>
          </table:table-cell>
          <table:table-cell table:number-columns-repeated="1020"/>
        </table:table-row>
        <table:table-row table:style-name="ro3">
          <table:table-cell office:value-type="float" office:value="20" calcext:value-type="float">
            <text:p>20</text:p>
          </table:table-cell>
          <table:table-cell table:style-name="ce6" office:value-type="string" calcext:value-type="string">
            <text:p><text:span text:style-name="T1">පුරාවිද්‍යා උරුමයන් ආරක්ෂා කිරීම සඳහා මහින්ද රාජපක්ෂ අග්‍රාමාත්‍යවරයා විසින් පත් කරන ලද පුරාවිද්‍යා උපදේශන කමිටුවේ සාමාජිකයින් ගණන කොපමණ ද</text:span>?</text:p>
          </table:table-cell>
          <table:table-cell table:style-name="ce7" office:value-type="string" calcext:value-type="string">
            <text:p>05<text:span text:style-name="T4">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2">10</text:span><text:span text:style-name="T13">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text:span text:style-name="T4">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5<text:span text:style-name="T4">යි</text:span></text:p>
          </table:table-cell>
          <table:table-cell office:value-type="float" office:value="0" calcext:value-type="float">
            <text:p>0</text:p>
          </table:table-cell>
          <table:table-cell table:number-columns-repeated="1020"/>
        </table:table-row>
        <table:table-row table:style-name="ro13">
          <table:table-cell office:value-type="float" office:value="20" calcext:value-type="float">
            <text:p>20</text:p>
          </table:table-cell>
          <table:table-cell table:style-name="ce6" office:value-type="string" calcext:value-type="string">
            <text:p>2021 <text:span text:style-name="T2">පෙබරවාරි </text:span>8 වන දින සූර්යයා ස්පර්ශ කිරීමේ අරමුණින් නාසා ආයතනය විසින් අභ්‍යවකාශ ගත කළ යානයෙහි නම් කුමක් ද ?</text:p>
          </table:table-cell>
          <table:table-cell table:style-name="ce7" office:value-type="string" calcext:value-type="string">
            <text:p>පාකර් සූර්‍ය යා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 ඔබිට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යේජ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text:p>
          </table:table-cell>
          <table:table-cell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තොරතුරු දැනගැනීමේ පනත ශ්‍රී ලංකාවේ ක්‍රියාත්මක වූයේ කවදා සිට ද</text:span>?</text:p>
          </table:table-cell>
          <table:table-cell table:style-name="ce7" office:value-type="string" calcext:value-type="string">
            <text:p><text:span text:style-name="T2">2017</text:span><text:span text:style-name="T13"> පෙබරවාරි </text:span><text:span text:style-name="T10">03</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2018<text:span text:style-name="T4"> පෙබරවාරි </text:span>03</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19<text:span text:style-name="T4"> පෙබරවාරි </text:span>03</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16<text:span text:style-name="T4"> පෙබරවාරි </text:span>03</text:p>
          </table:table-cell>
          <table:table-cell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මිනිසාගේ ප්‍රවේණි දර්ශකය සාදන අණු විශේෂය කුමක් ද</text:span>?</text:p>
          </table:table-cell>
          <table:table-cell table:style-name="ce7" office:value-type="string" calcext:value-type="string">
            <text:p>සෙලියුලෝ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ලිසැකරයි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DNA</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CHO</text:p>
          </table:table-cell>
          <table:table-cell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අර් නස්ටෝ චේ ගුවේරා</text:span>" <text:span text:style-name="T1">උපන් රට කුමක්ද</text:span>?</text:p>
          </table:table-cell>
          <table:table-cell table:style-name="ce7" office:value-type="string" calcext:value-type="string">
            <text:p>මෙක්සි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ආර්ජන්ටිනා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යුබා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යට්නාමය</text:p>
          </table:table-cell>
          <table:table-cell office:value-type="float" office:value="0" calcext:value-type="float">
            <text:p>0</text:p>
          </table:table-cell>
          <table:table-cell table:number-columns-repeated="1020"/>
        </table:table-row>
        <table:table-row table:style-name="ro4">
          <table:table-cell office:value-type="float" office:value="20" calcext:value-type="float">
            <text:p>20</text:p>
          </table:table-cell>
          <table:table-cell table:style-name="ce6" office:value-type="string" calcext:value-type="string">
            <text:p><text:span text:style-name="T1">ගෝලීය නවෝත්පාදන දර්ශකය රටවල් </text:span>129<text:span text:style-name="T1">ක් සහභාගී කරගෙන සෑම වසරකම එළිදක්වනු ලබන්නේ කුමන වසරක සිට ද?</text:span></text:p>
          </table:table-cell>
          <table:table-cell table:style-name="ce7" office:value-type="string" calcext:value-type="string">
            <text:p>2005<text:span text:style-name="T4"> සි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06<text:span text:style-name="T4"> සි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2">2007</text:span><text:span text:style-name="T13"> සි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2008 <text:span text:style-name="T4">සිට</text:span></text:p>
          </table:table-cell>
          <table:table-cell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4">පහත සඳහන් දේවල් අතරින් නොගැළපෙන දෙය කුමක් ද</text:span>?</text:p>
          </table:table-cell>
          <table:table-cell table:style-name="ce7" office:value-type="string" calcext:value-type="string">
            <text:p><text:span text:style-name="T4">ජෙෆ්රි බාවා මහතා </text:span>- <text:span text:style-name="T4">ගෘහ නිර්මාණ ශිල්ප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පීටර් පිල්ලේ මහතා </text:span>- <text:span text:style-name="T4">අධ්‍යාප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ශ්‍රීමත් ඩී</text:span>.<text:span text:style-name="T4">බී</text:span>.<text:span text:style-name="T4">ජයතිලක </text:span>- <text:span text:style-name="T4">දේශපාලන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ඊ</text:span><text:span text:style-name="T10">.</text:span><text:span text:style-name="T13">ඩබ්ලිව්</text:span><text:span text:style-name="T10">.</text:span><text:span text:style-name="T13">පෙරේරා මහතා </text:span><text:span text:style-name="T10">- </text:span><text:span text:style-name="T13">ඉතිහාසය</text:span></text:p>
          </table:table-cell>
          <table:table-cell office:value-type="float" office:value="0" calcext:value-type="float">
            <text:p>0</text:p>
          </table:table-cell>
          <table:table-cell table:number-columns-repeated="1020"/>
        </table:table-row>
        <table:table-row table:style-name="ro4">
          <table:table-cell office:value-type="float" office:value="20" calcext:value-type="float">
            <text:p>20</text:p>
          </table:table-cell>
          <table:table-cell table:style-name="ce6" office:value-type="string" calcext:value-type="string">
            <text:p><text:span text:style-name="T4">එඩ්වඩ් මැකේගේ </text:span>"<text:span text:style-name="T4">තණපිටියේ සාදය</text:span>" <text:span text:style-name="T4">නම් වූ චිත්‍රය සැලෝන් සංවිධානය විසින් ප්‍රතික්ෂේප කරනු ලැබුවේ,</text:span></text:p>
          </table:table-cell>
          <table:table-cell table:style-name="ce7" office:value-type="string" calcext:value-type="string">
            <text:p>ඉන් පවතින සුචරිතවාදයට පහරක් එල්ල වූ නිසා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ළිමහන් දිවා භෝජන සංග්‍රහයක් තේමා කොට ගත් නිසා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වති සාම්ප්‍රදායික නියමයන්ට අනුකූල නොවන නිසා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ආහාර ගන්නා සාම්ප්‍රදායික පිළිවත් අපහාසයට ලක්කළ නිසා ය</text:p>
          </table:table-cell>
          <table:table-cell office:value-type="float" office:value="1" calcext:value-type="float">
            <text:p>1</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මේ අතරින් පැසිපන්දු ක්‍රීඩාව ට ප්‍රකට මයිකල් කවුරුන් ද</text:span>?</text:p>
          </table:table-cell>
          <table:table-cell table:style-name="ce7" office:value-type="string" calcext:value-type="string">
            <text:p>මයිකල් පෙල්ප්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කල් ජැක්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කල් ඇන්ජ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යිකල් ජෝඩාන්</text:p>
          </table:table-cell>
          <table:table-cell office:value-type="float" office:value="0" calcext:value-type="float">
            <text:p>0</text:p>
          </table:table-cell>
          <table:table-cell table:number-columns-repeated="1020"/>
        </table:table-row>
        <table:table-row table:style-name="ro4">
          <table:table-cell office:value-type="float" office:value="20" calcext:value-type="float">
            <text:p>20</text:p>
          </table:table-cell>
          <table:table-cell table:style-name="ce6" office:value-type="string" calcext:value-type="string">
            <text:p><text:span text:style-name="T4">කාර්මික විප්ලව සමයේ මැකඩම් ක්‍රමය භාවිතා කරන ලද්දේ මින් කුමක් කිරීමෙන්ද </text:span>?</text:p>
          </table:table-cell>
          <table:table-cell table:style-name="ce7" office:value-type="string" calcext:value-type="string">
            <text:p>යකඩ සහ වානේ නිපදවීමට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ම් ඉදිකිරීමට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ර්ග තැනීමට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ම්රිය මාර්ග තැනීමට ය</text:p>
          </table:table-cell>
          <table:table-cell office:value-type="float" office:value="1" calcext:value-type="float">
            <text:p>1</text:p>
          </table:table-cell>
          <table:table-cell table:number-columns-repeated="1020"/>
        </table:table-row>
        <table:table-row table:style-name="ro6">
          <table:table-cell office:value-type="float" office:value="20" calcext:value-type="float">
            <text:p>20</text:p>
          </table:table-cell>
          <table:table-cell table:style-name="ce6" office:value-type="string" calcext:value-type="string">
            <text:p>සීෂෙල්ස්හි ප්‍රථම වතාවට එරට පුරවැසියෙක් නොවන ඇන්තනී ප්‍රැන්සිස් තිස්ස ප්‍රනාන්දු මහතා නීතිපති <text:span text:style-name="T1">තනතුරට පත් වූයේ කුමන් වසරේ දී ද</text:span>?</text:p>
          </table:table-cell>
          <table:table-cell table:style-name="ce7" office:value-type="float" office:value="1990" calcext:value-type="float">
            <text:p>1990</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95" calcext:value-type="float">
            <text:p>199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98" calcext:value-type="float">
            <text:p>1998</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99" calcext:value-type="float">
            <text:p>1999</text:p>
          </table:table-cell>
          <table:table-cell table:style-name="ce8"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මධ්‍යම සැලසුම් ඒකකයෙහි අන්තර්ගත ඒකක වන්නේ මින් කුමක් ද</text:span>?</text:p>
          </table:table-cell>
          <table:table-cell table:style-name="ce7" office:value-type="string" calcext:value-type="string">
            <text:p><text:span text:style-name="T4">ප්‍රතිදානය ඒකකය</text:span>, <text:span text:style-name="T4">අංක ගණිත හා තර්කන ඒකකය</text:span>, <text:span text:style-name="T4">මතකය ඒකකය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පාලන ඒකකය</text:span>, <text:span text:style-name="T4">මතක ඒකකය</text:span>, <text:span text:style-name="T4">ප්‍රතිදාන ඒකකය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පාලන ඒකකය</text:span>, <text:span text:style-name="T4">මතක ඒකකය</text:span>, <text:span text:style-name="T4">ප්‍රතිදානය ඒකකයයි</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පාලන ඒකකය</text:span><text:span text:style-name="T10">, </text:span><text:span text:style-name="T13">අංක ගණිත හා තර්කන ඒකකයයි</text:span></text:p>
          </table:table-cell>
          <table:table-cell office:value-type="float" office:value="1" calcext:value-type="float">
            <text:p>1</text:p>
          </table:table-cell>
          <table:table-cell table:number-columns-repeated="1020"/>
        </table:table-row>
        <table:table-row table:style-name="ro4">
          <table:table-cell office:value-type="float" office:value="20" calcext:value-type="float">
            <text:p>20</text:p>
          </table:table-cell>
          <table:table-cell table:style-name="ce6" office:value-type="string" calcext:value-type="string">
            <text:p><text:span text:style-name="T1">උඩරට පාලන සංවිධානය තුල බද්දේ සංවිධානය යටතේ </text:span>"<text:span text:style-name="T1">මඩිගේ බද්ද</text:span>" <text:span text:style-name="T1">නමින් හැඳින් වූ කාර්‍යංශයට පැවරී තිබූ කටයුත්ත කුමක් ද?</text:span></text:p>
          </table:table-cell>
          <table:table-cell table:style-name="ce7" office:value-type="string" calcext:value-type="string">
            <text:p>කුරුදු තැලී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ෂ කර්මා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වාහ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තුන් ඇල්ලීම</text:p>
          </table:table-cell>
          <table:table-cell table:style-name="ce8" office:value-type="float" office:value="1" calcext:value-type="float">
            <text:p>1</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පිටියුටරි ග්‍රන්ථිය පිහිටා ඇත්තේ ශරීරයේ කොතැනක ද</text:span>?</text:p>
          </table:table-cell>
          <table:table-cell table:style-name="ce7" office:value-type="string" calcext:value-type="string">
            <text:p>උරස් කුහරයේ</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ස්කබලේ</text:p>
          </table:table-cell>
          <table:table-cell table:style-name="ce8"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උදර කුහරයේ</text:p>
          </table:table-cell>
          <table:table-cell table:style-name="ce8"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ගෙල ප්‍රදේශයේ</text:p>
          </table:table-cell>
          <table:table-cell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6" office:value-type="string" calcext:value-type="string">
            <text:p><text:span text:style-name="T1">ජාත්‍යන්තර වී පර්යේෂණාගාරය පිහිටියේ කොතැනක ද</text:span>?</text:p>
          </table:table-cell>
          <table:table-cell table:style-name="ce7" office:value-type="string" calcext:value-type="string">
            <text:p>පිලිපීනයේ මැනිලා 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ෆ්ගනිස්තානයේ කාබුල් නුව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න්දියාවේ අග්‍රා 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ගලාදේශයේ ඩකා නුවර</text:p>
          </table:table-cell>
          <table:table-cell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6" office:value-type="string" calcext:value-type="string">
            <text:p><text:span text:style-name="T4">වැදි බසින් </text:span>"<text:span text:style-name="T4">දියරච්චා කැවිල්ලනවා</text:span>" <text:span text:style-name="T4">යනුවෙන් කියැවෙන්නේ කුමක් ද</text:span>?</text:p>
          </table:table-cell>
          <table:table-cell table:style-name="ce7" office:value-type="string" calcext:value-type="string">
            <text:p>දඩයමේ යන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තුර බොන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ල හාරන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 කඩනවා</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Jurassic Park <text:span text:style-name="T4">චිත්‍රපට සඳහා පදනම් වූ ජුරාසික් පාක් පොතෙහි කතෘ කවුරුන් ද</text:span>?</text:p>
          </table:table-cell>
          <table:table-cell table:style-name="ce7" office:value-type="string" calcext:value-type="string">
            <text:p>ස්ටීවන් ස්පිල්බර්ග්</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ෆ් ගේල්ඩ්බ්ලූ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කලස් ස්පාර්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කල් ක්‍රිච්ටන්</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4">නොගැළපෙන සම්බන්ධතාවය සහිත වර්ණය වන්නේ මේ අතරින් කවරක් ද</text:span>?</text:p>
          </table:table-cell>
          <table:table-cell table:style-name="ce7" office:value-type="string" calcext:value-type="string">
            <text:p><text:span text:style-name="T4">ෂෙරිනා විලියම්ස්</text:span>- <text:span text:style-name="T4">ටෙනිස් ක්‍රීඩා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යිකල් ජෝර්ඩන් </text:span>- <text:span text:style-name="T4">බාස්කට් බෝ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යාගෝ මරඩෝනා </text:span><text:span text:style-name="T10">- </text:span><text:span text:style-name="T13">ගෝල්ෆ්</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ශ්වනාදන් ආනන්ද </text:span>- <text:span text:style-name="T4">චෙස් ක්‍රීඩාව</text:span></text:p>
          </table:table-cell>
          <table:table-cell office:value-type="float" office:value="1" calcext:value-type="float">
            <text:p>1</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ආසියාවේ ආරම්භ කෙරුණු ප්‍රථම තැපැල් සේවාව වන කොළඹ - නුවර තැපැල් අශ්ව කරත්ත සේවාව ආරම්භ කිරීම කළේ කුමන වර්ෂයේ දී ද</text:span>?</text:p>
          </table:table-cell>
          <table:table-cell table:style-name="ce7" office:value-type="float" office:value="1830" calcext:value-type="float">
            <text:p>18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31" calcext:value-type="float">
            <text:p>183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32" calcext:value-type="float">
            <text:p>183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33" calcext:value-type="float">
            <text:p>1833</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දෙවන මහා ලෝක සංග්‍රාමය වන විට එක්සත් ජනපදයේ ජනාධිපති ධූරය දැරුවේ කවුරුන් ද</text:span>?</text:p>
          </table:table-cell>
          <table:table-cell table:style-name="ce7" office:value-type="string" calcext:value-type="string">
            <text:p>ජෝර්ජ් වොෂින්ටන් මහ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වෙල්ට් මහ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කෙන්ලි මහ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න්රෝ මහතා</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ස්ථානීය ප්‍රදේශ ජාල </text:span>(LAN) <text:span text:style-name="T1">හා පුළුල් ප්‍රදේශ ජාල </text:span>(WAN) <text:span text:style-name="T1">ලෙස පරිගණක ජාල වර්ගීකරණය කිරීමට පහත කුමන සාධකය භාවිතා වේ ද?</text:span></text:p>
          </table:table-cell>
          <table:table-cell table:style-name="ce7" office:value-type="string" calcext:value-type="string">
            <text:p>ක්‍රියාකරන වේග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ගණක සංඛ්‍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ශීලක සංඛ්‍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ගණක අතර ඇති දුර</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සෝල්බරි ආණ්ඩුක්‍රම ව්‍යවස්ථාව තුළ නියෝජන මන්ත්‍රි මණ්ඩලයේ නිල කාලය කොපමණද</text:span>?</text:p>
          </table:table-cell>
          <table:table-cell table:style-name="ce7" office:value-type="string" calcext:value-type="string">
            <text:p><text:span text:style-name="T4">අවුරුදු </text:span>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වුරුදු </text:span>3</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වුරුදු </text:span>4</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වුරුදු </text:span><text:span text:style-name="T10">5</text:span></text:p>
          </table:table-cell>
          <table:table-cell office:value-type="float" office:value="1" calcext:value-type="float">
            <text:p>1</text:p>
          </table:table-cell>
          <table:table-cell table:number-columns-repeated="1020"/>
        </table:table-row>
        <table:table-row table:style-name="ro5">
          <table:table-cell office:value-type="float" office:value="21" calcext:value-type="float">
            <text:p>21</text:p>
          </table:table-cell>
          <table:table-cell table:style-name="ce6" office:value-type="string" calcext:value-type="string">
            <text:p><text:span text:style-name="T1">පස්ලෝ වලට අයත් නොවන්නේ මින් කුමක් ද</text:span>?</text:p>
          </table:table-cell>
          <table:table-cell table:style-name="ce7" office:value-type="string" calcext:value-type="string">
            <text:p>රත්තර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ක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ටිනම්</text:p>
          </table:table-cell>
          <table:table-cell office:value-type="float" office:value="1" calcext:value-type="float">
            <text:p>1</text:p>
          </table:table-cell>
          <table:table-cell table:number-columns-repeated="1020"/>
        </table:table-row>
        <table:table-row table:style-name="ro5">
          <table:table-cell office:value-type="float" office:value="21" calcext:value-type="float">
            <text:p>21</text:p>
          </table:table-cell>
          <table:table-cell table:style-name="ce6" office:value-type="string" calcext:value-type="string">
            <text:p><text:span text:style-name="T8">ලෝක ආඝාත දිනය කවදා ද</text:span>?</text:p>
          </table:table-cell>
          <table:table-cell table:style-name="ce7" office:value-type="string" calcext:value-type="string">
            <text:p><text:span text:style-name="T8">පෙබරවාරි </text:span>25</text:p>
          </table:table-cell>
          <table:table-cell office:value-type="float" office:value="0" calcext:value-type="float">
            <text:p>0</text:p>
          </table:table-cell>
          <table:table-cell table:style-name="ce5"/>
          <table:table-cell table:number-columns-repeated="1019"/>
        </table:table-row>
        <table:table-row table:style-name="ro5">
          <table:table-cell/>
          <table:table-cell table:style-name="ce6"/>
          <table:table-cell table:style-name="ce7" office:value-type="string" calcext:value-type="string">
            <text:p><text:span text:style-name="T8">ජනවාරි </text:span>15</text:p>
          </table:table-cell>
          <table:table-cell office:value-type="float" office:value="0" calcext:value-type="float">
            <text:p>0</text:p>
          </table:table-cell>
          <table:table-cell table:style-name="ce5" table:number-columns-repeated="2"/>
          <table:table-cell table:number-columns-repeated="1018"/>
        </table:table-row>
        <table:table-row table:style-name="ro5">
          <table:table-cell/>
          <table:table-cell table:style-name="ce6"/>
          <table:table-cell table:style-name="ce7" office:value-type="string" calcext:value-type="string">
            <text:p><text:span text:style-name="T8">පෙබරවාරි </text:span><text:span text:style-name="T15">15</text:span></text:p>
          </table:table-cell>
          <table:table-cell office:value-type="float" office:value="1" calcext:value-type="float">
            <text:p>1</text:p>
          </table:table-cell>
          <table:table-cell table:style-name="ce5" table:number-columns-repeated="2"/>
          <table:table-cell table:number-columns-repeated="1018"/>
        </table:table-row>
        <table:table-row table:style-name="ro5">
          <table:table-cell/>
          <table:table-cell table:style-name="ce6"/>
          <table:table-cell table:style-name="ce7" office:value-type="string" calcext:value-type="string">
            <text:p><text:span text:style-name="T8">ජනවාරි </text:span>25</text:p>
          </table:table-cell>
          <table:table-cell office:value-type="float" office:value="0" calcext:value-type="float">
            <text:p>0</text:p>
          </table:table-cell>
          <table:table-cell table:style-name="ce5" table:number-columns-repeated="2"/>
          <table:table-cell table:number-columns-repeated="1018"/>
        </table:table-row>
        <table:table-row table:style-name="ro5">
          <table:table-cell office:value-type="float" office:value="21" calcext:value-type="float">
            <text:p>21</text:p>
          </table:table-cell>
          <table:table-cell table:style-name="ce6" office:value-type="string" calcext:value-type="string">
            <text:p>"<text:span text:style-name="T4">ලෝක පොත් සහ ප්‍රකාශන හිමිකම් දිනය</text:span>" <text:span text:style-name="T4">යෙදෙන්නේ කවදා ද</text:span>?</text:p>
          </table:table-cell>
          <table:table-cell table:style-name="ce7" office:value-type="string" calcext:value-type="string">
            <text:p><text:span text:style-name="T4">අප්‍රේල් </text:span><text:span text:style-name="T10">23</text:span></text:p>
          </table:table-cell>
          <table:table-cell office:value-type="float" office:value="0" calcext:value-type="float">
            <text:p>0</text:p>
          </table:table-cell>
          <table:table-cell table:style-name="ce5" table:number-columns-repeated="2"/>
          <table:table-cell table:number-columns-repeated="1018"/>
        </table:table-row>
        <table:table-row table:style-name="ro5">
          <table:table-cell/>
          <table:table-cell table:style-name="ce6"/>
          <table:table-cell table:style-name="ce7" office:value-type="string" calcext:value-type="string">
            <text:p><text:span text:style-name="T4">මාර්තු </text:span>23</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පෙබරවාරි </text:span>28</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ජනවාරි </text:span>23</text:p>
          </table:table-cell>
          <table:table-cell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6" office:value-type="string" calcext:value-type="string">
            <text:p><text:span text:style-name="T4">ගෝතමී විහාරයේ බිතු සිතුවම් නිර්මාණය කළ චිත්‍ර ශිල්පියා කවුරුන්ද</text:span>?</text:p>
          </table:table-cell>
          <table:table-cell table:style-name="ce7" office:value-type="string" calcext:value-type="string">
            <text:p>සෝලියස් මැන්ඩිස්</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ඇම්</text:span>.<text:span text:style-name="T4">සාර්ලිස්</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ර්ජ් කී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ජු ශ්‍රී</text:p>
          </table:table-cell>
          <table:table-cell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6" office:value-type="string" calcext:value-type="string">
            <text:p><text:span text:style-name="T4">බෲස් ලී ලොවට හඳුන්වාදුන් සටන්කලාව කුමක් ද</text:span>?</text:p>
          </table:table-cell>
          <table:table-cell table:style-name="ce7" office:value-type="string" calcext:value-type="string">
            <text:p>ජීට් කොනි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න්ග් ෆූ</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යිකොන්ඩෝ</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ජිට්සු</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මේ අතරින් අගමැතිවරයෙකු වූ පත් වූ දිස්ත්‍රික්කයක් නොවන්නේ මින් කුමක්ද</text:span>?</text:p>
          </table:table-cell>
          <table:table-cell table:style-name="ce7" office:value-type="string" calcext:value-type="string">
            <text:p>මහනුව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දුල්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ණෑග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ම්පහ</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කනායිබ් හිස්බුල්ලා නමැති සන්නද්ධ කණ්ඩායම ක්‍රියාත්මක වන රට කුමක්ද</text:span>?</text:p>
          </table:table-cell>
          <table:table-cell table:style-name="ce7" office:value-type="string" calcext:value-type="string">
            <text:p>ඉරා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බන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රාක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රියාව</text:p>
          </table:table-cell>
          <table:table-cell office:value-type="float" office:value="0" calcext:value-type="float">
            <text:p>0</text:p>
          </table:table-cell>
          <table:table-cell table:number-columns-repeated="1020"/>
        </table:table-row>
        <table:table-row table:style-name="ro4">
          <table:table-cell office:value-type="float" office:value="21" calcext:value-type="float">
            <text:p>21</text:p>
          </table:table-cell>
          <table:table-cell table:style-name="ce6" office:value-type="string" calcext:value-type="string">
            <text:p><text:span text:style-name="T1">උපක්‍රම හැසිරවීම සඳහා මෙහෙයුම් පද්ධතිය මගින් කෙරෙන මෘදුකාංග හඳුන්වන්නේ කුමන නමකින්ද</text:span>?</text:p>
          </table:table-cell>
          <table:table-cell table:style-name="ce7" office:value-type="string" calcext:value-type="string">
            <text:p><text:span text:style-name="T4">උපක්‍රම මෘදුකාංග </text:span><text:span text:style-name="T10">(Device drivers)</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වේශ මෘදුකාංග </text:span>(Malware)</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යෙදුම් මෘදුකාංග </text:span>(Application software )</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ප්‍රතිවර්ත මෘදුකාංග </text:span>(Anti virous software )</text:p>
          </table:table-cell>
          <table:table-cell office:value-type="float" office:value="0" calcext:value-type="float">
            <text:p>0</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text:span text:style-name="T1">ශ්‍රී ලංකාවේ ප්‍රථම ජනමත විචාරණය සඳහා ඡන්දය පැවැත් වූ දිනය නම් කරන්න</text:span></text:p>
          </table:table-cell>
          <table:table-cell table:style-name="ce7" office:value-type="string" calcext:value-type="string">
            <text:p><text:span text:style-name="T2">1980 </text:span><text:span text:style-name="T13">දෙසැම්බර් </text:span><text:span text:style-name="T10">22</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82 <text:span text:style-name="T4">දෙසැම්බර් </text:span>2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81 <text:span text:style-name="T4">දෙසැම්බර් </text:span>2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83 <text:span text:style-name="T4">දෙසැම්බර් </text:span>22</text:p>
          </table:table-cell>
          <table:table-cell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6" office:value-type="string" calcext:value-type="string">
            <text:p><text:span text:style-name="T1">මේ අතරින් වඩාත්ම දුර්ලභ රුධිර වර්ගය කුමක් ද</text:span>?</text:p>
          </table:table-cell>
          <table:table-cell table:style-name="ce7" office:value-type="string" calcext:value-type="string">
            <text:p>A+</text:p>
          </table:table-cell>
          <table:table-cell office:value-type="float" office:value="1" calcext:value-type="float">
            <text:p>1</text:p>
          </table:table-cell>
          <table:table-cell table:number-columns-repeated="1020"/>
        </table:table-row>
        <table:table-row table:style-name="ro2">
          <table:table-cell table:number-columns-repeated="2"/>
          <table:table-cell table:style-name="ce7" office:value-type="string" calcext:value-type="string">
            <text:p>O-</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A-</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AB-</text:p>
          </table:table-cell>
          <table:table-cell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6" office:value-type="string" calcext:value-type="string">
            <text:p><text:span text:style-name="T1">අග්‍රාවේ තිබෙන ටජ් මහල් හරහා ගලාගෙන යන ගංගාව කුමක් ද</text:span>?</text:p>
          </table:table-cell>
          <table:table-cell table:style-name="ce7" office:value-type="string" calcext:value-type="string">
            <text:p>නයිල් ගඟ</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මුනා ගඟ</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සිපිපි ගඟ</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වැංහො ගඟ</text:p>
          </table:table-cell>
          <table:table-cell office:value-type="float" office:value="1" calcext:value-type="float">
            <text:p>1</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text:span text:style-name="T4">ලැව්ගිනි සෘජුව වක්‍රව හෝ බලපෑමෙන් </text:span>2019 <text:span text:style-name="T4">වසර තුළ බිලියන </text:span>1.25 <text:span text:style-name="T4">කටත් වඩා සත්ත්වයන් මියගිය රටේ නම කුමක්ද</text:span>?</text:p>
          </table:table-cell>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සීල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නීසියාව</text:p>
          </table:table-cell>
          <table:table-cell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6" office:value-type="string" calcext:value-type="string">
            <text:p><text:span text:style-name="T4">නොබෙල් ත්‍යාගය ආරම්භ කළ වර්ෂය කුමක්ද</text:span>?</text:p>
          </table:table-cell>
          <table:table-cell table:style-name="ce7" office:value-type="float" office:value="1900" calcext:value-type="float">
            <text:p>19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01" calcext:value-type="float">
            <text:p>190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03" calcext:value-type="float">
            <text:p>1903</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05" calcext:value-type="float">
            <text:p>1905</text:p>
          </table:table-cell>
          <table:table-cell office:value-type="float" office:value="0" calcext:value-type="float">
            <text:p>0</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text:span text:style-name="T4">බර්ලින් ඔලිම්පික් නගරයේදී </text:span>Jesse Owens <text:span text:style-name="T4">රන් පදක්කම් හතරක් දිනා ගනු ලැබුවේ කුමන වර්ෂයක දී ද?</text:span></text:p>
          </table:table-cell>
          <table:table-cell table:style-name="ce7" office:value-type="float" office:value="1934" calcext:value-type="float">
            <text:p>193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6" calcext:value-type="float">
            <text:p>1936</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38" calcext:value-type="float">
            <text:p>193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40" calcext:value-type="float">
            <text:p>1940</text:p>
          </table:table-cell>
          <table:table-cell office:value-type="float" office:value="0" calcext:value-type="float">
            <text:p>0</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2019/20<text:span text:style-name="T1"> ලෝක විශ්ව විද්‍යාල වර් ගීකරණය අනුව ලංකාවේ හොඳම විශ්ව විද්‍යාල </text:span>3<text:span text:style-name="T1"> බවට පත්වූයේ මොනවාද</text:span>?</text:p>
          </table:table-cell>
          <table:table-cell table:style-name="ce7" office:value-type="string" calcext:value-type="string">
            <text:p><text:span text:style-name="T4">කොළඹ</text:span>, <text:span text:style-name="T4">පේරාදෙණිය</text:span>, <text:span text:style-name="T4">ජයවර්ධනපු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රටුව</text:span>, <text:span text:style-name="T4">පේරාදෙණිය</text:span>, <text:span text:style-name="T4">කොළඹ</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කොළඹ</text:span>, <text:span text:style-name="T4">පේරාදෙණිය</text:span>, <text:span text:style-name="T4">රුහුණ</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පේරාදෙණිය</text:span><text:span text:style-name="T10">, </text:span><text:span text:style-name="T13">කොළඹ</text:span><text:span text:style-name="T10">, </text:span><text:span text:style-name="T13">මොරටුව</text:span></text:p>
          </table:table-cell>
          <table:table-cell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6" office:value-type="string" calcext:value-type="string">
            <text:p><text:span text:style-name="T1">ඉන්දියාව නිදහස ලබා වසර </text:span>75<text:span text:style-name="T1">ක් පිරෙන්නේ කිනම් වසරේ දී ද</text:span>?</text:p>
          </table:table-cell>
          <table:table-cell table:style-name="ce7" office:value-type="float" office:value="2022" calcext:value-type="float">
            <text:p>202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1" calcext:value-type="float">
            <text:p>202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0" calcext:value-type="float">
            <text:p>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3" calcext:value-type="float">
            <text:p>2023</text:p>
          </table:table-cell>
          <table:table-cell office:value-type="float" office:value="1" calcext:value-type="float">
            <text:p>1</text:p>
          </table:table-cell>
          <table:table-cell table:number-columns-repeated="1020"/>
        </table:table-row>
        <table:table-row table:style-name="ro1">
          <table:table-cell office:value-type="float" office:value="22" calcext:value-type="float">
            <text:p>22</text:p>
          </table:table-cell>
          <table:table-cell table:style-name="ce6" office:value-type="string" calcext:value-type="string">
            <text:p><text:span text:style-name="T1">Facebook සමාගම විසින් Microsoft, Google සහ Twit වැනි තාක්ෂණික දැවැන්තයින් 14 දෙනෙකු එක්ව අන්තර්ජාලය හරහා සිදුවන ළමා ලිංගික අපයෝජන හා සූරාකෑමට එරෙහිව සටන් කිරීම සඳහා ආරම්භ කර ඇති නව වැඩසටහන කුමක්ද?</text:span></text:p>
          </table:table-cell>
          <table:table-cell table:style-name="ce7" office:value-type="string" calcext:value-type="string">
            <text:p>Project Protect</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Perfect Project</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Perfect Protect</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Perfect Perfect</text:p>
          </table:table-cell>
          <table:table-cell office:value-type="float" office:value="0" calcext:value-type="float">
            <text:p>0</text:p>
          </table:table-cell>
          <table:table-cell table:number-columns-repeated="1020"/>
        </table:table-row>
        <table:table-row table:style-name="ro12">
          <table:table-cell office:value-type="float" office:value="22" calcext:value-type="float">
            <text:p>22</text:p>
          </table:table-cell>
          <table:table-cell table:style-name="ce6" office:value-type="string" calcext:value-type="string">
            <text:p>ශ්‍රී ලාංකික සම්භවයක් සහිත බ්‍රිතාන්‍ය පාර්ලිමේන්තු මන්ත්‍රීවරයකු වන රනිල් ජයවර්ධන මහතා බ්‍රිතාන්‍ය <text:span text:style-name="T1">රජය වෙළඳ අමාත්‍යවරයෙකු ලෙස පත් කළේ කුමන වර්ෂයක දී ද</text:span>?</text:p>
          </table:table-cell>
          <table:table-cell office:value-type="float" office:value="2000" calcext:value-type="float">
            <text:p>2000</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float" office:value="2003" calcext:value-type="float">
            <text:p>2003</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006" calcext:value-type="float">
            <text:p>2006</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009" calcext:value-type="float">
            <text:p>2009</text:p>
          </table:table-cell>
          <table:table-cell office:value-type="float" office:value="0" calcext:value-type="float">
            <text:p>0</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text:span text:style-name="T4">මේ අතරින් ඇක්ක්‍රොෆෝබියා ලෙස හඳුන්වන්නේ කවරක් සඳහා ඇති මානසික භීතියද</text:span>?</text:p>
          </table:table-cell>
          <table:table-cell table:style-name="ce7" office:value-type="string" calcext:value-type="string">
            <text:p>විශබීජ වලට ඇති බි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උස් ස්ථාන වලට ඇති බි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වෘත ස්ථාන වලට ඇති බි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ළල අඩු ස්ථාන වලට ඇති බිය</text:p>
          </table:table-cell>
          <table:table-cell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6" office:value-type="string" calcext:value-type="string">
            <text:p><text:span text:style-name="T1">ශ්‍රී ලංකාවේ දුම්කොළ වගාව තහනම් කළ වර්ෂය කුමක් ද</text:span>?</text:p>
          </table:table-cell>
          <table:table-cell office:value-type="float" office:value="2017" calcext:value-type="float">
            <text:p>2017</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018" calcext:value-type="float">
            <text:p>2018</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float" office:value="2019" calcext:value-type="float">
            <text:p>2019</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020" calcext:value-type="float">
            <text:p>2020</text:p>
          </table:table-cell>
          <table:table-cell office:value-type="float" office:value="0" calcext:value-type="float">
            <text:p>0</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2019 <text:span text:style-name="T4">දී පරිසරවේදීන් එකතුවී අවමංගල්‍ය උත්සවයක් පැවැත්වූ </text:span>"<text:span text:style-name="T4">ඕකේ ජෝකුල්</text:span>" <text:span text:style-name="T4">ග්ලැසියරය අයත් වූ රට කුමක් ද?</text:span></text:p>
          </table:table-cell>
          <table:table-cell table:style-name="ce7" office:value-type="string" calcext:value-type="string">
            <text:p>අයිස්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න්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යර්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සීලන්තය</text:p>
          </table:table-cell>
          <table:table-cell office:value-type="float" office:value="1" calcext:value-type="float">
            <text:p>1</text:p>
          </table:table-cell>
          <table:table-cell table:number-columns-repeated="1020"/>
        </table:table-row>
        <table:table-row table:style-name="ro4">
          <table:table-cell office:value-type="float" office:value="22" calcext:value-type="float">
            <text:p>22</text:p>
          </table:table-cell>
          <table:table-cell table:style-name="ce6" office:value-type="string" calcext:value-type="string">
            <text:p>2017 <text:span text:style-name="T4">නාසා ආයතනයෙහි එකම ලාබාලතම ව්‍යාපෘති තානාපති </text:span>(<text:span text:style-name="T4">ඕස්ට්‍රේලියාව</text:span>) <text:span text:style-name="T4">ලෙස හඳුන්වන්නේ කවුරුන් ද?</text:span></text:p>
          </table:table-cell>
          <table:table-cell table:style-name="ce7" office:value-type="string" calcext:value-type="string">
            <text:p>ඉසබෙලා වෙලිකොග්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ඝ මහිම විජේවර්ධ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 බ්‍රැන්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 තීස්</text:p>
          </table:table-cell>
          <table:table-cell office:value-type="float" office:value="0" calcext:value-type="float">
            <text:p>0</text:p>
          </table:table-cell>
          <table:table-cell table:number-columns-repeated="1020"/>
        </table:table-row>
        <table:table-row table:style-name="ro6">
          <table:table-cell office:value-type="float" office:value="22" calcext:value-type="float">
            <text:p>22</text:p>
          </table:table-cell>
          <table:table-cell table:style-name="ce6" office:value-type="string" calcext:value-type="string">
            <text:p>හොඳම චිත්‍රපටය සඳහා ඔස්කාර් සම්මානය දිනූ චරිතාපදානයක් පදනම් කරගත් චිත්‍රපටියක් නොවන්නේ <text:span text:style-name="T4">මින් කුමක්ද</text:span>?</text:p>
          </table:table-cell>
          <table:table-cell table:style-name="ce7" office:value-type="string" calcext:value-type="string">
            <text:p>The Shape of Water</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In to the World</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The King Speech</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Spot Light</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4">ශ්‍රී ලංකාව ටෙස්ට් වරම් ලබා ගත් වසර කුමක් ද</text:span>?</text:p>
          </table:table-cell>
          <table:table-cell table:style-name="ce7" office:value-type="float" office:value="1980" calcext:value-type="float">
            <text:p>198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1" calcext:value-type="float">
            <text:p>198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2" calcext:value-type="float">
            <text:p>198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5" calcext:value-type="float">
            <text:p>1985</text:p>
          </table:table-cell>
          <table:table-cell office:value-type="float" office:value="0" calcext:value-type="float">
            <text:p>0</text:p>
          </table:table-cell>
          <table:table-cell table:number-columns-repeated="1020"/>
        </table:table-row>
        <table:table-row table:style-name="ro4">
          <table:table-cell office:value-type="float" office:value="23" calcext:value-type="float">
            <text:p>23</text:p>
          </table:table-cell>
          <table:table-cell table:style-name="ce6" office:value-type="string" calcext:value-type="string">
            <text:p><text:span text:style-name="T1">මහනුවර මගුල් මඩුවේ ආකෘතියට අනුව සාදා ඇති ගොඩනැඟිල්ල මේ අතරින් කුමක් ද</text:span>?</text:p>
          </table:table-cell>
          <table:table-cell table:style-name="ce7" office:value-type="string" calcext:value-type="string">
            <text:p>නිදහස් චතුරස්‍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ළඹ ජාතික කෞතුකාගා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ළඹ මහනගර සභා ගොඩනැඟිල්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ලෝක වෙළඳ මධ්‍යස්ථානය</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තලෙයිබාන් සංවිධානයේ නිර්මාතෘ කවුරුන් ද</text:span>?</text:p>
          </table:table-cell>
          <table:table-cell table:style-name="ce7" office:value-type="string" calcext:value-type="string">
            <text:p>බින් ලාඩ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දාම් හු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ඩ් මුල්ලාහ් ඕමා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ඩ් අල් ගඩාහි</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ෆේස්බුක් සමාජ ජාලය ආරම්භ කළ වර්ෂය කුමක් ද</text:span>?</text:p>
          </table:table-cell>
          <table:table-cell table:style-name="ce7" office:value-type="float" office:value="2000" calcext:value-type="float">
            <text:p>200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02" calcext:value-type="float">
            <text:p>200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4" calcext:value-type="float">
            <text:p>200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6" calcext:value-type="float">
            <text:p>2006</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අනුරාධපුරය රාජධානිය කොට පත්වූ ප්‍රථම රජු කවරෙක් ද</text:span>?</text:p>
          </table:table-cell>
          <table:table-cell table:style-name="ce7" office:value-type="string" calcext:value-type="string">
            <text:p>දේවානම්පියතිස්ස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ණ්ඩුකාභය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වන්තිස්ස රජු</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රතිස්ස රජු</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මනුෂ්‍ය ශරීර ස්කන්ධයෙන් වැඩිපුරම ඇති මූලද්‍රව්‍ය කුමක් ද</text:span>?</text:p>
          </table:table-cell>
          <table:table-cell table:style-name="ce7" office:value-type="string" calcext:value-type="string">
            <text:p>හයිඩ්‍රජ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බ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යිට්‍රජ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ඔක්සිජන්</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4">ලොව වැඩිම රටවල් ගණනකට මායිම් වන රට කුමක් ද</text:span>?</text:p>
          </table:table-cell>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සකස්ථා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ගෝව</text:p>
          </table:table-cell>
          <table:table-cell office:value-type="float" office:value="1" calcext:value-type="float">
            <text:p>1</text:p>
          </table:table-cell>
          <table:table-cell table:number-columns-repeated="1020"/>
        </table:table-row>
        <table:table-row table:style-name="ro4">
          <table:table-cell office:value-type="float" office:value="23" calcext:value-type="float">
            <text:p>23</text:p>
          </table:table-cell>
          <table:table-cell table:style-name="ce6" office:value-type="string" calcext:value-type="string">
            <text:p><text:span text:style-name="T4">වෙසක් පෝය දිනය ජාත්‍යන්තර නිවාඩු දිනයක් ලෙස පත්කරනු ලැබුවේ කාගේ ඉල්ලීමක් මත ද</text:span>?</text:p>
          </table:table-cell>
          <table:table-cell table:style-name="ce7" office:value-type="string" calcext:value-type="string">
            <text:p><text:span text:style-name="T4">ලක්ෂ්මන් කදිරගාමර් </text:span><text:span text:style-name="T10">(1999-05-22)</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රිමාවෝ බණ්ඩාරනායක </text:span>(1992-05-02)</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චන්ද්‍රිකා බණ්ඩාරනායක </text:span>(1994-05-02)</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හින්ද රාජපක්ෂ</text:span> (2005-05-02)</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4">ටයිටැනික් චිත්‍රපටියෙහි තේමා ගීතය ගායනා කරන්නේ කවුරුන් ද</text:span>?</text:p>
          </table:table-cell>
          <table:table-cell table:style-name="ce7" office:value-type="string" calcext:value-type="string">
            <text:p>ජනිෆර් ලෝප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ලින් ඩියො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නා ගෝම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ඩි ගගා</text:p>
          </table:table-cell>
          <table:table-cell office:value-type="float" office:value="0" calcext:value-type="float">
            <text:p>0</text:p>
          </table:table-cell>
          <table:table-cell table:number-columns-repeated="1020"/>
        </table:table-row>
        <table:table-row table:style-name="ro4">
          <table:table-cell office:value-type="float" office:value="23" calcext:value-type="float">
            <text:p>23</text:p>
          </table:table-cell>
          <table:table-cell table:style-name="ce6" office:value-type="string" calcext:value-type="string">
            <text:p>1936 <text:span text:style-name="T4">වර්ෂයේ දී රන් පදක්කම් </text:span>4<text:span text:style-name="T4">ක් දිනාගත් </text:span>Jesse Owens<text:span text:style-name="T4">ගේ වාර්තාව බිඳ හෙළුවේ කවුරුන් ද</text:span>?</text:p>
          </table:table-cell>
          <table:table-cell table:style-name="ce7" office:value-type="string" calcext:value-type="string">
            <text:p>කාල් ලුවි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සේන් බෝල්ට්</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රිස්ටියන් ටේල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ක් වින්ටර්</text:p>
          </table:table-cell>
          <table:table-cell office:value-type="float" office:value="0" calcext:value-type="float">
            <text:p>0</text:p>
          </table:table-cell>
          <table:table-cell table:number-columns-repeated="1020"/>
        </table:table-row>
        <table:table-row table:style-name="ro4">
          <table:table-cell office:value-type="float" office:value="23" calcext:value-type="float">
            <text:p>23</text:p>
          </table:table-cell>
          <table:table-cell table:style-name="ce6" office:value-type="string" calcext:value-type="string">
            <text:p><text:span text:style-name="T1">කොළඹ ජාතික කෞතුකාගාරය පිහිටුවන ලද්දේ කුමන අග්‍රාණ්ඩුවරයාගේ පාලක සමයේද</text:span>?</text:p>
          </table:table-cell>
          <table:table-cell table:style-name="ce7" office:value-type="string" calcext:value-type="string">
            <text:p>විලියම් ග්‍රෙග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න්රි වෝර්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ආතර් ගෝර්ඩ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ල්ස් මැකාර්ත</text:p>
          </table:table-cell>
          <table:table-cell office:value-type="float" office:value="0" calcext:value-type="float">
            <text:p>0</text:p>
          </table:table-cell>
          <table:table-cell table:number-columns-repeated="1020"/>
        </table:table-row>
        <table:table-row table:style-name="ro4">
          <table:table-cell office:value-type="float" office:value="23" calcext:value-type="float">
            <text:p>23</text:p>
          </table:table-cell>
          <table:table-cell table:style-name="ce6" office:value-type="string" calcext:value-type="string">
            <text:p><text:span text:style-name="T1">පළමු න්‍යෂ්ටික බෝම්බ හෙලීමේ </text:span>75 <text:span text:style-name="T1">වන සංවත්සරය </text:span>(<text:span text:style-name="T1">ජපානයේ හිරෝෂිමා සහ නාගසාකි වලට බෝම්බ හෙලීම) පැවැත්වූයේ කවදා ද?</text:span></text:p>
          </table:table-cell>
          <table:table-cell table:style-name="ce7" office:value-type="float" office:value="2018" calcext:value-type="float">
            <text:p>201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6" calcext:value-type="float">
            <text:p>201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0" calcext:value-type="float">
            <text:p>2020</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සෑම විද්‍යුත් ලිපිනයක ම දක්නට ඇත්තේ කුමක්ද</text:span>?</text:p>
          </table:table-cell>
          <table:table-cell table:style-name="ce7" office:value-type="string" calcext:value-type="string">
            <text:p>COM</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WWW</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lk</text:p>
          </table:table-cell>
          <table:table-cell office:value-type="float" office:value="1" calcext:value-type="float">
            <text:p>1</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හස්ති ශෛල පුර රාජධානි ලෙස හැඳින්වූ රාජධානිය කුමක් ද</text:span>?</text:p>
          </table:table-cell>
          <table:table-cell table:style-name="ce7" office:value-type="string" calcext:value-type="string">
            <text:p>සීගි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ණෑග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යාප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ගම</text:p>
          </table:table-cell>
          <table:table-cell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6" office:value-type="string" calcext:value-type="string">
            <text:p><text:span text:style-name="T1">උඩු ඇන්දේ කිසිඳු දතක් නොමැති සත්වයා මේ අතරින් කවුද</text:span>?</text:p>
          </table:table-cell>
          <table:table-cell table:style-name="ce7" office:value-type="string" calcext:value-type="string">
            <text:p>අශ්ව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ඔටු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වයා</text:p>
          </table:table-cell>
          <table:table-cell office:value-type="float" office:value="1" calcext:value-type="float">
            <text:p>1</text:p>
          </table:table-cell>
          <table:table-cell table:number-columns-repeated="1020"/>
        </table:table-row>
        <table:table-row table:style-name="ro6">
          <table:table-cell office:value-type="float" office:value="24" calcext:value-type="float">
            <text:p>24</text:p>
          </table:table-cell>
          <table:table-cell table:style-name="ce6" office:value-type="string" calcext:value-type="string">
            <text:p>මොරගහකන්ද බහුකාර්ය ව්‍යාපෘතිය මගින් ජාතික විදුලිබල පද්ධතියට එක්කරන මෙගා වොට්<text:span text:style-name="T4"> ගණන කොපමණ ද</text:span>?</text:p>
          </table:table-cell>
          <table:table-cell table:style-name="ce7" office:value-type="float" office:value="18" calcext:value-type="float">
            <text:p>1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5" calcext:value-type="float">
            <text:p>25</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30" calcext:value-type="float">
            <text:p>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32" calcext:value-type="float">
            <text:p>32</text:p>
          </table:table-cell>
          <table:table-cell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2020<text:span text:style-name="T4"> ජනවාරි </text:span>26<text:span text:style-name="T4"> ලෝක රේගු දිනය සමරන්නේ කී වන වතාවට ද</text:span>?</text:p>
          </table:table-cell>
          <table:table-cell table:style-name="ce7" office:value-type="string" calcext:value-type="string">
            <text:p>66<text:span text:style-name="T4"> වන</text:span></text:p>
          </table:table-cell>
          <table:table-cell office:value-type="float" office:value="1" calcext:value-type="float">
            <text:p>1</text:p>
          </table:table-cell>
          <table:table-cell table:number-columns-repeated="1001"/>
          <table:table-cell table:style-name="ce4" table:number-columns-repeated="19"/>
        </table:table-row>
        <table:table-row table:style-name="ro5">
          <table:table-cell/>
          <table:table-cell table:style-name="ce6"/>
          <table:table-cell table:style-name="ce7" office:value-type="string" calcext:value-type="string">
            <text:p>66<text:span text:style-name="T4"> 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67 <text:span text:style-name="T4">ව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68<text:span text:style-name="T4"> වන</text:span></text:p>
          </table:table-cell>
          <table:table-cell office:value-type="float" office:value="0" calcext:value-type="float">
            <text:p>0</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4">සුගතපාල ද සිල්වා පරිවර්තනය කළ </text:span>"<text:span text:style-name="T4">ඇටමැස්සා</text:span>" <text:span text:style-name="T4">කෘතියේ කතෘ කවුරුන්ද</text:span>?</text:p>
          </table:table-cell>
          <table:table-cell table:style-name="ce7" office:value-type="string" calcext:value-type="string">
            <text:p>වර්ජිනියා වුල්ෆ්</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රි ඇන් එවන්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තල් වොයානි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නි මොරිසන්</text:p>
          </table:table-cell>
          <table:table-cell office:value-type="float" office:value="1" calcext:value-type="float">
            <text:p>1</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4">වැඩිම වාර ගණනක් </text:span>LPL <text:span text:style-name="T4">තරඟාවලිය ජයග්‍රහණය කරනලද කණ්ඩායම් කුමක් ද</text:span>?</text:p>
          </table:table-cell>
          <table:table-cell table:style-name="ce7" office:value-type="string" calcext:value-type="string">
            <text:p>චෙන්නායි සුපර් කින්ග්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කටා නයිට් රයිඩර්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න් රයිසස් හයිද්‍රාබා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ම්බායි ඉන්දියන්ස්</text:p>
          </table:table-cell>
          <table:table-cell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text:span text:style-name="T1">ඌව වෙල්ලස්ස කැරැල්ල පැවැත්වූයේ කුමන කාලයකදී ද</text:span>?</text:p>
          </table:table-cell>
          <table:table-cell table:style-name="ce7" office:value-type="string" calcext:value-type="string">
            <text:p>1815 <text:span text:style-name="T4">සැප්තැම්බර් </text:span>- <text:span text:style-name="T4">නොවැම්බ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10 <text:span text:style-name="T4">සැප්තැම්බර් </text:span>- <text:span text:style-name="T4">නොවැම්බ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1817 </text:span><text:span text:style-name="T13">සැප්තැම්බර් </text:span><text:span text:style-name="T10">- </text:span><text:span text:style-name="T13">නොවැම්බ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818 <text:span text:style-name="T4">සැප්තැම්බර් </text:span>- <text:span text:style-name="T4">නොවැම්බර්</text:span></text:p>
          </table:table-cell>
          <table:table-cell office:value-type="float" office:value="1" calcext:value-type="float">
            <text:p>1</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1">එක්සත් ජනපද ජනාධිපතිවරණය ජය ගෙන </text:span>46 <text:span text:style-name="T1">වන ජනාධිපතිවරයා ලෙස ජෝ බයිඩන් තේරී පත් වූයේ කුමන වර්ෂයේදී ද?</text:span></text:p>
          </table:table-cell>
          <table:table-cell table:style-name="ce7" office:value-type="float" office:value="2020" calcext:value-type="float">
            <text:p>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5" calcext:value-type="float">
            <text:p>201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7" calcext:value-type="float">
            <text:p>201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0" calcext:value-type="float">
            <text:p>0</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1">පහත ලැයිස්තු වලින් කවරක් වෙබ් අතරික්සු වලින් පමණක් සමන්විත වේ ද</text:span>?</text:p>
          </table:table-cell>
          <table:table-cell table:style-name="ce7" office:value-type="string" calcext:value-type="string">
            <text:p>Linux, Open Office, Fire fox</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Open Office, Google Chrome, Fire fox</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Linux, Google chrome, Internet explorer</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Internet explorer, Google chrome, Fire fox</text:p>
          </table:table-cell>
          <table:table-cell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text:span text:style-name="T1">ලෝකයේ කර්මාන්ත ශාලාව</text:span>" <text:span text:style-name="T1">වශයෙන් හඳුන්වනු ලබන රට කුමක් ද</text:span>?</text:p>
          </table:table-cell>
          <table:table-cell table:style-name="ce7" office:value-type="string" calcext:value-type="string">
            <text:p>ජපා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ගප්පූ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1" calcext:value-type="float">
            <text:p>1</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text:span text:style-name="T1">ආලෝහයක් වන්නේ මින් කුමක් ද</text:span>?</text:p>
          </table:table-cell>
          <table:table-cell table:style-name="ce7" office:value-type="string" calcext:value-type="string">
            <text:p>රත්තර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දී</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ලැටින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යමන්ති</text:p>
          </table:table-cell>
          <table:table-cell office:value-type="float" office:value="0" calcext:value-type="float">
            <text:p>0</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4">මහවැලි ගඟ හරස් කර ඉදිකරන ලද ජලාශයක් නොවන්නේ මින් කුමක් ද</text:span>?</text:p>
          </table:table-cell>
          <table:table-cell table:style-name="ce7" office:value-type="string" calcext:value-type="string">
            <text:p>පොල්ගොල්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උකුව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ක්ෂපා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වතැන්න</text:p>
          </table:table-cell>
          <table:table-cell office:value-type="float" office:value="1" calcext:value-type="float">
            <text:p>1</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4">මුලින්ම සඳ මතට ගොඩ බැස්ස යානය වන ලූනා </text:span>9, <text:span text:style-name="T4">සඳ මතට ගොඩ බැස්ස වූ වසර කුමක් ද</text:span>?</text:p>
          </table:table-cell>
          <table:table-cell table:style-name="ce7" office:value-type="string" calcext:value-type="string">
            <text:p>1965<text:span text:style-name="T4"> පෙබරවා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1966</text:span><text:span text:style-name="T13"> පෙබරවා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1967<text:span text:style-name="T4"> පෙබරවා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64<text:span text:style-name="T4"> පෙබරවාරි</text:span></text:p>
          </table:table-cell>
          <table:table-cell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text:span text:style-name="T4">ආනන්ද රාජකරුණා විසින් රචිත ළමා ගීයක් වන්නේ මින් කුමක්ද</text:span>?</text:p>
          </table:table-cell>
          <table:table-cell table:style-name="ce7" office:value-type="string" calcext:value-type="string">
            <text:p>මොනවද මුත්තේ මොකද කරන්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මන් පිච්ච මල් ඉහිරුණු</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ස මලේ නටුවෙ ක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නි සිරිපා සිඹිමින්නේ</text:p>
          </table:table-cell>
          <table:table-cell office:value-type="float" office:value="0" calcext:value-type="float">
            <text:p>0</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4">පිතිකරුවෙකු ක්‍රීඩා පිටියෙන් ඉවත් කළ හැකි විවිධ ක්‍රම කොපමණ තිබේ ද</text:span>?</text:p>
          </table:table-cell>
          <table:table-cell table:style-name="ce7" office:value-type="float" office:value="7" calcext:value-type="float">
            <text:p>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8" calcext:value-type="float">
            <text:p>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9" calcext:value-type="float">
            <text:p>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0" calcext:value-type="float">
            <text:p>10</text:p>
          </table:table-cell>
          <table:table-cell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6" office:value-type="string" calcext:value-type="string">
            <text:p>"<text:span text:style-name="T4">ස්ටෝන් හෙන්ජ්" ඓතිහාසික ස්මාරක පිහිටා ඇති රට කුමක් ද</text:span>?</text:p>
          </table:table-cell>
          <table:table-cell table:style-name="ce7" office:value-type="string" calcext:value-type="string">
            <text:p>නවසී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ගෝ රාජ්‍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සීලය</text:p>
          </table:table-cell>
          <table:table-cell office:value-type="float" office:value="1" calcext:value-type="float">
            <text:p>1</text:p>
          </table:table-cell>
          <table:table-cell table:number-columns-repeated="1020"/>
        </table:table-row>
        <table:table-row table:style-name="ro4">
          <table:table-cell office:value-type="float" office:value="24" calcext:value-type="float">
            <text:p>24</text:p>
          </table:table-cell>
          <table:table-cell table:style-name="ce6" office:value-type="string" calcext:value-type="string">
            <text:p><text:span text:style-name="T1">මහනුවර යුගයේ සිත්තරා තම චිත්‍ර වර්ණ ගැන්වීමේදී පසුබිම් වර් ණය ලෙස යොදාගත්තේ මින් කවර වර්ණයක් ද</text:span>?</text:p>
          </table:table-cell>
          <table:table-cell table:style-name="ce7" office:value-type="string" calcext:value-type="string">
            <text:p>රතු වර්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හ වර්ණ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ළ වර්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 වර්ණය</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text:span text:style-name="T1">එක්සත් අරාබි එමිර් රාජ්‍යය අරාබිය තුල ඉදිකල පලමු න්‍යෂ්ටික බලාගාරය වන </text:span>Barakah Nuclear Power Plant <text:span text:style-name="T1">ඉදිකළේ කවර වර්ෂයක දී ද</text:span>?</text:p>
          </table:table-cell>
          <table:table-cell table:style-name="ce7" office:value-type="float" office:value="2020" calcext:value-type="float">
            <text:p>202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21" calcext:value-type="float">
            <text:p>202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8" calcext:value-type="float">
            <text:p>2018</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______ <text:span text:style-name="T1">යනු අන්තර්ජාලය සේවාවකි</text:span>. <text:span text:style-name="T1">හිස්තැන් පිරවීම සඳහා යෝග්‍ය වන්නේ කුමක් ද</text:span>?</text:p>
          </table:table-cell>
          <table:table-cell table:style-name="ce7" office:value-type="string" calcext:value-type="string">
            <text:p><text:span text:style-name="T2">(</text:span><text:span text:style-name="T13">විද්‍යුත් තැපෑල </text:span><text:span text:style-name="T10">(e-mail)</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වෙබ් අතිරික්සුව </text:span>(web browser)</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IP <text:span text:style-name="T4">ලිපින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HTTP</text:p>
          </table:table-cell>
          <table:table-cell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1">තම රාජධානිය තුළ රාජ්‍යත්වයට පත් නොවූයේ මින් කවරෙක් ද</text:span>?</text:p>
          </table:table-cell>
          <table:table-cell table:style-name="ce7" office:value-type="string" calcext:value-type="string">
            <text:p><text:span text:style-name="T4">ගම්පොල </text:span>- <text:span text:style-name="T4">සිව්වන බුවනෙකබාහු</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කෝට්ටේ </text:span><text:span text:style-name="T10">- </text:span><text:span text:style-name="T13">දෙවන පරාක්‍රමබා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ඹදෙණිය </text:span>-<text:span text:style-name="T4">තුන්වන විජයබා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තාවක </text:span>- <text:span text:style-name="T4">මායාදුන්නේ</text:span></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text:span text:style-name="T1">ඇලෙක්සැන්ඩ්‍රෝ වෝල්ටා විසින් විදුලි කෝෂය සොයා ගැනීමට හේතු වූයේ මින් කුමක් ද</text:span>? (1800)</text:p>
          </table:table-cell>
          <table:table-cell table:style-name="ce7" office:value-type="string" calcext:value-type="string">
            <text:p>ගෙඹි කකුල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නු කකුල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ආඳා වලිග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හුඹු රැලක්</text:p>
          </table:table-cell>
          <table:table-cell office:value-type="float" office:value="0" calcext:value-type="float">
            <text:p>0</text:p>
          </table:table-cell>
          <table:table-cell table:number-columns-repeated="1020"/>
        </table:table-row>
        <table:table-row table:style-name="ro6">
          <table:table-cell office:value-type="float" office:value="25" calcext:value-type="float">
            <text:p>25</text:p>
          </table:table-cell>
          <table:table-cell table:style-name="ce6" office:value-type="string" calcext:value-type="string">
            <text:p>ශ්‍රී ලංකාවේ නායයෑම් උවදුරුවලට භාජනය වන ස්ථාන සිතියම්ගත කිරීම සඳහා වූ රාජ්‍ය ආයතනයේ<text:span text:style-name="T4"> නම කුමක් ද</text:span>?</text:p>
          </table:table-cell>
          <table:table-cell table:style-name="ce7" office:value-type="string" calcext:value-type="string">
            <text:p>ජාතික ගොඩනැගිලි පර්යේෂණායත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තික කෘෂිකර්ම පර්යේෂණායත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තික වැවිලි කර්මාන්ත පර්යේෂණායත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තික වනජීවී අමාත්‍යංශය</text:p>
          </table:table-cell>
          <table:table-cell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4">ලොව උසම ප්‍රතිමාව වන්නේ මින් කුමක් ද</text:span>?</text:p>
          </table:table-cell>
          <table:table-cell table:style-name="ce7" office:value-type="string" calcext:value-type="string">
            <text:p><text:span text:style-name="T2">Statue of unity - </text:span><text:span text:style-name="T13">ඉන්දියාව</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Spring temple Buddha - <text:span text:style-name="T4">චීනය</text:span></text:p>
          </table:table-cell>
          <table:table-cell table:style-name="ce8"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Guanyin of Nan Shan - <text:span text:style-name="T4">චීන</text:span></text:p>
          </table:table-cell>
          <table:table-cell table:style-name="ce8"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Christ of Redeemer - <text:span text:style-name="T4">බ්‍රසීලය</text:span></text:p>
          </table:table-cell>
          <table:table-cell table:style-name="ce8"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4">කුළුබඩු රැජින වශයෙන් හදුන්වනු ලබන කුළුබඩු වර්ගය කුමක් ද</text:span>?</text:p>
          </table:table-cell>
          <table:table-cell table:style-name="ce7" office:value-type="string" calcext:value-type="string">
            <text:p><text:span text:style-name="T1">කරාබුනැටි</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එනසාල් (කරද මුංගු)</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රුඳු</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කහ</text:span></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text:span text:style-name="T4">කඩවුණු පොරොන්දුව චිත්‍රපටයෙන් සිනමාවට පැමිණි රුක්මණී දේවියගේ සැබෑ නම කුමක් ද</text:span>?</text:p>
          </table:table-cell>
          <table:table-cell table:style-name="ce7" office:value-type="string" calcext:value-type="string">
            <text:p>ඩේසි රුක්මණී</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සි ඩැනියල් ප්‍රනාන්දු</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ඩේසි විතානාරච්චි</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ක්මණී ඩැනියල්ස්</text:p>
          </table:table-cell>
          <table:table-cell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4">මැග්නස් කාර්ල්සන් පිළිබඳව වැරදි ප්‍රකාශය කුමක් ද</text:span>?</text:p>
          </table:table-cell>
          <table:table-cell table:style-name="ce7" office:value-type="string" calcext:value-type="string">
            <text:p>ගැරී කැස්පරොව් පරදා මුලින්ම චෙස් ශූරතාවය හිමිකර ගත්හ</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Mozart of Chess <text:span text:style-name="T4">යනුවෙන් හැඳින්වෙන්නේ ඔහුය</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ර්වේ හි උපත ලැබී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ස් ඉතිහාසයේ වැඩිම ශ්‍රේණිගත කිරීමට හිමිකම් කියයි</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text:span text:style-name="T1">ශ්‍රී ලංකාවේ අපරාධයකට එරෙහිව අධිකරණ බලය හිමි අධිකරණයක් නොවන්නේ මින් කුමක් ද</text:span>?</text:p>
          </table:table-cell>
          <table:table-cell table:style-name="ce7" office:value-type="string" calcext:value-type="string">
            <text:p>අභියාචනාධිකරණ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ශ්‍රේෂ්ඨාධිකර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ධිකර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සා අධිකරණය</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G20 <text:span text:style-name="T1">සමුළුවේ සෞදි අරාබිය සත්කාරකත්වය දැරුවේ කුමන වර්ෂයක දී ද</text:span>?</text:p>
          </table:table-cell>
          <table:table-cell table:style-name="ce7" office:value-type="float" office:value="2018" calcext:value-type="float">
            <text:p>201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0" calcext:value-type="float">
            <text:p>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21" calcext:value-type="float">
            <text:p>2021</text:p>
          </table:table-cell>
          <table:table-cell office:value-type="float" office:value="1" calcext:value-type="float">
            <text:p>1</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4">ලොරෙන්සෝ ද අල්මේදා ඇතුළු පෘතුගීසීන් ලංකාවට පැමිණියේ කවදා ද</text:span>?</text:p>
          </table:table-cell>
          <table:table-cell table:style-name="ce7" office:value-type="float" office:value="1630" calcext:value-type="float">
            <text:p>16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500" calcext:value-type="float">
            <text:p>15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505" calcext:value-type="float">
            <text:p>1505</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504" calcext:value-type="float">
            <text:p>1504</text:p>
          </table:table-cell>
          <table:table-cell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1">අලුත උපන් බිළිඳකුගේ ශරීරයේ දක්නට ඇති අස්ථි ගණන කොපමණ ද </text:span>?</text:p>
          </table:table-cell>
          <table:table-cell table:style-name="ce7" office:value-type="float" office:value="300" calcext:value-type="float">
            <text:p>3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6" calcext:value-type="float">
            <text:p>20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 calcext:value-type="float">
            <text:p>20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5" calcext:value-type="float">
            <text:p>185</text:p>
          </table:table-cell>
          <table:table-cell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6" office:value-type="string" calcext:value-type="string">
            <text:p><text:span text:style-name="T1">ශ්‍රී ලංකාවේ ප්‍රථම වරට පිහිටවූ ජාතික වනෝද්‍යානය කුමක් ද</text:span>?</text:p>
          </table:table-cell>
          <table:table-cell table:style-name="ce7" office:value-type="string" calcext:value-type="string">
            <text:p>යාල ජාතික වනෝද්‍යා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උඩවලව ජාතික වනෝද්‍යා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ර්ටන් තැන්න ජාතික වනෝද්‍යා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පත්තු ජාතික වනෝද්‍යානය</text:p>
          </table:table-cell>
          <table:table-cell office:value-type="float" office:value="0" calcext:value-type="float">
            <text:p>0</text:p>
          </table:table-cell>
          <table:table-cell table:number-columns-repeated="1020"/>
        </table:table-row>
        <table:table-row table:style-name="ro4">
          <table:table-cell office:value-type="float" office:value="25" calcext:value-type="float">
            <text:p>25</text:p>
          </table:table-cell>
          <table:table-cell table:style-name="ce6" office:value-type="string" calcext:value-type="string">
            <text:p><text:span text:style-name="T4">වසර තිස් පහකට පසුව ශ්‍රී ලංකාවට ලෝක විවාහක රූ රැජිණ කිරුළ හිමි වුයේ කුමන වර්ෂයේ දී ද</text:span>?</text:p>
          </table:table-cell>
          <table:table-cell table:style-name="ce7" office:value-type="float" office:value="2020" calcext:value-type="float">
            <text:p>202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0" calcext:value-type="float">
            <text:p>20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2" calcext:value-type="float">
            <text:p>201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5" calcext:value-type="float">
            <text:p>2015</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ටොරින්ටන් සාමිවරයා ආණ්ඩුකාර ධුරයෙන් ඉවත් වුයේ කුමන වර්ෂයකදී ද?</text:span></text:p>
          </table:table-cell>
          <table:table-cell table:style-name="ce7" office:value-type="float" office:value="1850" calcext:value-type="float">
            <text:p>185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51" calcext:value-type="float">
            <text:p>1851</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float" office:value="1852" calcext:value-type="float">
            <text:p>1852</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float" office:value="1853" calcext:value-type="float">
            <text:p>1853</text:p>
          </table:table-cell>
          <table:table-cell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6" office:value-type="string" calcext:value-type="string">
            <text:p><text:span text:style-name="T4">කාන්තාවක් රාජ්‍ය නායක ධුරයට පත් නොවූයේ මින් කුමන රටේද </text:span>?</text:p>
          </table:table-cell>
          <table:table-cell table:style-name="ce7" office:value-type="string" calcext:value-type="string">
            <text:p><text:span text:style-name="T1">ප්‍රංශ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පා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යර්ලන්තය</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ආදාන හා ප්‍රතිදාන හැකියාවන් දෙකම පවතින්නේ පහත සඳහන් කවර උපක්‍රමය ද</text:span>?</text:p>
          </table:table-cell>
          <table:table-cell office:value-type="string" calcext:value-type="string">
            <text:p><text:span text:style-name="T4">මෙහෙයුම් යටිය </text:span><text:span text:style-name="T10">(joy stick )</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ප්‍රකාශ අනුලක්ෂ කියවනය </text:span>(OCR)</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ස්පර්ශ තිරය</text:p>
          </table:table-cell>
          <table:table-cell office:value-type="float" office:value="1" calcext:value-type="float">
            <text:p>1</text:p>
          </table:table-cell>
          <table:table-cell table:number-columns-repeated="1020"/>
        </table:table-row>
        <table:table-row table:style-name="ro16">
          <table:table-cell table:number-columns-repeated="2"/>
          <table:table-cell office:value-type="string" calcext:value-type="string">
            <text:p>වෙබ්කැම් ( web cam )</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කෝල්බෘක් </text:span>- <text:span text:style-name="T4">කැමරන් කොමිසමෙහි යෝජනා වලින් නොගැලපෙන යෝජනාව කුමක්ද</text:span>?</text:p>
          </table:table-cell>
          <table:table-cell table:style-name="ce7" office:value-type="string" calcext:value-type="string">
            <text:p><text:span text:style-name="T4">ආණ්ඩුකාරවරයාගේ බලතල අඩු කිරීම </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ඒකීය අධිකරණ ක්‍රමයක් ඇති කි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ළු දිවයින ම පළාත් නවයකට බෙදිම</text:span><text:span text:style-name="T10">.</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ව්‍යවස්ථාදායකය හා විධායකය සභා පිහිටුවීම</text:span>.</text:p>
          </table:table-cell>
          <table:table-cell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6" office:value-type="string" calcext:value-type="string">
            <text:p><text:span text:style-name="T4">පහත දැක්වෙන කුමන ශාකයක් විවෘත බීජක ශාකයක් වේ ද </text:span>?</text:p>
          </table:table-cell>
          <table:table-cell office:value-type="string" calcext:value-type="string">
            <text:p><text:span text:style-name="T4">පො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තෘණ</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පයිනස්</text:span></text:p>
          </table:table-cell>
          <table:table-cell office:value-type="float" office:value="1" calcext:value-type="float">
            <text:p>1</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ජීවීන් තුළ සිදුවන ජෛව රසායනික ප්‍රතික්‍රියා උත්ප්‍රේරනය කරනු ලබන්නේ කුමක් මගින්ද </text:span>?</text:p>
          </table:table-cell>
          <table:table-cell office:value-type="string" calcext:value-type="string">
            <text:p><text:span text:style-name="T4">හෝමෝන මගි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එන්සයිම මගින්</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4">මේද අම්ල මගි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ජලය මගින්</text:span></text:p>
          </table:table-cell>
          <table:table-cell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6" office:value-type="string" calcext:value-type="string">
            <text:p><text:span text:style-name="T4">ශ්‍රී ලංකාවේ දෙවැනි දිගම ගංගාව වන්නේ කුමක්ද</text:span>?</text:p>
          </table:table-cell>
          <table:table-cell office:value-type="string" calcext:value-type="string">
            <text:p><text:span text:style-name="T4">කළු ගඟ</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කැලණි ගඟ</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මල්වතු ඔ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4">වලවේ ගඟ</text:span></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1">ශ්‍රී ලංකා මහ බැංකුවේ මූල්‍ය මණ්ඩලයෙහි නිල සභාපති වරයා කවුරුන්ද </text:span>?</text:p>
          </table:table-cell>
          <table:table-cell office:value-type="string" calcext:value-type="string">
            <text:p><text:span text:style-name="T1">මහ බැංකු අධිපති වර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විගණකාධිපතිව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දේශීය ආදායම් බදු කොමසාරිස් ජනරාල්ව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භාණ්ඩාගාර ලේකම්වරයා</text:span></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1">දකුණු අප්‍රිකාවේදී එක්තරා කළු ජාතිකයෙක් දුම්රියෙන් ඉවතට විසි කරනු ලැබේ . දර්ශනය ඇතුළත් චිත්‍රපටය කුමක්ද ?</text:span></text:p>
          </table:table-cell>
          <table:table-cell office:value-type="string" calcext:value-type="string">
            <text:p>Selina <text:s text:c="2"/></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Gandhi</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Lincolon</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Mandela long walk to freedom</text:p>
          </table:table-cell>
          <table:table-cell office:value-type="float" office:value="0" calcext:value-type="float">
            <text:p>0</text:p>
          </table:table-cell>
          <table:table-cell table:number-columns-repeated="1020"/>
        </table:table-row>
        <table:table-row table:style-name="ro13">
          <table:table-cell office:value-type="float" office:value="26" calcext:value-type="float">
            <text:p>26</text:p>
          </table:table-cell>
          <table:table-cell table:style-name="ce6" office:value-type="string" calcext:value-type="string">
            <text:p>මහේල ජයවර්ධන ඔහුගේ අවසන් ක්‍රිකට් තරගයට සහභාගි වූයේ කවර රටකට එරෙහිව ද?</text:p>
          </table:table-cell>
          <table:table-cell office:value-type="string" calcext:value-type="string">
            <text:p>ඉන්දියාව</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text:span text:style-name="T16">පාකිස්ථානය</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බංග්ලාදේශය</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ශ්‍රේෂ්ඨාධිකරණය පිහිටුවන ලද්දේ කුමන ආණ්ඩුකාරවරයාගේ පාලන සමයේ ද </text:span>?</text:p>
          </table:table-cell>
          <table:table-cell office:value-type="string" calcext:value-type="string">
            <text:p><text:span text:style-name="T4">තෝමස් මෙට්ලන්ඩ්</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ෆ්‍රෙඩ්රික් නෝර්ත්</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රොබට් බ්‍රවුන්රිග්</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රොබට් බ්‍රවුන්රිග්</text:p>
          </table:table-cell>
          <table:table-cell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6" office:value-type="string" calcext:value-type="string">
            <text:p><text:span text:style-name="T4">ශ්‍රී ලංකාවේ ප්‍රථම වරට සංඝ භේදයක් ඇති වූයේ කවර රජ සමයේදී ද</text:span>?</text:p>
          </table:table-cell>
          <table:table-cell office:value-type="string" calcext:value-type="string">
            <text:p>දේවානම්පියතිස්ස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කාවන්තිස්ස රජු</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වලගම්බා රජු</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වසභ රජු</text:p>
          </table:table-cell>
          <table:table-cell office:value-type="float" office:value="0" calcext:value-type="float">
            <text:p>0</text:p>
          </table:table-cell>
          <table:table-cell table:number-columns-repeated="1020"/>
        </table:table-row>
        <table:table-row table:style-name="ro4">
          <table:table-cell office:value-type="float" office:value="26" calcext:value-type="float">
            <text:p>26</text:p>
          </table:table-cell>
          <table:table-cell table:style-name="ce6" office:value-type="string" calcext:value-type="string">
            <text:p><text:span text:style-name="T4">වෘක්ක තුළ මුත්‍රා පෙරීමේ ක්‍රියාවලියේදී රුධිරයේ සිට ගුච්ඡිකාව පෙරී යන්නේ පහත සඳහන් කවරක් ද</text:span>?</text:p>
          </table:table-cell>
          <table:table-cell table:style-name="ce7" office:value-type="string" calcext:value-type="string">
            <text:p>රුධිර සෛ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ස්ම <text:s/>ප්‍රෝටීන් ‍</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ලුකෝ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ට්ටිකා</text:p>
          </table:table-cell>
          <table:table-cell office:value-type="float" office:value="0" calcext:value-type="float">
            <text:p>0</text:p>
          </table:table-cell>
          <table:table-cell table:number-columns-repeated="1020"/>
        </table:table-row>
        <table:table-row table:style-name="ro3">
          <table:table-cell office:value-type="float" office:value="26" calcext:value-type="float">
            <text:p>26</text:p>
          </table:table-cell>
          <table:table-cell table:style-name="ce6" office:value-type="string" calcext:value-type="string">
            <text:p><text:span text:style-name="T1">සෑම වර්ෂයකම ජනවාරි මාසයේදී ලෝක නායකයින් ලෙස ස්විස්ටර්ලන්තයේ ඩාවෝස් නුවර පැවැත් වනු ලබන සමුළුවේ තේමාව කුමක්ද </text:span>?</text:p>
          </table:table-cell>
          <table:table-cell office:value-type="string" calcext:value-type="string">
            <text:p><text:span text:style-name="T1">ලෝක පරිස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ලෝක අනාග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ලෝක ආර්ථික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1">ලෝක සාමය</text:span></text:p>
          </table:table-cell>
          <table:table-cell office:value-type="float" office:value="0" calcext:value-type="float">
            <text:p>0</text:p>
          </table:table-cell>
          <table:table-cell table:number-columns-repeated="1020"/>
        </table:table-row>
        <table:table-row table:style-name="ro13">
          <table:table-cell office:value-type="float" office:value="26" calcext:value-type="float">
            <text:p>26</text:p>
          </table:table-cell>
          <table:table-cell table:style-name="ce6" office:value-type="string" calcext:value-type="string">
            <text:p>ශ්‍රි ලංකා ක්‍රිකට් කණ්ඩායම මුල්ම T20 ලෝක කුසලානයට සහභාගි වුයේ කුමන රටට එරෙහිව ද ?</text:p>
          </table:table-cell>
          <table:table-cell office:value-type="string" calcext:value-type="string">
            <text:p>එංගලන්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දකුණු අප්‍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ඉන්දියාව</text:p>
          </table:table-cell>
          <table:table-cell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6" office:value-type="string" calcext:value-type="string">
            <text:p><text:span text:style-name="T4">මහා පරාක්‍රමබාහු රජුගේ අග බිසව වූයේ කවුරුන් ද</text:span>?</text:p>
          </table:table-cell>
          <table:table-cell office:value-type="string" calcext:value-type="string">
            <text:p><text:span text:style-name="T4">අනුලා දේ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සුගලා දේ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කල්‍යාණවතී රැජිණ</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ලීලාවතී රැජිණ</text:span></text:p>
          </table:table-cell>
          <table:table-cell office:value-type="float" office:value="1" calcext:value-type="float">
            <text:p>1</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සියලුම පොදු ප්‍රවාහන පහසුකම් නොමිලේ භාවිතා කළ ලොව පළමු රට බවට </text:span>2020 <text:span text:style-name="T4">වර්ෂයේ දී පත් වූ රට කුමක්ද</text:span>?</text:p>
          </table:table-cell>
          <table:table-cell office:value-type="string" calcext:value-type="string">
            <text:p><text:span text:style-name="T4">ලක්සම්බර්ග්</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සිංගප්පූ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නවසී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ඇමෙරිකාව</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විද්‍යුත් තැපැල් පද්ධතියක මූලික ගොනු බහාලුම් </text:span>(default folders ) <text:span text:style-name="T4">අඩංගු පිළිතුර වන්නේ කුමක් ද</text:span>?</text:p>
          </table:table-cell>
          <table:table-cell office:value-type="string" calcext:value-type="string">
            <text:p><text:span text:style-name="T4">Inbox, Delete , Draft , Sent</text:span></text:p>
          </table:table-cell>
          <table:table-cell office:value-type="float" office:value="0" calcext:value-type="float">
            <text:p>0</text:p>
          </table:table-cell>
          <table:table-cell table:number-columns-repeated="1020"/>
        </table:table-row>
        <table:table-row table:style-name="ro15">
          <table:table-cell/>
          <table:table-cell table:style-name="ce6"/>
          <table:table-cell office:value-type="string" calcext:value-type="string">
            <text:p><text:span text:style-name="T4">Inbox, Delete , Sent , Trash</text:span></text:p>
          </table:table-cell>
          <table:table-cell office:value-type="float" office:value="0" calcext:value-type="float">
            <text:p>0</text:p>
          </table:table-cell>
          <table:table-cell table:number-columns-repeated="1020"/>
        </table:table-row>
        <table:table-row table:style-name="ro15">
          <table:table-cell/>
          <table:table-cell table:style-name="ce6"/>
          <table:table-cell office:value-type="string" calcext:value-type="string">
            <text:p><text:span text:style-name="T4">Inbox, Draft , Sent, Trash</text:span></text:p>
          </table:table-cell>
          <table:table-cell office:value-type="float" office:value="1" calcext:value-type="float">
            <text:p>1</text:p>
          </table:table-cell>
          <table:table-cell table:number-columns-repeated="1020"/>
        </table:table-row>
        <table:table-row table:style-name="ro15">
          <table:table-cell table:number-columns-repeated="2"/>
          <table:table-cell office:value-type="string" calcext:value-type="string">
            <text:p><text:span text:style-name="T1">Inbox, Draft , Sent , Save</text:span></text:p>
          </table:table-cell>
          <table:table-cell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6" office:value-type="string" calcext:value-type="string">
            <text:p><text:span text:style-name="T4">ඊශ්‍රායලය පලස්තීන ගැටුම ආරම්භ වූ වර්ශය කුමක්ද </text:span>?</text:p>
          </table:table-cell>
          <table:table-cell office:value-type="float" office:value="1945" calcext:value-type="float">
            <text:p>1945</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1946" calcext:value-type="float">
            <text:p>1946</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1948</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1947" calcext:value-type="float">
            <text:p>1947</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පහත කුමන ද්‍රව්‍යයක් ජලය සමඟ මිශ්‍ර කළ විට විෂමජාතීය මිශ්‍රණයක් ලැබේද </text:span>?</text:p>
          </table:table-cell>
          <table:table-cell office:value-type="string" calcext:value-type="string">
            <text:p><text:span text:style-name="T4">කොපර් සල්ෆේට්</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සී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තිරිඟු පිටි</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4">එතින් මද්‍යසාරය</text:span></text:p>
          </table:table-cell>
          <table:table-cell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6" office:value-type="string" calcext:value-type="string">
            <text:p><text:span text:style-name="T4">ශ්‍රී ලංකාවේ උපරිම වර්ෂාපතනයක් වාර්තා වන ස්ථානය කුමක් ද </text:span>?</text:p>
          </table:table-cell>
          <table:table-cell office:value-type="string" calcext:value-type="string">
            <text:p><text:span text:style-name="T1">වටව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හැට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තලවාකැලේ</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මාලිබොඩ</text:span></text:p>
          </table:table-cell>
          <table:table-cell office:value-type="float" office:value="1" calcext:value-type="float">
            <text:p>1</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2012 <text:span text:style-name="T1">වසරෙන් පසු බිග්බෙන් කුළුණ හඳුන්වන්නේ කුමන හදුන්වන්නේ කුමන නමකින්ද </text:span>?</text:p>
          </table:table-cell>
          <table:table-cell office:value-type="string" calcext:value-type="string">
            <text:p><text:span text:style-name="T4">ඩයනා</text:span><text:span text:style-name="T17"> කුළුණ</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එලිසබෙත් කුළු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හැරී කුළුණ</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ජෝර්ඡ් කුළුණ</text:span></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1">විධිමත් නොබෙල් තාග්‍ය ප්‍රදානෝත්සවය සෑම වසරකම පවත්වනු ලබන දිනය කුමක්ද </text:span>?</text:p>
          </table:table-cell>
          <table:table-cell office:value-type="string" calcext:value-type="string">
            <text:p><text:span text:style-name="T12">දෙසැම්බර් </text:span>1</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2">දෙසැම්බර් </text:span>3</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2">දෙසැම්බර් </text:span>7</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2">දෙසැම්බර් </text:span>10</text:p>
          </table:table-cell>
          <table:table-cell office:value-type="float" office:value="1" calcext:value-type="float">
            <text:p>1</text:p>
          </table:table-cell>
          <table:table-cell table:number-columns-repeated="1020"/>
        </table:table-row>
        <table:table-row table:style-name="ro13">
          <table:table-cell office:value-type="float" office:value="27" calcext:value-type="float">
            <text:p>27</text:p>
          </table:table-cell>
          <table:table-cell table:style-name="ce6" office:value-type="string" calcext:value-type="string">
            <text:p>1940 දී කල් දැමූ නූතන ඔලිම්පික් ක්‍රීඩා උළෙල පැවැත්වීමට නියමිතව තිබූ රට කුමක්ද?</text:p>
          </table:table-cell>
          <table:table-cell office:value-type="string" calcext:value-type="string">
            <text:p>පාකිස්තානය</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text:span text:style-name="T16">ජපානය</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බංගලාදේශය</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ඉන්දියාව</text:p>
          </table:table-cell>
          <table:table-cell office:value-type="float" office:value="0" calcext:value-type="float">
            <text:p>0</text:p>
          </table:table-cell>
          <table:table-cell table:number-columns-repeated="1020"/>
        </table:table-row>
        <table:table-row table:style-name="ro16">
          <table:table-cell office:value-type="float" office:value="27" calcext:value-type="float">
            <text:p>27</text:p>
          </table:table-cell>
          <table:table-cell table:style-name="ce6" office:value-type="string" calcext:value-type="string">
            <text:p>නවසීලන්ත ක්‍රිකට් ක්‍රීඩක බ්‍රෙන්ඩන් මැකලම්ගේ අන්වර්ථ නාමය කුමක්ද ?</text:p>
          </table:table-cell>
          <table:table-cell office:value-type="string" calcext:value-type="string">
            <text:p>Becky</text:p>
          </table:table-cell>
          <table:table-cell office:value-type="float" office:value="0" calcext:value-type="float">
            <text:p>0</text:p>
          </table:table-cell>
          <table:table-cell table:number-columns-repeated="1020"/>
        </table:table-row>
        <table:table-row table:style-name="ro17">
          <table:table-cell/>
          <table:table-cell table:style-name="ce6"/>
          <table:table-cell office:value-type="string" calcext:value-type="string">
            <text:p><text:span text:style-name="T16">Baz</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Bred <text:s/></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mac</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මෙරට පළාත් සභා ඇති කිරීම සඳහා බලපෑ දහතුන්වන ආණ්ඩුක්‍රම ව්‍යවස්ථා සංශෝධන හඳුන්වා දුන්නේ කවර වසරකද </text:span>?</text:p>
          </table:table-cell>
          <table:table-cell table:style-name="ce7" office:value-type="float" office:value="1986" calcext:value-type="float">
            <text:p>198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7" calcext:value-type="float">
            <text:p>1987</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8" calcext:value-type="float">
            <text:p>198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89" calcext:value-type="float">
            <text:p>1989</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ඉන්දියාවේ කොන්ග්‍රස් පක්ෂය නියෝජනය නොකරමින් වැඩිම කාලයක් අගමැති ධූරය හෙබ වූ අගමැතිවරයා කවුරුන් ද</text:span>?</text:p>
          </table:table-cell>
          <table:table-cell office:value-type="string" calcext:value-type="string">
            <text:p>ශ්‍රී ආර් එන් 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නරේන්ද්‍ර මෝදි</text:p>
          </table:table-cell>
          <table:table-cell office:value-type="string" calcext:value-type="string">
            <text:p><text:s/></text:p>
          </table:table-cell>
          <table:table-cell table:number-columns-repeated="1020"/>
        </table:table-row>
        <table:table-row table:style-name="ro16">
          <table:table-cell/>
          <table:table-cell table:style-name="ce6"/>
          <table:table-cell table:style-name="ce10" office:value-type="string" calcext:value-type="string">
            <text:p><text:s/>අප්‍රේල් 05</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පුනාබ් කුමාර් මුකර්ජි</text:p>
          </table:table-cell>
          <table:table-cell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6" office:value-type="string" calcext:value-type="string">
            <text:p><text:span text:style-name="T4">ප්‍රථම පරිගණක ක්‍රමලේඛකයා ලෙස සැලකෙන්නේ කවුරුන්ද</text:span>?</text:p>
          </table:table-cell>
          <table:table-cell table:style-name="ce7" office:value-type="string" calcext:value-type="string">
            <text:p>ජෝන් වොන් නියුමා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ලේස් පැස්ක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ඩා ඔගස්ටා ලව්ලේ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චාල්ස් බැබේජ්</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සිහසුනට පත්වීමට පෙර පළමුවන විමලධර්මසූරිය රජතුමා හඳුන්වන ලද්දේ කුමන නමකින්ද </text:span>?</text:p>
          </table:table-cell>
          <table:table-cell office:value-type="string" calcext:value-type="string">
            <text:p>රයිගම බණ්ඩාර</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දොන් ජුවන් කොනප්පු බණ්ඩාර</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කරල්ලියද්දේ බණ්ඩාර</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දොන් ජුවන් පෙරිය බණ්ඩාර</text:span></text:p>
          </table:table-cell>
          <table:table-cell office:value-type="float" office:value="0" calcext:value-type="float">
            <text:p>0</text:p>
          </table:table-cell>
          <table:table-cell table:number-columns-repeated="1020"/>
        </table:table-row>
        <table:table-row table:style-name="ro4">
          <table:table-cell office:value-type="float" office:value="27" calcext:value-type="float">
            <text:p>27</text:p>
          </table:table-cell>
          <table:table-cell table:style-name="ce6" office:value-type="string" calcext:value-type="string">
            <text:p><text:span text:style-name="T4">සුළඟ මගින් ව්‍යාප්ත වීම සඳහා හොර ශාකයේ බීජ පහත සඳහන් කුමන අනුවර්තනය දක්වයිද </text:span>?</text:p>
          </table:table-cell>
          <table:table-cell office:value-type="string" calcext:value-type="string">
            <text:p><text:span text:style-name="T4">කටු වැනි ව්‍යුහ දැරීම</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4">වාතය පිරි බීජ කවච දැරී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රෝම සහිත වීම</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විවිධ රටා වලින් යුක්ත වීම</text:span></text:p>
          </table:table-cell>
          <table:table-cell office:value-type="float" office:value="0" calcext:value-type="float">
            <text:p>0</text:p>
          </table:table-cell>
          <table:table-cell table:number-columns-repeated="1020"/>
        </table:table-row>
        <table:table-row table:style-name="ro13">
          <table:table-cell office:value-type="float" office:value="28" calcext:value-type="float">
            <text:p>28</text:p>
          </table:table-cell>
          <table:table-cell table:style-name="ce6" office:value-type="string" calcext:value-type="string">
            <text:p><text:span text:style-name="T1">භූ ලක්ෂණ සිතියමක ඇති භෞතික ලක්ෂණ දෙකක් වන්නේ මින් කුමක්ද </text:span>?</text:p>
          </table:table-cell>
          <table:table-cell table:style-name="ce7" office:value-type="string" calcext:value-type="string">
            <text:p><text:span text:style-name="T1">බෝග වගාව සහ ජල සම්පාදන</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භූ විෂමතාව සහ ජල වහන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ජල වහනය සහ මාර්ග පද්ධති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ල සම්පාදනය සහ මාර්ග පද්ධතිය</text:p>
          </table:table-cell>
          <table:table-cell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text:span text:style-name="T1">ජාතික සිනමා දිනය යෙදී ඇත්තේ කවදාටද </text:span>?</text:p>
          </table:table-cell>
          <table:table-cell office:value-type="string" calcext:value-type="string">
            <text:p><text:span text:style-name="T1">අප්‍රේල් 05</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ජුනි 05</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දෙසැම්බර් 05</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ජූලි 05</text:span></text:p>
          </table:table-cell>
          <table:table-cell office:value-type="float" office:value="0" calcext:value-type="float">
            <text:p>0</text:p>
          </table:table-cell>
          <table:table-cell table:number-columns-repeated="1020"/>
        </table:table-row>
        <table:table-row table:style-name="ro4">
          <table:table-cell office:value-type="float" office:value="28" calcext:value-type="float">
            <text:p>28</text:p>
          </table:table-cell>
          <table:table-cell table:style-name="ce6" office:value-type="string" calcext:value-type="string">
            <text:p><text:span text:style-name="T1">මේ අතරින් ලෝක ප්‍රකට ඉතාලි ජාතික ඔපෙරා ගායකයකු වන්නේ කවුරුන්ද </text:span>?</text:p>
          </table:table-cell>
          <table:table-cell table:style-name="ce7" office:value-type="string" calcext:value-type="string">
            <text:p>ලුසියානෝ පවරොටි</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ලැසිඩෝ ඩොමි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මිත්‍රි හොරස්තොවිස්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ස් කොෆ්මන්</text:p>
          </table:table-cell>
          <table:table-cell office:value-type="float" office:value="0" calcext:value-type="float">
            <text:p>0</text:p>
          </table:table-cell>
          <table:table-cell table:number-columns-repeated="1020"/>
        </table:table-row>
        <table:table-row table:style-name="ro16">
          <table:table-cell office:value-type="float" office:value="28" calcext:value-type="float">
            <text:p>28</text:p>
          </table:table-cell>
          <table:table-cell table:style-name="ce6" office:value-type="string" calcext:value-type="string">
            <text:p>විනස් විලියම් <text:s/>කවර ක්‍රීඩාවක් සඳහා ප්‍රසිද්ධියට පත් වී තිබේ ද ?</text:p>
          </table:table-cell>
          <table:table-cell office:value-type="string" calcext:value-type="string">
            <text:p>බැට්මිටන්</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කැරම්</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ටෙනිස්</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චෙස්</text:p>
          </table:table-cell>
          <table:table-cell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1766 <text:span text:style-name="T4">දී ලන්දේසි සමඟ ගිවිසුමක් අස්සන් කළ රජු කවුරුන් ද</text:span>?</text:p>
          </table:table-cell>
          <table:table-cell office:value-type="string" calcext:value-type="string">
            <text:p><text:span text:style-name="T4">රාජාධි රාජසිං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ශ්‍රී වීර පරාක්‍රම නරෙන්ද්‍රසිංහ</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කීර්ති ශ්‍රී රාජසිංහ</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4">ශ්‍රී විජය රාජසිංහ</text:span></text:p>
          </table:table-cell>
          <table:table-cell office:value-type="float" office:value="0" calcext:value-type="float">
            <text:p>0</text:p>
          </table:table-cell>
          <table:table-cell table:number-columns-repeated="1020"/>
        </table:table-row>
        <table:table-row table:style-name="ro4">
          <table:table-cell office:value-type="float" office:value="28" calcext:value-type="float">
            <text:p>28</text:p>
          </table:table-cell>
          <table:table-cell table:style-name="ce6" office:value-type="string" calcext:value-type="string">
            <text:p>2020 <text:span text:style-name="T4">පෙබරවාරි පළමුවන දින පොදු රාජ්‍ය මණ්ඩලයට එක් වූ රට කුමක් ද</text:span>?</text:p>
          </table:table-cell>
          <table:table-cell office:value-type="string" calcext:value-type="string">
            <text:p><text:span text:style-name="T4">මලයා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ඕමාන්</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ජැමෙයිකා</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මාලදිවයින</text:span></text:p>
          </table:table-cell>
          <table:table-cell office:value-type="float" office:value="1" calcext:value-type="float">
            <text:p>1</text:p>
          </table:table-cell>
          <table:table-cell table:number-columns-repeated="1020"/>
        </table:table-row>
        <table:table-row table:style-name="ro13">
          <table:table-cell office:value-type="float" office:value="28" calcext:value-type="float">
            <text:p>28</text:p>
          </table:table-cell>
          <table:table-cell table:style-name="ce6" office:value-type="string" calcext:value-type="string">
            <text:p>ආචිත ක්‍රමලේඛ (Stored Programme) සංකල්පය මුලින්ම යෝජනා කළේ කවුරුන් විසින්ද?</text:p>
          </table:table-cell>
          <table:table-cell table:style-name="ce7" office:value-type="string" calcext:value-type="string">
            <text:p>චාල්ස් බැබේ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න් නෙවුමා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ලේස් පැස්ක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වුවඩ් ඒකන්</text:p>
          </table:table-cell>
          <table:table-cell office:value-type="float" office:value="0" calcext:value-type="float">
            <text:p>0</text:p>
          </table:table-cell>
          <table:table-cell table:number-columns-repeated="1020"/>
        </table:table-row>
        <table:table-row table:style-name="ro4">
          <table:table-cell office:value-type="float" office:value="28" calcext:value-type="float">
            <text:p>28</text:p>
          </table:table-cell>
          <table:table-cell table:style-name="ce6" office:value-type="string" calcext:value-type="string">
            <text:p><text:span text:style-name="T4">උඩරට රජුන් සමග කටයුතු කිරීමේදී ලන්දේසින් අනුගමනය කළ ප්‍රතිපත්තියේ කැපී පෙනෙන ලක්ෂණය වූයේ කුමක්ද </text:span>?</text:p>
          </table:table-cell>
          <table:table-cell table:style-name="ce7" office:value-type="string" calcext:value-type="string">
            <text:p>විදේශ සබඳතාව අවහිර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පරමාදු ආගම ප්‍රචාරය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උඩරට රාජ්‍යයේ කොටස් ඉල්ලා ගැනීම</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හැකිතාක් ආර්ථික ලාභ ලබා ගැනීම</text:span></text:p>
          </table:table-cell>
          <table:table-cell office:value-type="float" office:value="1" calcext:value-type="float">
            <text:p>1</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text:span text:style-name="T4">භාෂ්මික මාධ්‍යයෙහි </text:span>- <text:span text:style-name="T4">පිනොප්තලින් වල වර්ණය කුමක්ද </text:span>?</text:p>
          </table:table-cell>
          <table:table-cell table:style-name="ce7" office:value-type="string" calcext:value-type="string">
            <text:p>ර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කහ</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ල්</text:p>
          </table:table-cell>
          <table:table-cell office:value-type="float" office:value="0" calcext:value-type="float">
            <text:p>0</text:p>
          </table:table-cell>
          <table:table-cell table:number-columns-repeated="1020"/>
        </table:table-row>
        <table:table-row table:style-name="ro4">
          <table:table-cell office:value-type="float" office:value="28" calcext:value-type="float">
            <text:p>28</text:p>
          </table:table-cell>
          <table:table-cell table:style-name="ce6" office:value-type="string" calcext:value-type="string">
            <text:p><text:span text:style-name="T1">ගෝලීය ස්ථානගත කිරීමේ පද්ධතියක පවත්නා චන්ද්‍රිකා සංඛ්‍යාව කොපමණ ද </text:span>?</text:p>
          </table:table-cell>
          <table:table-cell office:value-type="string" calcext:value-type="string">
            <text:p>6</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8" calcext:value-type="float">
            <text:p>8</text:p>
          </table:table-cell>
          <table:table-cell office:value-type="float" office:value="0" calcext:value-type="float">
            <text:p>0</text:p>
          </table:table-cell>
          <table:table-cell table:number-columns-repeated="1020"/>
        </table:table-row>
        <table:table-row table:style-name="ro8">
          <table:table-cell table:number-columns-repeated="2"/>
          <table:table-cell office:value-type="string" calcext:value-type="string">
            <text:p><text:span text:style-name="T18">12</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14" calcext:value-type="float">
            <text:p>14</text:p>
          </table:table-cell>
          <table:table-cell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text:span text:style-name="T4">ලොව ප්‍රථම තැපැල් මුද්දරය හදුන්වා දුන් රට කුමක්ද</text:span>?</text:p>
          </table:table-cell>
          <table:table-cell table:style-name="ce7" office:value-type="string" calcext:value-type="string">
            <text:p>එංගලන්ත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රුසියා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පාන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 එක්සත් ජනපදය</text:p>
          </table:table-cell>
          <table:table-cell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text:span text:style-name="T1">ස්ටීවන් හෝකින්ගේ ජීවිතය ඇසුරෙන් නිර්මාණය වූ චිත්‍රපටය කුමක්ද </text:span>?</text:p>
          </table:table-cell>
          <table:table-cell table:style-name="ce7" office:value-type="string" calcext:value-type="string">
            <text:p>තියරි ඔෆ් එවුරිකින්ග්</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 සෝෂ්ල් නෙට්වර්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ක්වික්ට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 බියුටිකල් මයින්ඩ්</text:p>
          </table:table-cell>
          <table:table-cell office:value-type="float" office:value="0" calcext:value-type="float">
            <text:p>0</text:p>
          </table:table-cell>
          <table:table-cell table:number-columns-repeated="1020"/>
        </table:table-row>
        <table:table-row table:style-name="ro16">
          <table:table-cell office:value-type="float" office:value="28" calcext:value-type="float">
            <text:p>28</text:p>
          </table:table-cell>
          <table:table-cell table:style-name="ce6" office:value-type="string" calcext:value-type="string">
            <text:p>රෆායල් නඩාල් කුමන ක්‍රිඩාවක් සදහා ලෝක ප්‍රසිද්ධ වේ ද?</text:p>
          </table:table-cell>
          <table:table-cell table:style-name="ce7" office:value-type="string" calcext:value-type="string">
            <text:p>ගොල්ෆ්</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ට්මිට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නි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පන්දු</text:p>
          </table:table-cell>
          <table:table-cell office:value-type="float" office:value="0" calcext:value-type="float">
            <text:p>0</text:p>
          </table:table-cell>
          <table:table-cell table:number-columns-repeated="1020"/>
        </table:table-row>
        <table:table-row table:style-name="ro4">
          <table:table-cell office:value-type="float" office:value="28" calcext:value-type="float">
            <text:p>28</text:p>
          </table:table-cell>
          <table:table-cell table:style-name="ce6" office:value-type="string" calcext:value-type="string">
            <text:p><text:span text:style-name="T4">ශ්‍රී ජයවර්ධනපුර කෝට්ටේ නව පාර්ලිමේන්තු සංකීර්ණ විවෘත කරනු ලැබුවේ කවදාද </text:span>?</text:p>
          </table:table-cell>
          <table:table-cell table:style-name="ce7" office:value-type="string" calcext:value-type="string">
            <text:p><text:span text:style-name="T1">1982 අප්‍රේල් 29</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2">1981 අප්‍රේල් 30</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82 <text:span text:style-name="T2">මාර්තු</text:span> 31</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1981</text:span><text:span text:style-name="T7"> මාර්තු</text:span><text:span text:style-name="T19"> 31</text:span></text:p>
          </table:table-cell>
          <table:table-cell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6" office:value-type="string" calcext:value-type="string">
            <text:p><text:span text:style-name="T4">යුරෝපා කොමිසමට තේරී පත්වූ ප්‍රථම කාන්තා සභාපතිවරිය කවුරුන් ද</text:span>?</text:p>
          </table:table-cell>
          <table:table-cell office:value-type="string" calcext:value-type="string">
            <text:p><text:span text:style-name="T4">මේරි බා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ඇන්ජලා ම‍‍‍ ක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ක්‍රිස්ටින් ලගාඩ්</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උර්සුල වොන්ඩර්ලේයන්</text:span></text:p>
          </table:table-cell>
          <table:table-cell office:value-type="float" office:value="1" calcext:value-type="float">
            <text:p>1</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4">ගණිතමය මෙහෙයුම් සිදු කරනු ලබන්නේ පරිගණකය කවර කොටසක් මඟින්ද </text:span>?</text:p>
          </table:table-cell>
          <table:table-cell table:style-name="ce7" office:value-type="string" calcext:value-type="string">
            <text:p>ආදානය ඒකකය මගි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විතීක ආචයන ඒකක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ධ්‍ය සැකසුම් ඒකක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ධාන මතකයඒකකය</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නෙල්සන් මැන්ඩෙලා නොබෙල් සාම තෑග්ග ලබා ගත් වර්ෂය කුමක්ද</text:span>?</text:p>
          </table:table-cell>
          <table:table-cell office:value-type="string" calcext:value-type="string">
            <text:p><text:span text:style-name="T4">1993</text:span></text:p>
          </table:table-cell>
          <table:table-cell office:value-type="float" office:value="1" calcext:value-type="float">
            <text:p>1</text:p>
          </table:table-cell>
          <table:table-cell table:number-columns-repeated="1020"/>
        </table:table-row>
        <table:table-row table:style-name="ro15">
          <table:table-cell/>
          <table:table-cell table:style-name="ce6"/>
          <table:table-cell office:value-type="string" calcext:value-type="string">
            <text:p><text:span text:style-name="T4">1992</text:span></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1991</text:span></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1990</text:span></text:p>
          </table:table-cell>
          <table:table-cell office:value-type="float" office:value="0" calcext:value-type="float">
            <text:p>0</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4">සුළඟ මඟින් ව්‍යාප්ත වීම සඳහා අනුවර්තනය වී ඇති බීජයක් වන්නේ පහත කවරක්ද </text:span>?</text:p>
          </table:table-cell>
          <table:table-cell table:style-name="ce7" office:value-type="string" calcext:value-type="string">
            <text:p>රබර්</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ඇපල</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වි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රා</text:p>
          </table:table-cell>
          <table:table-cell office:value-type="float" office:value="1" calcext:value-type="float">
            <text:p>1</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1">කිසියම් ප්‍රදේශයක දේශගුණය තීරණය කිරීම සඳහා කොපමණ වර්ෂ සංඛ්‍යාවක කාලගුණික දත්ත අවශ්‍ය ද ?</text:span></text:p>
          </table:table-cell>
          <table:table-cell office:value-type="string" calcext:value-type="string">
            <text:p><text:span text:style-name="T1">වර්ෂ 15</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වර්ෂ 20</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වර්ෂ 30</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1">වර්ෂ 40</text:span></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ක්ෂුද්‍ර මූල්‍ය සංකල්පය පියා කවුද </text:span>?</text:p>
          </table:table-cell>
          <table:table-cell table:style-name="ce7" office:value-type="string" calcext:value-type="string">
            <text:p>කාල් මාක්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ඩ් යුනු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ඩම් ස්මි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ග්මන් පොයිඩ්</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ශ්‍රී ලංකාවේ මුල්ම සංදේශ කාව්‍යය කුමක් ද</text:span>?</text:p>
          </table:table-cell>
          <table:table-cell table:style-name="ce7" office:value-type="string" calcext:value-type="string">
            <text:p>හංස සන්දේ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ර සන්දේශ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ගිරා සන්දේ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වි සන්දේශය</text:p>
          </table:table-cell>
          <table:table-cell office:value-type="float" office:value="0" calcext:value-type="float">
            <text:p>0</text:p>
          </table:table-cell>
          <table:table-cell table:number-columns-repeated="1020"/>
        </table:table-row>
        <table:table-row table:style-name="ro16">
          <table:table-cell office:value-type="float" office:value="29" calcext:value-type="float">
            <text:p>29</text:p>
          </table:table-cell>
          <table:table-cell table:style-name="ce6" office:value-type="string" calcext:value-type="string">
            <text:p><text:s/>ඔලිම්පික් කෞතුකාගාරය පිහිටා ඇත්තේ කුමන රටක් තුළ ද ?</text:p>
          </table:table-cell>
          <table:table-cell table:style-name="ce7" office:value-type="string" calcext:value-type="string">
            <text:p>ස්විස්ටර්ලන්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රිත්‍ය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සිය</text:p>
          </table:table-cell>
          <table:table-cell office:value-type="float" office:value="0" calcext:value-type="float">
            <text:p>0</text:p>
          </table:table-cell>
          <table:table-cell table:number-columns-repeated="1020"/>
        </table:table-row>
        <table:table-row table:style-name="ro13">
          <table:table-cell office:value-type="float" office:value="29" calcext:value-type="float">
            <text:p>29</text:p>
          </table:table-cell>
          <table:table-cell table:style-name="ce6" office:value-type="string" calcext:value-type="string">
            <text:p>පෘතුගීසීන් ලංකාවට පැමිණෙින් ලංකාවට පැමිණෙන විට කෝට්ටේ පාලකයා වුයේ කවුරුන්ද ?</text:p>
          </table:table-cell>
          <table:table-cell table:style-name="ce7" office:value-type="string" calcext:value-type="string">
            <text:p>අටවන වීර පරාක්‍රමබාහු</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ත්වන බුවනෙකබාහු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යවන විජයබාහු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ළමු වන රාජසිංහ රජු</text:p>
          </table:table-cell>
          <table:table-cell office:value-type="float" office:value="0" calcext:value-type="float">
            <text:p>0</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4">පොදු රාජ්‍ය මණ්ඩලය තුළ වැඩිම රටවල් ගනනක් නියෝජනය කරන මහද්විපය කුමක්ද </text:span>?</text:p>
          </table:table-cell>
          <table:table-cell table:style-name="ce7" office:value-type="string" calcext:value-type="string">
            <text:p>ආසියා මහද්වීප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 මහද්වීප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ප්‍රිකා මහද්වීප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යුරෝපා මහද්වීපය</text:p>
          </table:table-cell>
          <table:table-cell office:value-type="float" office:value="0" calcext:value-type="float">
            <text:p>0</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4">මේස පරිගණකයක් නාභි කට </text:span>(Hub) <text:span text:style-name="T4">සම්බන්ධ කිරීමට වඩාත් යෝග්‍ය කේබල වර්ගය කුමක්ද </text:span>?</text:p>
          </table:table-cell>
          <table:table-cell table:style-name="ce7" office:value-type="string" calcext:value-type="string">
            <text:p><text:span text:style-name="T4">සමක්ෂක කේබලය(Coaxial)</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රකථන කේබලය(Teliphon)</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UTV කේබල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USB කේබලය</text:span></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කිවුල ගෙදර මොහොට්ටාලට මරණය දඩුවම දුන් දිනය කවදාද ?</text:span></text:p>
          </table:table-cell>
          <table:table-cell office:value-type="string" calcext:value-type="string">
            <text:p><text:span text:style-name="T4">1814 දෙසැම්බර් 19</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1815 දෙසැම්බර් 15</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1818 දෙසැම්බර් 18</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1816 <text:span text:style-name="T12">දෙසැම්බර් </text:span>16</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ප්‍රති නාශකයක් ලෙස භාවිතා කළ හැකි වන්නේ පහත කවරක්ද </text:span>?</text:p>
          </table:table-cell>
          <table:table-cell table:style-name="ce7" office:value-type="string" calcext:value-type="string">
            <text:p>ක්ලොරි</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යඩීන්</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ක් අම්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ග්නීසියම් හයිඩ්‍රොක්සයිඩ්</text:p>
          </table:table-cell>
          <table:table-cell office:value-type="float" office:value="0" calcext:value-type="float">
            <text:p>0</text:p>
          </table:table-cell>
          <table:table-cell table:number-columns-repeated="1020"/>
        </table:table-row>
        <table:table-row table:style-name="ro4">
          <table:table-cell office:value-type="float" office:value="29" calcext:value-type="float">
            <text:p>29</text:p>
          </table:table-cell>
          <table:table-cell table:style-name="ce6" office:value-type="string" calcext:value-type="string">
            <text:p><text:span text:style-name="T4">උක් සීනි නිෂ්පාදනය කරනු ලබන කර්මාන්ත ශාලාවක් ස්ථානගතවීම තීරණය කරන ප්‍රධාන සාධකය කුමක්ද</text:span>?</text:p>
          </table:table-cell>
          <table:table-cell table:style-name="ce7" office:value-type="string" calcext:value-type="string">
            <text:p>උසස් තාක්ෂණය ලබා ගත හැකි 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මු ද්‍රව්‍ය ආසන්න ව පැවතී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හුණු ශ්‍රමය ලබා ගත හැකි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ල්‍ය ප්‍රග්ධනය ලබා ගත හැකි වීම</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OPEC</text:span> <text:span text:style-name="T1">සංවිධානයෙන් 2020 ජනවාරි 1 වන දින ඉවත් වූ රට කුමක්ද ?</text:span></text:p>
          </table:table-cell>
          <table:table-cell office:value-type="string" calcext:value-type="string">
            <text:p><text:span text:style-name="T1">කටා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ඉරානය</text:span></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ඉක්වදෝරය</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ගැබෝන්</text:p>
          </table:table-cell>
          <table:table-cell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6" office:value-type="string" calcext:value-type="string">
            <text:p><text:span text:style-name="T4">මේ අතරින් ශ්‍රී ලාංකීය වෘත්තීය චිත්‍ර ශිල්පියෙක් නොවන්නේ කවුද </text:span>?</text:p>
          </table:table-cell>
          <table:table-cell table:style-name="ce7" office:value-type="string" calcext:value-type="string">
            <text:p>රිචඩ් හෙන්රික්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චඩ් ගේබ්‍රියල්</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ලයනල් වෙන්</text:span><text:span text:style-name="T20">ට්</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විඩ් පෙන්ටර්</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අඛණ්ඩව ටෙස්ට් තරග </text:span>4<text:span text:style-name="T4">කදී ද්විත්ව ශතක හතරක් රැස් කළ පළමු පිතිකරුවා කවුරුන්ද </text:span>?</text:p>
          </table:table-cell>
          <table:table-cell table:style-name="ce7" office:value-type="string" calcext:value-type="string">
            <text:p>රාහු ඩාවි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රාජ් කෝ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චින් ටෙන්ඩුල්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යන් ලාරා</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ලෝක සෞඛ්‍ය සංවිධානය විසින් ශ්‍රී ලංකාව මැලේරියා තුරන් කළ රටක් ලෙස නිල වශයෙන් සහතික කරන ලද්දේ කුමන වර්ෂයේදී ද</text:span>?</text:p>
          </table:table-cell>
          <table:table-cell office:value-type="float" office:value="2016" calcext:value-type="float">
            <text:p>2016</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float" office:value="2017" calcext:value-type="float">
            <text:p>2017</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018" calcext:value-type="float">
            <text:p>2018</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2014" calcext:value-type="float">
            <text:p>2014</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දකුණු කොරියාව සමග සියලු සන්නිවේදන මාර්ග අත්හිටුවීමට කටයුතු කළ රාජ්‍ය කුමක්ද </text:span>?</text:p>
          </table:table-cell>
          <table:table-cell table:style-name="ce7" office:value-type="string" calcext:value-type="string">
            <text:p>උතුරු කොරි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ඊශ්‍රා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කිස්තා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දි අරාබිය</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වදන් සැකසුම් හා ඉලෙක්ට්‍රොනික සමර්පණ යන මෘදුකාංග වර්ග දෙකෙහිම පොදු ගුණාංගයක් නොවන්නේ පහත කවරක්ද </text:span>?</text:p>
          </table:table-cell>
          <table:table-cell table:style-name="ce7" office:value-type="string" calcext:value-type="string">
            <text:p><text:span text:style-name="T4">පේළි පරතරය වෙනස් වී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තැපැල් මුසුව </text:span><text:span text:style-name="T10">(mail merge)</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වීම් සහ ප්‍රතිස්ථාපනය </text:span>( find and replace)</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අක්ෂර වින්‍යාස පරීක්ෂණය </text:span>( spell checker )</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ශ්‍රි ලංකාවේ පාර්ලිමේන්තු මැතිවරණය පැවති වසර සහ ජයගත් පක්ෂය කුමක්ද</text:span>?</text:p>
          </table:table-cell>
          <table:table-cell table:style-name="ce7" office:value-type="string" calcext:value-type="string">
            <text:p><text:span text:style-name="T4">1952 ලංකා සමසමාජ පක්ෂ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1952 ශ්‍රි ලංකා නිදහස් පක්ෂ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52 එක්සත් ජාතික පක්ෂය පක්ෂ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51 එක්සත් ජාතික පක්ෂය</text:p>
          </table:table-cell>
          <table:table-cell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text:span text:style-name="T4">පහත කවර අවස්ථාවකදී රසායනික විපර්යාසයක් සිදු වේද</text:span>?</text:p>
          </table:table-cell>
          <table:table-cell table:style-name="ce7" office:value-type="string" calcext:value-type="string">
            <text:p>ජලය වාෂ්ප වීමෙ 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ර දහනය වීමේදී</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ටි දිය වීමේ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පුරු බෝල ද්‍රව වීමේදී</text:p>
          </table:table-cell>
          <table:table-cell office:value-type="float" office:value="0" calcext:value-type="float">
            <text:p>0</text:p>
          </table:table-cell>
          <table:table-cell table:number-columns-repeated="1020"/>
        </table:table-row>
        <table:table-row table:style-name="ro4">
          <table:table-cell office:value-type="float" office:value="30" calcext:value-type="float">
            <text:p>30</text:p>
          </table:table-cell>
          <table:table-cell table:style-name="ce6" office:value-type="string" calcext:value-type="string">
            <text:p><text:span text:style-name="T4">ඊසාන දිග ඕස්ට්‍රේලියානු වෙරළ ආශ්‍රතව හටගන්නා නිවර්තන කුණාටු හදුන්වන්නේ කුමන නමකින්ද </text:span>?</text:p>
          </table:table-cell>
          <table:table-cell table:style-name="ce7" office:value-type="string" calcext:value-type="string">
            <text:p>හරිකේ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යිපූ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විලි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නා</text:p>
          </table:table-cell>
          <table:table-cell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text:span text:style-name="T4">ලෝක දුම්වැටි විරෝධී දිනය යෙදෙන්නේ කවදාද</text:span>?</text:p>
          </table:table-cell>
          <table:table-cell table:style-name="ce7" office:value-type="string" calcext:value-type="string">
            <text:p><text:span text:style-name="T4">මැයි 25</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ජුනි 25</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ජූනි 30</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මැයි 31</text:p>
          </table:table-cell>
          <table:table-cell office:value-type="float" office:value="1" calcext:value-type="float">
            <text:p>1</text:p>
          </table:table-cell>
          <table:table-cell table:number-columns-repeated="1020"/>
        </table:table-row>
        <table:table-row table:style-name="ro16">
          <table:table-cell office:value-type="float" office:value="30" calcext:value-type="float">
            <text:p>30</text:p>
          </table:table-cell>
          <table:table-cell table:style-name="ce6" office:value-type="string" calcext:value-type="string">
            <text:p>නොබෙල් තෑග්ගේ නිර්මාතෘ වරයා කවුරුන්ද ?</text:p>
          </table:table-cell>
          <table:table-cell table:style-name="ce7" office:value-type="string" calcext:value-type="string">
            <text:p>ඇල්ෆ්‍රඩ් නොබෙ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ලුඩ්වින් නොබෙ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මැනුවෙල් නොබෙ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මිල් ඔස්තාර් නොබෙල්</text:p>
          </table:table-cell>
          <table:table-cell office:value-type="float" office:value="0" calcext:value-type="float">
            <text:p>0</text:p>
          </table:table-cell>
          <table:table-cell table:number-columns-repeated="1020"/>
        </table:table-row>
        <table:table-row table:style-name="ro13">
          <table:table-cell office:value-type="float" office:value="30" calcext:value-type="float">
            <text:p>30</text:p>
          </table:table-cell>
          <table:table-cell table:style-name="ce6" office:value-type="string" calcext:value-type="string">
            <text:p>රෆායල් නඩාල් නම් ටෙනිස් ක්‍රිඩකයා බාර්සිලෝනා විවෘත තරගාවලිය අත්පත් කර ගත්තේ කුමන වර්ෂයේ දී ද?</text:p>
          </table:table-cell>
          <table:table-cell table:style-name="ce7" office:value-type="float" office:value="2021" calcext:value-type="float">
            <text:p>2021</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20" calcext:value-type="float">
            <text:p>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9" calcext:value-type="float">
            <text:p>201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8" calcext:value-type="float">
            <text:p>2018</text:p>
          </table:table-cell>
          <table:table-cell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text:span text:style-name="T4">ශ්‍රී ලංකාවේ කාති උසාවි පැවැත්වූ වසර කුමක්ද ?</text:span></text:p>
          </table:table-cell>
          <table:table-cell table:style-name="ce7" office:value-type="float" office:value="1929" calcext:value-type="float">
            <text:p>192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25" calcext:value-type="float">
            <text:p>192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0" calcext:value-type="float">
            <text:p>19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5" calcext:value-type="float">
            <text:p>1935</text:p>
          </table:table-cell>
          <table:table-cell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KGB <text:span text:style-name="T4">යනුවෙන් හදුන්වන්නේ කුමන රටක රහස් ඔත්තු සේවයද </text:span>?</text:p>
          </table:table-cell>
          <table:table-cell table:style-name="ce7" office:value-type="string" calcext:value-type="string">
            <text:p>ජර්ම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සී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13">
          <table:table-cell office:value-type="float" office:value="30" calcext:value-type="float">
            <text:p>30</text:p>
          </table:table-cell>
          <table:table-cell table:style-name="ce6" office:value-type="string" calcext:value-type="string">
            <text:p>වෙබ් පිටුවක අනන්‍යතාව හඳුනා ගැනීමට භාවිතා කළ හැක්කේ පහත කවරෙක්ද ?</text:p>
          </table:table-cell>
          <table:table-cell table:style-name="ce7" office:value-type="string" calcext:value-type="string">
            <text:p><text:span text:style-name="T4">වසම් නාමය (Domain Name)</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බ් සේවාදායක නාමය (Web server Name)</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IP ලිපින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විශ්ව සම්පත් නිශ්චායකය (URL)</text:p>
          </table:table-cell>
          <table:table-cell office:value-type="float" office:value="1" calcext:value-type="float">
            <text:p>1</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text:span text:style-name="T4">වයිරෝබි අගනුවර වන්නේ කුමන රටේද </text:span>?</text:p>
          </table:table-cell>
          <table:table-cell table:style-name="ce7" office:value-type="string" calcext:value-type="string">
            <text:p>නයිජීරි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න්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පා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ල්ජීරියාව</text:p>
          </table:table-cell>
          <table:table-cell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6" office:value-type="string" calcext:value-type="string">
            <text:p><text:span text:style-name="T4">වැඩුණු ඇසක විෂ්කම්භය සාමාන්‍යයෙන් කොපමණද</text:span>?</text:p>
          </table:table-cell>
          <table:table-cell table:style-name="ce7" office:value-type="string" calcext:value-type="string">
            <text:p><text:span text:style-name="T4">15mm.පමණ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20mm පමණ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30mm පමණ වේ</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25mm පමණ වේ</text:p>
          </table:table-cell>
          <table:table-cell office:value-type="float" office:value="1" calcext:value-type="float">
            <text:p>1</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8">රටක ජන සංඛ්‍යාවේ වර්ධනය තීරණය කරන සාධක තුන වන්නේ</text:span>,</text:p>
          </table:table-cell>
          <table:table-cell table:style-name="ce7" office:value-type="string" calcext:value-type="string">
            <text:p>උපත් මරණ , මරණ,ආයු අපේක්ෂා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උපත්, මරණ ,විගමන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උපත් ,මරණ ,සංක්‍රමණ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උපත් මරණ ,ආගමනය</text:p>
          </table:table-cell>
          <table:table-cell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4">නාසා ආයතනය මගින් නිෂ්පාදනය කළ පළමු ෂටලය කුමක්ද</text:span>?</text:p>
          </table:table-cell>
          <table:table-cell table:style-name="ce7" office:value-type="string" calcext:value-type="string">
            <text:p>ඩිස්ක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න්ඩ්වේයා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ම්බි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පේස් x</text:span></text:p>
          </table:table-cell>
          <table:table-cell office:value-type="float" office:value="0" calcext:value-type="float">
            <text:p>0</text:p>
          </table:table-cell>
          <table:table-cell table:number-columns-repeated="1020"/>
        </table:table-row>
        <table:table-row table:style-name="ro13">
          <table:table-cell office:value-type="float" office:value="31" calcext:value-type="float">
            <text:p>31</text:p>
          </table:table-cell>
          <table:table-cell table:style-name="ce6" office:value-type="string" calcext:value-type="string">
            <text:p>2020 ලෝක සංචාරක කවුන්සලයේ ආරක්ෂිත සංචාරක මුද්දරය හිමිකරගත් රට කුමක් ද?</text:p>
          </table:table-cell>
          <table:table-cell table:style-name="ce7" office:value-type="string" calcext:value-type="string">
            <text:p><text:span text:style-name="T16">පිලිපීන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ශ්‍රි ලංකා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ගප්පූ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න්මාර්කය</text:p>
          </table:table-cell>
          <table:table-cell office:value-type="float" office:value="0" calcext:value-type="float">
            <text:p>0</text:p>
          </table:table-cell>
          <table:table-cell table:number-columns-repeated="1020"/>
        </table:table-row>
        <table:table-row table:style-name="ro4">
          <table:table-cell office:value-type="float" office:value="31" calcext:value-type="float">
            <text:p>31</text:p>
          </table:table-cell>
          <table:table-cell table:style-name="ce6" office:value-type="string" calcext:value-type="string">
            <text:p><text:span text:style-name="T4">සිංහබාහු නාට්‍යයේ සිංහබාහු විසින් ගායනා කරන ගීතයක් වන්නේ මින් කුමක් ද</text:span>?</text:p>
          </table:table-cell>
          <table:table-cell table:style-name="ce7" office:value-type="string" calcext:value-type="string">
            <text:p>දස දෙස ඉන්ද්‍රා වෙමි ම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මයෙන් වැඩුවේ මේ දුන්නා නොවේ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ල් ලෙන බිඳලා ලෙන් දොර හැර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මක්දෝ මේ පා පෙලෙ නෙමේ විසීමෙන්</text:p>
          </table:table-cell>
          <table:table-cell office:value-type="float" office:value="1" calcext:value-type="float">
            <text:p>1</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4">චෙස් ක්‍රීඩාවේ මව් රට කුමක්ද </text:span>?</text:p>
          </table:table-cell>
          <table:table-cell table:style-name="ce7" office:value-type="string" calcext:value-type="string">
            <text:p>ඉන්දි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රිතා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සි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බිලෝනියාව</text:p>
          </table:table-cell>
          <table:table-cell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1930 <text:span text:style-name="T4">ජූනියස් රිචඩ් ජයවර්ධන පිළිබඳ වැරදි ප්‍රකාශය මින් කුමක්ද </text:span>?</text:p>
          </table:table-cell>
          <table:table-cell table:style-name="ce7" office:value-type="string" calcext:value-type="string">
            <text:p>ශ්‍රී ලංකාවේ ප්‍රථම කැබිනෙට්ටුවේ මුදල් ඇමතිවරයා 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56 පාර්ලිමේන්තුවේ විපක්ෂ නායකවරයා 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1977 <text:span text:style-name="T4">බලයට පත් වූ පත් වූ අගමැතිවරයා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ශ්‍රී ලංකාවේ ප්‍රථම විධායක ජනාධිපතිවරයා</text:p>
          </table:table-cell>
          <table:table-cell office:value-type="float" office:value="0" calcext:value-type="float">
            <text:p>0</text:p>
          </table:table-cell>
          <table:table-cell table:number-columns-repeated="1020"/>
        </table:table-row>
        <table:table-row table:style-name="ro13">
          <table:table-cell office:value-type="float" office:value="31" calcext:value-type="float">
            <text:p>31</text:p>
          </table:table-cell>
          <table:table-cell table:style-name="ce6" office:value-type="string" calcext:value-type="string">
            <text:p><text:span text:style-name="T4">කෙටිම දුර කාලයක් ජනපති ධූරය හෙබවූ ඇමරිකන් ජනාධිපති කවුරුන්ද </text:span>?</text:p>
          </table:table-cell>
          <table:table-cell table:style-name="ce7" office:value-type="string" calcext:value-type="string">
            <text:p>විලියම් හෙන්රි හැරිස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ම්ස් ඒ ගාෆිල්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 එෆ් කෙන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මස් ජෙෆර්සන්</text:p>
          </table:table-cell>
          <table:table-cell office:value-type="float" office:value="0" calcext:value-type="float">
            <text:p>0</text:p>
          </table:table-cell>
          <table:table-cell table:number-columns-repeated="1020"/>
        </table:table-row>
        <table:table-row table:style-name="ro4">
          <table:table-cell office:value-type="float" office:value="31" calcext:value-type="float">
            <text:p>31</text:p>
          </table:table-cell>
          <table:table-cell table:style-name="ce6" office:value-type="string" calcext:value-type="string">
            <text:p><text:span text:style-name="T4">පහත සඳහන් කුමන සන්නිවේදන මාධ්‍ය ආලෝකය පරාවර්තනය කිරීම මගින් දත්ත සම්ප්‍රේෂණය සිදු කෙරෙයි ද?</text:span></text:p>
          </table:table-cell>
          <table:table-cell table:style-name="ce7" office:value-type="string" calcext:value-type="string">
            <text:p><text:span text:style-name="T4">නොවැසුණු ඇඹරූ කම්බි යුගල(UTP),</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රකාශ තන්තු (optical fiber),</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මක්ෂ කේබල් (Coaxial cabales),</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සුනු ඇඹරූ කම්බි යුගල(STP)</text:span></text:p>
          </table:table-cell>
          <table:table-cell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8">රුසියන් විප්ලවයේ තේමා පාඨය කුමක්ද</text:span>?</text:p>
          </table:table-cell>
          <table:table-cell table:style-name="ce7" office:value-type="string" calcext:value-type="string">
            <text:p><text:span text:style-name="T8">සාමය</text:span><text:span text:style-name="T15">, </text:span><text:span text:style-name="T21">ඉඩම් හා ආහාර</text:span></text:p>
          </table:table-cell>
          <table:table-cell office:value-type="float" office:value="1" calcext:value-type="float">
            <text:p>1</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1">ස්ටේට්ස් ජෙනරල් සභාව</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1">නියෝජනයක් නැති නම් බදුත් නැත</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8">බැස්ටීල බන්ධනාගාරයට පහර දීම</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office:value-type="float" office:value="31" calcext:value-type="float">
            <text:p>31</text:p>
          </table:table-cell>
          <table:table-cell table:style-name="ce6" office:value-type="string" calcext:value-type="string">
            <text:p><text:span text:style-name="T4">පහත සඳහන් ඒවායින් සමජාතිය මිශ්‍රණයක් වන්නේ කුමක්ද </text:span>?</text:p>
          </table:table-cell>
          <table:table-cell office:value-type="string" calcext:value-type="string">
            <text:p><text:span text:style-name="T4">තිරිඟු පිටි </text:span>+ <text:span text:style-name="T4">ජලය</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office:value-type="string" calcext:value-type="string">
            <text:p><text:span text:style-name="T4">එතින් මද්‍යසාරය + ජල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මැටි </text:span><text:span text:style-name="T14">+ </text:span><text:span text:style-name="T3">ජල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පොල්තෙල් </text:span><text:span text:style-name="T14">+ </text:span><text:span text:style-name="T3">ජලය</text:span></text:p>
          </table:table-cell>
          <table:table-cell office:value-type="float" office:value="0" calcext:value-type="float">
            <text:p>0</text:p>
          </table:table-cell>
          <table:table-cell table:number-columns-repeated="1020"/>
        </table:table-row>
        <table:table-row table:style-name="ro13">
          <table:table-cell office:value-type="float" office:value="31" calcext:value-type="float">
            <text:p>31</text:p>
          </table:table-cell>
          <table:table-cell table:style-name="ce6" office:value-type="string" calcext:value-type="string">
            <text:p>ශ්‍රී ලංකාවේ ඛනිජ වැලි නිධි පිහිටා ඇති ස්ථාන තුනක් නිවැරදිව දැක්වෙන කුමන පිළිතුරෙහි ද ?</text:p>
          </table:table-cell>
          <table:table-cell table:style-name="ce7" office:value-type="string" calcext:value-type="string">
            <text:p>ගාල්ල ,පොල්කොටුව ,මඩකලපු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ල්මුඩේ, එප්පාවල, රත්නපුර</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යිකාවල ,පොල්කොටුව, එප්පාවල</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ල්මුඩේ, කයිකාවල ,පොල්කොටුව</text:p>
          </table:table-cell>
          <table:table-cell office:value-type="float" office:value="1" calcext:value-type="float">
            <text:p>1</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1">මෙයින් වැරදි ප්‍රකාශය කුමක්ද </text:span>?</text:p>
          </table:table-cell>
          <table:table-cell table:style-name="ce7" office:value-type="string" calcext:value-type="string">
            <text:p>පළාත් පුෂ්පය මහ රත් මල - මධ්‍යම පළාත</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පළාත් පුෂ්පය ගුරුළු රාජ මල </text:span>- <text:span text:style-name="T1">ඌව පළා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ළාත් පුෂ්පය සුදු නෙළුම් මල </text:span>- <text:span text:style-name="T1">බස්නාහිර පළාත</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ළාත් පුෂ්පය රතු නෙළුම් මල </text:span>- <text:span text:style-name="T1">දකුණු පළාත</text:span></text:p>
          </table:table-cell>
          <table:table-cell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4">බුලත් අතකට අඩංගු විය යුතු බුලත් කොල ගනන කොපමණද</text:span>?</text:p>
          </table:table-cell>
          <table:table-cell table:style-name="ce7" office:value-type="float" office:value="40" calcext:value-type="float">
            <text:p>4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30" calcext:value-type="float">
            <text:p>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 calcext:value-type="float">
            <text:p>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5" calcext:value-type="float">
            <text:p>15</text:p>
          </table:table-cell>
          <table:table-cell office:value-type="float" office:value="0" calcext:value-type="float">
            <text:p>0</text:p>
          </table:table-cell>
          <table:table-cell table:number-columns-repeated="1020"/>
        </table:table-row>
        <table:table-row table:style-name="ro16">
          <table:table-cell office:value-type="float" office:value="31" calcext:value-type="float">
            <text:p>31</text:p>
          </table:table-cell>
          <table:table-cell table:style-name="ce6" office:value-type="string" calcext:value-type="string">
            <text:p>මේ අතරින් ජෝන් ද සිල්වාගේ නූර්ති ගීතයක් නොවන්නේ කුමක් ද?</text:p>
          </table:table-cell>
          <table:table-cell table:style-name="ce7" office:value-type="string" calcext:value-type="string">
            <text:p>සුවද පද්ම ඕලු ආ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බ දබ නා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නා මුනිරාජාගේ</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න්න වංහුං</text:p>
          </table:table-cell>
          <table:table-cell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6" office:value-type="string" calcext:value-type="string">
            <text:p><text:span text:style-name="T4">ක්‍රිකට් ක්‍රීඩාව ඇතුලත් වූ එකම ඔලිම්පික් ක්‍රීඩා උළෙල කුමක්ද</text:span>?</text:p>
          </table:table-cell>
          <table:table-cell table:style-name="ce7" office:value-type="string" calcext:value-type="string">
            <text:p>1936 බර්ලින්</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48 ලන්ඩන්</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00 පැරිස්</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64 ටෝකියෝ</text:p>
          </table:table-cell>
          <table:table-cell office:value-type="float" office:value="0" calcext:value-type="float">
            <text:p>0</text:p>
          </table:table-cell>
          <table:table-cell table:number-columns-repeated="1020"/>
        </table:table-row>
        <table:table-row table:style-name="ro16">
          <table:table-cell office:value-type="float" office:value="32" calcext:value-type="float">
            <text:p>32</text:p>
          </table:table-cell>
          <table:table-cell table:style-name="ce6" office:value-type="string" calcext:value-type="string">
            <text:p>ශ්‍රී ලංකාවේ මධ්‍ය ලක්ෂය පිහිටි දිස්ත්‍රික්කය කුමක්ද?</text:p>
          </table:table-cell>
          <table:table-cell table:style-name="ce7" office:value-type="string" calcext:value-type="string">
            <text:p>මහ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රඑළි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ත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දුල්ල</text:p>
          </table:table-cell>
          <table:table-cell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6" office:value-type="string" calcext:value-type="string">
            <text:p><text:span text:style-name="T4">නිදහස් ප්‍රතිමාව පිහිටුවා ඇති රට කුමක්ද </text:span>?</text:p>
          </table:table-cell>
          <table:table-cell office:value-type="string" calcext:value-type="string">
            <text:p><text:span text:style-name="T4">ඇමෙරිකාවේ නිව්යෝර්ක් නුවර</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4">ප්‍රංශයේ පැරිස් නුවර</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ජර්මනිය බර්ලින් නුවර</text:p>
          </table:table-cell>
          <table:table-cell office:value-type="float" office:value="0" calcext:value-type="float">
            <text:p>0</text:p>
          </table:table-cell>
          <table:table-cell table:number-columns-repeated="1020"/>
        </table:table-row>
        <table:table-row table:style-name="ro2">
          <table:table-cell table:number-columns-repeated="2"/>
          <table:table-cell table:style-name="ce7" office:value-type="string" calcext:value-type="string">
            <text:p>බ්‍රිතාන්‍ය ලන්ඩන් නුවර</text:p>
          </table:table-cell>
          <table:table-cell office:value-type="float" office:value="0" calcext:value-type="float">
            <text:p>0</text:p>
          </table:table-cell>
          <table:table-cell table:number-columns-repeated="1020"/>
        </table:table-row>
        <table:table-row table:style-name="ro3">
          <table:table-cell office:value-type="float" office:value="32" calcext:value-type="float">
            <text:p>32</text:p>
          </table:table-cell>
          <table:table-cell table:style-name="ce6" office:value-type="string" calcext:value-type="string">
            <text:p><text:span text:style-name="T4">පුස්තකාලයක තිබෙන පොත් වල තොරතුරු ගබඩා කිරීම සඳහා භාවිතා කරන දත්ත සමුදාය වගුවක ප්‍රාථමික යතුර සඳහා වඩාත් උචිත වන්නේ පහත කවරක්ද </text:span>?</text:p>
          </table:table-cell>
          <table:table-cell table:style-name="ce7" office:value-type="string" calcext:value-type="string">
            <text:p>පොතෙහි අග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කාශක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තෙහි න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තෘ වාසගම</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තොටගමුවේ ශ්‍රී රාහුල හිමියන්ට සෙවණ දුන් කොට්ටාවේ නා ගස පිහිටියේ කොතැනද</text:span>?</text:p>
          </table:table-cell>
          <table:table-cell table:style-name="ce7" office:value-type="string" calcext:value-type="string">
            <text:p>කොට්ටාවේ රජ මහා විහාර භූමි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ට්ටාවේ මහා විද්‍යාල භූමි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ට්ටාවේ කොටුබැම්ම ආස්‍රම භූමි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ට්ටාවේ නාග විහාර භූමියේ</text:p>
          </table:table-cell>
          <table:table-cell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6" office:value-type="string" calcext:value-type="string">
            <text:p><text:span text:style-name="T4">දීප්ත තීව්‍රතාවය මනිනු ලබන </text:span>SI <text:span text:style-name="T4">මූලික ඒකකය නම් කරන්න </text:span>.</text:p>
          </table:table-cell>
          <table:table-cell table:style-name="ce7" office:value-type="string" calcext:value-type="string">
            <text:p>කෙල්වි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න්ඩෙ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ඩියන් <text: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මින්ස්</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සන්තතික දත්ත නිරූපණය සඳහා පහත සඳහන් කවර සිතියම් විද්‍යාත්මක ක්‍රමයක් භාවිතා කළ හැකි ද </text:span>?</text:p>
          </table:table-cell>
          <table:table-cell table:style-name="ce7" office:value-type="string" calcext:value-type="string">
            <text:p>තිත් සිතිය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ඛා ප්‍රස්ථා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ධාරා සටහ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රු ප්‍රස්තාර</text:p>
          </table:table-cell>
          <table:table-cell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6" office:value-type="string" calcext:value-type="string">
            <text:p><text:span text:style-name="T4">කඳු පංතියක් ලෙස නොසලකන්නේ මින් කුමක්ද</text:span>?</text:p>
          </table:table-cell>
          <table:table-cell table:style-name="ce7" office:value-type="string" calcext:value-type="string">
            <text:p>නකල්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මුනුකු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දුරුතලාග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තලේගල</text:p>
          </table:table-cell>
          <table:table-cell office:value-type="float" office:value="1" calcext:value-type="float">
            <text:p>1</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පාසල් අධ්‍යාපනය නර්තන විෂය සම්බන්ධයෙන් පත්වූ ප්‍රථම අධ්‍යක්ෂකවරයා වන්නේ කවුද </text:span>?</text:p>
          </table:table-cell>
          <table:table-cell table:style-name="ce7" office:value-type="string" calcext:value-type="string">
            <text:p>එස් පණිභාර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බ්ලිව් බී මකුලොලු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ස් එල් බී කපුකොටුව</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ජේ. ඊ සේදරමන්</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ඩේවි වොට් මෝජාතික කණ්ඩායම් ක්‍රිකට් පුහුණු කරුවා පුහුණුකරු ලෙස කටයුතු නොකළ රට මින් කුමක්ද </text:span>?</text:p>
          </table:table-cell>
          <table:table-cell table:style-name="ce7" office:value-type="string" calcext:value-type="string">
            <text:p>බංග්ලාදේ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ටහිර ඉන්දියාවේ කොදෙ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ම්බාබ්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කිස්තානය</text:p>
          </table:table-cell>
          <table:table-cell office:value-type="float" office:value="0" calcext:value-type="float">
            <text:p>0</text:p>
          </table:table-cell>
          <table:table-cell table:number-columns-repeated="1020"/>
        </table:table-row>
        <table:table-row table:style-name="ro16">
          <table:table-cell office:value-type="float" office:value="32" calcext:value-type="float">
            <text:p>32</text:p>
          </table:table-cell>
          <table:table-cell table:style-name="ce6" office:value-type="string" calcext:value-type="string">
            <text:p>ලංකා සිවිල් සේවය මෙරට හඳුන්වාදුන් ආණ්ඩුකාර වරයා කවුරුන්ද ?</text:p>
          </table:table-cell>
          <table:table-cell table:style-name="ce7" office:value-type="string" calcext:value-type="string">
            <text:p>පොන්නම්බලම් රාමනාද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බරිසා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ෆෙඞ්රික් නෝර්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න්රි මන්ක් මේසන් මුටර්</text:p>
          </table:table-cell>
          <table:table-cell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6" office:value-type="string" calcext:value-type="string">
            <text:p><text:span text:style-name="T4">සය වසක් තුළ ජනාදිපතිවරුන් තුන් දෙනෙකු පත් වූයේ කිනම් රටකද </text:span>?</text:p>
          </table:table-cell>
          <table:table-cell table:style-name="ce7" office:value-type="string" calcext:value-type="string">
            <text:p>ඉරාක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රා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සී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13">
          <table:table-cell office:value-type="float" office:value="32" calcext:value-type="float">
            <text:p>32</text:p>
          </table:table-cell>
          <table:table-cell table:style-name="ce6" office:value-type="string" calcext:value-type="string">
            <text:p>පහත දැක්වෙන උපාංග අතුරින් පරිගණකයක මධ්‍යම සැකසුම් ඒකකයට (CPU) පිටතින් සාමාන්‍යයෙන් දැකිය හැක්කේ කුමක්ද?</text:p>
          </table:table-cell>
          <table:table-cell table:style-name="ce7" office:value-type="string" calcext:value-type="string">
            <text:p>RAM</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පාලන ඒකකය (Controll Unit)</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LI නිහීන මතකය (Cache memory)</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දුකාර්ය රෙජිස්ටර</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මහනුවර ප්‍රදේශයේ මුලින්ම සිංහල මුස්ලිම් කෝලාහලය ඇති වූ වර්ෂය කුමක්ද </text:span>?</text:p>
          </table:table-cell>
          <table:table-cell table:style-name="ce7" office:value-type="float" office:value="1915" calcext:value-type="float">
            <text:p>191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24" calcext:value-type="float">
            <text:p>192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29" calcext:value-type="float">
            <text:p>192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0" calcext:value-type="float">
            <text:p>1930</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ශාක තෙල් වලින් මාගරින් නිෂ්පාදනය කිරීම සඳහා භාවිතා කරන වායුව කුමක්ද</text:span>?</text:p>
          </table:table-cell>
          <table:table-cell table:style-name="ce7" office:value-type="string" calcext:value-type="string">
            <text:p><text:span text:style-name="T4">O</text:span><text:span text:style-name="T22">2</text:span></text:p>
          </table:table-cell>
          <table:table-cell office:value-type="float" office:value="0" calcext:value-type="float">
            <text:p>0</text:p>
          </table:table-cell>
          <table:table-cell table:number-columns-repeated="1020"/>
        </table:table-row>
        <table:table-row table:style-name="ro18">
          <table:table-cell/>
          <table:table-cell table:style-name="ce6"/>
          <table:table-cell table:style-name="ce7" office:value-type="string" calcext:value-type="string">
            <text:p><text:span text:style-name="T1">H</text:span><text:span text:style-name="T5">2</text:span></text:p>
          </table:table-cell>
          <table:table-cell office:value-type="float" office:value="1" calcext:value-type="float">
            <text:p>1</text:p>
          </table:table-cell>
          <table:table-cell table:number-columns-repeated="1020"/>
        </table:table-row>
        <table:table-row table:style-name="ro18">
          <table:table-cell/>
          <table:table-cell table:style-name="ce6"/>
          <table:table-cell table:style-name="ce7" office:value-type="string" calcext:value-type="string">
            <text:p><text:span text:style-name="T4">CO</text:span><text:span text:style-name="T22">2</text:span></text:p>
          </table:table-cell>
          <table:table-cell office:value-type="float" office:value="0" calcext:value-type="float">
            <text:p>0</text:p>
          </table:table-cell>
          <table:table-cell table:number-columns-repeated="1020"/>
        </table:table-row>
        <table:table-row table:style-name="ro18">
          <table:table-cell/>
          <table:table-cell table:style-name="ce6"/>
          <table:table-cell table:style-name="ce7" office:value-type="string" calcext:value-type="string">
            <text:p><text:span text:style-name="T4">N</text:span><text:span text:style-name="T22">2</text:span></text:p>
          </table:table-cell>
          <table:table-cell office:value-type="float" office:value="0" calcext:value-type="float">
            <text:p>0</text:p>
          </table:table-cell>
          <table:table-cell table:number-columns-repeated="1020"/>
        </table:table-row>
        <table:table-row table:style-name="ro4">
          <table:table-cell office:value-type="float" office:value="32" calcext:value-type="float">
            <text:p>32</text:p>
          </table:table-cell>
          <table:table-cell table:style-name="ce6" office:value-type="string" calcext:value-type="string">
            <text:p><text:span text:style-name="T4">ලෝක ජනසංඛ්‍යා වෙන් පුළුල් ලෙස කතා කරන ප්‍රධාන භාෂා තුන අවරෝහණ ක්‍රමයට පිළිවෙලින් දක්වන්න</text:span>.</text:p>
          </table:table-cell>
          <table:table-cell table:style-name="ce7" office:value-type="string" calcext:value-type="string">
            <text:p>චීන , ස්පාඤ්ඤ , ඉංග්‍රිසි</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ස්පාඤ්ඤ, චීන ,ඉංග්‍රීසි</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ඉංග්‍රිසි , චීන, හින්දි</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චීන ,ඉංග්‍රිසි , හින්දි</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මිනිසා ගින්දර භාවිතා කළ බවට මුල්ම සාධකය හමු වූයේ මින් කුමන ස්ථානයකින්ද </text:span>?</text:p>
          </table:table-cell>
          <table:table-cell table:style-name="ce7" office:value-type="string" calcext:value-type="string">
            <text:p>ඊශ්‍රායල් කීසේම් ගුහා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මාලියාවේ ලාස් ගිල්වා ගුහා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පාඤ්ඤයේ අල්ටමිරා ගුහා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 ලැස්කෝ ගුහාව</text:p>
          </table:table-cell>
          <table:table-cell office:value-type="float" office:value="0" calcext:value-type="float">
            <text:p>0</text:p>
          </table:table-cell>
          <table:table-cell table:number-columns-repeated="1020"/>
        </table:table-row>
        <table:table-row table:style-name="ro6">
          <table:table-cell office:value-type="float" office:value="33" calcext:value-type="float">
            <text:p>33</text:p>
          </table:table-cell>
          <table:table-cell table:style-name="ce6" office:value-type="string" calcext:value-type="string">
            <text:p>සුනිල් ශාන්තයන් විසින් ගායනා ගායන ලංකා ලංකා පෙම්බර ලංකා ගීතයේ ස්ථායි කොටසෙහි අවසාන <text:span text:style-name="T4">පෙළ කුමක් ද?</text:span></text:p>
          </table:table-cell>
          <table:table-cell table:style-name="ce7" office:value-type="string" calcext:value-type="string">
            <text:p>හොබවමු ඔබ ලං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න්වමු ඔබ ලං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රැකිමු ඔබ ලං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කින්නෙමු ඔබ ලංකා</text:p>
          </table:table-cell>
          <table:table-cell office:value-type="float" office:value="0" calcext:value-type="float">
            <text:p>0</text:p>
          </table:table-cell>
          <table:table-cell table:number-columns-repeated="1020"/>
        </table:table-row>
        <table:table-row table:style-name="ro13">
          <table:table-cell office:value-type="float" office:value="33" calcext:value-type="float">
            <text:p>33</text:p>
          </table:table-cell>
          <table:table-cell table:style-name="ce6" office:value-type="string" calcext:value-type="string">
            <text:p>එල්ලේ ක්‍රිඩාවේ දී එක් පිලකට ක්‍රිඩා කළ හැකි උපරිමය ක්‍රිඩකයන් ගණන කොපමණද ?</text:p>
          </table:table-cell>
          <table:table-cell table:style-name="ce7" office:value-type="float" office:value="11" calcext:value-type="float">
            <text:p>1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9" calcext:value-type="float">
            <text:p>9</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3" calcext:value-type="float">
            <text:p>1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6" calcext:value-type="float">
            <text:p>16</text:p>
          </table:table-cell>
          <table:table-cell office:value-type="float" office:value="1" calcext:value-type="float">
            <text:p>1</text:p>
          </table:table-cell>
          <table:table-cell table:number-columns-repeated="1020"/>
        </table:table-row>
        <table:table-row table:style-name="ro5">
          <table:table-cell office:value-type="float" office:value="33" calcext:value-type="float">
            <text:p>33</text:p>
          </table:table-cell>
          <table:table-cell table:style-name="ce6" office:value-type="string" calcext:value-type="string">
            <text:p><text:span text:style-name="T4">ලංකාවේ රුපියල් ශත ක්‍රමය ආරම්භ වූ වර්ෂය කවදාද </text:span>?</text:p>
          </table:table-cell>
          <table:table-cell table:style-name="ce7" office:value-type="float" office:value="1872" calcext:value-type="float">
            <text:p>187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70" calcext:value-type="float">
            <text:p>187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78" calcext:value-type="float">
            <text:p>187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71" calcext:value-type="float">
            <text:p>1871</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2020 <text:span text:style-name="T4">වසරේ දී දූෂණ චෝදනා එල්ල වූ මැලේසියාවේ හිටපු අගමැති වරයා කවුරුන් ද</text:span>?</text:p>
          </table:table-cell>
          <table:table-cell table:style-name="ce7" office:value-type="string" calcext:value-type="string">
            <text:p>නරි ජීප් රස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හිදී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තීර් මොහොම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බ්දුල්ලා මොහොමඩ්</text:p>
          </table:table-cell>
          <table:table-cell office:value-type="float" office:value="0" calcext:value-type="float">
            <text:p>0</text:p>
          </table:table-cell>
          <table:table-cell table:number-columns-repeated="1020"/>
        </table:table-row>
        <table:table-row table:style-name="ro13">
          <table:table-cell office:value-type="float" office:value="33" calcext:value-type="float">
            <text:p>33</text:p>
          </table:table-cell>
          <table:table-cell table:style-name="ce6" office:value-type="string" calcext:value-type="string">
            <text:p>වෙබ් අඩවියක් නැංවීම (Hosting) සඳහා අත්‍යවශ්‍ය නොවන්නේ පහත සඳහන් කවරක් ද?</text:p>
          </table:table-cell>
          <table:table-cell table:style-name="ce7" office:value-type="string" calcext:value-type="string">
            <text:p>වෙබ් අතරික්සුව (Browser)</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බ් සේවාදායක</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IP <text:span text:style-name="T8">ලිපින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බ් අඩවියෙහි අන්තර්ගතය</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1978 <text:span text:style-name="T4">ආණ්ඩුකම ව්‍යස්ථාව ට කුමන සංශෝධනය හරහා ජනාධිපති නීතිඥ තනතුර ඇති කරන ලද්දේ ද</text:span>?</text:p>
          </table:table-cell>
          <table:table-cell table:style-name="ce7" office:value-type="string" calcext:value-type="string">
            <text:p><text:span text:style-name="T4">10 වන සංශෝධන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1 වන සංශෝධනය</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13 වන සංශෝධන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8 වන සංශෝධනය</text:p>
          </table:table-cell>
          <table:table-cell office:value-type="float" office:value="1" calcext:value-type="float">
            <text:p>1</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මිනිස් සිරුරේ සාමාන්‍ය උෂ්ණත්වය </text:span>37 <text:span text:style-name="T9">0</text:span>c <text:span text:style-name="T4">ක් වේ</text:span>. <text:span text:style-name="T4">මෙම උෂ්ණත්වය කෙල්වින් පරිමාණයෙන් කොපමණද </text:span>?</text:p>
          </table:table-cell>
          <table:table-cell table:style-name="ce7" office:value-type="string" calcext:value-type="string">
            <text:p>236 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273 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310 වේ</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337 වේ</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1">ශ්‍රී ලංකාවේ හස්ත කර්මාන්ත ස්ථානගත වීම තීරණය කරනු ලබන වඩා වැදගත් සාධක දෙක කුමක්ද </text:span>?</text:p>
          </table:table-cell>
          <table:table-cell office:value-type="string" calcext:value-type="string">
            <text:p><text:span text:style-name="T1">බලශක්තිය හා ප්‍රාග්ධනය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ශ්‍රමය හා අමුද්‍රව්‍යයයි</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ප්‍රාග්ධනය හා ප්‍රවාහනයයි</text:span></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භූමිය සහ අමුද්‍රව්‍ය</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එක්සත් ජාතීන්ගේ දූෂණ විරෝධී සම්මුතිය සඳහා ශ්‍රි ලංකාව සාමාජිකත්වය ලබන්නේ කුමන වර්ෂයේදී ද</text:span>?</text:p>
          </table:table-cell>
          <table:table-cell table:style-name="ce7" office:value-type="float" office:value="2000" calcext:value-type="float">
            <text:p>20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1" calcext:value-type="float">
            <text:p>200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2" calcext:value-type="float">
            <text:p>200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4" calcext:value-type="float">
            <text:p>2004</text:p>
          </table:table-cell>
          <table:table-cell office:value-type="float" office:value="1" calcext:value-type="float">
            <text:p>1</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ආනන්ද සමරකෝන් ශූරීන් අතින් රචිත ගීතයක් නොවන්නේ මෙන් කුමක්ද </text:span>?</text:p>
          </table:table-cell>
          <table:table-cell table:style-name="ce7" office:value-type="string" calcext:value-type="string">
            <text:p>පෙම් කැකුල පිපී එන විට මහ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දිග මුතු ඇටයයි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ශ්‍රී ලංකා මාතා මා ප්‍රියාදර ජය භූ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වන මේ ගමන සංසාරේ</text:p>
          </table:table-cell>
          <table:table-cell office:value-type="float" office:value="0" calcext:value-type="float">
            <text:p>0</text:p>
          </table:table-cell>
          <table:table-cell table:number-columns-repeated="1020"/>
        </table:table-row>
        <table:table-row table:style-name="ro13">
          <table:table-cell office:value-type="float" office:value="33" calcext:value-type="float">
            <text:p>33</text:p>
          </table:table-cell>
          <table:table-cell table:style-name="ce6" office:value-type="string" calcext:value-type="string">
            <text:p>1997 ජුනි 28 වන දින ජාත්‍යයන්තර බොක්සිං තරගාවලියේ දී කන කණ සපා කෑම නිසා මහත් ආන්දෝලනයට පත් වූ <text:s/>ක්‍රිඩකයා කවුරුන්ද?</text:p>
          </table:table-cell>
          <table:table-cell table:style-name="ce7" office:value-type="string" calcext:value-type="string">
            <text:p>මයික් ටයිස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හොමඩ් අ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 ලුවි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වැන්ඩර් හොලිෆිල්ඩ්</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කොළඹ නුවර දුම්රිය මාර්ගය ඉදිකිරීමේදී කටයුතු ආරම්භ කිරීම සිදු කළේ කුමන වර්ෂයේදීද</text:span>?</text:p>
          </table:table-cell>
          <table:table-cell table:style-name="ce7" office:value-type="float" office:value="1857" calcext:value-type="float">
            <text:p>185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58" calcext:value-type="float">
            <text:p>185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59" calcext:value-type="float">
            <text:p>185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60" calcext:value-type="float">
            <text:p>1860</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තම රටේ නම සදහන් නොකරමින් මුද්දර නිකුත් කරන රට මින් කුමක්ද </text:span>?</text:p>
          </table:table-cell>
          <table:table-cell table:style-name="ce7"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තා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4">
          <table:table-cell office:value-type="float" office:value="33" calcext:value-type="float">
            <text:p>33</text:p>
          </table:table-cell>
          <table:table-cell table:style-name="ce6" office:value-type="string" calcext:value-type="string">
            <text:p><text:span text:style-name="T4">ආදාන උපක්‍රමයක් සහ ප්‍රතිදාන උපක්‍රමයක් යන දෙකම සදහා භාවිතා කළ හැක්කේ </text:span>,</text:p>
          </table:table-cell>
          <table:table-cell table:style-name="ce7" office:value-type="string" calcext:value-type="string">
            <text:p><text:span text:style-name="T4">මතක කාඩ් පත (Memory Card)</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ස්පර්ශ තීරකය (Ttoch screen )</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චුම්බක තීන්ත අනුලකුණු කියවනකය (MICR)</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පර්ශ පැඩයකය (Touch Pad)</text:span></text:p>
          </table:table-cell>
          <table:table-cell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රුසියාවේ ඔක්තෝම්බර් විප්ලවයහට ගත් වර්ෂය කුමක්ද </text:span>?</text:p>
          </table:table-cell>
          <table:table-cell table:style-name="ce7" office:value-type="float" office:value="1900" calcext:value-type="float">
            <text:p>19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10" calcext:value-type="float">
            <text:p>19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15" calcext:value-type="float">
            <text:p>191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17" calcext:value-type="float">
            <text:p>1917</text:p>
          </table:table-cell>
          <table:table-cell office:value-type="float" office:value="1" calcext:value-type="float">
            <text:p>1</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වැඩුණු මිනිසකුගේ ඇසක විෂ්කම්භය සාමාන්‍යයෙන් කොපමණද</text:span>?</text:p>
          </table:table-cell>
          <table:table-cell table:style-name="ce7" office:value-type="string" calcext:value-type="string">
            <text:p><text:span text:style-name="T4">15mm.පමණ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20mm පමණ වේ</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30mm පමණ වේ</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25mm පමණ වේ</text:p>
          </table:table-cell>
          <table:table-cell office:value-type="float" office:value="0" calcext:value-type="float">
            <text:p>0</text:p>
          </table:table-cell>
          <table:table-cell table:number-columns-repeated="1020"/>
        </table:table-row>
        <table:table-row table:style-name="ro4">
          <table:table-cell office:value-type="float" office:value="34" calcext:value-type="float">
            <text:p>34</text:p>
          </table:table-cell>
          <table:table-cell table:style-name="ce6" office:value-type="string" calcext:value-type="string">
            <text:p><text:span text:style-name="T4">ලෝකයේ ගල් අගුරු අපනයනය කරනු ලබන ප්‍රධාන රටවල් දෙකක් වන්නේ කුමක්ද</text:span>?</text:p>
          </table:table-cell>
          <table:table-cell table:style-name="ce7" office:value-type="string" calcext:value-type="string">
            <text:p>කැනඩාව සහ ඔ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යාව සහ 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ඕස්ට්‍රේලියාව සහ ඉන්දි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චීනය සහ දකුණු අප්‍රිකාව</text:p>
          </table:table-cell>
          <table:table-cell office:value-type="float" office:value="0" calcext:value-type="float">
            <text:p>0</text:p>
          </table:table-cell>
          <table:table-cell table:number-columns-repeated="1020"/>
        </table:table-row>
        <table:table-row table:style-name="ro13">
          <table:table-cell office:value-type="float" office:value="34" calcext:value-type="float">
            <text:p>34</text:p>
          </table:table-cell>
          <table:table-cell table:style-name="ce6" office:value-type="string" calcext:value-type="string">
            <text:p>1950 වර්ෂයේදී උඩරට නැට්ටුවා මුද්දරය <text:s/>දී උඩරට නැට්ටුවා මුද්දරය නිකුත් කළේ කුමන ශිල්පියාද?</text:p>
          </table:table-cell>
          <table:table-cell table:style-name="ce7" office:value-type="string" calcext:value-type="string">
            <text:p>තිත්තවෙල ගුණ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චිත්‍ර 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යස් මැන්ඩි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ණිභාරත</text:p>
          </table:table-cell>
          <table:table-cell office:value-type="float" office:value="0" calcext:value-type="float">
            <text:p>0</text:p>
          </table:table-cell>
          <table:table-cell table:number-columns-repeated="1020"/>
        </table:table-row>
        <table:table-row table:style-name="ro13">
          <table:table-cell office:value-type="float" office:value="34" calcext:value-type="float">
            <text:p>34</text:p>
          </table:table-cell>
          <table:table-cell table:style-name="ce6" office:value-type="string" calcext:value-type="string">
            <text:p>නාම නොදිරනා කුණු <text:s/>කය දිරනා අරුමෙකි සෝභා සංසාරේ මෙම ගීතය ගායනා කළේ කවුරුන්ද ?</text:p>
          </table:table-cell>
          <table:table-cell office:value-type="string" calcext:value-type="string">
            <text:p><text:span text:style-name="T1">මොහිදින් බෙග්</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එ.ජේ.කරීම්</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එ. එච්. රාජ්</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ලක්ෂ්මි බායි</text:p>
          </table:table-cell>
          <table:table-cell office:value-type="float" office:value="0" calcext:value-type="float">
            <text:p>0</text:p>
          </table:table-cell>
          <table:table-cell table:number-columns-repeated="1020"/>
        </table:table-row>
        <table:table-row table:style-name="ro13">
          <table:table-cell office:value-type="float" office:value="34" calcext:value-type="float">
            <text:p>34</text:p>
          </table:table-cell>
          <table:table-cell table:style-name="ce6" office:value-type="string" calcext:value-type="string">
            <text:p>ජාතියන්තර කඩුලු ත්‍රිත්ව පහක් දිනා ගත් ලොව පළමු පන්දු යවන්නා බවට පත්ව ඇත්තේ කවුරුන්ද ?</text:p>
          </table:table-cell>
          <table:table-cell table:style-name="ce7" office:value-type="string" calcext:value-type="string">
            <text:p>චමින්ද වා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ඩ් ශා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සිත් මාලිංග</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සිම් අක්‍රම්</text:p>
          </table:table-cell>
          <table:table-cell office:value-type="float" office:value="0" calcext:value-type="float">
            <text:p>0</text:p>
          </table:table-cell>
          <table:table-cell table:number-columns-repeated="1020"/>
        </table:table-row>
        <table:table-row table:style-name="ro4">
          <table:table-cell office:value-type="float" office:value="34" calcext:value-type="float">
            <text:p>34</text:p>
          </table:table-cell>
          <table:table-cell table:style-name="ce6" office:value-type="string" calcext:value-type="string">
            <text:p><text:span text:style-name="T4">මහින්ද රාජපක්ෂ මහතා ප්‍රථම වරට අගමැති ලෙස දිවුරුම් දුන් වර්ෂයකුමක් ද</text:span>?</text:p>
          </table:table-cell>
          <table:table-cell office:value-type="string" calcext:value-type="string">
            <text:p><text:span text:style-name="T4">2000 දී</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2001 දී</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2003 දී</text:p>
          </table:table-cell>
          <table:table-cell office:value-type="float" office:value="0" calcext:value-type="float">
            <text:p>0</text:p>
          </table:table-cell>
          <table:table-cell table:number-columns-repeated="1020"/>
        </table:table-row>
        <table:table-row table:style-name="ro16">
          <table:table-cell table:number-columns-repeated="2"/>
          <table:table-cell office:value-type="string" calcext:value-type="string">
            <text:p>2004 දී</text:p>
          </table:table-cell>
          <table:table-cell office:value-type="float" office:value="1" calcext:value-type="float">
            <text:p>1</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හිස්බුල්ලාගේ සටන් කල්ලිය ක්‍රියාත්මක කරන රට කුමක් ද</text:span>?</text:p>
          </table:table-cell>
          <table:table-cell office:value-type="string" calcext:value-type="string">
            <text:p><text:span text:style-name="T4">රුසියාව</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ඉරානය</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සෞදි අරාබි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ලෙබනනය</text:span></text:p>
          </table:table-cell>
          <table:table-cell office:value-type="float" office:value="1" calcext:value-type="float">
            <text:p>1</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බිම්ස්ටෙක් සංවිධානය ආරම්භ කරන ලද වසර කුමක් ද</text:span>?</text:p>
          </table:table-cell>
          <table:table-cell office:value-type="string" calcext:value-type="string">
            <text:p>1995 <text:span text:style-name="T4">ජූලි </text:span>6</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1996 <text:span text:style-name="T4">ජුනි </text:span>6</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1997 ජුනි 6</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1998 <text:span text:style-name="T1">ජූනි </text:span>6</text:p>
          </table:table-cell>
          <table:table-cell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අරාබි ජාතිකයින් ශ්‍රී ලංකාව හැඳින්වීම සඳහා භාවිතා කළ නාමය කුමක්ද</text:span>?</text:p>
          </table:table-cell>
          <table:table-cell table:style-name="ce7" office:value-type="string" calcext:value-type="string">
            <text:p>තැප්‍රොබේ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රන්ඩිබ්</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යිලා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ම්බපණ්ණි</text:p>
          </table:table-cell>
          <table:table-cell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දේහයෙන් විෂහරණය අවයවය ලෙස ක්‍රියා කරන්නේ කුමක්ද </text:span>?</text:p>
          </table:table-cell>
          <table:table-cell table:style-name="ce7" office:value-type="string" calcext:value-type="string">
            <text:p>වකුග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ක්මා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ද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ණහලු</text:p>
          </table:table-cell>
          <table:table-cell office:value-type="float" office:value="0" calcext:value-type="float">
            <text:p>0</text:p>
          </table:table-cell>
          <table:table-cell table:number-columns-repeated="1020"/>
        </table:table-row>
        <table:table-row table:style-name="ro4">
          <table:table-cell office:value-type="float" office:value="34" calcext:value-type="float">
            <text:p>34</text:p>
          </table:table-cell>
          <table:table-cell table:style-name="ce6" office:value-type="string" calcext:value-type="string">
            <text:p><text:span text:style-name="T4">ගංගාවක යෞවන අවස්ථාවේ දැකිය හැකි භූ රූප ලක්ෂණ වන්නේ කුමක්ද </text:span>?</text:p>
          </table:table-cell>
          <table:table-cell table:style-name="ce7" office:value-type="string" calcext:value-type="string">
            <text:p>ගල් ව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ඩෙල්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නුවි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 කණ්ඩිය</text:p>
          </table:table-cell>
          <table:table-cell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1">සීවලි මහරහතන් වහන්සේ චිත්‍රය නිර්මාණය කරන ලද්දී කවුරුන්ද ?</text:span></text:p>
          </table:table-cell>
          <table:table-cell office:value-type="string" calcext:value-type="string">
            <text:p>සොලියස් මෙන්ඩිස්</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මංජුල ශ්‍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ජෝර්ජ් කිට්</text:span></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ඇම් සාර්ලිස්</text:p>
          </table:table-cell>
          <table:table-cell office:value-type="float" office:value="1" calcext:value-type="float">
            <text:p>1</text:p>
          </table:table-cell>
          <table:table-cell table:number-columns-repeated="1020"/>
        </table:table-row>
        <table:table-row table:style-name="ro5">
          <table:table-cell office:value-type="float" office:value="34" calcext:value-type="float">
            <text:p>34</text:p>
          </table:table-cell>
          <table:table-cell table:style-name="ce6" office:value-type="string" calcext:value-type="string">
            <text:p><text:span text:style-name="T4">රූපවාහිනිය නිපදවූ ජෝන් ලොගී බෙයාඩ් කිනම් ජාතිකයෙක් ද</text:span>?</text:p>
          </table:table-cell>
          <table:table-cell table:style-name="ce7" office:value-type="string" calcext:value-type="string">
            <text:p>බ්‍රිතාන්‍ය ජාති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කොට්ලන්ත ජාති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මරිකානු ජාති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විඩන් ජාතික</text:p>
          </table:table-cell>
          <table:table-cell office:value-type="float" office:value="0" calcext:value-type="float">
            <text:p>0</text:p>
          </table:table-cell>
          <table:table-cell table:number-columns-repeated="1020"/>
        </table:table-row>
        <table:table-row table:style-name="ro16">
          <table:table-cell office:value-type="float" office:value="34" calcext:value-type="float">
            <text:p>34</text:p>
          </table:table-cell>
          <table:table-cell table:style-name="ce6" office:value-type="string" calcext:value-type="string">
            <text:p>ලෝක පාපන්දු කුසලානය වැඩිම වාර ගණනක් දිනා ඇති රට කුමක්ද ?</text:p>
          </table:table-cell>
          <table:table-cell office:value-type="string" calcext:value-type="string">
            <text:p>ජර්ම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ඉතාලිය</text:p>
          </table:table-cell>
          <table:table-cell office:value-type="float" office:value="0" calcext:value-type="float">
            <text:p>0</text:p>
          </table:table-cell>
          <table:table-cell table:number-columns-repeated="1020"/>
        </table:table-row>
        <table:table-row table:style-name="ro16">
          <table:table-cell table:number-columns-repeated="2"/>
          <table:table-cell office:value-type="string" calcext:value-type="string">
            <text:p><text:span text:style-name="T16">බ්‍රසිලය</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ආර්ජන්ටිනාව</text:p>
          </table:table-cell>
          <table:table-cell office:value-type="float" office:value="0" calcext:value-type="float">
            <text:p>0</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ශ්‍රී ලංකාවේ අපරාධ නීතිය සම්බන්ධ මූලික ව්‍යවස්ථාව වන දණ්ඩ නීති සංග්‍රහයෙහි සොරකම නම් වූ වරද සඳහන්ව ඇති වගන්තිය කවරක් ද</text:span>?</text:p>
          </table:table-cell>
          <table:table-cell office:value-type="string" calcext:value-type="string">
            <text:p>366 වගන්තිය</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364 <text:span text:style-name="T4">වගන්ති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294 <text:span text:style-name="T4">වගන්ති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293 <text:span text:style-name="T4">වගන්තිය</text:span></text:p>
          </table:table-cell>
          <table:table-cell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6" office:value-type="string" calcext:value-type="string">
            <text:p><text:span text:style-name="T4">විජිත පුර සටනේ දී එළාර රජුට සහාය වූ ඇතා කවුද</text:span>?</text:p>
          </table:table-cell>
          <table:table-cell table:style-name="ce7" office:value-type="string" calcext:value-type="string">
            <text:p>කෝස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 පබ්බ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ණ්ඩු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ලාගිරි</text:p>
          </table:table-cell>
          <table:table-cell office:value-type="float" office:value="0" calcext:value-type="float">
            <text:p>0</text:p>
          </table:table-cell>
          <table:table-cell table:number-columns-repeated="1020"/>
        </table:table-row>
        <table:table-row table:style-name="ro13">
          <table:table-cell office:value-type="float" office:value="35" calcext:value-type="float">
            <text:p>35</text:p>
          </table:table-cell>
          <table:table-cell table:style-name="ce6" office:value-type="string" calcext:value-type="string">
            <text:p>ලොව පළමු අගමැතිවරිය වන සිරිමාවෝ බණ්ඩාරනායක මැතිනිය මෙම ධුරයට පත් වූයේ කවර වර්ෂයකදී <text:s/>ද?</text:p>
          </table:table-cell>
          <table:table-cell table:style-name="ce7" office:value-type="string" calcext:value-type="string">
            <text:p><text:span text:style-name="T1">1957</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58</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59</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1" calcext:value-type="float">
            <text:p>1961</text:p>
          </table:table-cell>
          <table:table-cell office:value-type="float" office:value="1" calcext:value-type="float">
            <text:p>1</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මහත් ආන්දෝලනයක් ඇතිකළ නිරායුධ කලුජාතික ජෝර්ජ් ෆ්ලොයිඩ්ගේ මරණය සම්බන්ධයෙන් චෝදනා ලැබුවේ කුමන ජාතිකයෙක්ද</text:span>?</text:p>
          </table:table-cell>
          <table:table-cell table:style-name="ce7" office:value-type="string" calcext:value-type="string">
            <text:p>ඇමරිකන්</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ප්‍රංශ</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තා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එංගලන්ත</text:p>
          </table:table-cell>
          <table:table-cell office:value-type="float" office:value="0" calcext:value-type="float">
            <text:p>0</text:p>
          </table:table-cell>
          <table:table-cell table:number-columns-repeated="1020"/>
        </table:table-row>
        <table:table-row table:style-name="ro3">
          <table:table-cell office:value-type="float" office:value="35" calcext:value-type="float">
            <text:p>35</text:p>
          </table:table-cell>
          <table:table-cell table:style-name="ce6" office:value-type="string" calcext:value-type="string">
            <text:p><text:span text:style-name="T4">පරිගණකයේ දෘඪ තැටි අප අකර්මාණය වීම් වලින් දත්ත හා තොරතුරු ආරක්ෂා කර ගැනීම සඳහා අනුගමනය කළ හැකි හොඳ පුරුද්දක් වන්නේ පහත සඳහන් කවරක් ද</text:span>?</text:p>
          </table:table-cell>
          <table:table-cell table:style-name="ce7" office:value-type="string" calcext:value-type="string">
            <text:p>ගිනි පවුර පවුරක් ස්ථාපනය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තිවෛරස මෘදුකාංගයක් ස්ථාපනය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නව උපස්ථ පිටපත් ලබා ගැනී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බල මුරපදයක් භාවිතා කිරීම</text:p>
          </table:table-cell>
          <table:table-cell office:value-type="float" office:value="0" calcext:value-type="float">
            <text:p>0</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මේ අතරින් විදේශ රාජ්‍යයක් සමඟ සබඳතා ආරම්භ කළ ශ්‍රී ලාංකික රජතුමා කවුරුන්ද </text:span>?</text:p>
          </table:table-cell>
          <table:table-cell table:style-name="ce7" office:value-type="string" calcext:value-type="string">
            <text:p>පණ්ඩුකාභය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 පරාක්‍රමබාහු රජු</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ගෝඨාභය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සභ රජු</text:p>
          </table:table-cell>
          <table:table-cell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6" office:value-type="string" calcext:value-type="string">
            <text:p><text:span text:style-name="T4">දේහයක විෂහරන අවයවය ලෙස ක්‍රියාකරන්නේ මින් කුමක්ද</text:span>?</text:p>
          </table:table-cell>
          <table:table-cell table:style-name="ce7" office:value-type="string" calcext:value-type="string">
            <text:p>අක්මා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කුගඩු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ද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ණහලු</text:p>
          </table:table-cell>
          <table:table-cell office:value-type="float" office:value="0" calcext:value-type="float">
            <text:p>0</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8">සූර්ය සමීපකය සහ සූර්ය දුරකය පිහිටන මාස දෙක පිළිවෙළින් දැක්වෙන පිළිතුර කුමක්ද </text:span>?</text:p>
          </table:table-cell>
          <table:table-cell table:style-name="ce7" office:value-type="string" calcext:value-type="string">
            <text:p>ජනවාරි සහ ජූ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ලි සහ ජ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වාරි සහ ඔක්තෝබ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ලි සහ ඔක්තෝම්බර්</text:p>
          </table:table-cell>
          <table:table-cell office:value-type="float" office:value="0" calcext:value-type="float">
            <text:p>0</text:p>
          </table:table-cell>
          <table:table-cell table:number-columns-repeated="1020"/>
        </table:table-row>
        <table:table-row table:style-name="ro3">
          <table:table-cell office:value-type="float" office:value="35" calcext:value-type="float">
            <text:p>35</text:p>
          </table:table-cell>
          <table:table-cell table:style-name="ce6" office:value-type="string" calcext:value-type="string">
            <text:p><text:span text:style-name="T4">කෘතිම රසායනික පොහොර වෙනුවට 2020 දී ගෙන එන ලද ආදේශකයක් ලෙස චීනයෙන් ආනයනය කළ කාබනික පොහොරවල අඩංගු අහිතකර බැක්ටීරියා වර්ගය කුමක්ද?</text:span></text:p>
          </table:table-cell>
          <table:table-cell table:style-name="ce7" office:value-type="string" calcext:value-type="string">
            <text:p>ඈෆ්ලටොක්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ර්වී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ලැස්මොඩිය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කොබැක්ටීරියම්</text:p>
          </table:table-cell>
          <table:table-cell office:value-type="float" office:value="0" calcext:value-type="float">
            <text:p>0</text:p>
          </table:table-cell>
          <table:table-cell table:number-columns-repeated="1020"/>
        </table:table-row>
        <table:table-row table:style-name="ro13">
          <table:table-cell office:value-type="float" office:value="35" calcext:value-type="float">
            <text:p>35</text:p>
          </table:table-cell>
          <table:table-cell table:style-name="ce6" office:value-type="string" calcext:value-type="string">
            <text:p>1939 ඔස්කාර් සම්මානය සහ නොබෙල් <text:s/>1925 සම්මානය යන සම්මාන දෙකම දිනා ගත්තේ මේ අතරින් <text:s text:c="3"/>කවුරුන් ද?</text:p>
          </table:table-cell>
          <table:table-cell table:style-name="ce7" office:value-type="string" calcext:value-type="string">
            <text:p>අර්නස්ට් හෙමිං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ල්සන් මැන්ඩ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ර්ජ් බර්නාඩ් ෂෝ</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අවුන්සාන් සුකි</text:p>
          </table:table-cell>
          <table:table-cell office:value-type="float" office:value="0" calcext:value-type="float">
            <text:p>0</text:p>
          </table:table-cell>
          <table:table-cell table:number-columns-repeated="1020"/>
        </table:table-row>
        <table:table-row table:style-name="ro16">
          <table:table-cell office:value-type="float" office:value="35" calcext:value-type="float">
            <text:p>35</text:p>
          </table:table-cell>
          <table:table-cell table:style-name="ce6" office:value-type="string" calcext:value-type="string">
            <text:p>ඇමරිකාවේ ජාතික ක්‍රිඩාව කුමක්ද?</text:p>
          </table:table-cell>
          <table:table-cell table:style-name="ce7" office:value-type="string" calcext:value-type="string">
            <text:p>පාපන්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ස්බෝ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ටේනි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ගර්</text:p>
          </table:table-cell>
          <table:table-cell office:value-type="float" office:value="0" calcext:value-type="float">
            <text:p>0</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ශ්‍රී ලංකාව එක්සත් ජාතීන්ගේ සංවිධානයේ සාමාජිකත්වය ලැබුවේ කුමන වර්ෂයේදී ද</text:span>?</text:p>
          </table:table-cell>
          <table:table-cell office:value-type="float" office:value="1952" calcext:value-type="float">
            <text:p>1952</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1953" calcext:value-type="float">
            <text:p>1953</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1954" calcext:value-type="float">
            <text:p>1954</text:p>
          </table:table-cell>
          <table:table-cell office:value-type="float" office:value="0" calcext:value-type="float">
            <text:p>0</text:p>
          </table:table-cell>
          <table:table-cell table:number-columns-repeated="1020"/>
        </table:table-row>
        <table:table-row table:style-name="ro15">
          <table:table-cell table:number-columns-repeated="2"/>
          <table:table-cell office:value-type="string" calcext:value-type="string">
            <text:p><text:span text:style-name="T4">1955</text:span></text:p>
          </table:table-cell>
          <table:table-cell office:value-type="float" office:value="1" calcext:value-type="float">
            <text:p>1</text:p>
          </table:table-cell>
          <table:table-cell table:number-columns-repeated="1020"/>
        </table:table-row>
        <table:table-row table:style-name="ro5">
          <table:table-cell office:value-type="float" office:value="35" calcext:value-type="float">
            <text:p>35</text:p>
          </table:table-cell>
          <table:table-cell table:style-name="ce6" office:value-type="string" calcext:value-type="string">
            <text:p>Covid 19 <text:span text:style-name="T4">ආසාදනය වූ බිතාන්‍ය අගමැති කවුරුන්ද </text:span>?</text:p>
          </table:table-cell>
          <table:table-cell table:style-name="ce7" office:value-type="string" calcext:value-type="string">
            <text:p>ඩේවිඩ් කැමර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ර්සා 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නි බ්ලෙය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ස් ජොන්සන්</text:p>
          </table:table-cell>
          <table:table-cell office:value-type="float" office:value="1" calcext:value-type="float">
            <text:p>1</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ඔබ පාසලේ පංති කාමරය සහ විද්‍යාගාර ජාල ගත කිරීමට වඩාත් යෝග්‍ය ජාල වර්ගය කුමක්ද</text:span>?</text:p>
          </table:table-cell>
          <table:table-cell table:style-name="ce7" office:value-type="string" calcext:value-type="string">
            <text:p>L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M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VP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WAN</text:p>
          </table:table-cell>
          <table:table-cell office:value-type="float" office:value="0" calcext:value-type="float">
            <text:p>0</text:p>
          </table:table-cell>
          <table:table-cell table:number-columns-repeated="1020"/>
        </table:table-row>
        <table:table-row table:style-name="ro4">
          <table:table-cell office:value-type="float" office:value="35" calcext:value-type="float">
            <text:p>35</text:p>
          </table:table-cell>
          <table:table-cell table:style-name="ce6" office:value-type="string" calcext:value-type="string">
            <text:p><text:span text:style-name="T4">රන්දෙණිගල සටනට සම්බන්ධ වූ උඩරට රජතුමා සහ පෘතුගීසි හමුදා ප්‍රධානියා කවුරුන්ද </text:span>?</text:p>
          </table:table-cell>
          <table:table-cell table:style-name="ce7" office:value-type="string" calcext:value-type="string">
            <text:p>පළමුවන විමලධර්මසූරිය හාදියෝගුද මේ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ළමුවන රාජසිංහ සහ කොන්ස්ටන්තීනු ද 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වන රාජසිංහ සහ කොන්ස්ටන්තීනු ද 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වන රාජසිංහ සහ පේ‌රෝ ලොපේ ද සූසා</text:p>
          </table:table-cell>
          <table:table-cell office:value-type="float" office:value="0" calcext:value-type="float">
            <text:p>0</text:p>
          </table:table-cell>
          <table:table-cell table:number-columns-repeated="1020"/>
        </table:table-row>
        <table:table-row table:style-name="ro4">
          <table:table-cell office:value-type="float" office:value="36" calcext:value-type="float">
            <text:p>36</text:p>
          </table:table-cell>
          <table:table-cell table:style-name="ce6" office:value-type="string" calcext:value-type="string">
            <text:p><text:span text:style-name="T4">වැඩුණු නිරෝගී පුද්ගලයකුගේ උඩු හනුවේ දෙපැත්තෙ තේ තිබිය යුතු පුරස්චාර්වක දත් ගණන කොපමණද </text:span>?</text:p>
          </table:table-cell>
          <table:table-cell table:style-name="ce7" office:value-type="float" office:value="2" calcext:value-type="float">
            <text:p>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4" calcext:value-type="float">
            <text:p>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6" calcext:value-type="float">
            <text:p>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8" calcext:value-type="float">
            <text:p>8</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text:span text:style-name="T4">අපෘෂ්ඨවංශී සතුන් අතර වැරදි ගැලපීමමෙන් කුමක්ද</text:span>?</text:p>
          </table:table-cell>
          <table:table-cell table:style-name="ce7" office:value-type="string" calcext:value-type="string">
            <text:p><text:span text:style-name="T4">ඇනලීඩා -කූඩැල්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මොලොස්කා -ගොලුබෙල්ලා</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ඒකයි ඩොනමෙටා- දැල්ලා</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ආත්‍රපෝඩා -ගෝනුස්සා</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text:span text:style-name="T4">නිවර්තන වර්ෂා වනාන්තර දැකිය හැකි ප්‍රදේශ දෙකක් වන්නේ කුමක්ද </text:span>?</text:p>
          </table:table-cell>
          <table:table-cell table:style-name="ce7" office:value-type="string" calcext:value-type="string">
            <text:p>බටහිර අප්‍රිකාව සහ ඉන්දුනීසි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ලේසියාව සහ කැලිෆෝර්නි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ටහිර ඕස්ට්‍රේලියාව සහ නයිජීරි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ධ්‍යම චිලී සහ දකුණු චීනය</text:p>
          </table:table-cell>
          <table:table-cell office:value-type="float" office:value="0" calcext:value-type="float">
            <text:p>0</text:p>
          </table:table-cell>
          <table:table-cell table:number-columns-repeated="1020"/>
        </table:table-row>
        <table:table-row table:style-name="ro3">
          <table:table-cell office:value-type="float" office:value="36" calcext:value-type="float">
            <text:p>36</text:p>
          </table:table-cell>
          <table:table-cell table:style-name="ce6" office:value-type="string" calcext:value-type="string">
            <text:p><text:span text:style-name="T4">අධ්‍යාපන හා පර්යේෂණ ඒකාබද්ධ කිරීම සදහා මොරටුව විශ්ව විශ්වවිද්‍යාලය අවබෝධතා ගිවිසුමක් අත්සන් කළේ කවර විශ්ව විද්‍යාලය සමඟ ද</text:span>?</text:p>
          </table:table-cell>
          <table:table-cell table:style-name="ce7" office:value-type="string" calcext:value-type="string">
            <text:p>එංගලන්තයේ කේම්බ්‍රිජ්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 සෝබෝන් විශ්වවිද්‍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ෆින්ලන්තයේ ඇල්ටෝ විශ්වවිද්‍යාල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ඔස්ට්‍රේලියාවේ මෙල්බන් විශ්වවිද්‍යාලය</text:p>
          </table:table-cell>
          <table:table-cell office:value-type="float" office:value="0" calcext:value-type="float">
            <text:p>0</text:p>
          </table:table-cell>
          <table:table-cell table:number-columns-repeated="1020"/>
        </table:table-row>
        <table:table-row table:style-name="ro16">
          <table:table-cell office:value-type="float" office:value="36" calcext:value-type="float">
            <text:p>36</text:p>
          </table:table-cell>
          <table:table-cell table:style-name="ce6" office:value-type="string" calcext:value-type="string">
            <text:p>විරාගය චිත්‍රපටය අධ්‍යක්ෂණය කළේ කවුරුන්ද ?</text:p>
          </table:table-cell>
          <table:table-cell table:style-name="ce7" office:value-type="string" calcext:value-type="string">
            <text:p>ධර්මසේන පති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ස්ස අබේසේක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මිත්‍රා පීරි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ස්ටර් ජේමිස් පීරිස්</text:p>
          </table:table-cell>
          <table:table-cell office:value-type="float" office:value="0" calcext:value-type="float">
            <text:p>0</text:p>
          </table:table-cell>
          <table:table-cell table:number-columns-repeated="1020"/>
        </table:table-row>
        <table:table-row table:style-name="ro16">
          <table:table-cell office:value-type="float" office:value="36" calcext:value-type="float">
            <text:p>36</text:p>
          </table:table-cell>
          <table:table-cell table:style-name="ce6" office:value-type="string" calcext:value-type="string">
            <text:p>ලෝක පාපන්දු කුසලානය වැඩිම වාර ගණනක් දිනා ඇති රට කුමක්ද ?</text:p>
          </table:table-cell>
          <table:table-cell office:value-type="string" calcext:value-type="string">
            <text:p>ජර්ම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ඉතාලිය</text:p>
          </table:table-cell>
          <table:table-cell office:value-type="float" office:value="0" calcext:value-type="float">
            <text:p>0</text:p>
          </table:table-cell>
          <table:table-cell table:number-columns-repeated="1020"/>
        </table:table-row>
        <table:table-row table:style-name="ro16">
          <table:table-cell table:number-columns-repeated="2"/>
          <table:table-cell office:value-type="string" calcext:value-type="string">
            <text:p><text:span text:style-name="T16">බ්‍රසිලය</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ආර්ජන්ටිනාව</text:p>
          </table:table-cell>
          <table:table-cell office:value-type="float" office:value="0" calcext:value-type="float">
            <text:p>0</text:p>
          </table:table-cell>
          <table:table-cell table:number-columns-repeated="1020"/>
        </table:table-row>
        <table:table-row table:style-name="ro13">
          <table:table-cell office:value-type="float" office:value="36" calcext:value-type="float">
            <text:p>36</text:p>
          </table:table-cell>
          <table:table-cell table:style-name="ce6" office:value-type="string" calcext:value-type="string">
            <text:p>මාතර බෙලිඅත්ත දුම්රිය මාර්ගයේ ප්‍රථම ප්‍රථමයෙන් ධාවනය කළ දුම්රිය කුමක්ද?</text:p>
          </table:table-cell>
          <table:table-cell table:style-name="ce7" office:value-type="string" calcext:value-type="string">
            <text:p>රුහුණු කුමාරි දුම්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හුණු කෝමලී දුම්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ගම් කෝමලී දුම්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හුණු මාගම් කුමාරි දුම්රිය</text:p>
          </table:table-cell>
          <table:table-cell office:value-type="float" office:value="0" calcext:value-type="float">
            <text:p>0</text:p>
          </table:table-cell>
          <table:table-cell table:number-columns-repeated="1020"/>
        </table:table-row>
        <table:table-row table:style-name="ro4">
          <table:table-cell office:value-type="float" office:value="36" calcext:value-type="float">
            <text:p>36</text:p>
          </table:table-cell>
          <table:table-cell table:style-name="ce6" office:value-type="string" calcext:value-type="string">
            <text:p><text:span text:style-name="T4">එක්සත් රාජධානිය සිය ප්‍රථම විශාලතම පශ්චාත් බ්‍රෙක්සිට් </text:span>(brexit ) <text:span text:style-name="T4">වෙළඳ සම්මුතිය අත්සන් තැබුවේ කුමන රටක් සමග ද</text:span>?</text:p>
          </table:table-cell>
          <table:table-cell table:style-name="ce7" office:value-type="string" calcext:value-type="string">
            <text:p>ජපා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ම්බෝජ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නීසි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13">
          <table:table-cell office:value-type="float" office:value="36" calcext:value-type="float">
            <text:p>36</text:p>
          </table:table-cell>
          <table:table-cell table:style-name="ce6" office:value-type="string" calcext:value-type="string">
            <text:p>ස්ථානීය ප්‍රදේශ වල ජාල (LAN) හා පුළුල් ප්‍රදේශ ජාල (WAN) ලෙස පරිගණක ජාල වර් ගීකරණය කිරීමට පහත කුමන සාධකය භාවිතා වේද?</text:p>
          </table:table-cell>
          <table:table-cell table:style-name="ce7" office:value-type="string" calcext:value-type="string">
            <text:p>ක්‍රියාකරන වේග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ගණක අතර ඇති දු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ගණක සංඛ්‍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ලන සංඛ්‍යාව</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text:span text:style-name="T4">ශ්‍රී ලංකාවේ ප්‍රථම රාජධානිය කුමක්ද</text:span>?</text:p>
          </table:table-cell>
          <table:table-cell table:style-name="ce7" office:value-type="string" calcext:value-type="string">
            <text:p>පොළොන්න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නුරාධපු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රුණෑග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ගිරිය</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text:span text:style-name="T4">ආලෝක වර්ෂයක් යනු කුමක්ද </text:span>?</text:p>
          </table:table-cell>
          <table:table-cell table:style-name="ce7" office:value-type="string" calcext:value-type="string">
            <text:p>වසරක් තුළ ආලෝකය ගමන් කරන දුර ප්‍රමාණ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වසක් තුළ ආලෝකය ගමන් කරන දුර ප්‍රමා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යක් තුළ ආලෝකය ගමන් කරන දුර ප්‍රමා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නාඩියක් තුළ ආලෝකය ගමන් කරන දුර ප්‍රමාණය</text:p>
          </table:table-cell>
          <table:table-cell office:value-type="float" office:value="0" calcext:value-type="float">
            <text:p>0</text:p>
          </table:table-cell>
          <table:table-cell table:number-columns-repeated="1020"/>
        </table:table-row>
        <table:table-row table:style-name="ro4">
          <table:table-cell office:value-type="float" office:value="36" calcext:value-type="float">
            <text:p>36</text:p>
          </table:table-cell>
          <table:table-cell table:style-name="ce6" office:value-type="string" calcext:value-type="string">
            <text:p><text:span text:style-name="T8">ශ්‍රී ලංකාවේ තෙත් පතන තෘණ භූමි පිහිටි ප්‍රදේශ තුනක් දැක්වෙන පිළිතුර කුමක් ද </text:span>?</text:p>
          </table:table-cell>
          <table:table-cell table:style-name="ce7" office:value-type="string" calcext:value-type="string">
            <text:p>අබේවෙල ,බෝපත්තලාව, හග්ගල</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හෝර්ටන් තැන්න, අඹේවෙල , ,බෝපත්තලාව</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හෝර්ටන්තැන්න, නකල්ස්, බෝපත් තලා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හෝර්ටන් තැන්න , අඹේවෙල, උඩවලව</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text:span text:style-name="T4">ලෝක පොපි මල් දිනය කවදාද </text:span>?</text:p>
          </table:table-cell>
          <table:table-cell table:style-name="ce7" office:value-type="string" calcext:value-type="string">
            <text:p><text:span text:style-name="T4">නොවැම්බර් 8</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නොවැම්බර් 10</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නොවැම්බර් 11</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නොවැම්බර් 15</text:span></text:p>
          </table:table-cell>
          <table:table-cell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6" office:value-type="string" calcext:value-type="string">
            <text:p>Covid 19 <text:span text:style-name="T4">වෛරසය ආසාදන ම වැඩි රුධිර ගණන කුමක්ද </text:span>?</text:p>
          </table:table-cell>
          <table:table-cell table:style-name="ce7" office:value-type="string" calcext:value-type="string">
            <text:p>B රුධිර ගණ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A රුධිර ගණ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AB රුධිර ගණ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A - රුධිර ඝනය</text:span></text:p>
          </table:table-cell>
          <table:table-cell office:value-type="float" office:value="0" calcext:value-type="float">
            <text:p>0</text:p>
          </table:table-cell>
          <table:table-cell table:number-columns-repeated="1020"/>
        </table:table-row>
        <table:table-row table:style-name="ro4">
          <table:table-cell office:value-type="float" office:value="36" calcext:value-type="float">
            <text:p>36</text:p>
          </table:table-cell>
          <table:table-cell table:style-name="ce6" office:value-type="string" calcext:value-type="string">
            <text:p><text:span text:style-name="T4">ස්ලම්ඩෝග් මිලියනර් </text:span>, <text:span text:style-name="T4">ජුරාසික් වර්ල්ඩ</text:span>, <text:span text:style-name="T4">බිල්ලු බාබර්</text:span>, <text:span text:style-name="T4">පීකූ වැනි චිත්‍රපටවල රඟපෑ මෑතකදී මියගිය නළුවා කවුරුන්ද ?</text:span></text:p>
          </table:table-cell>
          <table:table-cell table:style-name="ce7" office:value-type="string" calcext:value-type="string">
            <text:p>සෝරාබ් ෂුක්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නිල් කපු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රශාන් ඛා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ඩේව් පටෙල්</text:p>
          </table:table-cell>
          <table:table-cell office:value-type="float" office:value="0" calcext:value-type="float">
            <text:p>0</text:p>
          </table:table-cell>
          <table:table-cell table:number-columns-repeated="1020"/>
        </table:table-row>
        <table:table-row table:style-name="ro16">
          <table:table-cell office:value-type="float" office:value="37" calcext:value-type="float">
            <text:p>37</text:p>
          </table:table-cell>
          <table:table-cell table:style-name="ce6" office:value-type="string" calcext:value-type="string">
            <text:p>ඇමරිකාවේ ජාතික ක්‍රිඩාව කුමක්ද?</text:p>
          </table:table-cell>
          <table:table-cell table:style-name="ce7" office:value-type="string" calcext:value-type="string">
            <text:p>පාපන්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ස්බෝ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ටේනි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ගර්</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4">ලෝක ප්‍රකට ක්‍රිකට් ක්‍රීඩාංගනයක් නොවන්නේ මින් කුමක්ද</text:span>?</text:p>
          </table:table-cell>
          <table:table-cell table:style-name="ce7" office:value-type="string" calcext:value-type="string">
            <text:p>ලෝඩ්ස් ක්‍රීඩාංග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ම්ලි ක්‍රීඩාංගන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ද ඕවල් ක්‍රීඩාංගණ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ඊඩ්න් ගාඩ්න්ස් ක්‍රීඩාංගනය</text:p>
          </table:table-cell>
          <table:table-cell office:value-type="float" office:value="0" calcext:value-type="float">
            <text:p>0</text:p>
          </table:table-cell>
          <table:table-cell table:number-columns-repeated="1020"/>
        </table:table-row>
        <table:table-row table:style-name="ro4">
          <table:table-cell office:value-type="float" office:value="37" calcext:value-type="float">
            <text:p>37</text:p>
          </table:table-cell>
          <table:table-cell table:style-name="ce6" office:value-type="string" calcext:value-type="string">
            <text:p><text:span text:style-name="T4">අග්‍රාමාත්‍ය ධුරයෙන් ඉල්ලා අස් වූ ශ්‍රී ලංකාවේ එකම අග්‍රාමාත්‍යවරයා කවුරුන්ද</text:span>?</text:p>
          </table:table-cell>
          <table:table-cell table:style-name="ce7" office:value-type="string" calcext:value-type="string">
            <text:p>සිරිමා බණ්ඩාරනායක මැති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 මහාමාන්‍ය ඩී එස් සේනානායක මහ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ශ්‍රීමත් ජෝන් කොතලාවල මහ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ඩ්ලි සිරිසේන මහතා</text:p>
          </table:table-cell>
          <table:table-cell office:value-type="float" office:value="1" calcext:value-type="float">
            <text:p>1</text:p>
          </table:table-cell>
          <table:table-cell table:number-columns-repeated="1020"/>
        </table:table-row>
        <table:table-row table:style-name="ro4">
          <table:table-cell office:value-type="float" office:value="37" calcext:value-type="float">
            <text:p>37</text:p>
          </table:table-cell>
          <table:table-cell table:style-name="ce6" office:value-type="string" calcext:value-type="string">
            <text:p><text:span text:style-name="T4">ආසියානු සංවර්ධන බැංකුවේ මූලස්ථානය පිහිටා ඇත්තේ කුමන රටක කුමන නගරය ද</text:span>?</text:p>
          </table:table-cell>
          <table:table-cell table:style-name="ce7" office:value-type="string" calcext:value-type="string">
            <text:p>ස්විස්ටලන්තයේ ජිනීවා 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 මුම්බායි 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පීනයේ මැනිලා නුව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ලදිවයිනේ මාලේ</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4">අෂ්ටමය </text:span>64 <text:span text:style-name="T4">ට තුල්‍ය වන දශමය සංඛ්‍යාව කුමක්ද</text:span>?</text:p>
          </table:table-cell>
          <table:table-cell table:style-name="ce7" office:value-type="float" office:value="48" calcext:value-type="float">
            <text:p>4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2" calcext:value-type="float">
            <text:p>5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62" calcext:value-type="float">
            <text:p>6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68" calcext:value-type="float">
            <text:p>68</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4">ඇමරිකා එක්සත් ජනපදයෙහි ජනාධිපති තෝරන්නේ කෙසේද?</text:span></text:p>
          </table:table-cell>
          <table:table-cell table:style-name="ce7" office:value-type="string" calcext:value-type="string">
            <text:p>සෘජුවම ජනතාව විසිනි වි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නෙට් මණ්ඩලය වි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ඡන්ද විද්‍යාලයක් මගි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හජන මන්ත්‍රී මණ්ඩලය විසිනි</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4">යකඩ ගැල්වනයිස් කිරීමේ දී ආලේපනය කරන ලෝහය කුමක්ද </text:span>?</text:p>
          </table:table-cell>
          <table:table-cell table:style-name="ce7" office:value-type="string" calcext:value-type="string">
            <text:p>සීන්ක්</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පර් (තඹ)</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ලුමිනිය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මියම්</text:p>
          </table:table-cell>
          <table:table-cell office:value-type="float" office:value="0" calcext:value-type="float">
            <text:p>0</text:p>
          </table:table-cell>
          <table:table-cell table:number-columns-repeated="1020"/>
        </table:table-row>
        <table:table-row table:style-name="ro3">
          <table:table-cell office:value-type="float" office:value="37" calcext:value-type="float">
            <text:p>37</text:p>
          </table:table-cell>
          <table:table-cell table:style-name="ce6" office:value-type="string" calcext:value-type="string">
            <text:p><text:span text:style-name="T4">සිරිමාවෝ බණ්ඩාරනායක අගමැතිනියගේ ප්‍රධානත්වයෙන් ආරම්භ කරන ලද විශ්‍රාම වැටුප් ක්‍රමය ලංකාවේ කුමන වසරක ආරම්භ කරන ලද්දේ ද</text:span><text:span text:style-name="T10">?</text:span></text:p>
          </table:table-cell>
          <table:table-cell table:style-name="ce7" office:value-type="string" calcext:value-type="string">
            <text:p><text:span text:style-name="T1">1972</text:span></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1">1973</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70</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71</text:span></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8">අයිෆල් කුළුණ පිළිබඳ වැරදි ප්‍රකාශය කුමක්ද</text:span>?</text:p>
          </table:table-cell>
          <table:table-cell table:style-name="ce7" office:value-type="string" calcext:value-type="string">
            <text:p><text:span text:style-name="T8">ඇමරිකාවෙන් ත්‍යාග ලෙස ලැබිණි</text:span><text:span text:style-name="T15">.</text:span></text:p>
          </table:table-cell>
          <table:table-cell office:value-type="float" office:value="1" calcext:value-type="float">
            <text:p>1</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8">කලක් ලොව උසම ගොඩනැගිල්ල විය</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8">ප්‍රධාන ඉංජිනේරුවරයාගේ නම තබා ඇත</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8">ප්‍රංශ විප්ලවයේ සියවස් සැමරුමට ඉදිකරන ලදී</text:span>.</text:p>
          </table:table-cell>
          <table:table-cell office:value-type="float" office:value="0" calcext:value-type="float">
            <text:p>0</text:p>
          </table:table-cell>
          <table:table-cell/>
          <table:table-cell table:style-name="ce5"/>
          <table:table-cell table:number-columns-repeated="1018"/>
        </table:table-row>
        <table:table-row table:style-name="ro4">
          <table:table-cell office:value-type="float" office:value="37" calcext:value-type="float">
            <text:p>37</text:p>
          </table:table-cell>
          <table:table-cell table:style-name="ce6" office:value-type="string" calcext:value-type="string">
            <text:p><text:span text:style-name="T4">වායුගෝලීය සංයුතියේ අඩංගු බහුලතම වායු වර්ග දෙකක් වන්නේ මින් කුමක්ද</text:span>?</text:p>
          </table:table-cell>
          <table:table-cell table:style-name="ce7" office:value-type="string" calcext:value-type="string">
            <text:p>නයිට්‍රජන් සහ ඔක්සිජන්</text:p>
          </table:table-cell>
          <table:table-cell office:value-type="float" office:value="1" calcext:value-type="float">
            <text:p>1</text:p>
          </table:table-cell>
          <table:table-cell/>
          <table:table-cell table:style-name="ce5"/>
          <table:table-cell table:number-columns-repeated="1018"/>
        </table:table-row>
        <table:table-row table:style-name="ro2">
          <table:table-cell/>
          <table:table-cell table:style-name="ce6"/>
          <table:table-cell table:style-name="ce7" office:value-type="string" calcext:value-type="string">
            <text:p>නයිට්‍රජන් සහ කාබ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බන්ඩයොක්සයිඩ් සහ මීතේ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යිට්‍රජන් සහ ඕසෝන්</text:p>
          </table:table-cell>
          <table:table-cell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6" office:value-type="string" calcext:value-type="string">
            <text:p><text:span text:style-name="T4">අඟහරුගේ වර්ෂයක් සඳහා ඇති පෘතුවියේ දින ගණන කොපමණද </text:span>?</text:p>
          </table:table-cell>
          <table:table-cell table:style-name="ce7" office:value-type="string" calcext:value-type="string">
            <text:p><text:span text:style-name="T4">දින 50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න 60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දින 656</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දින 687</text:p>
          </table:table-cell>
          <table:table-cell office:value-type="float" office:value="1" calcext:value-type="float">
            <text:p>1</text:p>
          </table:table-cell>
          <table:table-cell table:number-columns-repeated="1020"/>
        </table:table-row>
        <table:table-row table:style-name="ro4">
          <table:table-cell office:value-type="float" office:value="37" calcext:value-type="float">
            <text:p>37</text:p>
          </table:table-cell>
          <table:table-cell table:style-name="ce6" office:value-type="string" calcext:value-type="string">
            <text:p><text:span text:style-name="T4">ලියනාඩෝ ඩාවින්චි නිර්මාණය කළ මොනාලිසා චිත්‍රය නිර්මාණය වූ වර්ශය කුමක්ද</text:span>?</text:p>
          </table:table-cell>
          <table:table-cell table:style-name="ce7" office:value-type="string" calcext:value-type="string">
            <text:p>ක්‍රි.ව 1500</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රි.ව 1503</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ක්‍රි.ව 2500</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රි.ව 1510</text:p>
          </table:table-cell>
          <table:table-cell office:value-type="float" office:value="0" calcext:value-type="float">
            <text:p>0</text:p>
          </table:table-cell>
          <table:table-cell table:number-columns-repeated="1020"/>
        </table:table-row>
        <table:table-row table:style-name="ro16">
          <table:table-cell office:value-type="float" office:value="37" calcext:value-type="float">
            <text:p>37</text:p>
          </table:table-cell>
          <table:table-cell table:style-name="ce6" office:value-type="string" calcext:value-type="string">
            <text:p>පාපන්දු ජීවමාන යැයි සැලකෙන විට කීදෙනෙක් හිටියේ සිටීද?</text:p>
          </table:table-cell>
          <table:table-cell table:style-name="ce7" office:value-type="float" office:value="15" calcext:value-type="float">
            <text:p>15</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4" calcext:value-type="float">
            <text:p>1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3" calcext:value-type="float">
            <text:p>1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2" calcext:value-type="float">
            <text:p>12</text:p>
          </table:table-cell>
          <table:table-cell office:value-type="float" office:value="0" calcext:value-type="float">
            <text:p>0</text:p>
          </table:table-cell>
          <table:table-cell table:number-columns-repeated="1020"/>
        </table:table-row>
        <table:table-row table:style-name="ro13">
          <table:table-cell office:value-type="float" office:value="37" calcext:value-type="float">
            <text:p>37</text:p>
          </table:table-cell>
          <table:table-cell table:style-name="ce6" office:value-type="string" calcext:value-type="string">
            <text:p>එක්සත් ජාතීන්ගේ ආරක්ෂක මණ්ඩලයේ සභාපති බවට පත් වූ ප්‍රථම ශ්‍රී ලාංකිකයා කවුරුන්ද ?</text:p>
          </table:table-cell>
          <table:table-cell table:style-name="ce7" office:value-type="string" calcext:value-type="string">
            <text:p>ස්ටැන්ලි <text:s/>ශර්ලි</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ඩි.එස් ප්සේනානා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ස් ඩබ්ලිව් ආර් ඩී බණ්ඩාරනා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ඩ්ලි සේනානායක</text:p>
          </table:table-cell>
          <table:table-cell office:value-type="float" office:value="0" calcext:value-type="float">
            <text:p>0</text:p>
          </table:table-cell>
          <table:table-cell table:number-columns-repeated="1020"/>
        </table:table-row>
        <table:table-row table:style-name="ro4">
          <table:table-cell office:value-type="float" office:value="37" calcext:value-type="float">
            <text:p>37</text:p>
          </table:table-cell>
          <table:table-cell table:style-name="ce6" office:value-type="string" calcext:value-type="string">
            <text:p><text:span text:style-name="T4">ඉන්දියාව සහ චීනය යුද ගැටුමකට අවතීර්ණ වී ඇත්තේ එක් වතාවක් පමණි</text:span>. <text:span text:style-name="T4">ඒ කුමන වර්ෂයකදී ද</text:span>?</text:p>
          </table:table-cell>
          <table:table-cell office:value-type="string" calcext:value-type="string">
            <text:p><text:span text:style-name="T4">1962</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1959</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1960</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1963" calcext:value-type="float">
            <text:p>1963</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text:span text:style-name="T4">වෙබ් ප්‍රකාශනය සඳහා තවත් නමක් වන්නේ පහත දැක්වෙන දෑ අතුරින් කුමක්ද</text:span><text:span text:style-name="T10">?</text:span></text:p>
          </table:table-cell>
          <table:table-cell table:style-name="ce7" office:value-type="string" calcext:value-type="string">
            <text:p>මාර්ග අපගත ප්‍රකාශ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ර්ගගත ප්‍රකාශ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ගණක ප්‍රකාශ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ධ්‍ය ප්‍රකාශනය</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2019 <text:span text:style-name="T4">වර්ෂයේ ඉතියෝපියානු ගුවන් යානයක් අනතුරට පත්වීමෙන් පසු ගුවන් ගමන් වලින් මුළුමනින්ම ඉවත්කල යානා වර්ගය කුමක්ද </text:span>?</text:p>
          </table:table-cell>
          <table:table-cell office:value-type="string" calcext:value-type="string">
            <text:p><text:span text:style-name="T4">බොයින් </text:span>777</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බොයින්</text:span>747 a 1790</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බොයින්737 max 8</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12">බොයින්</text:span>767</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text:span text:style-name="T4">හෘද ස්පන්දන පරික්ෂා කිරීමට යොදා ගන්නා වෙද නලාව නිපදවූයේ කවුරුන්ද</text:span>?</text:p>
          </table:table-cell>
          <table:table-cell table:style-name="ce7" office:value-type="string" calcext:value-type="string">
            <text:p>රෙනෙලයිනෙ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එඩ්වඩ් ජෙන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යම් හා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වී පාස්චර</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2050 <text:span text:style-name="T1">වන විට ලෝකයේ අධික නාගරීකරණයට පත්වන මහාද්වීපය කුමක්ද </text:span>?</text:p>
          </table:table-cell>
          <table:table-cell office:value-type="string" calcext:value-type="string">
            <text:p><text:span text:style-name="T1">ආසියාව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යුරෝපය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උතුරු ඇමරිකාවයි</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string" calcext:value-type="string">
            <text:p>අප්‍රිකාවයි</text:p>
          </table:table-cell>
          <table:table-cell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6" office:value-type="string" calcext:value-type="string">
            <text:p><text:span text:style-name="T1">රුසියන් විප්ලවයේ සියවස් සැමරුම යෙදුනු වර්ෂය කුමක්ද </text:span>?</text:p>
          </table:table-cell>
          <table:table-cell office:value-type="string" calcext:value-type="string">
            <text:p><text:span text:style-name="T1">2015</text:span></text:p>
          </table:table-cell>
          <table:table-cell office:value-type="float" office:value="0" calcext:value-type="float">
            <text:p>0</text:p>
          </table:table-cell>
          <table:table-cell table:number-columns-repeated="1020"/>
        </table:table-row>
        <table:table-row table:style-name="ro15">
          <table:table-cell/>
          <table:table-cell table:style-name="ce6"/>
          <table:table-cell office:value-type="string" calcext:value-type="string">
            <text:p><text:span text:style-name="T1">2016</text:span></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2017" calcext:value-type="float">
            <text:p>2017</text:p>
          </table:table-cell>
          <table:table-cell office:value-type="float" office:value="1" calcext:value-type="float">
            <text:p>1</text:p>
          </table:table-cell>
          <table:table-cell table:number-columns-repeated="1020"/>
        </table:table-row>
        <table:table-row table:style-name="ro15">
          <table:table-cell table:number-columns-repeated="2"/>
          <table:table-cell office:value-type="string" calcext:value-type="string">
            <text:p><text:span text:style-name="T1">2018</text:span></text:p>
          </table:table-cell>
          <table:table-cell office:value-type="float" office:value="0" calcext:value-type="float">
            <text:p>0</text:p>
          </table:table-cell>
          <table:table-cell table:number-columns-repeated="1020"/>
        </table:table-row>
        <table:table-row table:style-name="ro13">
          <table:table-cell office:value-type="float" office:value="38" calcext:value-type="float">
            <text:p>38</text:p>
          </table:table-cell>
          <table:table-cell table:style-name="ce6" office:value-type="string" calcext:value-type="string">
            <text:p>Star wars චිත්‍රපට මාලාවේ ජෙනරාල් ලෙස රංගනයේ යෙදුණු <text:s/>කොවිඩ්-19 වැරදි මියගිය නළුවා කවුරුන්ද?</text:p>
          </table:table-cell>
          <table:table-cell table:style-name="ce7" office:value-type="string" calcext:value-type="string">
            <text:p>ඇන්ඩෲ ජැ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නි බෙ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ම්ස් ගොර්ඩ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ලි ඩි විලියම්ස්</text:p>
          </table:table-cell>
          <table:table-cell office:value-type="float" office:value="0" calcext:value-type="float">
            <text:p>0</text:p>
          </table:table-cell>
          <table:table-cell table:number-columns-repeated="1020"/>
        </table:table-row>
        <table:table-row table:style-name="ro16">
          <table:table-cell office:value-type="float" office:value="38" calcext:value-type="float">
            <text:p>38</text:p>
          </table:table-cell>
          <table:table-cell table:style-name="ce6" office:value-type="string" calcext:value-type="string">
            <text:p>සෙංකෝලය වැසුණු නෙලුම් වලින් සංකේතවත් වන්නේ කුමක් ද?</text:p>
          </table:table-cell>
          <table:table-cell table:style-name="ce7" office:value-type="string" calcext:value-type="string">
            <text:p>පූර්ණ සාම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ර්ශනිකත්ව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දාතනි කත්ව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ණු බව</text:p>
          </table:table-cell>
          <table:table-cell office:value-type="float" office:value="0" calcext:value-type="float">
            <text:p>0</text:p>
          </table:table-cell>
          <table:table-cell table:number-columns-repeated="1020"/>
        </table:table-row>
        <table:table-row table:style-name="ro13">
          <table:table-cell office:value-type="float" office:value="38" calcext:value-type="float">
            <text:p>38</text:p>
          </table:table-cell>
          <table:table-cell table:style-name="ce6" office:value-type="string" calcext:value-type="string">
            <text:p><text:s/>2020 ඔලිම්පික් තරගාවලිය සඳහා අලුතෙන් හඳුන්වා දෙන ක්‍රීඩාවක් වන්නේ මෙන් කුමක්ද?</text:p>
          </table:table-cell>
          <table:table-cell office:value-type="string" calcext:value-type="string">
            <text:p>රගර්</text:p>
          </table:table-cell>
          <table:table-cell office:value-type="float" office:value="0" calcext:value-type="float">
            <text:p>0</text:p>
          </table:table-cell>
          <table:table-cell table:number-columns-repeated="1020"/>
        </table:table-row>
        <table:table-row table:style-name="ro16">
          <table:table-cell/>
          <table:table-cell table:style-name="ce6"/>
          <table:table-cell office:value-type="string" calcext:value-type="string">
            <text:p><text:span text:style-name="T16">කරාටේ</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string" calcext:value-type="string">
            <text:p>ගෝල්ෆ්</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string" calcext:value-type="string">
            <text:p>කිලෝ ග්‍රෑම්</text:p>
          </table:table-cell>
          <table:table-cell office:value-type="float" office:value="0" calcext:value-type="float">
            <text:p>0</text:p>
          </table:table-cell>
          <table:table-cell table:number-columns-repeated="1020"/>
        </table:table-row>
        <table:table-row table:style-name="ro16">
          <table:table-cell office:value-type="float" office:value="38" calcext:value-type="float">
            <text:p>38</text:p>
          </table:table-cell>
          <table:table-cell table:style-name="ce6" office:value-type="string" calcext:value-type="string">
            <text:p>ICC ප්‍රධාන කාර්යාලය පිහිටා ඇත්තේ කොතනද?</text:p>
          </table:table-cell>
          <table:table-cell table:style-name="ce7" office:value-type="string" calcext:value-type="string">
            <text:p>එක්සත් අරාබි එමිර් රාජ්‍ය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වසීලන්තය <text:s text:c="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 <text:s text:c="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විස්ටර්ලන්තය</text:p>
          </table:table-cell>
          <table:table-cell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6" office:value-type="string" calcext:value-type="string">
            <text:p><text:span text:style-name="T4">මෙරට කුරුඳු පර්යේෂණායතනය පිහිටා ඇති දිස්ත්‍රික්කය කුමක් ද</text:span>?</text:p>
          </table:table-cell>
          <table:table-cell office:value-type="string" calcext:value-type="string">
            <text:p><text:span text:style-name="T4">මහනුවර දිස්ත්‍රික්ක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මාතර දිස්ත්‍රික්ක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4">කළුතර දිස්ත්‍රික්ක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ගාල්ල දිස්ත්‍රික්කය</text:span></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text:span text:style-name="T4">වනජීවි වෙළදාම සම්බන්ධව පියවර ගන්නා ලෙස </text:span>G20 <text:span text:style-name="T4">රටවලින් ඉල්ලීම්ක් කර තිබෙන රට කුමක් ද</text:span>?</text:p>
          </table:table-cell>
          <table:table-cell office:value-type="string" calcext:value-type="string">
            <text:p><text:span text:style-name="T4">ඕස්ට්‍රේලියාව</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4">කැනඩා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ඉන්දියාව</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මෙක්සිකෝව</text:span></text:p>
          </table:table-cell>
          <table:table-cell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6" office:value-type="string" calcext:value-type="string">
            <text:p><text:span text:style-name="T4">යුරෝපා සංගම‌ෙය් රටවල් ගණන කොපමණද</text:span>?</text:p>
          </table:table-cell>
          <table:table-cell office:value-type="float" office:value="25" calcext:value-type="float">
            <text:p>25</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6" calcext:value-type="float">
            <text:p>26</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float" office:value="27" calcext:value-type="float">
            <text:p>27</text:p>
          </table:table-cell>
          <table:table-cell office:value-type="float" office:value="1" calcext:value-type="float">
            <text:p>1</text:p>
          </table:table-cell>
          <table:table-cell table:number-columns-repeated="1020"/>
        </table:table-row>
        <table:table-row table:style-name="ro2">
          <table:table-cell/>
          <table:table-cell table:style-name="ce6"/>
          <table:table-cell office:value-type="float" office:value="28" calcext:value-type="float">
            <text:p>28</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text:span text:style-name="T4">විද්‍යුත් තැපැල් පද්ධති වල තැපැල් සේවා දායකයාගෙන් පණිවිඩ ලබා ගැනීම සදහා තැපැල් සේවා ග්‍රාහක භාවිතා කරන නියමාවලිය වනුයේ</text:span>,</text:p>
          </table:table-cell>
          <table:table-cell table:style-name="ce7" office:value-type="string" calcext:value-type="string">
            <text:p>Intemet Massage Accaess protocol <text:s/>(IMAP),</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File Transfer <text:s/>Protocol (FTP),</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Internet control Message Protocol <text:s/>(ICMP),</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Simple Mail <text:s/>Transfer <text:s/>Protocol (SMTP)</text:p>
          </table:table-cell>
          <table:table-cell office:value-type="float" office:value="0" calcext:value-type="float">
            <text:p>0</text:p>
          </table:table-cell>
          <table:table-cell table:number-columns-repeated="1020"/>
        </table:table-row>
        <table:table-row table:style-name="ro4">
          <table:table-cell office:value-type="float" office:value="38" calcext:value-type="float">
            <text:p>38</text:p>
          </table:table-cell>
          <table:table-cell table:style-name="ce6" office:value-type="string" calcext:value-type="string">
            <text:p><text:span text:style-name="T4">එක්සත් ජාතීන්ගේ සංවිධානය පිහිටුවීම ට මූලිකව කටයුතු කරණ ලද්දේ කවුරුන්ද</text:span>?</text:p>
          </table:table-cell>
          <table:table-cell table:style-name="ce7" office:value-type="string" calcext:value-type="string">
            <text:p>ෆ්‍රැන්ක්ලීන් රූස්වල්ට්</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Handry A Wellace</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Harry s trum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Calvin coolidge</text:p>
          </table:table-cell>
          <table:table-cell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6" office:value-type="string" calcext:value-type="string">
            <text:p><text:span text:style-name="T4">මිනිස් ඛේටයේ පවතින එන්සයිම කවරක්ද?</text:span></text:p>
          </table:table-cell>
          <table:table-cell table:style-name="ce7" office:value-type="string" calcext:value-type="string">
            <text:p>පෙප්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නි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රිප්සින්</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ටයලින්</text:span></text:p>
          </table:table-cell>
          <table:table-cell office:value-type="float" office:value="1" calcext:value-type="float">
            <text:p>1</text:p>
          </table:table-cell>
          <table:table-cell table:number-columns-repeated="1020"/>
        </table:table-row>
        <table:table-row table:style-name="ro5">
          <table:table-cell office:value-type="float" office:value="39" calcext:value-type="float">
            <text:p>39</text:p>
          </table:table-cell>
          <table:table-cell table:style-name="ce6" office:value-type="string" calcext:value-type="string">
            <text:p><text:span text:style-name="T4">දියමන්ති සහ මිනිරන් වල අඩංගු මූල ද්‍රව්‍ය කුමක්ද</text:span>?</text:p>
          </table:table-cell>
          <table:table-cell table:style-name="ce7" office:value-type="string" calcext:value-type="string">
            <text:p>කාබ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ලික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බෝල්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කල්</text:p>
          </table:table-cell>
          <table:table-cell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6" office:value-type="string" calcext:value-type="string">
            <text:p><text:span text:style-name="T4">මිනිස් සිරුරේ ජල ප්‍රතිශතය කොපමණද</text:span>?</text:p>
          </table:table-cell>
          <table:table-cell table:style-name="ce9" office:value-type="percentage" office:value="0.4" calcext:value-type="percentage">
            <text:p>40.00%</text:p>
          </table:table-cell>
          <table:table-cell office:value-type="float" office:value="0" calcext:value-type="float">
            <text:p>0</text:p>
          </table:table-cell>
          <table:table-cell table:number-columns-repeated="1020"/>
        </table:table-row>
        <table:table-row table:style-name="ro2">
          <table:table-cell/>
          <table:table-cell table:style-name="ce11"/>
          <table:table-cell table:style-name="ce9" office:value-type="percentage" office:value="0.6" calcext:value-type="percentage">
            <text:p>60.00%</text:p>
          </table:table-cell>
          <table:table-cell office:value-type="float" office:value="1" calcext:value-type="float">
            <text:p>1</text:p>
          </table:table-cell>
          <table:table-cell table:number-columns-repeated="1020"/>
        </table:table-row>
        <table:table-row table:style-name="ro8">
          <table:table-cell/>
          <table:table-cell table:style-name="ce11"/>
          <table:table-cell table:style-name="ce7" office:value-type="string" calcext:value-type="string">
            <text:p><text:span text:style-name="T4">80%</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9" office:value-type="percentage" office:value="0.5" calcext:value-type="percentage">
            <text:p>50.00%</text:p>
          </table:table-cell>
          <table:table-cell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6" office:value-type="string" calcext:value-type="string">
            <text:p><text:span text:style-name="T4">ආසියාවේ හරිත විප්ලවයේ මුඛය අරමුණ වන්නේ කුමක්ද</text:span>?</text:p>
          </table:table-cell>
          <table:table-cell table:style-name="ce7" office:value-type="string" calcext:value-type="string">
            <text:p>ජනතාව අතර පැවති සාගින්න අඩු කිරී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ණිජ කෘෂිකර්මාන්තයෙහි බෝග අස්වැන්න වැඩි දියුණු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සරයට අඩු හානිකර පොහොර වර්ග භාවිතයේ ධෛර්යමත්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ඌන සංවර්ධිත බිම් පෙදෙස නාගරීකරණයෙන් බේරා ගැනීම</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2020 <text:span text:style-name="T4">කොරෝනා එන්නත ප්‍රසිද්ධියේ ලබාගැනීම කැමැත්ත පළ කළ ඇමරිකා එක්සත් ජනපදයේ </text:span>42 <text:span text:style-name="T4">ජනාධිපතිවරයා වූයේ කවුරුන් ද </text:span>?</text:p>
          </table:table-cell>
          <table:table-cell table:style-name="ce7" office:value-type="string" calcext:value-type="string">
            <text:p>බිල් ක්ලින්ටන්</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රිචට් නික්සන්</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ර්ජ් බුෂ්</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ක් ඔබාමා</text:p>
          </table:table-cell>
          <table:table-cell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6" office:value-type="string" calcext:value-type="string">
            <text:p><text:span text:style-name="T4">විවෘත ආර්ථික ක්‍රමය අපට රටට හඳුන්වා දුන් වර්ෂය කුමක්ද </text:span>?</text:p>
          </table:table-cell>
          <table:table-cell table:style-name="ce7" office:value-type="float" office:value="1975" calcext:value-type="float">
            <text:p>197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76" calcext:value-type="float">
            <text:p>1976</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77" calcext:value-type="float">
            <text:p>1977</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4">1978</text:span></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4">හොඳම විදේශ භාෂා චිත්‍රපටය සඳහා ඔස්කාර් සම්මාන නිර්දේශ නොවූ චිත්‍රපටය ඉන්දීය චිත්‍රපටය කුමක්</text:span>?</text:p>
          </table:table-cell>
          <table:table-cell table:style-name="ce7" office:value-type="string" calcext:value-type="string">
            <text:p>ද මදර් ඉන්දි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ගා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ම් බොම්බේ</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ව්දාස්</text:p>
          </table:table-cell>
          <table:table-cell office:value-type="float" office:value="1" calcext:value-type="float">
            <text:p>1</text:p>
          </table:table-cell>
          <table:table-cell table:number-columns-repeated="1020"/>
        </table:table-row>
        <table:table-row table:style-name="ro13">
          <table:table-cell office:value-type="float" office:value="39" calcext:value-type="float">
            <text:p>39</text:p>
          </table:table-cell>
          <table:table-cell table:style-name="ce6" office:value-type="string" calcext:value-type="string">
            <text:p>ඕස්ට්‍රේලියා කාන්තා කණ්ඩායම පන්දුවාර විස්සයි විස්ස ලෝක කුසලානයක් ජයගත් අවස්ථා ගණන කොපමණද ?</text:p>
          </table:table-cell>
          <table:table-cell office:value-type="float" office:value="2" calcext:value-type="float">
            <text:p>2</text:p>
          </table:table-cell>
          <table:table-cell office:value-type="float" office:value="0" calcext:value-type="float">
            <text:p>0</text:p>
          </table:table-cell>
          <table:table-cell table:number-columns-repeated="1020"/>
        </table:table-row>
        <table:table-row table:style-name="ro2">
          <table:table-cell/>
          <table:table-cell table:style-name="ce6"/>
          <table:table-cell office:value-type="string" calcext:value-type="string">
            <text:p>4</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6" calcext:value-type="float">
            <text:p>6</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4">මෙරට මුල් වරට රාජසන කතාවට ගෙන ආ ස්තුති යෝජනාව පරාජයට පත් වුයේ කුමන වර්ෂයේදී ද </text:span>?</text:p>
          </table:table-cell>
          <table:table-cell table:style-name="ce7" office:value-type="float" office:value="1960" calcext:value-type="float">
            <text:p>196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4" calcext:value-type="float">
            <text:p>1964</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87" calcext:value-type="float">
            <text:p>1987</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51" calcext:value-type="float">
            <text:p>1951</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4">ජාත්‍යන්තර පැමිණෙත් ආයතනයෙහි මූලස්ථානය පිහිටියේ කවර නගරයක ද </text:span>?</text:p>
          </table:table-cell>
          <table:table-cell table:style-name="ce7" office:value-type="string" calcext:value-type="string">
            <text:p>නිව්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න්ඩ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ස්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ඩ්රිඩ්</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8">ශ්‍රී ලංකාවේ සන්නිවේදන හා තොරතුරු තාක්ෂණය </text:span>(ICT) <text:span text:style-name="T8">වැඩිදියුණු කිරීම සඳහා රජය විසින් ස්ථාපනය කළ ආයතනය කුමක්ද</text:span>?</text:p>
          </table:table-cell>
          <table:table-cell table:style-name="ce7" office:value-type="string" calcext:value-type="string">
            <text:p>අධ්‍යාපන අමාත්‍යාංශය</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ශ්‍රී ලංකා පරිගණක හදිසි අවස්ථා සඳහා සූදානම් කණ්ඩායම </text:span>(SLCERT)</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ගණක සම්පත් කේන්ද්‍ර</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තොරතුරු හා සන්නිවේදන තාක්ෂණ නියෝජිත ආයතනය </text:span>(ICTA)</text:p>
          </table:table-cell>
          <table:table-cell office:value-type="float" office:value="1" calcext:value-type="float">
            <text:p>1</text:p>
          </table:table-cell>
          <table:table-cell table:number-columns-repeated="1020"/>
        </table:table-row>
        <table:table-row table:style-name="ro5">
          <table:table-cell office:value-type="float" office:value="39" calcext:value-type="float">
            <text:p>39</text:p>
          </table:table-cell>
          <table:table-cell table:style-name="ce6" office:value-type="string" calcext:value-type="string">
            <text:p><text:span text:style-name="T4">ශ්‍රී ලංකාවේ ප්‍රථම රූපවාහිනී නාලිකාව වන්නේ කුමක්ද</text:span>?</text:p>
          </table:table-cell>
          <table:table-cell table:style-name="ce7" office:value-type="string" calcext:value-type="string">
            <text:p>ටී එන් එල් නාලිකා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ITN නාලිකා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පවාහිනී නාලි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රණ නාලිකාව</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4">කොරෝනා වෛරසයෙන් දැඩි ලෙස බලපෑමට ලක්වන ආසාදිතයින් ගෙන් </text:span>1/3<text:span text:style-name="T4">පමණ ලේ කැටි වර්ධනය විය හැකිය මෙය හදුන්වන්නේ</text:span>,</text:p>
          </table:table-cell>
          <table:table-cell table:style-name="ce7" office:value-type="string" calcext:value-type="string">
            <text:p>ඇප්ලාස්ටික් රක්තහීනතාවය</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එරික්රෝසයිටෝසිස්</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රොම්බෝසී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ක්තපාතය</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8">ශ්‍රී ලංකාවේ වියළි කලාපයට සීමා වූ ප්‍රධාන පාංශු වර්ග දෙකක් වන්නේ මින් කුමක්ද</text:span>?</text:p>
          </table:table-cell>
          <table:table-cell table:style-name="ce7" office:value-type="string" calcext:value-type="string">
            <text:p>රතු දුබුරු පස සහ රතු කහ පොඩ්සොලි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තු දුබුරු පස සහ රතු කහ ලැටසෝ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තු දුබුරු පස සහ චූර්ණමය නොවන දුඹුරු ප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තු කහ ලැටසෝල් සහ රතු කහ පොඩ්සෝලික්</text:p>
          </table:table-cell>
          <table:table-cell office:value-type="float" office:value="0" calcext:value-type="float">
            <text:p>0</text:p>
          </table:table-cell>
          <table:table-cell table:number-columns-repeated="1020"/>
        </table:table-row>
        <table:table-row table:style-name="ro4">
          <table:table-cell office:value-type="float" office:value="39" calcext:value-type="float">
            <text:p>39</text:p>
          </table:table-cell>
          <table:table-cell table:style-name="ce6" office:value-type="string" calcext:value-type="string">
            <text:p><text:span text:style-name="T4">Helvetia( හෙල්වෙටියා) යනුවෙන් හඳුන්වනු ලබන්නේ කවර රටක මුද්දර ද ?</text:span></text:p>
          </table:table-cell>
          <table:table-cell table:style-name="ce7" office:value-type="string" calcext:value-type="string">
            <text:p>නවසී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ටර්ලන්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තාන්‍ය</text:p>
          </table:table-cell>
          <table:table-cell office:value-type="float" office:value="0" calcext:value-type="float">
            <text:p>0</text:p>
          </table:table-cell>
          <table:table-cell table:number-columns-repeated="1020"/>
        </table:table-row>
        <table:table-row table:style-name="ro13">
          <table:table-cell office:value-type="float" office:value="39" calcext:value-type="float">
            <text:p>39</text:p>
          </table:table-cell>
          <table:table-cell table:style-name="ce6" office:value-type="string" calcext:value-type="string">
            <text:p>2021 වන විට වයසින් ‌ෙජ්‍යෂ්ඨතම ඉන්දියානු නළුවා මේ අතරින් කවුරුන් ද?</text:p>
          </table:table-cell>
          <table:table-cell table:style-name="ce7" office:value-type="string" calcext:value-type="string">
            <text:p>සයිෆ් ආලි ඛා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මන් ඛා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ෂාරුක් ඛා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මිර් ඛාන්</text:p>
          </table:table-cell>
          <table:table-cell office:value-type="float" office:value="1" calcext:value-type="float">
            <text:p>1</text:p>
          </table:table-cell>
          <table:table-cell table:number-columns-repeated="1020"/>
        </table:table-row>
        <table:table-row table:style-name="ro19">
          <table:table-cell office:value-type="float" office:value="40" calcext:value-type="float">
            <text:p>40</text:p>
          </table:table-cell>
          <table:table-cell table:style-name="ce6" office:value-type="string" calcext:value-type="string">
            <text:p>චෙන්නායි සුපර් කිංන්ස් කී වතාවක් අයිපීඑල් තරගාවලියේ ජය ගනු ලැබුවේ ද ?</text:p>
          </table:table-cell>
          <table:table-cell office:value-type="float" office:value="2" calcext:value-type="float">
            <text:p>2</text:p>
          </table:table-cell>
          <table:table-cell office:value-type="float" office:value="0" calcext:value-type="float">
            <text:p>0</text:p>
          </table:table-cell>
          <table:table-cell table:number-columns-repeated="1020"/>
        </table:table-row>
        <table:table-row table:style-name="ro17">
          <table:table-cell/>
          <table:table-cell table:style-name="ce6"/>
          <table:table-cell office:value-type="string" calcext:value-type="string">
            <text:p><text:span text:style-name="T23">3</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4" calcext:value-type="float">
            <text:p>4</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float" office:value="0" calcext:value-type="float">
            <text:p>0</text:p>
          </table:table-cell>
          <table:table-cell table:number-columns-repeated="1020"/>
        </table:table-row>
        <table:table-row table:style-name="ro13">
          <table:table-cell office:value-type="float" office:value="40" calcext:value-type="float">
            <text:p>40</text:p>
          </table:table-cell>
          <table:table-cell table:style-name="ce6" office:value-type="string" calcext:value-type="string">
            <text:p>පිබිදෙමු පොලොන්නරුව යටතේ 2019 ජූලි මාසයේ ඉදිකළ කෞතුකාගාරය කුමක්ද ?</text:p>
          </table:table-cell>
          <table:table-cell table:style-name="ce7" office:value-type="string" calcext:value-type="string">
            <text:p><text:span text:style-name="T1">ජාතික කෞතුකාගා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ජාතික මැරිටයිම් කෞතුකාගාර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න්නරුව පුරාණ තාක්ෂණ කෞතුකාගාර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ඩාච් කෞතුකාගාරය</text:span></text:p>
          </table:table-cell>
          <table:table-cell office:value-type="float" office:value="0" calcext:value-type="float">
            <text:p>0</text:p>
          </table:table-cell>
          <table:table-cell table:number-columns-repeated="1020"/>
        </table:table-row>
        <table:table-row table:style-name="ro13">
          <table:table-cell office:value-type="float" office:value="40" calcext:value-type="float">
            <text:p>40</text:p>
          </table:table-cell>
          <table:table-cell table:style-name="ce6" office:value-type="string" calcext:value-type="string">
            <text:p>2020 අගහරු වෙත යැවූ යානා යානයේ විද්‍යුත් පරිපථ ලාංකික සැලැස්ම නිර්මාණය කර ඇත්තේ කවුරුන්ද ?</text:p>
          </table:table-cell>
          <table:table-cell table:style-name="ce7" office:value-type="string" calcext:value-type="string">
            <text:p><text:span text:style-name="T1">සරත් ගුණපා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තරිඳු දයාරත්න</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ලනි නිලන්ති මහආරච්චි</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මොහාන් බුලත්සිංහල</text:span></text:p>
          </table:table-cell>
          <table:table-cell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අරාබියෙ පළමු න්‍යෂ්ටික බලාගාරය ඉදි කළේ කුමන රටක් ද</text:span>?</text:p>
          </table:table-cell>
          <table:table-cell table:style-name="ce7" office:value-type="string" calcext:value-type="string">
            <text:p>ඇල්ජීරියාව <text: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බන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ඕමාන් <text: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ක්සත් අරාබි එමිර් රාජ්‍යය</text:p>
          </table:table-cell>
          <table:table-cell office:value-type="float" office:value="1" calcext:value-type="float">
            <text:p>1</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ලොව ප්‍රථම කොවිඩ් එන්නත ලියාපදිංචි කළේ කුමන රටක් ද </text:span>?</text:p>
          </table:table-cell>
          <table:table-cell table:style-name="ce7" office:value-type="string" calcext:value-type="string">
            <text:p><text:span text:style-name="T1">චීන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පාඤ්ඤ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යාව</text:p>
          </table:table-cell>
          <table:table-cell office:value-type="float" office:value="1" calcext:value-type="float">
            <text:p>1</text:p>
          </table:table-cell>
          <table:table-cell table:number-columns-repeated="1020"/>
        </table:table-row>
        <table:table-row table:style-name="ro4">
          <table:table-cell office:value-type="float" office:value="40" calcext:value-type="float">
            <text:p>40</text:p>
          </table:table-cell>
          <table:table-cell table:style-name="ce6" office:value-type="string" calcext:value-type="string">
            <text:p><text:span text:style-name="T8">පහත සඳහන් ද්විතීක ආචායන උපක්‍රම අතුරින් වේගවත්ම දත්ත ලබා දෙන උපක්‍රමය ලෙස සාමාන්‍යයෙන් සලකනු ලබන්නේ කුමක්ද</text:span>?</text:p>
          </table:table-cell>
          <table:table-cell table:style-name="ce7" office:value-type="string" calcext:value-type="string">
            <text:p><text:span text:style-name="T8">සුසංහිත තැටිය </text:span>(Compact Dis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නම්‍ය ඩිස්කය </text:span>(Floppy Disc)</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අභ්‍යන්තර දෘඩ ඩිස්කය </text:span>(International Hard Disc)</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8">චුම්බකිත පටිය </text:span>(Magnetic Disc)</text:p>
          </table:table-cell>
          <table:table-cell office:value-type="float" office:value="0" calcext:value-type="float">
            <text:p>0</text:p>
          </table:table-cell>
          <table:table-cell table:number-columns-repeated="1020"/>
        </table:table-row>
        <table:table-row table:style-name="ro14">
          <table:table-cell office:value-type="float" office:value="40" calcext:value-type="float">
            <text:p>40</text:p>
          </table:table-cell>
          <table:table-cell table:style-name="ce6" office:value-type="string" calcext:value-type="string">
            <text:p>සමාන මෘදුකාංගයක (Presentation Software) කදා දැක්ම දසුනේ (Slide show view) දී පහත දක්වා ඇති කුමක් එබීමෙන් කදාවක් ඉදිරියට ගෙනයාම සිදු නොවන්නේද?</text:p>
          </table:table-cell>
          <table:table-cell table:style-name="ce7" office:value-type="string" calcext:value-type="string">
            <text:p>Enter <text:span text:style-name="T8">යතු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Esc <text:span text:style-name="T8">යතුර</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සිකයේ වම් බොත්තම</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Space Bar <text:span text:style-name="T4">යතුර</text:span></text:p>
          </table:table-cell>
          <table:table-cell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නොබැඳි ජාතීන්ගේ සමුළුව පිහිටු වූ වසර කුමක්ද </text:span>?</text:p>
          </table:table-cell>
          <table:table-cell table:style-name="ce7" office:value-type="float" office:value="1962" calcext:value-type="float">
            <text:p>196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1" calcext:value-type="float">
            <text:p>1961</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50" calcext:value-type="float">
            <text:p>195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72" calcext:value-type="float">
            <text:p>1972</text:p>
          </table:table-cell>
          <table:table-cell office:value-type="float" office:value="0" calcext:value-type="float">
            <text:p>0</text:p>
          </table:table-cell>
          <table:table-cell table:number-columns-repeated="1020"/>
        </table:table-row>
        <table:table-row table:style-name="ro4">
          <table:table-cell office:value-type="float" office:value="40" calcext:value-type="float">
            <text:p>40</text:p>
          </table:table-cell>
          <table:table-cell table:style-name="ce6" office:value-type="string" calcext:value-type="string">
            <text:p><text:span text:style-name="T8">බ්‍රිතාන්‍යයන් ලංකාවේ ප්‍රථම දෙපාර්තමේන්තුව ලෙස මිනිස්දෝරු දෙපාර්තමේන්තුව බිහි කළ වර්ෂය කුමක්ද</text:span>?</text:p>
          </table:table-cell>
          <table:table-cell table:style-name="ce7" office:value-type="float" office:value="1804" calcext:value-type="float">
            <text:p>180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03" calcext:value-type="float">
            <text:p>1803</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01" calcext:value-type="float">
            <text:p>180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00" calcext:value-type="float">
            <text:p>1800</text:p>
          </table:table-cell>
          <table:table-cell office:value-type="float" office:value="1" calcext:value-type="float">
            <text:p>1</text:p>
          </table:table-cell>
          <table:table-cell table:number-columns-repeated="1020"/>
        </table:table-row>
        <table:table-row table:style-name="ro4">
          <table:table-cell office:value-type="float" office:value="40" calcext:value-type="float">
            <text:p>40</text:p>
          </table:table-cell>
          <table:table-cell table:style-name="ce6" office:value-type="string" calcext:value-type="string">
            <text:p><text:span text:style-name="T8">ඇමරිකා එක්සත් ජනපදයේ ජනාධිපතිවරණයට තරග කරන ප්‍රධාන පක්ෂ මොනවාද</text:span>?</text:p>
          </table:table-cell>
          <table:table-cell table:style-name="ce7" office:value-type="string" calcext:value-type="string">
            <text:p>රිපබ්ලිකන් පක්ෂය සහ මහාභාරත පක්ෂ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මොක්‍රටික් පක්ෂය සහ මහා භාවිත පක්ෂ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පබ්ලිකන් පක්ෂය සහ ඩිමොක්‍රටික් පක්ෂ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හාභාරත පක්ෂය</text:p>
          </table:table-cell>
          <table:table-cell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පෘථිවියේ මන්දගාමීව සත්වයා කවුද </text:span>?</text:p>
          </table:table-cell>
          <table:table-cell table:style-name="ce7" office:value-type="string" calcext:value-type="string">
            <text:p>මුහුදු අශ්ව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ස්බෑ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ඹි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ලොත්</text:p>
          </table:table-cell>
          <table:table-cell office:value-type="float" office:value="1" calcext:value-type="float">
            <text:p>1</text:p>
          </table:table-cell>
          <table:table-cell table:number-columns-repeated="1020"/>
        </table:table-row>
        <table:table-row table:style-name="ro4">
          <table:table-cell office:value-type="float" office:value="40" calcext:value-type="float">
            <text:p>40</text:p>
          </table:table-cell>
          <table:table-cell table:style-name="ce6" office:value-type="string" calcext:value-type="string">
            <text:p><text:span text:style-name="T8">නාගරික ජනාවාස ධුරාවලියේ පහළම සහ සංකීර්ණත්වයෙන් අඩුම ජනාවාස කුමක්ද</text:span>?</text:p>
          </table:table-cell>
          <table:table-cell table:style-name="ce7" office:value-type="string" calcext:value-type="string">
            <text:p>ගමය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ගරය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වරය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විපොළය</text:p>
          </table:table-cell>
          <table:table-cell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සියටැල් කුමන ක්ෂේත්‍රයක් සදහා ප්‍රසිද්ධ ස්ථානයක් උසුලයි ද </text:span>?</text:p>
          </table:table-cell>
          <table:table-cell table:style-name="ce7" office:value-type="string" calcext:value-type="string">
            <text:p>දේශපාල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ක්ෂණ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සායනික වි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සරය</text:p>
          </table:table-cell>
          <table:table-cell office:value-type="float" office:value="1" calcext:value-type="float">
            <text:p>1</text:p>
          </table:table-cell>
          <table:table-cell table:number-columns-repeated="1020"/>
        </table:table-row>
        <table:table-row table:style-name="ro5">
          <table:table-cell office:value-type="float" office:value="40" calcext:value-type="float">
            <text:p>40</text:p>
          </table:table-cell>
          <table:table-cell table:style-name="ce6" office:value-type="string" calcext:value-type="string">
            <text:p>"<text:span text:style-name="T4">සියපින් සිරින් සරු</text:span>" <text:span text:style-name="T4">මෙසේ අණ දෙන්නේ කවර සාහිත්‍ය ග්‍රන්ථය ද</text:span>?</text:p>
          </table:table-cell>
          <table:table-cell table:style-name="ce7" office:value-type="string" calcext:value-type="string">
            <text:p>සැළලිහිණි සන්දේ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 සන්දේ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ත්තිල සංදේශ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ද්ධර්මරත්නාවලිය</text:p>
          </table:table-cell>
          <table:table-cell office:value-type="float" office:value="0" calcext:value-type="float">
            <text:p>0</text:p>
          </table:table-cell>
          <table:table-cell table:number-columns-repeated="1020"/>
        </table:table-row>
        <table:table-row table:style-name="ro4">
          <table:table-cell office:value-type="float" office:value="40" calcext:value-type="float">
            <text:p>40</text:p>
          </table:table-cell>
          <table:table-cell table:style-name="ce6" office:value-type="string" calcext:value-type="string">
            <text:p><text:span text:style-name="T4">කිසිදු රටක ජාතික ක්‍රීඩාවක් ලෙස නොසැලකෙන මෙයින් කුමන ක්‍රීඩාවක්ද</text:span>?</text:p>
          </table:table-cell>
          <table:table-cell table:style-name="ce7" office:value-type="string" calcext:value-type="string">
            <text:p>ටෙනි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ක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බෝල්</text:p>
          </table:table-cell>
          <table:table-cell office:value-type="float" office:value="0" calcext:value-type="float">
            <text:p>0</text:p>
          </table:table-cell>
          <table:table-cell table:number-columns-repeated="1020"/>
        </table:table-row>
        <table:table-row table:style-name="ro4">
          <table:table-cell office:value-type="float" office:value="41" calcext:value-type="float">
            <text:p>41</text:p>
          </table:table-cell>
          <table:table-cell table:style-name="ce6" office:value-type="string" calcext:value-type="string">
            <text:p><text:span text:style-name="T4">පිහිනුම් ක්‍රීඩාවේ ඔලිම්පික් පදක්කම් දිනාගත් මයිකල් ෆෙල්ෆ්ස් ගේ රට කුමක්ද?</text:span></text:p>
          </table:table-cell>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 එක්සත් ජනපද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ගප්පූරුව</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8">ලංකාවේ පුරවැසිකම ලබා ගත හැකි ආකාර මොනවාද</text:span>?</text:p>
          </table:table-cell>
          <table:table-cell table:style-name="ce7" office:value-type="string" calcext:value-type="string">
            <text:p><text:span text:style-name="T1">පරම්පරාවෙන්</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යාපදිංචියෙ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ම්පරාවෙන් සහ ලියාපදිංචියෙ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 කිසිවක් නොවේ</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8">මුහුදක් නොමැති යුරෝපීය රට මින් කුමක්ද</text:span>?</text:p>
          </table:table-cell>
          <table:table-cell table:style-name="ce7" office:value-type="string" calcext:value-type="string">
            <text:p><text:span text:style-name="T1">ස්විස්ටර්ලන්තය</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දර් 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ල්ගේරියාව</text:p>
          </table:table-cell>
          <table:table-cell office:value-type="float" office:value="0" calcext:value-type="float">
            <text:p>0</text:p>
          </table:table-cell>
          <table:table-cell table:number-columns-repeated="1020"/>
        </table:table-row>
        <table:table-row table:style-name="ro13">
          <table:table-cell office:value-type="float" office:value="41" calcext:value-type="float">
            <text:p>41</text:p>
          </table:table-cell>
          <table:table-cell table:style-name="ce6" office:value-type="string" calcext:value-type="string">
            <text:p>පහත සඳහන් අංග අතරින් දත්ත පාදක කළමනාකරණය යෙදුමකින් (Application) සපයනු නොලබන අගය කුමක්ද?</text:p>
          </table:table-cell>
          <table:table-cell table:style-name="ce7" office:value-type="string" calcext:value-type="string">
            <text:p>දත්ත තේරීම (sorting)</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ත්ත යාවත්කාලීන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ර්තා ජනනය කිරීම</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රස්තාර (chart) ජනනය කිරීම</text:p>
          </table:table-cell>
          <table:table-cell office:value-type="float" office:value="1" calcext:value-type="float">
            <text:p>1</text:p>
          </table:table-cell>
          <table:table-cell table:number-columns-repeated="1020"/>
        </table:table-row>
        <table:table-row table:style-name="ro14">
          <table:table-cell office:value-type="float" office:value="41" calcext:value-type="float">
            <text:p>41</text:p>
          </table:table-cell>
          <table:table-cell table:style-name="ce6" office:value-type="string" calcext:value-type="string">
            <text:p>පහත ක්‍රියාවලිය ඇසුරින් මෙහෙයුම් පද්ධතියෙහි (Operating System) මතක කළමනාකරණයට (Memory Management) අදාළ සෘජු ක්‍රියාවලිය කුමක්ද?</text:p>
          </table:table-cell>
          <table:table-cell table:style-name="ce7" office:value-type="string" calcext:value-type="string">
            <text:p>කාර්යයන් නිමවීමෙන් පසු මතකයේ මුදාහැරීම.</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දෘඩ තැටියට ප්‍රවේශ වීම.</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ෆෝල්ඩරයක ගොනු සංවිධානය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උපක්‍රම කළමනාකරණය</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8">ආදායම් බදු හඳුන්වා දෙන ලද්දේ කිනම් වසරකද</text:span>?</text:p>
          </table:table-cell>
          <table:table-cell table:style-name="ce7" office:value-type="float" office:value="1930" calcext:value-type="float">
            <text:p>193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1" calcext:value-type="float">
            <text:p>1931</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32" calcext:value-type="float">
            <text:p>193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33" calcext:value-type="float">
            <text:p>1933</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8">ඕසෝන් වායුවේ රසායනික සූත්‍රය කුමක්ද</text:span>?</text:p>
          </table:table-cell>
          <table:table-cell table:style-name="ce7" office:value-type="string" calcext:value-type="string">
            <text:p>OZ</text:p>
          </table:table-cell>
          <table:table-cell office:value-type="float" office:value="0" calcext:value-type="float">
            <text:p>0</text:p>
          </table:table-cell>
          <table:table-cell table:number-columns-repeated="1020"/>
        </table:table-row>
        <table:table-row table:style-name="ro18">
          <table:table-cell/>
          <table:table-cell table:style-name="ce6"/>
          <table:table-cell table:style-name="ce7" office:value-type="string" calcext:value-type="string">
            <text:p>O<text:span text:style-name="T24">2</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On</text:p>
          </table:table-cell>
          <table:table-cell office:value-type="float" office:value="0" calcext:value-type="float">
            <text:p>0</text:p>
          </table:table-cell>
          <table:table-cell table:number-columns-repeated="1020"/>
        </table:table-row>
        <table:table-row table:style-name="ro18">
          <table:table-cell/>
          <table:table-cell table:style-name="ce6"/>
          <table:table-cell table:style-name="ce7" office:value-type="string" calcext:value-type="string">
            <text:p><text:span text:style-name="T2">O</text:span><text:span text:style-name="T25">3</text:span></text:p>
          </table:table-cell>
          <table:table-cell office:value-type="float" office:value="1" calcext:value-type="float">
            <text:p>1</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8">ලොව වැඩිම රටවල් ප්‍රමාණයක් අයත් වන මහද්වීපය කුමක්ද</text:span>?</text:p>
          </table:table-cell>
          <table:table-cell table:style-name="ce7" office:value-type="string" calcext:value-type="string">
            <text:p>ආසියා මහද්වීප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ප්‍රිකා මහද්වීප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කුණු ඇමරිකා මහද්වීප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රෝපා මහද්වීපය</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4">රාත්‍රි ඇතිවීම සඳහා හේතු වන්නේ කුමක්ද</text:span>?</text:p>
          </table:table-cell>
          <table:table-cell table:style-name="ce7" office:value-type="string" calcext:value-type="string">
            <text:p>සූර්ය භ්‍රමනය 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ථිවිය භ්‍රමණය වී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ථිවිය පරිභ්‍රමනය 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ඥා භ්‍රමණය වීම</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text:span text:style-name="T4">නිදහසේ දැහැන කාව්‍ය නිර්මාණය කතු වරයා කවුරුන් ද</text:span>?</text:p>
          </table:table-cell>
          <table:table-cell table:style-name="ce7" office:value-type="string" calcext:value-type="string">
            <text:p>ආනන්ද කුමාරස්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ස් මහින්ද හි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ගර පලංසූ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ගමසේකර</text:p>
          </table:table-cell>
          <table:table-cell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6" office:value-type="string" calcext:value-type="string">
            <text:p>2015 <text:span text:style-name="T4">අයිසීසී ක්‍රිකට් ලෝක කුසලානය දිනූ රට කුමක්ද </text:span>?</text:p>
          </table:table-cell>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ඕස්ට්‍රේලි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සීලන්තය</text:p>
          </table:table-cell>
          <table:table-cell office:value-type="float" office:value="0" calcext:value-type="float">
            <text:p>0</text:p>
          </table:table-cell>
          <table:table-cell table:number-columns-repeated="1020"/>
        </table:table-row>
        <table:table-row table:style-name="ro4">
          <table:table-cell office:value-type="float" office:value="41" calcext:value-type="float">
            <text:p>41</text:p>
          </table:table-cell>
          <table:table-cell table:style-name="ce6" office:value-type="string" calcext:value-type="string">
            <text:p>1972 <text:span text:style-name="T4">දී ඕස්ට්‍රේලියාවට එරෙහිව එක්දින ක්‍රිකට් තරගයක දී ප්‍රථම ශතකය ලබා ගත් ක්‍රීඩකයා කවුරුන්ද </text:span>?</text:p>
          </table:table-cell>
          <table:table-cell table:style-name="ce7" office:value-type="string" calcext:value-type="string">
            <text:p>විරාත් කෝ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ර්ලිස් බැනර්ම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ශ්‍රීමත් ඩොනල්ඩ් ජේ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නිස් ඇමිස්</text:p>
          </table:table-cell>
          <table:table-cell office:value-type="float" office:value="1" calcext:value-type="float">
            <text:p>1</text:p>
          </table:table-cell>
          <table:table-cell table:number-columns-repeated="1020"/>
        </table:table-row>
        <table:table-row table:style-name="ro4">
          <table:table-cell office:value-type="float" office:value="41" calcext:value-type="float">
            <text:p>41</text:p>
          </table:table-cell>
          <table:table-cell table:style-name="ce6" office:value-type="string" calcext:value-type="string">
            <text:p><text:span text:style-name="T4">පුරාවිද්‍යාත්මක අගයෙන් යුතු පාහියන්ගල ලෙන පිහිටා ඇත්තේ ශ්‍රී ලංකාවේ කවර දිස්ත්‍රික්කයද </text:span>?</text:p>
          </table:table-cell>
          <table:table-cell table:style-name="ce7" office:value-type="string" calcext:value-type="string">
            <text:p>අම්පා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ළුත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රුණෑග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ත්නපුර</text:p>
          </table:table-cell>
          <table:table-cell office:value-type="float" office:value="0" calcext:value-type="float">
            <text:p>0</text:p>
          </table:table-cell>
          <table:table-cell table:number-columns-repeated="1020"/>
        </table:table-row>
        <table:table-row table:style-name="ro4">
          <table:table-cell office:value-type="float" office:value="41" calcext:value-type="float">
            <text:p>41</text:p>
          </table:table-cell>
          <table:table-cell table:style-name="ce6" office:value-type="string" calcext:value-type="string">
            <text:p><text:span text:style-name="T8">ටෙන්ඩර් පටිපාටිවල විනිවිදභාවය පරික්ෂා කිරීම වැනි රාජ්‍ය ව්‍යාපෘති වලට මුදල් යෙදවීම පරීක්ෂාකරන කොමිසම කුමක්ද</text:span>?</text:p>
          </table:table-cell>
          <table:table-cell table:style-name="ce7" office:value-type="string" calcext:value-type="string">
            <text:p><text:span text:style-name="T1">ජාතික ප්‍රසම්පාදන කොමිසම</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තික නඩු විභාග කොමිස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තික ටෙන්ඩර් කොමිස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තික රාජ්‍ය කොමිසම</text:p>
          </table:table-cell>
          <table:table-cell office:value-type="float" office:value="0" calcext:value-type="float">
            <text:p>0</text:p>
          </table:table-cell>
          <table:table-cell table:number-columns-repeated="1020"/>
        </table:table-row>
        <table:table-row table:style-name="ro4">
          <table:table-cell office:value-type="float" office:value="41" calcext:value-type="float">
            <text:p>41</text:p>
          </table:table-cell>
          <table:table-cell table:style-name="ce6" office:value-type="string" calcext:value-type="string">
            <text:p><text:span text:style-name="T8">එක්සත් ජාතීන්ගේ ලෝක නායකයන් ආමන්ත්‍රණය කිරීමට අවස්ථාව හිමි වූ ස්වීඩන් ජාතික ළමා පරිසර ක්‍රියාකාරිනිය කවුරුන්ද</text:span>?</text:p>
          </table:table-cell>
          <table:table-cell table:style-name="ce7" office:value-type="string" calcext:value-type="string">
            <text:p>බින්ඩ් අර් වි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ටා තුන්බර්ග්</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ඩී සිග්ල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ල්ලේ ෆැනික්</text:p>
          </table:table-cell>
          <table:table-cell office:value-type="float" office:value="0" calcext:value-type="float">
            <text:p>0</text:p>
          </table:table-cell>
          <table:table-cell table:number-columns-repeated="1020"/>
        </table:table-row>
        <table:table-row table:style-name="ro3">
          <table:table-cell office:value-type="float" office:value="42" calcext:value-type="float">
            <text:p>42</text:p>
          </table:table-cell>
          <table:table-cell table:style-name="ce6" office:value-type="string" calcext:value-type="string">
            <text:p><text:span text:style-name="T4">මධ්‍ය සැකසුම් ඒකකයෙහි රික්ත නාල ට්‍රාන්සිස්ටර් මගින් ද ඉන් අනතුරුව ට්‍රාන්සිස්ටර් අනුකලිත පරිපථ මගින් ද ප්‍රතිස්ථාපනය වී වීමේ ප්‍රතිඵලය වූයේ කුමක්ද </text:span>?</text:p>
          </table:table-cell>
          <table:table-cell table:style-name="ce7" office:value-type="string" calcext:value-type="string">
            <text:p><text:span text:style-name="T4">සැකසුම් බලය සහ විදුලිබල පරිභෝජනය යන දෙකම ඉහළ යාම </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ඉහළ යාම සහ විදුලිබල පරිභෝජනය පහළ බැසීම</text:span><text:span text:style-name="T10">.</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පහළ බැසීම සහ විදුලිබල පරිභෝජනය ඉහළ යාම</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සහ විදුලිබල පරිභෝජනය යන දෙකම පහළ බැසීම</text:span>.</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වාල්මිකි යනු කවුරුන්ද </text:span>?</text:p>
          </table:table-cell>
          <table:table-cell table:style-name="ce7" office:value-type="string" calcext:value-type="string">
            <text:p>ග්‍රීක පඩිවර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 පඩිවර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රාබි පඩිවර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නු පඩිවරයෙකි</text:p>
          </table:table-cell>
          <table:table-cell office:value-type="float" office:value="1" calcext:value-type="float">
            <text:p>1</text:p>
          </table:table-cell>
          <table:table-cell table:number-columns-repeated="1020"/>
        </table:table-row>
        <table:table-row table:style-name="ro4">
          <table:table-cell office:value-type="float" office:value="42" calcext:value-type="float">
            <text:p>42</text:p>
          </table:table-cell>
          <table:table-cell table:style-name="ce6" office:value-type="string" calcext:value-type="string">
            <text:p><text:span text:style-name="T4">යපන් ව්‍යාපෘතියක් සිදු කිරීමේ දී වසර </text:span>46000 <text:span text:style-name="T4">පමණ පැරණි පැරණි අදිවාසි ගුහා සමූහයක් විනාශ වී ඇතැයි පැවසෙන රට කුමක්ද</text:span>?</text:p>
          </table:table-cell>
          <table:table-cell table:style-name="ce7" office:value-type="string" calcext:value-type="string">
            <text:p>ඕස්ට්‍රේලි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ශ්‍රී ලං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භූතානය</text:p>
          </table:table-cell>
          <table:table-cell office:value-type="float" office:value="0" calcext:value-type="float">
            <text:p>0</text:p>
          </table:table-cell>
          <table:table-cell table:number-columns-repeated="1020"/>
        </table:table-row>
        <table:table-row table:style-name="ro4">
          <table:table-cell office:value-type="float" office:value="42" calcext:value-type="float">
            <text:p>42</text:p>
          </table:table-cell>
          <table:table-cell table:style-name="ce6" office:value-type="string" calcext:value-type="string">
            <text:p><text:span text:style-name="T8">හෙපටයිටිස් </text:span>(Hepatics) <text:span text:style-name="T8">රෝගී තත්ත්වයෙන් බලපෑම් ඇති වන්නේ ශරීරයේ කුමන අවයව වලටද</text:span>?</text:p>
          </table:table-cell>
          <table:table-cell table:style-name="ce7" office:value-type="string" calcext:value-type="string">
            <text:p>පෙනහළු</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ක්මා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ළ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කුගඩු</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ජනාවාසයක ඉතා වැදගත් සංරචකය කුමක්ද </text:span>?</text:p>
          </table:table-cell>
          <table:table-cell office:value-type="string" calcext:value-type="string">
            <text:p><text:span text:style-name="T4">සමාජ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නිවාස</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පරිසර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මිනිසා</text:span></text:p>
          </table:table-cell>
          <table:table-cell office:value-type="float" office:value="1" calcext:value-type="float">
            <text:p>1</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මාලදිවයිනේ ජාතික වෘක්ෂය කුමක්ද</text:span>?</text:p>
          </table:table-cell>
          <table:table-cell table:style-name="ce7" office:value-type="string" calcext:value-type="string">
            <text:p>පොල්</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1">අඹ</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බුරුත</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දුහදුන්</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යුද්ධය හා සාමය ග්‍රන්ථයේ ඇතුලත් ළත් චරිත ගණන කොපමණද</text:span>?</text:p>
          </table:table-cell>
          <table:table-cell table:style-name="ce7" office:value-type="float" office:value="345" calcext:value-type="float">
            <text:p>34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354" calcext:value-type="float">
            <text:p>354</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39" calcext:value-type="float">
            <text:p>53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593" calcext:value-type="float">
            <text:p>593</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බොක්සින් ලෝක ශූරතාව තුන්වරක් ම හිමි කර ගත් ක්‍රීඩකයා කවුරුන් ද</text:span>?</text:p>
          </table:table-cell>
          <table:table-cell table:style-name="ce7" office:value-type="string" calcext:value-type="string">
            <text:p>රේ රොබින්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 ලුවි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ක් ජෝන්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මඩ් අලි</text:p>
          </table:table-cell>
          <table:table-cell office:value-type="float" office:value="1" calcext:value-type="float">
            <text:p>1</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ශ්‍රී ලංකාවේ ප්‍රථම ජන සංගණනය පැවැත්වූයේ කවදාද</text:span>?</text:p>
          </table:table-cell>
          <table:table-cell table:style-name="ce7" office:value-type="float" office:value="1871" calcext:value-type="float">
            <text:p>1871</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865" calcext:value-type="float">
            <text:p>186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72" calcext:value-type="float">
            <text:p>187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875" calcext:value-type="float">
            <text:p>1875</text:p>
          </table:table-cell>
          <table:table-cell office:value-type="float" office:value="0" calcext:value-type="float">
            <text:p>0</text:p>
          </table:table-cell>
          <table:table-cell table:number-columns-repeated="1020"/>
        </table:table-row>
        <table:table-row table:style-name="ro4">
          <table:table-cell office:value-type="float" office:value="42" calcext:value-type="float">
            <text:p>42</text:p>
          </table:table-cell>
          <table:table-cell table:style-name="ce6" office:value-type="string" calcext:value-type="string">
            <text:p><text:span text:style-name="T8">ශ්‍රී ලංකාවේ මැතිවරණ නීතිය අනුව ඡන්ද ප්‍රචාරණ කටයුතු පැවැත්විය යුත්තේ ඡන්දය පවත්වන දිනට කොපමණ කාලයකට පෙර ද</text:span>?</text:p>
          </table:table-cell>
          <table:table-cell table:style-name="ce7" office:value-type="string" calcext:value-type="string">
            <text:p>පැය 48 කට පෙර</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පැය 72 කට පෙර</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ය 24 කට පෙර</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පැය 36 කට පෙර</text:p>
          </table:table-cell>
          <table:table-cell office:value-type="float" office:value="0" calcext:value-type="float">
            <text:p>0</text:p>
          </table:table-cell>
          <table:table-cell table:number-columns-repeated="1020"/>
        </table:table-row>
        <table:table-row table:style-name="ro4">
          <table:table-cell office:value-type="float" office:value="42" calcext:value-type="float">
            <text:p>42</text:p>
          </table:table-cell>
          <table:table-cell table:style-name="ce6" office:value-type="string" calcext:value-type="string">
            <text:p><text:span text:style-name="T4">ගබ්සා අපරාධමය වරදක් ලෙස නොසැලකෙන නීතිය සම්මත කරන ලද රට කුමක්ද </text:span>?</text:p>
          </table:table-cell>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සීලන්තය</text:p>
          </table:table-cell>
          <table:table-cell office:value-type="float" office:value="1" calcext:value-type="float">
            <text:p>1</text:p>
          </table:table-cell>
          <table:table-cell table:number-columns-repeated="1020"/>
        </table:table-row>
        <table:table-row table:style-name="ro14">
          <table:table-cell office:value-type="float" office:value="42" calcext:value-type="float">
            <text:p>42</text:p>
          </table:table-cell>
          <table:table-cell table:style-name="ce6" office:value-type="string" calcext:value-type="string">
            <text:p>විද්‍යුත් තැපැල් ගිණුමක් විවෘත කිරීම සඳහා පරිශීලක, පරිශීලක නාමය සහ මුරපදය යන දෙකම නිවැරදිව ඇතුලත් කළ යුතු වේ. මෙම අවශ්‍යතා නිරූපණය වන්නේ පහත කුමන තර්කන ද්වාර ද්වාර සමගින් ද?</text:p>
          </table:table-cell>
          <table:table-cell table:style-name="ce7" office:value-type="string" calcext:value-type="string">
            <text:p>OR <text:span text:style-name="T8">ද්වාරයෙන් පමණි</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NOT <text:span text:style-name="T8">ද්වාරයෙන් පමණි</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AND <text:span text:style-name="T8">ද්වාරයෙන් පමණි</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AND <text:span text:style-name="T8">සහ </text:span>NOT <text:span text:style-name="T8">ද්වාරයෙන් පමණි</text:span></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මාටින් ලූතර් කිං ඝාතනය සිදු වූයේ කවදාද </text:span>?</text:p>
          </table:table-cell>
          <table:table-cell table:style-name="ce7" office:value-type="string" calcext:value-type="string">
            <text:p><text:span text:style-name="T4">1965 අප්‍රේල්1</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2">1966 අප්‍රේල් 1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1967 අප්‍රේල් 5</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68 අප්‍රේල් 4</text:p>
          </table:table-cell>
          <table:table-cell office:value-type="float" office:value="1" calcext:value-type="float">
            <text:p>1</text:p>
          </table:table-cell>
          <table:table-cell table:number-columns-repeated="1020"/>
        </table:table-row>
        <table:table-row table:style-name="ro1">
          <table:table-cell office:value-type="float" office:value="42" calcext:value-type="float">
            <text:p>42</text:p>
          </table:table-cell>
          <table:table-cell table:style-name="ce6" office:value-type="string" calcext:value-type="string">
            <text:p><text:span text:style-name="T4">සංසේචිත බිත්තරයක්</text:span>, <text:span text:style-name="T4">මස් කැබැල්ලක් ප්‍ර‌ෙරා්හනය ලබාගත් බෝංචි බීජයක් </text:span>, <text:span text:style-name="T4">වියළි ගිය ශාක අතු කැබැල්ලක් යන නිදර්ශක ජීව හා අජීව ලෙස වෙන්කර ගැනීමට පහත සඳහන් කුමන ලක්ෂණය අධ්‍යයනය කළ යුතුද </text:span>?</text:p>
          </table:table-cell>
          <table:table-cell office:value-type="string" calcext:value-type="string">
            <text:p><text:span text:style-name="T4">වර්ධන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ශ්වසනය</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4">ප්‍රජනනය</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4">සෛලිය සංවිධානය</text:span></text:p>
          </table:table-cell>
          <table:table-cell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6" office:value-type="string" calcext:value-type="string">
            <text:p><text:span text:style-name="T4">ලෝකයේ </text:span>100% <text:span text:style-name="T4">ක ප්‍රතිශතයකින් නාගරීකරණය වූ රට කුමක්ද</text:span>?</text:p>
          </table:table-cell>
          <table:table-cell table:style-name="ce7" office:value-type="string" calcext:value-type="string">
            <text:p>සිංගප්පූරු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මරිකන් එක්සත් ජනප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ක්සත් රාජධා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පානය</text:p>
          </table:table-cell>
          <table:table-cell office:value-type="float" office:value="0" calcext:value-type="float">
            <text:p>0</text:p>
          </table:table-cell>
          <table:table-cell table:number-columns-repeated="1020"/>
        </table:table-row>
        <table:table-row table:style-name="ro4">
          <table:table-cell office:value-type="float" office:value="43" calcext:value-type="float">
            <text:p>43</text:p>
          </table:table-cell>
          <table:table-cell table:style-name="ce6" office:value-type="string" calcext:value-type="string">
            <text:p><text:span text:style-name="T4">ලෝකයේ සුනාමි අනතුරු ඇගවීමේ මධ්‍යස්ථානය පිහිටියේ කොතැනකද </text:span>?</text:p>
          </table:table-cell>
          <table:table-cell table:style-name="ce7" office:value-type="string" calcext:value-type="string">
            <text:p>සැන්සිබාරි දූප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වායි දූප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මාත්‍රා දූප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ලි දූපත</text:p>
          </table:table-cell>
          <table:table-cell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text:span text:style-name="T4">මෙගාපොලිස්</text:span>" <text:span text:style-name="T4">යන වචනය කවර භාෂාවකට අයත් ද</text:span>?</text:p>
          </table:table-cell>
          <table:table-cell table:style-name="ce7" office:value-type="string" calcext:value-type="string">
            <text:p>ඉංග්‍රීසි භාෂා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ක භාෂා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ලති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 භාෂාව</text:p>
          </table:table-cell>
          <table:table-cell office:value-type="float" office:value="0" calcext:value-type="float">
            <text:p>0</text:p>
          </table:table-cell>
          <table:table-cell table:number-columns-repeated="1020"/>
        </table:table-row>
        <table:table-row table:style-name="ro4">
          <table:table-cell office:value-type="float" office:value="43" calcext:value-type="float">
            <text:p>43</text:p>
          </table:table-cell>
          <table:table-cell table:style-name="ce6" office:value-type="string" calcext:value-type="string">
            <text:p><text:span text:style-name="T4">සෞරග්‍රහ මණ්ඩලයෙහි නැගෙනහිර සිට බටහිරට භ්‍රමණය වන එකම ග්‍රහලෝකය කුමක්ද</text:span>?</text:p>
          </table:table-cell>
          <table:table-cell table:style-name="ce7" office:value-type="string" calcext:value-type="string">
            <text:p>බුධ</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නසු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හස්ප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කුරු</text:p>
          </table:table-cell>
          <table:table-cell office:value-type="float" office:value="1" calcext:value-type="float">
            <text:p>1</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text:span text:style-name="T4">"තෝමස් කුසලානය" පිරිනමනු ලබන්නේ කුමන ක්‍රීඩාවට ද?</text:span></text:p>
          </table:table-cell>
          <table:table-cell table:style-name="ce7" office:value-type="string" calcext:value-type="string">
            <text:p>පාපන්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ත්පන්දු</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ගොල්ෆ්</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ඩ්මින්ටන්</text:p>
          </table:table-cell>
          <table:table-cell office:value-type="float" office:value="1" calcext:value-type="float">
            <text:p>1</text:p>
          </table:table-cell>
          <table:table-cell table:number-columns-repeated="1020"/>
        </table:table-row>
        <table:table-row table:style-name="ro4">
          <table:table-cell office:value-type="float" office:value="43" calcext:value-type="float">
            <text:p>43</text:p>
          </table:table-cell>
          <table:table-cell table:style-name="ce6" office:value-type="string" calcext:value-type="string">
            <text:p><text:span text:style-name="T4">නොබෙල් සාම ත්‍යාගය දිනාගත් එක්සත් ජාතීන්ගේ සංවිධානයේ මහලේකම් වරයා කවුරුන් ද</text:span>? (2001)</text:p>
          </table:table-cell>
          <table:table-cell table:style-name="ce7" office:value-type="string" calcext:value-type="string">
            <text:p>බෑන් කී මූ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ෆි අන්න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න්ටෝනියෝ ගුටෙර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ටෝස් බාටෝස් ගාලි</text:p>
          </table:table-cell>
          <table:table-cell office:value-type="float" office:value="0" calcext:value-type="float">
            <text:p>0</text:p>
          </table:table-cell>
          <table:table-cell table:number-columns-repeated="1020"/>
        </table:table-row>
        <table:table-row table:style-name="ro4">
          <table:table-cell office:value-type="float" office:value="43" calcext:value-type="float">
            <text:p>43</text:p>
          </table:table-cell>
          <table:table-cell table:style-name="ce6" office:value-type="string" calcext:value-type="string">
            <text:p><text:span text:style-name="T4">අලුත් නූතන ඔලිම්පික් උළෙලත් කල් දමා ඇත්තේ අවස්ථා හතරකදී පමණි</text:span>. <text:span text:style-name="T4">ඒ රටවල් මොනවාද </text:span>?</text:p>
          </table:table-cell>
          <table:table-cell table:style-name="ce7" office:value-type="string" calcext:value-type="string">
            <text:p>1915,1940,1944,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1914,1940,1945,202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1916, 1940, 1944, 202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1912, 1940, 1944, 2020</text:p>
          </table:table-cell>
          <table:table-cell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A9 <text:span text:style-name="T4">ආරම්භ වන හා අවසන් වන නගර දෙක කුමක්ද </text:span>?</text:p>
          </table:table-cell>
          <table:table-cell table:style-name="ce7" office:value-type="string" calcext:value-type="string">
            <text:p>කොළඹ ,යාපන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නුවර ,යාපන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කුරුණෑගල, යාපන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අනුරාධපුරය, යාපනය</text:p>
          </table:table-cell>
          <table:table-cell office:value-type="float" office:value="0" calcext:value-type="float">
            <text:p>0</text:p>
          </table:table-cell>
          <table:table-cell table:number-columns-repeated="1020"/>
        </table:table-row>
        <table:table-row table:style-name="ro3">
          <table:table-cell office:value-type="float" office:value="43" calcext:value-type="float">
            <text:p>43</text:p>
          </table:table-cell>
          <table:table-cell table:style-name="ce6" office:value-type="string" calcext:value-type="string">
            <text:p><text:span text:style-name="T8">පුද්ගලික සමාගමක වාණිජමය රොකට්ටුවක් මගින් සිදු කළ ලොව ප්‍රථම අභ්‍යවකාශ මෙහෙයුම ට යොදා ගත්තේ කවර ආයතනයක් මගින් නිපදවූ රොකට්ටුවක් ද</text:span>?</text:p>
          </table:table-cell>
          <table:table-cell table:style-name="ce7" office:value-type="string" calcext:value-type="string">
            <text:p><text:span text:style-name="T1">බෝයිං XXX සමාගම</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පේස් එක්ස් සමාගම</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ස්පුට්නික් Y සමාග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පේස් වයි සමාගම</text:p>
          </table:table-cell>
          <table:table-cell office:value-type="float" office:value="0" calcext:value-type="float">
            <text:p>0</text:p>
          </table:table-cell>
          <table:table-cell table:number-columns-repeated="1020"/>
        </table:table-row>
        <table:table-row table:style-name="ro14">
          <table:table-cell office:value-type="float" office:value="43" calcext:value-type="float">
            <text:p>43</text:p>
          </table:table-cell>
          <table:table-cell table:style-name="ce6" office:value-type="string" calcext:value-type="string">
            <text:p>ඔබ සංස්කරණය කරමින් පවතින ඉලෙක්ට්‍රොනික සමර්පණයට ඔබට හිස් කදාවක් ඇතුළත් කිරීමට අවශ්‍යව ඇත. මෙම කාර්‍යය කරගැනීම සදහා පහත සඳහන් කුමන යතුරු සංයෝජනය භාවිතා කළ යුතු වන්නේ ?</text:p>
          </table:table-cell>
          <table:table-cell table:style-name="ce7" office:value-type="string" calcext:value-type="string">
            <text:p>Ctrl+M</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Ctrl+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Shift+B</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Shift+V</text:p>
          </table:table-cell>
          <table:table-cell office:value-type="float" office:value="0" calcext:value-type="float">
            <text:p>0</text:p>
          </table:table-cell>
          <table:table-cell table:number-columns-repeated="1020"/>
        </table:table-row>
        <table:table-row table:style-name="ro4">
          <table:table-cell office:value-type="float" office:value="43" calcext:value-type="float">
            <text:p>43</text:p>
          </table:table-cell>
          <table:table-cell table:style-name="ce6" office:value-type="string" calcext:value-type="string">
            <text:p><text:span text:style-name="T4">හොංකොං පරිපාලන ප්‍රදේශය බිතාන්‍ය කෙලනියා පැවති අතර එය චීන පාලනයට පත් වූ වසර කුමක්ද </text:span>?</text:p>
          </table:table-cell>
          <table:table-cell table:style-name="ce7" office:value-type="string" calcext:value-type="string">
            <text:p><text:span text:style-name="T4">1995 වසර</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1996 වසර</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97 වසර</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98 වසර</text:p>
          </table:table-cell>
          <table:table-cell office:value-type="float" office:value="0" calcext:value-type="float">
            <text:p>0</text:p>
          </table:table-cell>
          <table:table-cell table:number-columns-repeated="1020"/>
        </table:table-row>
        <table:table-row table:style-name="ro9">
          <table:table-cell office:value-type="float" office:value="43" calcext:value-type="float">
            <text:p>43</text:p>
          </table:table-cell>
          <table:table-cell table:style-name="ce6" office:value-type="string" calcext:value-type="string">
            <text:p>2021 <text:span text:style-name="T4">වනවිට ලෝක කුඩාම ඩයිනෝසර් පොසිල හමු වී ඇති රට කුමක්ද ?</text:span></text:p>
          </table:table-cell>
          <table:table-cell table:style-name="ce7" office:value-type="string" calcext:value-type="string">
            <text:p>මියන්මා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නීසි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ඊජිප්තුව</text:p>
          </table:table-cell>
          <table:table-cell office:value-type="float" office:value="0" calcext:value-type="float">
            <text:p>0</text:p>
          </table:table-cell>
          <table:table-cell table:number-columns-repeated="1020"/>
        </table:table-row>
        <table:table-row table:style-name="ro3">
          <table:table-cell office:value-type="float" office:value="43" calcext:value-type="float">
            <text:p>43</text:p>
          </table:table-cell>
          <table:table-cell table:style-name="ce6" office:value-type="string" calcext:value-type="string">
            <text:p><text:span text:style-name="T4">ජීවින්ගේ ශ්වසනයේදී ඔක්සිජන් වායුව හා කාබන්ඩයොක්සයිඩ් වායුව හුවමාරු වන්නේ ශ්වසන පෘෂ්ඨයේ දිය</text:span>.<text:span text:style-name="T4">මේ අනුව මිනිසාගේ ස්වසන පෘෂ්ඨය වන්නේ කුමක්ද </text:span>?</text:p>
          </table:table-cell>
          <table:table-cell office:value-type="string" calcext:value-type="string">
            <text:p><text:span text:style-name="T4">නාස් කුටීරය වේ</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පෙනහැලි</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4">ගර්ත බිත්තිය වේ</text:span></text:p>
          </table:table-cell>
          <table:table-cell office:value-type="float" office:value="1" calcext:value-type="float">
            <text:p>1</text:p>
          </table:table-cell>
          <table:table-cell table:number-columns-repeated="1020"/>
        </table:table-row>
        <table:table-row table:style-name="ro5">
          <table:table-cell table:number-columns-repeated="2"/>
          <table:table-cell office:value-type="string" calcext:value-type="string">
            <text:p><text:span text:style-name="T4">ගර්තය වේ</text:span></text:p>
          </table:table-cell>
          <table:table-cell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text:span text:style-name="T4">පහත </text:span><text:span text:style-name="T11">දැක්වෙන දෑ අතරින් කුමන ගුණාත්මක දත්ත වේ ද</text:span> ?</text:p>
          </table:table-cell>
          <table:table-cell table:style-name="ce7" office:value-type="string" calcext:value-type="string">
            <text:p>සමාගමක ලාබ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ඹුරු කට්ටිය කින් ලත් අස්වැන්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ජයේ සේවකයින් කණ්ඩායමක මාසික ආදාය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සියම් නිෂ්පාදනයක් මත කැමැත්ත හෝ අකමැත්ත</text:p>
          </table:table-cell>
          <table:table-cell office:value-type="float" office:value="1" calcext:value-type="float">
            <text:p>1</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text:span text:style-name="T4">ශ්‍රී ලංකාවේ ප්‍රථම දිය යට කෞතුකාගාරය පිහිටා තිබෙන්නේ කොහෙද</text:span>?</text:p>
          </table:table-cell>
          <table:table-cell table:style-name="ce7" office:value-type="string" calcext:value-type="string">
            <text:p>ගාල්ල මුහුදු තීර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හික්කඩුව මුහුදු තීර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ළුතර මුහුදු තීර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තර මුහුදු තීරය</text:p>
          </table:table-cell>
          <table:table-cell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6" office:value-type="string" calcext:value-type="string">
            <text:p><text:span text:style-name="T4">මේ අතරින් අමරදේව යුගල ගැයූ ගීතය කුමක් ද</text:span>?</text:p>
          </table:table-cell>
          <table:table-cell table:style-name="ce7" office:value-type="string" calcext:value-type="string">
            <text:p>මහරෑයාමේ මේ ඇල් හේ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දෝ මා බිලිඳේ බිළිදේ නුඹ නාඩ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ඹරු නොදුටු මලක් පිපි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හුරු නුපුරුදු රහස පිළිබඳ</text:p>
          </table:table-cell>
          <table:table-cell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6" office:value-type="string" calcext:value-type="string">
            <text:p><text:span text:style-name="T4">බෲස් ලී රඟපෑ චිත්‍රපටයක් නොවන්නේ මින් කුමක්ද</text:span>?</text:p>
          </table:table-cell>
          <table:table-cell table:style-name="ce7" office:value-type="string" calcext:value-type="string">
            <text:p>Birth of the drago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The way of the drago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Enter the drago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Fury pf the dragon</text:p>
          </table:table-cell>
          <table:table-cell office:value-type="float" office:value="0" calcext:value-type="float">
            <text:p>0</text:p>
          </table:table-cell>
          <table:table-cell table:number-columns-repeated="1020"/>
        </table:table-row>
        <table:table-row table:style-name="ro13">
          <table:table-cell office:value-type="float" office:value="44" calcext:value-type="float">
            <text:p>44</text:p>
          </table:table-cell>
          <table:table-cell table:style-name="ce6" office:value-type="string" calcext:value-type="string">
            <text:p>ජපානයේ පැවති ටෝකියෝ ඔලිම්පික් උළලේ දී 2021 තරගාවලිය තරග කීයක් පැවැත්විය <text:s/>ද?</text:p>
          </table:table-cell>
          <table:table-cell office:value-type="float" office:value="3" calcext:value-type="float">
            <text:p>3</text:p>
          </table:table-cell>
          <table:table-cell office:value-type="float" office:value="0" calcext:value-type="float">
            <text:p>0</text:p>
          </table:table-cell>
          <table:table-cell table:number-columns-repeated="1020"/>
        </table:table-row>
        <table:table-row table:style-name="ro17">
          <table:table-cell/>
          <table:table-cell table:style-name="ce6"/>
          <table:table-cell office:value-type="string" calcext:value-type="string">
            <text:p><text:span text:style-name="T16">4</text:span></text:p>
          </table:table-cell>
          <table:table-cell office:value-type="float" office:value="1" calcext:value-type="float">
            <text:p>1</text:p>
          </table:table-cell>
          <table:table-cell table:number-columns-repeated="1020"/>
        </table:table-row>
        <table:table-row table:style-name="ro2">
          <table:table-cell table:number-columns-repeated="2"/>
          <table:table-cell office:value-type="float" office:value="5" calcext:value-type="float">
            <text:p>5</text:p>
          </table:table-cell>
          <table:table-cell office:value-type="float" office:value="0" calcext:value-type="float">
            <text:p>0</text:p>
          </table:table-cell>
          <table:table-cell table:number-columns-repeated="1020"/>
        </table:table-row>
        <table:table-row table:style-name="ro2">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1020"/>
        </table:table-row>
        <table:table-row table:style-name="ro4">
          <table:table-cell office:value-type="float" office:value="44" calcext:value-type="float">
            <text:p>44</text:p>
          </table:table-cell>
          <table:table-cell table:style-name="ce6" office:value-type="string" calcext:value-type="string">
            <text:p><text:span text:style-name="T4">ශ්‍රී ලංකා රාජ්‍ය ලාංඡනයට ධර්ම චක්‍රය එකතු කිරීමට පෙර තිබූ සලකුණ කුමක්ද </text:span>?</text:p>
          </table:table-cell>
          <table:table-cell table:style-name="ce7" office:value-type="string" calcext:value-type="string">
            <text:p>පුන්කලස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පත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ඔටුන්න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ලත් කොළය</text:p>
          </table:table-cell>
          <table:table-cell office:value-type="float" office:value="0" calcext:value-type="float">
            <text:p>0</text:p>
          </table:table-cell>
          <table:table-cell table:number-columns-repeated="1020"/>
        </table:table-row>
        <table:table-row table:style-name="ro4">
          <table:table-cell office:value-type="float" office:value="44" calcext:value-type="float">
            <text:p>44</text:p>
          </table:table-cell>
          <table:table-cell table:style-name="ce6" office:value-type="string" calcext:value-type="string">
            <text:p><text:span text:style-name="T4">ප්‍රසිද්ධියේ කෙල ගැසීම තහනම් කරමින් නව පනතක් ගෙන එන බව පවසන රට කුමක්ද </text:span>?</text:p>
          </table:table-cell>
          <table:table-cell table:style-name="ce7" office:value-type="string" calcext:value-type="string">
            <text:p>සිංගප්පූරු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කිස්තානය</text:p>
          </table:table-cell>
          <table:table-cell office:value-type="float" office:value="0" calcext:value-type="float">
            <text:p>0</text:p>
          </table:table-cell>
          <table:table-cell table:number-columns-repeated="1020"/>
        </table:table-row>
        <table:table-row table:style-name="ro14">
          <table:table-cell office:value-type="float" office:value="44" calcext:value-type="float">
            <text:p>44</text:p>
          </table:table-cell>
          <table:table-cell table:style-name="ce6" office:value-type="string" calcext:value-type="string">
            <text:p>පහත ක්‍රියාවලිය අතුරින් මෙහෙයුම් පද්ධතියෙහි (Operating system) මතක කළමනාකරණයට (Memory management) අදාළ සෘජු ක්‍රියාවලිය කුමක්ද?</text:p>
          </table:table-cell>
          <table:table-cell table:style-name="ce7" office:value-type="string" calcext:value-type="string">
            <text:p>කාර්යයක් නිම වීමෙන් පසු මතකය මුදාහැරීම.</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දෘඩ තැටියට ප්‍රවේශවීම.</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ෆෝල්ඩරයට ගොනු සංවිධානය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උපක්‍රම කළමනාකරණය</text:p>
          </table:table-cell>
          <table:table-cell office:value-type="float" office:value="0" calcext:value-type="float">
            <text:p>0</text:p>
          </table:table-cell>
          <table:table-cell table:number-columns-repeated="1020"/>
        </table:table-row>
        <table:table-row table:style-name="ro4">
          <table:table-cell office:value-type="float" office:value="44" calcext:value-type="float">
            <text:p>44</text:p>
          </table:table-cell>
          <table:table-cell table:style-name="ce6" office:value-type="string" calcext:value-type="string">
            <text:p><text:span text:style-name="T4">දෙවන මහා ලෝක සංග්‍රාමයේ දී ජර්මනියට එරෙහිව ප්‍රථමයෙන්ම යුද ප්‍රකාශ කළ රටවල් ද්විත්ව කුමක්ද </text:span>?</text:p>
          </table:table-cell>
          <table:table-cell table:style-name="ce7" office:value-type="string" calcext:value-type="string">
            <text:p>ප්‍රංශ සහ පින්ලන්තය</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බ්‍රිතාන්‍ය සහ සෝවියට් සමාජවාදී ජනරජය</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න්මාර්ක සහ සෝවියට් සමාජවාදී ජනරජ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 සහ බිතාන්‍ය</text:p>
          </table:table-cell>
          <table:table-cell office:value-type="float" office:value="1" calcext:value-type="float">
            <text:p>1</text:p>
          </table:table-cell>
          <table:table-cell table:number-columns-repeated="1020"/>
        </table:table-row>
        <table:table-row table:style-name="ro1">
          <table:table-cell office:value-type="float" office:value="44" calcext:value-type="float">
            <text:p>44</text:p>
          </table:table-cell>
          <table:table-cell table:style-name="ce6" office:value-type="string" calcext:value-type="string">
            <text:p><text:span text:style-name="T4">අපද්‍රව්‍ය ශක්ති කළමනාකරණයේ දී යොදා ගැනෙන මූලධර්ම අතුරින් තුනක් වන්නේ</text:span>, <text:span text:style-name="T4">අවම කිරීම</text:span>, <text:span text:style-name="T4">නැවත භාවිතය සහ ප්‍රතිචක්‍රීකරණය</text:span>. <text:span text:style-name="T4">මෙහි අවම කිරීම යන්නට සුදුසු නිදසුනක් නොවන්නේ පහත සඳහන් ඒවායින් කුමක් ද </text:span>?</text:p>
          </table:table-cell>
          <table:table-cell table:style-name="ce7" office:value-type="string" calcext:value-type="string">
            <text:p>අනවශ්‍ය විදුලි බුබුළු නිවා දැමී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දාගත් ආහාර සියල්ල අනුභව කිරී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නවශ්‍ය ලෙස විවෘත කර ඇති ජල කරාම වසා දැමී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ලිතීන් පරිභෝජනයෙන් වැළකී සිටීම</text:p>
          </table:table-cell>
          <table:table-cell office:value-type="float" office:value="1" calcext:value-type="float">
            <text:p>1</text:p>
          </table:table-cell>
          <table:table-cell table:number-columns-repeated="1020"/>
        </table:table-row>
        <table:table-row table:style-name="ro5">
          <table:table-cell office:value-type="float" office:value="44" calcext:value-type="float">
            <text:p>44</text:p>
          </table:table-cell>
          <table:table-cell table:style-name="ce6" office:value-type="string" calcext:value-type="string">
            <text:p><text:span text:style-name="T12">දුරස්ථ සංවේදය යනුවෙන් අදහස් කරනුයේ කුමක්ද ?</text:span></text:p>
          </table:table-cell>
          <table:table-cell table:style-name="ce7" office:value-type="string" calcext:value-type="string">
            <text:p>ගෝලීය ස්ථානගත කිරීමේ පද්ධතිය මගින් දත්ත රැස් කරනු ලබන ක්‍රම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රමුණු කරා නොගොස් දත්ත ග්‍රහණය කිරීමට හැකි ක්‍රමවේද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තකාලීන හදුන්වා දෙන ලද දත්ත විශ්ලේෂණය කිරීමට යොදාගනු ලබන ක්‍රම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අන්තර්ජාලයෙන් දත්ත බාගත කිරීමේ නැත්තං Download ක්‍රමය</text:p>
          </table:table-cell>
          <table:table-cell office:value-type="float" office:value="0" calcext:value-type="float">
            <text:p>0</text:p>
          </table:table-cell>
          <table:table-cell table:number-columns-repeated="1020"/>
        </table:table-row>
        <table:table-row table:style-name="ro4">
          <table:table-cell office:value-type="float" office:value="44" calcext:value-type="float">
            <text:p>44</text:p>
          </table:table-cell>
          <table:table-cell table:style-name="ce6" office:value-type="string" calcext:value-type="string">
            <text:p>2021 <text:span text:style-name="T4">පෙබරවාරි </text:span>18 <text:span text:style-name="T4">දී නාසා ආයතනය විසින් අගහරු මෙහෙයවූ සදහා යොදා ගත් රොබෝ හෙලිකොප්ටරේ නම කුමක්ද?</text:span></text:p>
          </table:table-cell>
          <table:table-cell table:style-name="ce7" office:value-type="string" calcext:value-type="string">
            <text:p>Ingenuity</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MARS Helicopter</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NASAMAR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NASAMARS Ingenuity</text:p>
          </table:table-cell>
          <table:table-cell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6" office:value-type="string" calcext:value-type="string">
            <text:p><text:span text:style-name="T4">ශ්‍රී ලංකාවේ ප්‍රථම කලාත්මක වේදිකා නාට්‍ය කුමක් ද</text:span>?</text:p>
          </table:table-cell>
          <table:table-cell table:style-name="ce7" office:value-type="string" calcext:value-type="string">
            <text:p>මන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හබාහු</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වණා</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ත්තරන්</text:p>
          </table:table-cell>
          <table:table-cell office:value-type="float" office:value="0" calcext:value-type="float">
            <text:p>0</text:p>
          </table:table-cell>
          <table:table-cell table:number-columns-repeated="1020"/>
        </table:table-row>
        <table:table-row table:style-name="ro13">
          <table:table-cell office:value-type="float" office:value="44" calcext:value-type="float">
            <text:p>44</text:p>
          </table:table-cell>
          <table:table-cell table:style-name="ce6" office:value-type="string" calcext:value-type="string">
            <text:p>විස්ඩම් kit සගරාව විසින් <text:s/>21 වන සියවසෙහි වටිනාම ටෙස්ට් ක්‍රිඩකයා ලෙස නම් කරන ලද ශ්‍රි ලාංකික ක්‍රිකට් <text:s text:c="3"/>ක්‍රිඩකයා කවුරුන් ද? <text:s text:c="10"/></text:p>
          </table:table-cell>
          <table:table-cell table:style-name="ce7" office:value-type="string" calcext:value-type="string">
            <text:p>සනත් ජයසූ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ත්තයියා මුල්ලිදර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මාර සංගක්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ෂේන් වෝන්</text:p>
          </table:table-cell>
          <table:table-cell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6" office:value-type="string" calcext:value-type="string">
            <text:p><text:span text:style-name="T4">අධිකරණ සේවා කොමිසමේ සභාපති වන්නේ නිල බලයෙන් කවුරුන්ද</text:span>?</text:p>
          </table:table-cell>
          <table:table-cell table:style-name="ce7" office:value-type="string" calcext:value-type="string">
            <text:p>අගවිනිසු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තානාය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ධිපති</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1">අගමැති</text:span></text:p>
          </table:table-cell>
          <table:table-cell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6" office:value-type="string" calcext:value-type="string">
            <text:p><text:span text:style-name="T8">ඇමරිකාවට නිදහස ලැබූ දිනය කවදා ද</text:span>?</text:p>
          </table:table-cell>
          <table:table-cell table:style-name="ce7" office:value-type="string" calcext:value-type="string">
            <text:p>1776 ජූලි 04</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770 ජූලි 04</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774 ජූලි 04</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775 ජූනි 04</text:p>
          </table:table-cell>
          <table:table-cell office:value-type="float" office:value="0" calcext:value-type="float">
            <text:p>0</text:p>
          </table:table-cell>
          <table:table-cell table:number-columns-repeated="1020"/>
        </table:table-row>
        <table:table-row table:style-name="ro3">
          <table:table-cell office:value-type="float" office:value="44" calcext:value-type="float">
            <text:p>44</text:p>
          </table:table-cell>
          <table:table-cell table:style-name="ce6" office:value-type="string" calcext:value-type="string">
            <text:p><text:span text:style-name="T4">මධ්‍යම සැකසුම් ඒකකයෙහි රික්ත තාල ට්‍රාන්සිස්ටර් මගින් ද ඉන් අනතුරුව ට්‍රාන්සිස්ටර් අනුකලිත පරිපථ මගින්ද ප්‍රතිස්ථාපනය වීමේ ප්‍රතිඵලය වූයේ කුමක්ද</text:span><text:span text:style-name="T10">?</text:span></text:p>
          </table:table-cell>
          <table:table-cell table:style-name="ce7" office:value-type="string" calcext:value-type="string">
            <text:p><text:span text:style-name="T4">සැකසුම් බලය සහ විදුලිබල පරිභෝජනය යන දෙකම ඉහළ යාම</text:span><text:span text:style-name="T1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ඉහළ යාම සහ විදුලිබල පරිභෝජනය පහළ බැසීම</text:span><text:span text:style-name="T10">.</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පහළ බැසීම සහ විදුලිබල පරිභෝජනය ඉහළ යාම</text:span><text:span text:style-name="T1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කසුම් බලය සහ විදුලිබල පරිභෝජනය යන දෙකම පහළ බැසීම</text:span><text:span text:style-name="T10">.</text:span></text:p>
          </table:table-cell>
          <table:table-cell office:value-type="float" office:value="0" calcext:value-type="float">
            <text:p>0</text:p>
          </table:table-cell>
          <table:table-cell table:number-columns-repeated="1020"/>
        </table:table-row>
        <table:table-row table:style-name="ro4">
          <table:table-cell office:value-type="float" office:value="44" calcext:value-type="float">
            <text:p>44</text:p>
          </table:table-cell>
          <table:table-cell table:style-name="ce6" office:value-type="string" calcext:value-type="string">
            <text:p><text:span text:style-name="T4">ශ්‍රී ලංකාව ප්‍රථම ද්විත්ව බදු සහන ගිවිසුමක් අත්සන් කරන ලද්දේ කිනම් වසරක කුමන රටක් සමග ද</text:span>?</text:p>
          </table:table-cell>
          <table:table-cell table:style-name="ce7" office:value-type="string" calcext:value-type="string">
            <text:p><text:span text:style-name="T4">1950 එහිදී එක්සත් අරාබි එමිර් රාජ්‍ය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52 දී ඕස්ට්‍රේලියාව සමග</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50 දී එක්සත් රාජධානිය සමඟ</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51 දී චීනය සමඟ</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text:span text:style-name="T4">ආදිවාසියකු වන කෙත් වියත් කුමන රටක ස්වදේශ කටයුතු අමාත්‍යවරයා ද </text:span>?</text:p>
          </table:table-cell>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ඕස්ට්‍රේලියා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න්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නීසියාව</text:p>
          </table:table-cell>
          <table:table-cell office:value-type="float" office:value="0" calcext:value-type="float">
            <text:p>0</text:p>
          </table:table-cell>
          <table:table-cell table:number-columns-repeated="1020"/>
        </table:table-row>
        <table:table-row table:style-name="ro3">
          <table:table-cell office:value-type="float" office:value="45" calcext:value-type="float">
            <text:p>45</text:p>
          </table:table-cell>
          <table:table-cell table:style-name="ce6" office:value-type="string" calcext:value-type="string">
            <text:p><text:span text:style-name="T4">ඉදිරයේ පවතින කැල්සියම් සහ පොස්පේට් මට්ටම සාමාන්‍ය තත්ත්වයේ පවත්වා ගැනීමට උපකාරී වන කැල්සිටොනින් </text:span>(Calcitoning) <text:span text:style-name="T4">හෝමෝනය ශ්‍රාවය කරනු ලබන ග්‍රන්ථිය කුමක් ද </text:span>?</text:p>
          </table:table-cell>
          <table:table-cell table:style-name="ce7" office:value-type="string" calcext:value-type="string">
            <text:p>අධිවෘක්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ග්න්‍යා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යිරොයිඩ්</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යිපොතැලමස</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text:span text:style-name="T1">ශ්‍රී ලංකාවේ නැගෙනහිර වෙළඳ කලාපයේ සංචාරක ස්ථාන තුනක් වන්නේ මින් කුමක්ද </text:span>?</text:p>
          </table:table-cell>
          <table:table-cell office:value-type="string" calcext:value-type="string">
            <text:p><text:span text:style-name="T1">නිලාවේලි , පාසිකුඩා , ආරුගම් බොක්ක</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office:value-type="string" calcext:value-type="string">
            <text:p><text:span text:style-name="T1">නිලාවෙලි , පාසිකුඩා , දඹකොලපටුන</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office:value-type="string" calcext:value-type="string">
            <text:p><text:span text:style-name="T1">නිලාවේලි , පාසිකුඩා , කසුරිනා වේල්ල</text:span></text:p>
          </table:table-cell>
          <table:table-cell office:value-type="float" office:value="0" calcext:value-type="float">
            <text:p>0</text:p>
          </table:table-cell>
          <table:table-cell table:number-columns-repeated="1020"/>
        </table:table-row>
        <table:table-row table:style-name="ro5">
          <table:table-cell table:number-columns-repeated="2"/>
          <table:table-cell office:value-type="string" calcext:value-type="string">
            <text:p><text:span text:style-name="T1">නිලාවේලි , ආරුගම් බොක්ක , කසුරිනා වෙරළ</text:span></text:p>
          </table:table-cell>
          <table:table-cell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6" office:value-type="string" calcext:value-type="string">
            <text:p><text:span text:style-name="T4">ලෝකයේ විශාල ම ගස කුමක්ද</text:span>?</text:p>
          </table:table-cell>
          <table:table-cell table:style-name="ce7" office:value-type="string" calcext:value-type="string">
            <text:p>බෝ ග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 ග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ඩ්වුඩ් ග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යඹලා ගස</text:p>
          </table:table-cell>
          <table:table-cell office:value-type="float" office:value="0" calcext:value-type="float">
            <text:p>0</text:p>
          </table:table-cell>
          <table:table-cell table:number-columns-repeated="1020"/>
        </table:table-row>
        <table:table-row table:style-name="ro6">
          <table:table-cell office:value-type="float" office:value="45" calcext:value-type="float">
            <text:p>45</text:p>
          </table:table-cell>
          <table:table-cell table:style-name="ce6" office:value-type="string" calcext:value-type="string">
            <text:p>හොඳම චිත්‍රපටිය සඳහා ඇකඩමි සම්මානය දිනූ යුද පසුබිමක් තේමා කරගත් කර ගත් චිත්‍රපටයක් <text:span text:style-name="T1">නො වන්නේ මින් කුමක්ද ?</text:span></text:p>
          </table:table-cell>
          <table:table-cell table:style-name="ce7" office:value-type="string" calcext:value-type="string">
            <text:p>ද හර්ට් ලො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 ඩිපාර්ටඩ්</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ද ඩියර් හන්ට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 ඉංග්ලිෂ් පේෂන්ට්</text:p>
          </table:table-cell>
          <table:table-cell office:value-type="float" office:value="0" calcext:value-type="float">
            <text:p>0</text:p>
          </table:table-cell>
          <table:table-cell table:number-columns-repeated="1020"/>
        </table:table-row>
        <table:table-row table:style-name="ro3">
          <table:table-cell office:value-type="float" office:value="45" calcext:value-type="float">
            <text:p>45</text:p>
          </table:table-cell>
          <table:table-cell table:style-name="ce6" office:value-type="string" calcext:value-type="string">
            <text:p><text:span text:style-name="T4">රත්මලානේ ගමන් අරබා පලාලි ගුවන් තොටුපළට තොටුපළට ගොඩ බැස මගීන් රැගෙන මදුරාසිය බලා ගමන් ඇරබූ පලමු ගුවන් යානාව වූ ඩැකෝටා ගුවන් යානය නම් කර තිබුණේ කුමන නමකින්ද</text:span>?</text:p>
          </table:table-cell>
          <table:table-cell table:style-name="ce7" office:value-type="string" calcext:value-type="string">
            <text:p>අමරාදේ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මලාදේ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තාදේ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උත්තර දේවි</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text:span text:style-name="T4">ලංකාවේ වර්තමාන ආණ්ඩුක්‍රම ව්‍යවස්ථාව ඉවත් කොට අලුත්ම ආණ්ඩුක්‍රම ව්‍යවස්ථාවක් ගෙන ඒමට ඒ සඳහා ගත යුතු ක්‍රියා මාර්ගය කුමක්ද</text:span><text:span text:style-name="T10">?</text:span></text:p>
          </table:table-cell>
          <table:table-cell table:style-name="ce7" office:value-type="string" calcext:value-type="string">
            <text:p><text:span text:style-name="T1">පාර්ලිමේන්තුවේ තුනෙන් දෙක</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මත විචාරණයට ජනතා අනුමැ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නමත විචාරණයේ දී ජනතාව අනුමත කළ බවට ජනාධිපති අත්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වා සියල්ලම</text:p>
          </table:table-cell>
          <table:table-cell office:value-type="float" office:value="1" calcext:value-type="float">
            <text:p>1</text:p>
          </table:table-cell>
          <table:table-cell table:number-columns-repeated="1020"/>
        </table:table-row>
        <table:table-row table:style-name="ro5">
          <table:table-cell office:value-type="float" office:value="45" calcext:value-type="float">
            <text:p>45</text:p>
          </table:table-cell>
          <table:table-cell table:style-name="ce6" office:value-type="string" calcext:value-type="string">
            <text:p><text:span text:style-name="T4">කොළඹ මහනුවර නගරයේ යා කෙරෙන ප්‍රධාන මාර් ගය කුමක්ද</text:span><text:span text:style-name="T10">?</text:span></text:p>
          </table:table-cell>
          <table:table-cell table:style-name="ce7" office:value-type="string" calcext:value-type="string">
            <text:p><text:span text:style-name="T1">A00</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A04</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A01</text:span></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1">A02</text:span></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text:span text:style-name="T4">යුරෝපයෙහි පුනර්ජීව සමයෙහි </text:span>( 1450 – 1600 ) <text:span text:style-name="T4">විසූ පුනර්ජීව මිනිසා කවුරුන් ද</text:span>?</text:p>
          </table:table-cell>
          <table:table-cell table:style-name="ce7" office:value-type="string" calcext:value-type="string">
            <text:p>ගැලීලියෝ ගැලී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යනාඩෝ ඩාවින්චි</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පර්නි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කල් ඇන්චලෝ මුකර්ජි</text:p>
          </table:table-cell>
          <table:table-cell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6" office:value-type="string" calcext:value-type="string">
            <text:p><text:span text:style-name="T4">සමහර උපක්‍රම </text:span>device <text:span text:style-name="T4">ආදාන </text:span>input <text:span text:style-name="T4">හා ප්‍රතිදාන </text:span>output <text:span text:style-name="T4">ලෙස පමණක් ක්‍රියා කරන අතර තවත් සමහරක් ආදාන හා ප්‍රතිදාන යන දෙයාකාරයෙන්ම ක්‍රියාකරයි </text:span>. <text:span text:style-name="T4">පහත සඳහන් දෑ අතුරින් කවරක් ප්‍රතිදාන උපක්‍රම ලෙස පමණක් ක්‍රියා කරයිද </text:span>?</text:p>
          </table:table-cell>
          <table:table-cell table:style-name="ce7" office:value-type="string" calcext:value-type="string">
            <text:p><text:span text:style-name="T4">ස්පර්ශ තිර touch screen display සහ සුපරීක්ෂක scanner</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ද්‍රණ යන්ත්‍ර සහ වෙබ් කැමරා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මුද්‍රණ යන්ත්‍රය සහ speaker</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ස්පර්ශ තිරය සහ තීරු කේත කියවනය barcode reader</text:span></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BIST- EC <text:span text:style-name="T4">ලෙස හැදින්වූ බිස්ටෙක් සංවිධානයේ නම වෙනස් කරන ලද වසර කුමක්ද</text:span>?</text:p>
          </table:table-cell>
          <table:table-cell table:style-name="ce7" office:value-type="float" office:value="2000" calcext:value-type="float">
            <text:p>200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1" calcext:value-type="float">
            <text:p>2001</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2" calcext:value-type="float">
            <text:p>2002</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4" calcext:value-type="float">
            <text:p>2004</text:p>
          </table:table-cell>
          <table:table-cell office:value-type="float" office:value="1" calcext:value-type="float">
            <text:p>1</text:p>
          </table:table-cell>
          <table:table-cell table:number-columns-repeated="1020"/>
        </table:table-row>
        <table:table-row table:style-name="ro5">
          <table:table-cell office:value-type="float" office:value="45" calcext:value-type="float">
            <text:p>45</text:p>
          </table:table-cell>
          <table:table-cell table:style-name="ce6" office:value-type="string" calcext:value-type="string">
            <text:p><text:span text:style-name="T8">බැක්ටීරියා ආසාදනයක් හේතුවෙන් ඇතිවන රෝගයක් වන්නේ කුමක් ද</text:span>?</text:p>
          </table:table-cell>
          <table:table-cell table:style-name="ce7" office:value-type="string" calcext:value-type="string">
            <text:p>ඉබෝ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ලභීති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ලේ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ෂය රෝගය</text:p>
          </table:table-cell>
          <table:table-cell office:value-type="float" office:value="1" calcext:value-type="float">
            <text:p>1</text:p>
          </table:table-cell>
          <table:table-cell table:number-columns-repeated="1020"/>
        </table:table-row>
        <table:table-row table:style-name="ro20">
          <table:table-cell office:value-type="float" office:value="45" calcext:value-type="float">
            <text:p>45</text:p>
          </table:table-cell>
          <table:table-cell table:style-name="ce6" office:value-type="string" calcext:value-type="string">
            <text:p><text:span text:style-name="T4">වයස අවුරුදු </text:span>14<text:span text:style-name="T4">ට අඩු සහ වයස අවුරුදු </text:span>65<text:span text:style-name="T4">ට වැඩි ජන සංඛ්‍යාවේ එකතුව වයස අවුරුදු </text:span>15 <text:span text:style-name="T4">සිට </text:span>64<text:span text:style-name="T9"> </text:span><text:span text:style-name="T4">තෙක් ජන සංඛ්‍යාවෙන් බෙදූ විට එය හැදින්වෙන්නේ පහත දැක්වෙන කුමන පිළිතුරෙන් ද</text:span>?</text:p>
          </table:table-cell>
          <table:table-cell table:style-name="ce7" office:value-type="string" calcext:value-type="string">
            <text:p>වයස් පුමිතිරි අනුපා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පුම් අනුපාත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ළමා වැඩිහිටි අනුපා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ලු යැපුම් අනුපාතය</text:p>
          </table:table-cell>
          <table:table-cell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6" office:value-type="string" calcext:value-type="string">
            <text:p><text:span text:style-name="T4">ලෝකයේ ලොකුම වරාය කුමක්ද</text:span>?</text:p>
          </table:table-cell>
          <table:table-cell table:style-name="ce7" office:value-type="string" calcext:value-type="string">
            <text:p>සිඩ්නි ව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යෝර්ක් ව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ඕක්ලන්ඩ් ව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යෝද ජැනයිරෝ වරාය</text:p>
          </table:table-cell>
          <table:table-cell office:value-type="float" office:value="0" calcext:value-type="float">
            <text:p>0</text:p>
          </table:table-cell>
          <table:table-cell table:number-columns-repeated="1020"/>
        </table:table-row>
        <table:table-row table:style-name="ro4">
          <table:table-cell office:value-type="float" office:value="45" calcext:value-type="float">
            <text:p>45</text:p>
          </table:table-cell>
          <table:table-cell table:style-name="ce6" office:value-type="string" calcext:value-type="string">
            <text:p><text:span text:style-name="T4">ප්‍රවීණ බොලිවුඩ් නළු රිෂී කපූර් සිය පළමු ප්‍රධාන චරිතය රඟපෑ චිත්‍රපටයේ නම කුමක් ද</text:span>?</text:p>
          </table:table-cell>
          <table:table-cell table:style-name="ce7" office:value-type="string" calcext:value-type="string">
            <text:p>1973 දී ධර්ම චිත්‍රපට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73 දී බොබ් චිත්‍රපටි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73 දී ගාඩ් චිත්‍රපට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73 දී ඩු ෆෝනල්</text:p>
          </table:table-cell>
          <table:table-cell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6" office:value-type="string" calcext:value-type="string">
            <text:p>AVATAR <text:span text:style-name="T4">චිත්‍රපටයේ අධ්‍යක්ෂක වරයා කවුරුන්ද</text:span>?</text:p>
          </table:table-cell>
          <table:table-cell table:style-name="ce7" office:value-type="string" calcext:value-type="string">
            <text:p>ස්ටීවන් ස්පීල්බර්ග්</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මිස් කැරම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රිස්ටෝපර් තෝල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වක්ට්න් ටැරන්ටිනෝ</text:p>
          </table:table-cell>
          <table:table-cell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6" office:value-type="string" calcext:value-type="string">
            <text:p>The oval <text:span text:style-name="T4">නමින් ක්‍රිකට් පිටියක් ඇති රට කුමක්ද </text:span>?</text:p>
          </table:table-cell>
          <table:table-cell table:style-name="ce7" office:value-type="string" calcext:value-type="string">
            <text:p>ඕස්ට්‍රේලි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කුණු අප්‍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වසී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1" calcext:value-type="float">
            <text:p>1</text:p>
          </table:table-cell>
          <table:table-cell table:number-columns-repeated="1020"/>
        </table:table-row>
        <table:table-row table:style-name="ro5">
          <table:table-cell office:value-type="float" office:value="46" calcext:value-type="float">
            <text:p>46</text:p>
          </table:table-cell>
          <table:table-cell table:style-name="ce6" office:value-type="string" calcext:value-type="string">
            <text:p><text:span text:style-name="T8">මෙරට ප්‍රථම වරට උදර් පණ නීතිය නීතිගත කළ වර්ෂය කුමක් ද</text:span>?</text:p>
          </table:table-cell>
          <table:table-cell table:style-name="ce7" office:value-type="string" calcext:value-type="string">
            <text:p><text:span text:style-name="T1">1972</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78</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76</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77" calcext:value-type="float">
            <text:p>1977</text:p>
          </table:table-cell>
          <table:table-cell office:value-type="float" office:value="1" calcext:value-type="float">
            <text:p>1</text:p>
          </table:table-cell>
          <table:table-cell table:number-columns-repeated="1020"/>
        </table:table-row>
        <table:table-row table:style-name="ro5">
          <table:table-cell office:value-type="float" office:value="46" calcext:value-type="float">
            <text:p>46</text:p>
          </table:table-cell>
          <table:table-cell table:style-name="ce6" office:value-type="string" calcext:value-type="string">
            <text:p><text:span text:style-name="T8">ලොව වැඩිම දේශ සීමා ඇති රටක් වනුයේ කුමක් ද</text:span>?</text:p>
          </table:table-cell>
          <table:table-cell table:style-name="ce7" office:value-type="string" calcext:value-type="string">
            <text:p><text:span text:style-name="T1">චීනය</text:span></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වීඩනය</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MAC <text:span text:style-name="T8">ලිපින සම්බන්ධයෙන් පහත දැක්වෙන වගන්ති අතරින් කවරක් නිවැරදි වෙයි ද</text:span>?</text:p>
          </table:table-cell>
          <table:table-cell table:style-name="ce7" office:value-type="string" calcext:value-type="string">
            <text:p>සෑම ජාල උපාංගයකට ම අනන්‍ය MAC ලිපිනයක් ඇත.</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සෑම ජාල අතුරු මුහුණකට ම (Interface) අනන්‍ය MAC ලිපිනයක් ඇත.</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සෑම ජාල සංග්‍රහයකට ම (host) අනන්‍යවූ ලිපිනයක් ඇත.</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එය මං හැසිරවීම සඳහා භාවිතා කරයි.</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text:span text:style-name="T4">ඇමරිකා එක්සත් ජනපදය </text:span>1957 <text:span text:style-name="T4">අගභාගයේ දී දියත් කිරීම සඳහා සූදානම් වූ රොකට්ටුව පුපුරා යන ලදී</text:span>. <text:span text:style-name="T4">එම රොකට්ටුවේ නම කුමක්ද</text:span>?</text:p>
          </table:table-cell>
          <table:table-cell table:style-name="ce7" office:value-type="string" calcext:value-type="string">
            <text:p>ස්පට්නික් රොකට්ටු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න්ගාඩ් රොකට්ටුව</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එක්ස්ප්ලෝරර් 1</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එක්ස්ප්ලෝරර් 2</text:span></text:p>
          </table:table-cell>
          <table:table-cell office:value-type="float" office:value="0" calcext:value-type="float">
            <text:p>0</text:p>
          </table:table-cell>
          <table:table-cell table:number-columns-repeated="1020"/>
        </table:table-row>
        <table:table-row table:style-name="ro3">
          <table:table-cell office:value-type="float" office:value="46" calcext:value-type="float">
            <text:p>46</text:p>
          </table:table-cell>
          <table:table-cell table:style-name="ce6" office:value-type="string" calcext:value-type="string">
            <text:p><text:span text:style-name="T4">ශාක ප්‍රභාසංස්ලේෂණය දී ග්ලුකෝස් නිපදවන බව තහවුරු කිරීමට කෙරෙන පිෂ්ඨ පරීක්ෂාව ට යොදා ගත හැකි රසායනික ද්‍රව්‍ය මෙන් කුමක්ද </text:span>?</text:p>
          </table:table-cell>
          <table:table-cell table:style-name="ce7" office:value-type="string" calcext:value-type="string">
            <text:p>කොන්ඩි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ර්ජලීය කෝපසල්ෆෙ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යඩි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නොප්තලින්</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text:span text:style-name="T4">යුරෝපා රටවල නාගරීකරණය ආරම්භ වීමට මුල් වූ පළමු වන පූර්ව අවශ්‍යතාවය කුමක්ද </text:span><text:span text:style-name="T10">?</text:span></text:p>
          </table:table-cell>
          <table:table-cell table:style-name="ce7" office:value-type="string" calcext:value-type="string">
            <text:p>පළාත් පාලන යාන්ත්‍රණයක් පිහිටු 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ටත්විජිත පිහිටුවී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ග්‍රාමීය අංශයේ කෘෂිකාර්මික අතිරික්තයන් නිපදවී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රදේශයේ සංවර්ධන වැඩසටහන්</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2020<text:span text:style-name="T4">දී කොවිඩ් </text:span>19 <text:span text:style-name="T4">වෛරසය හේතුවෙන් ආසියාවෙන් පිටත මිය ගිය ප්‍රථම රෝගියා අයත් රට කුමක්ද </text:span>?</text:p>
          </table:table-cell>
          <table:table-cell table:style-name="ce7" office:value-type="string" calcext:value-type="string">
            <text:p>ඇම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පාඤ්ඤ</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text:span text:style-name="T4">මල් ලස්සනයි හොඳ හොඳ පාටයි කීවා</text:span><text:span text:style-name="T4"> යන කවි පන්තිය රචනා කරනු ලැබුවේ කවුරුන් ද</text:span>?</text:p>
          </table:table-cell>
          <table:table-cell table:style-name="ce7" office:value-type="string" calcext:value-type="string">
            <text:p>සාගර පලංසූ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නිදාස කුමාරතුංග</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ගමසේ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සූ අරිසෙන් අහුබුදු</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text:span text:style-name="T4">ශ්‍රී ලංකාවේ ජාතික ක්‍රීඩාව වන වොලිබෝල් ක්‍රීඩාව </text:span>1928 <text:span text:style-name="T4">දී ලෝකයට හඳුන්වා දුන් රට කුමක්ද</text:span>?</text:p>
          </table:table-cell>
          <table:table-cell table:style-name="ce7" office:value-type="string" calcext:value-type="string">
            <text:p>ඇමරිකා එක්සත් ජනපද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text:span text:style-name="T4">2018 ICC වසරේ ක්‍රීඩකයා වසරේ එක්දින ක්‍රීඩකයා වසරේ ටෙස්ට් ක්‍රිකට් ක්‍රීඩකයා යන සම්මාන ත්‍රිත්වයම දිනූ ක්‍රීඩකයා කවුරුන්ද ?</text:span></text:p>
          </table:table-cell>
          <table:table-cell table:style-name="ce7" office:value-type="string" calcext:value-type="string">
            <text:p>විරාට් කෝ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ටිව් ස්මි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චින් ටෙන්ඩුල්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 රූට්</text:p>
          </table:table-cell>
          <table:table-cell office:value-type="float" office:value="0" calcext:value-type="float">
            <text:p>0</text:p>
          </table:table-cell>
          <table:table-cell table:number-columns-repeated="1020"/>
        </table:table-row>
        <table:table-row table:style-name="ro4">
          <table:table-cell office:value-type="float" office:value="46" calcext:value-type="float">
            <text:p>46</text:p>
          </table:table-cell>
          <table:table-cell table:style-name="ce6" office:value-type="string" calcext:value-type="string">
            <text:p>1996 <text:span text:style-name="T4">විල්ස් ලෝක කුසලානයේ වැඩිම හයේ පහර එල්ල කලේ කවුරුන්ද</text:span>?</text:p>
          </table:table-cell>
          <table:table-cell table:style-name="ce7" office:value-type="string" calcext:value-type="string">
            <text:p>අසංක ගුරැසිංහ</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චින් තෙන්ඩුලකා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නත් ජයසු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රවින්ද ද සිල්වා</text:p>
          </table:table-cell>
          <table:table-cell office:value-type="float" office:value="0" calcext:value-type="float">
            <text:p>0</text:p>
          </table:table-cell>
          <table:table-cell table:number-columns-repeated="1020"/>
        </table:table-row>
        <table:table-row table:style-name="ro16">
          <table:table-cell office:value-type="float" office:value="46" calcext:value-type="float">
            <text:p>46</text:p>
          </table:table-cell>
          <table:table-cell table:style-name="ce6" office:value-type="string" calcext:value-type="string">
            <text:p>A6 මහා මාර්ගය ආරම්භ වන්නේ කුමන ස්ථානයකින්ද ?</text:p>
          </table:table-cell>
          <table:table-cell table:style-name="ce7" office:value-type="string" calcext:value-type="string">
            <text:p>අබය පුස්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කොළඹ</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නුව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රුණෑගල</text:p>
          </table:table-cell>
          <table:table-cell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6" office:value-type="string" calcext:value-type="string">
            <text:p><text:span text:style-name="T4">ෆේල්ක් ටිං කුමන රටක පාර්ලිමේන්තුව හඳුන්වන නම කුමක්ද </text:span>?</text:p>
          </table:table-cell>
          <table:table-cell table:style-name="ce7" office:value-type="string" calcext:value-type="string">
            <text:p>නෙදර්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ඩෙන්මාර්ක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ඊශ්‍රාය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ෆ්ගනිස්තානය</text:p>
          </table:table-cell>
          <table:table-cell office:value-type="float" office:value="0" calcext:value-type="float">
            <text:p>0</text:p>
          </table:table-cell>
          <table:table-cell table:number-columns-repeated="1020"/>
        </table:table-row>
        <table:table-row table:style-name="ro21">
          <table:table-cell office:value-type="float" office:value="47" calcext:value-type="float">
            <text:p>47</text:p>
          </table:table-cell>
          <table:table-cell table:style-name="ce6" office:value-type="string" calcext:value-type="string">
            <text:p>තම මිතුරෙකුට විද්‍යුත් තැපෑලෙන් යතුරුලියනය කරමින් සිටියදී සිදුවූ අත්වැරැද්දකින් ලසිත අතින් විද්‍යුත් තැපැල් යෙදුම වැසී ගියේය. තමාගේ අවසන් නොකරන ලද විද්‍යුත් තැපෑල ඔහු සොයාගත යුතු වන්නේ කුමන ෆෝල්ඩරයෙන්ද?</text:p>
          </table:table-cell>
          <table:table-cell table:style-name="ce7" office:value-type="string" calcext:value-type="string">
            <text:p>Draft</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Inbox</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Sent</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Trash</text:p>
          </table:table-cell>
          <table:table-cell office:value-type="float" office:value="0" calcext:value-type="float">
            <text:p>0</text:p>
          </table:table-cell>
          <table:table-cell table:number-columns-repeated="1020"/>
        </table:table-row>
        <table:table-row table:style-name="ro4">
          <table:table-cell office:value-type="float" office:value="47" calcext:value-type="float">
            <text:p>47</text:p>
          </table:table-cell>
          <table:table-cell table:style-name="ce6" office:value-type="string" calcext:value-type="string">
            <text:p><text:span text:style-name="T4">පළමු ලෝක යුද්ධය අවසානයේ දී ප්‍රංශයේ වර්සයිල්ස් ගිවිසුම හරහා බිහිකර සංගමය කුමක්ද </text:span>?</text:p>
          </table:table-cell>
          <table:table-cell table:style-name="ce7" office:value-type="string" calcext:value-type="string">
            <text:p>ලෝක සාම සංගම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තීන්ගේ සංගම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ලෝකපාලක සංගම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ළමු ලෝක යුද්ධ අවසානයේ සංගමය</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4">අපගේ ශරීරයේ වඩාත් සංවේදී අවයව වන්නේ කුමක්ද</text:span>?</text:p>
          </table:table-cell>
          <table:table-cell table:style-name="ce7" office:value-type="string" calcext:value-type="string">
            <text:p>ඇ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ස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ම</text:p>
          </table:table-cell>
          <table:table-cell office:value-type="float" office:value="1" calcext:value-type="float">
            <text:p>1</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4">ලොව වේගයෙන් ගිලාබසින අගනුවර කුමක්ද </text:span>?</text:p>
          </table:table-cell>
          <table:table-cell table:style-name="ce7" office:value-type="string" calcext:value-type="string">
            <text:p>මැනි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කර්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ෂින්ට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න්ඩන්</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4">තරු හතරක් පමණක් ඇති තරු රටාව මින් කුමක්ද </text:span>?</text:p>
          </table:table-cell>
          <table:table-cell table:style-name="ce7" office:value-type="string" calcext:value-type="string">
            <text:p>දඩයක්කා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හ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කුණු කුරුස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මහ වලසා</text:p>
          </table:table-cell>
          <table:table-cell office:value-type="float" office:value="0" calcext:value-type="float">
            <text:p>0</text:p>
          </table:table-cell>
          <table:table-cell table:number-columns-repeated="1020"/>
        </table:table-row>
        <table:table-row table:style-name="ro4">
          <table:table-cell office:value-type="float" office:value="47" calcext:value-type="float">
            <text:p>47</text:p>
          </table:table-cell>
          <table:table-cell table:style-name="ce6" office:value-type="string" calcext:value-type="string">
            <text:p>2021 <text:span text:style-name="T8">වන විට වයසින් ජේෂ්ඨතම ඉන්දියානු නලුවා මේ අතරින් කවුරුන් ද</text:span>?</text:p>
          </table:table-cell>
          <table:table-cell table:style-name="ce7" office:value-type="string" calcext:value-type="string">
            <text:p><text:span text:style-name="T1">ශාරුක් ඛාන්</text:span></text:p>
          </table:table-cell>
          <table:table-cell office:value-type="float" office:value="0" calcext:value-type="float">
            <text:p>0</text:p>
          </table:table-cell>
          <table:table-cell table:style-name="ce5"/>
          <table:table-cell table:number-columns-repeated="1019"/>
        </table:table-row>
        <table:table-row table:style-name="ro5">
          <table:table-cell/>
          <table:table-cell table:style-name="ce6"/>
          <table:table-cell table:style-name="ce7" office:value-type="string" calcext:value-type="string">
            <text:p><text:span text:style-name="T1">සල්මන් ඛාන්</text:span></text:p>
          </table:table-cell>
          <table:table-cell office:value-type="float" office:value="0" calcext:value-type="float">
            <text:p>0</text:p>
          </table:table-cell>
          <table:table-cell table:style-name="ce5" table:number-columns-repeated="2"/>
          <table:table-cell table:number-columns-repeated="1018"/>
        </table:table-row>
        <table:table-row table:style-name="ro5">
          <table:table-cell/>
          <table:table-cell table:style-name="ce6"/>
          <table:table-cell table:style-name="ce7" office:value-type="string" calcext:value-type="string">
            <text:p><text:span text:style-name="T1">අමීර් ඛාන්</text:span></text:p>
          </table:table-cell>
          <table:table-cell office:value-type="float" office:value="1" calcext:value-type="float">
            <text:p>1</text:p>
          </table:table-cell>
          <table:table-cell table:style-name="ce5" table:number-columns-repeated="2"/>
          <table:table-cell table:number-columns-repeated="1018"/>
        </table:table-row>
        <table:table-row table:style-name="ro5">
          <table:table-cell/>
          <table:table-cell table:style-name="ce6"/>
          <table:table-cell table:style-name="ce7" office:value-type="string" calcext:value-type="string">
            <text:p><text:span text:style-name="T1">සයිෆ් අලි ඛාන්</text:span></text:p>
          </table:table-cell>
          <table:table-cell office:value-type="float" office:value="0" calcext:value-type="float">
            <text:p>0</text:p>
          </table:table-cell>
          <table:table-cell table:style-name="ce5" table:number-columns-repeated="2"/>
          <table:table-cell table:number-columns-repeated="1018"/>
        </table:table-row>
        <table:table-row table:style-name="ro16">
          <table:table-cell office:value-type="float" office:value="47" calcext:value-type="float">
            <text:p>47</text:p>
          </table:table-cell>
          <table:table-cell table:style-name="ce6" office:value-type="string" calcext:value-type="string">
            <text:p>ගැඹුරුම සාගර ආගාදය පිහිටා ඇති සාගරය කුමක් ද?</text:p>
          </table:table-cell>
          <table:table-cell table:style-name="ce7" office:value-type="string" calcext:value-type="string">
            <text:p>ඉන්දියන් සාගරය</text:p>
          </table:table-cell>
          <table:table-cell office:value-type="float" office:value="0" calcext:value-type="float">
            <text:p>0</text:p>
          </table:table-cell>
          <table:table-cell table:style-name="ce5" table:number-columns-repeated="2"/>
          <table:table-cell table:number-columns-repeated="1018"/>
        </table:table-row>
        <table:table-row table:style-name="ro2">
          <table:table-cell/>
          <table:table-cell table:style-name="ce6"/>
          <table:table-cell table:style-name="ce7" office:value-type="string" calcext:value-type="string">
            <text:p>අත්ලන්තික් සාග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සිපික් සාග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තු මුහුද</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4">මධ්‍යම අධිවේගී මාර්ගය ඉදි කරන අදියර ගණන කොපමණද</text:span>?</text:p>
          </table:table-cell>
          <table:table-cell table:style-name="ce7" office:value-type="string" calcext:value-type="string">
            <text:p><text:span text:style-name="T1">3</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4" calcext:value-type="float">
            <text:p>4</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1">5</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6</text:span></text:p>
          </table:table-cell>
          <table:table-cell office:value-type="float" office:value="0" calcext:value-type="float">
            <text:p>0</text:p>
          </table:table-cell>
          <table:table-cell table:number-columns-repeated="1020"/>
        </table:table-row>
        <table:table-row table:style-name="ro3">
          <table:table-cell office:value-type="float" office:value="47" calcext:value-type="float">
            <text:p>47</text:p>
          </table:table-cell>
          <table:table-cell table:style-name="ce6" office:value-type="string" calcext:value-type="string">
            <text:p>2020 <text:span text:style-name="T4">ජූනි මාසයේදී ප්‍රංශ හමුදා මාලි රාජ්‍යයේ දී සිදුකළ හමුදා මෙහෙයුමකින් මරා දැමූ අබ්දෙල්මලෙමලෙ ඩ්‍රෝවුක් ඩෙල් නම් අල්කයිඩා නායකයා කුමන ජාතිකයෙක්ද </text:span>?</text:p>
          </table:table-cell>
          <table:table-cell table:style-name="ce7" office:value-type="string" calcext:value-type="string">
            <text:p>දකුණු අප්‍රිකා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තුරු අප්‍රිකා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ඊශ්‍රාය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රාන</text:p>
          </table:table-cell>
          <table:table-cell office:value-type="float" office:value="0" calcext:value-type="float">
            <text:p>0</text:p>
          </table:table-cell>
          <table:table-cell table:number-columns-repeated="1020"/>
        </table:table-row>
        <table:table-row table:style-name="ro14">
          <table:table-cell office:value-type="float" office:value="47" calcext:value-type="float">
            <text:p>47</text:p>
          </table:table-cell>
          <table:table-cell table:style-name="ce6" office:value-type="string" calcext:value-type="string">
            <text:p>තාක්ෂණයේ දියුණුවත් සමගම රික්තක බට (Vacuum tube) ට්‍රාන්සිස්ටර් මගින් ආදේශ විය. එයට අදාළව පරිගණකය ඇතිවූ වෙනස්කම් නිවැරදිව දැක්වෙන්නේ පහත සඳහන් කුමන පිළිතුරෙන් ද?</text:p>
          </table:table-cell>
          <table:table-cell table:style-name="ce7" office:value-type="string" calcext:value-type="string">
            <text:p><text:span text:style-name="T4">වේගය අඩුවිය</text:span><text:span text:style-name="T10">, </text:span><text:span text:style-name="T13">විදුලිය භාවිතය වැඩි විය</text:span><text:span text:style-name="T10">, </text:span><text:span text:style-name="T13">විශාලත්වය අඩු විය</text:span><text:span text:style-name="T1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ගය අඩුවිය</text:span><text:span text:style-name="T10">, </text:span><text:span text:style-name="T13">විදුලිය භාවිතය වැඩි විය</text:span><text:span text:style-name="T10">, </text:span><text:span text:style-name="T13">විශාලත්වය වැඩි විය</text:span><text:span text:style-name="T10">.</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වේගය වැඩිවිය</text:span><text:span text:style-name="T10">, </text:span><text:span text:style-name="T13">විදුලිය භාවිතය අඩු විය</text:span><text:span text:style-name="T10">, </text:span><text:span text:style-name="T13">විශාලත්වය අඩුවිය</text:span><text:span text:style-name="T10">.</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වේගය වැඩිවිය</text:span><text:span text:style-name="T10">, </text:span><text:span text:style-name="T13">විදුලිය භාවිතය අඩු විය</text:span><text:span text:style-name="T10">, </text:span><text:span text:style-name="T13">විශාලත්වය වැඩි විය</text:span><text:span text:style-name="T10">.</text:span></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8">අනුරාධපුර රාජධානිය පාලනය කළ අවසන් රජු කවුරුන් ද</text:span>?</text:p>
          </table:table-cell>
          <table:table-cell table:style-name="ce7" office:value-type="string" calcext:value-type="string">
            <text:p>පස්වන සේන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තරවන සේන 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ස්වන මිහිදු රජු</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ස්වන කස්සප රජු</text:p>
          </table:table-cell>
          <table:table-cell office:value-type="float" office:value="0" calcext:value-type="float">
            <text:p>0</text:p>
          </table:table-cell>
          <table:table-cell table:number-columns-repeated="1020"/>
        </table:table-row>
        <table:table-row table:style-name="ro16">
          <table:table-cell office:value-type="float" office:value="47" calcext:value-type="float">
            <text:p>47</text:p>
          </table:table-cell>
          <table:table-cell table:style-name="ce6" office:value-type="string" calcext:value-type="string">
            <text:p>2020 නිල වශයෙන් යුරෝපා සංගමයෙන් ඉවත් වූ රට කුමක් ද?</text:p>
          </table:table-cell>
          <table:table-cell table:style-name="ce7" office:value-type="string" calcext:value-type="string">
            <text:p>එක්සත් රාජධා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ර්ම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ශ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යර්ලන්තය</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8">ලංකාවේ වැඩියෙන්ම වාර්තා වන පිළිකා විශේෂය කුමක් ද</text:span>?</text:p>
          </table:table-cell>
          <table:table-cell table:style-name="ce7" office:value-type="string" calcext:value-type="string">
            <text:p>මුඛ පිළි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ක්මා පිළි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යයුරු පිළිකා</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අස්ථි පිළිකා</text:p>
          </table:table-cell>
          <table:table-cell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6" office:value-type="string" calcext:value-type="string">
            <text:p><text:span text:style-name="T4">උමා ඔය ව්‍යාපෘතිය සදහා ආධාර ලබාදෙන රට කුමක්ද</text:span>?</text:p>
          </table:table-cell>
          <table:table-cell table:style-name="ce7" office:value-type="string" calcext:value-type="string">
            <text:p>ඉරාක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රා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න්දියා</text:p>
          </table:table-cell>
          <table:table-cell office:value-type="float" office:value="0" calcext:value-type="float">
            <text:p>0</text:p>
          </table:table-cell>
          <table:table-cell table:number-columns-repeated="1020"/>
        </table:table-row>
        <table:table-row table:style-name="ro22">
          <table:table-cell office:value-type="float" office:value="47" calcext:value-type="float">
            <text:p>47</text:p>
          </table:table-cell>
          <table:table-cell table:style-name="ce6" office:value-type="string" calcext:value-type="string">
            <text:p>ශ්‍රී ලංකාවේ ඇති ප්‍රාදේශීය ලේකම් කොට්ඨාස ගණන කීය ද?</text:p>
          </table:table-cell>
          <table:table-cell table:style-name="ce7" office:value-type="string" calcext:value-type="string">
            <text:p><text:span text:style-name="T1">225</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332</text:span></text:p>
          </table:table-cell>
          <table:table-cell office:value-type="float" office:value="1" calcext:value-type="float">
            <text:p>1</text:p>
          </table:table-cell>
          <table:table-cell table:number-columns-repeated="1020"/>
        </table:table-row>
        <table:table-row table:style-name="ro8">
          <table:table-cell/>
          <table:table-cell table:style-name="ce6"/>
          <table:table-cell table:style-name="ce7" office:value-type="string" calcext:value-type="string">
            <text:p><text:span text:style-name="T1">354</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246</text:span></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8">මරණින් පසු තම ඇස් දන් දුන් ශ්‍රී ලංකාවේ ජනාධිපතිවරයා කවුරුන් ද</text:span>?</text:p>
          </table:table-cell>
          <table:table-cell table:style-name="ce7" office:value-type="string" calcext:value-type="string">
            <text:p>ජේ.ආර්.ජයවර්ධ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ලියම් ගොපල්ල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ඩී.බී.විජේතුංග</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ආර්.ප්‍රේමදාස</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8">මහත්මා ගාන්ධි පිළිබඳව වැරදි ප්‍රකාශය මින් කුමක්ද</text:span>?</text:p>
          </table:table-cell>
          <table:table-cell table:style-name="ce7" office:value-type="string" calcext:value-type="string">
            <text:p>1948 නොබෙල් සාම තයාග දිනුවේ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එංගලන්තයේ දී නීති උපාධිය ලැබී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දකුණු අප්‍රිකාවේ නීතිඥවරයකු වශයෙන් සේවය කළේ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බ්‍රිතාන්‍ය පාලකයන් විසින් සිරගත කෙරිණ.</text:p>
          </table:table-cell>
          <table:table-cell office:value-type="float" office:value="0" calcext:value-type="float">
            <text:p>0</text:p>
          </table:table-cell>
          <table:table-cell table:number-columns-repeated="1020"/>
        </table:table-row>
        <table:table-row table:style-name="ro4">
          <table:table-cell office:value-type="float" office:value="48" calcext:value-type="float">
            <text:p>48</text:p>
          </table:table-cell>
          <table:table-cell table:style-name="ce6" office:value-type="string" calcext:value-type="string">
            <text:p><text:span text:style-name="T4">එක්සත් ජනපද ස්වදේශ ආරක්ෂක දෙපාර්තමේන්තුව ආරම්භ කළ ජනාධිපතිවරයා කවුරුන්ද</text:span>?</text:p>
          </table:table-cell>
          <table:table-cell table:style-name="ce7" office:value-type="string" calcext:value-type="string">
            <text:p>බැරක් ඔබා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ර්ජ් බුෂ්</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ඩෙන්සිල් වොෂින්ට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ඩ්රෝ විල්සන්</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කොමියුනිස්ට් වාදයේ පියා ලෙස සලකනු ලබන්නේ කවුරුන්ද </text:span>?</text:p>
          </table:table-cell>
          <table:table-cell table:style-name="ce7" office:value-type="string" calcext:value-type="string">
            <text:p>මාවෝ සේතු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ලැඩ්මියර් ලෙනි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ල් මාක්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අර්නස්ටෝ චේ ගුවේරා</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මිනිස් දේහය විශාලතම අන්තරා සර්ග ග්‍රන්ථිය වන්නේ කවරක්ද</text:span><text:span text:style-name="T10">?</text:span></text:p>
          </table:table-cell>
          <table:table-cell table:style-name="ce7" office:value-type="string" calcext:value-type="string">
            <text:p><text:span text:style-name="T8">හයිපොතැලදිය </text:span>(<text:span text:style-name="T8">මොළය තුළ</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තයිරොයිඩය </text:span>(<text:span text:style-name="T8">ගෙළෙහි තුළ</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8">තයිමසය </text:span>(<text:span text:style-name="T8">පපුව තුළ</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8">පිටියුටරිය </text:span>(<text:span text:style-name="T8">මොළය තුළ</text:span>)</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8">ලොව සිටින ගැබ් ගන්නා එකම පිරිමි සත්වයා කවරෙක් ද</text:span>?</text:p>
          </table:table-cell>
          <table:table-cell table:style-name="ce7" office:value-type="string" calcext:value-type="string">
            <text:p>මුහුදු අශ්ව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ල් තල්ම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හුදු සිංහ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රා</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නෙලුම් කුළුණට ආධාර කල බැංකුව කුමක්ද</text:span><text:span text:style-name="T10">?</text:span></text:p>
          </table:table-cell>
          <table:table-cell table:style-name="ce7" office:value-type="string" calcext:value-type="string">
            <text:p>චීන එක්සිම් බැංකු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ලෝක බැංකුව</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Bank of America</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Industrial and Commercial Bank of China</text:span></text:p>
          </table:table-cell>
          <table:table-cell office:value-type="float" office:value="0" calcext:value-type="float">
            <text:p>0</text:p>
          </table:table-cell>
          <table:table-cell table:number-columns-repeated="1020"/>
        </table:table-row>
        <table:table-row table:style-name="ro4">
          <table:table-cell office:value-type="float" office:value="48" calcext:value-type="float">
            <text:p>48</text:p>
          </table:table-cell>
          <table:table-cell table:style-name="ce6" office:value-type="string" calcext:value-type="string">
            <text:p><text:span text:style-name="T4">බැබිලෝනියා එල්ලෙන උයන පිහිටි රට වර්තමානයේ හැඳින්වෙන නම කුමක්ද</text:span><text:span text:style-name="T10">?</text:span></text:p>
          </table:table-cell>
          <table:table-cell table:style-name="ce7" office:value-type="string" calcext:value-type="string">
            <text:p>ඉරාක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රා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ඊජිප්තු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තාලිය</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වායුගෝලයේ පීඩනය මැනීම සඳහා භාවිතා කරන උපකරණය කුමක්ද</text:span>?</text:p>
          </table:table-cell>
          <table:table-cell table:style-name="ce7" office:value-type="string" calcext:value-type="string">
            <text:p>උෂ්ණත්ව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ෆැටෝ මීට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මීටර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ඇනිමෝමීටරය</text:p>
          </table:table-cell>
          <table:table-cell office:value-type="float" office:value="0" calcext:value-type="float">
            <text:p>0</text:p>
          </table:table-cell>
          <table:table-cell table:number-columns-repeated="1020"/>
        </table:table-row>
        <table:table-row table:style-name="ro16">
          <table:table-cell office:value-type="float" office:value="48" calcext:value-type="float">
            <text:p>48</text:p>
          </table:table-cell>
          <table:table-cell table:style-name="ce6" office:value-type="string" calcext:value-type="string">
            <text:p>සෙනසුරු ලෝකයට ඇති උප ග්‍රහයන් සංඛ්‍යාව කොපමණද?</text:p>
          </table:table-cell>
          <table:table-cell table:style-name="ce7" office:value-type="float" office:value="15" calcext:value-type="float">
            <text:p>15</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62" calcext:value-type="float">
            <text:p>62</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48" calcext:value-type="float">
            <text:p>4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51" calcext:value-type="float">
            <text:p>51</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ශ්‍රී ලංකාවේ වියළි මිශ්‍ර වනාන්තර බහුලව හමුවන ප්‍රදේශය කුමක්ද</text:span>?</text:p>
          </table:table-cell>
          <table:table-cell table:style-name="ce7" office:value-type="string" calcext:value-type="string">
            <text:p>යා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මනල කන්ද</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හරාජ</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ග්ගල</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ශ්‍රී ලංකාවේ දෙවන අන්තර් මෝසම් කාලය වන්නේ කුමක්ද</text:span><text:span text:style-name="T10">?</text:span></text:p>
          </table:table-cell>
          <table:table-cell table:style-name="ce7" office:value-type="string" calcext:value-type="string">
            <text:p>මාර්තු සිට අප්‍රියල් ද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මැයි සිට සැප්තැම්බර් ද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ඔක්තෝබර් සිට නොවැම්බර් දක්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වැම්බර් සිට ජනවාරි දක්වා</text:p>
          </table:table-cell>
          <table:table-cell office:value-type="float" office:value="0" calcext:value-type="float">
            <text:p>0</text:p>
          </table:table-cell>
          <table:table-cell table:number-columns-repeated="1020"/>
        </table:table-row>
        <table:table-row table:style-name="ro4">
          <table:table-cell office:value-type="float" office:value="48" calcext:value-type="float">
            <text:p>48</text:p>
          </table:table-cell>
          <table:table-cell table:style-name="ce6" office:value-type="string" calcext:value-type="string">
            <text:p><text:span text:style-name="T4">පහත වාරි නිර්මාණ සහ එහි නිර්මාණකරුවන් එකිනෙකා නොගැලපෙන පිළිතුර වන්නේ කුමක්ද</text:span>?</text:p>
          </table:table-cell>
          <table:table-cell table:style-name="ce7" office:value-type="string" calcext:value-type="string">
            <text:p>ගිරිතලේ වැව - දෙවන අග්බෝ</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වුඩුල්ල වැව - ධාතුසේ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හුරුළුවැව මහසෙ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භයවැව පණ්ඩුකාභය</text:p>
          </table:table-cell>
          <table:table-cell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6" office:value-type="string" calcext:value-type="string">
            <text:p><text:span text:style-name="T4">ඉන්දු ලංකා ගිවිසුම අත්සන් කරන ලද වර් ෂය කුමක්ද</text:span><text:span text:style-name="T10">?</text:span></text:p>
          </table:table-cell>
          <table:table-cell table:style-name="ce7" office:value-type="string" calcext:value-type="string">
            <text:p><text:span text:style-name="T1">1985</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92</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81</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87</text:span></text:p>
          </table:table-cell>
          <table:table-cell office:value-type="float" office:value="1" calcext:value-type="float">
            <text:p>1</text:p>
          </table:table-cell>
          <table:table-cell table:number-columns-repeated="1020"/>
        </table:table-row>
        <table:table-row table:style-name="ro4">
          <table:table-cell office:value-type="float" office:value="48" calcext:value-type="float">
            <text:p>48</text:p>
          </table:table-cell>
          <table:table-cell table:style-name="ce6" office:value-type="string" calcext:value-type="string">
            <text:p><text:span text:style-name="T4">අල්ලස් දූෂණ සහ විශ්වාසය කඩ කිරීමේ චෝදනාවලට අධිකරණය හමුවට පමුණුවන ලද ඊශ්‍රායල් අගමැතිවරයා අගමැති වරයා කවුරුන්ද</text:span>?</text:p>
          </table:table-cell>
          <table:table-cell table:style-name="ce7" office:value-type="string" calcext:value-type="string">
            <text:p>Ehud olmert එහුඩ් ඔල්මැට්</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enjamin Netanyahu බෙන්ජමින් නෙතන්‍යාහු</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Ariel Sharien ඒරියල් ෂැරන්</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Ehud Barak එහුඩ් බැරැක්</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කොරෝනා වෛරසයෙන් මියගිය පළමු රාජකීය වන මරිය තෙරේසා කුමරිය කුමන රටේ ද </text:span>?</text:p>
          </table:table-cell>
          <table:table-cell table:style-name="ce7" office:value-type="string" calcext:value-type="string">
            <text:p>චී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එංගලන්ත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පාඤ්ඤ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ඉතාලිය</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පහත සඳහන් කුමන වර්ණනයෙහි මෙහෙයුම් පද්ධතියක කාර්යයන් පමණක් අඩංගු වන්නේද</text:span><text:span text:style-name="T10">?</text:span></text:p>
          </table:table-cell>
          <table:table-cell table:style-name="ce7" office:value-type="string" calcext:value-type="string">
            <text:p>පඩි පත (Payroll) කළමනාකරණය, ක්‍රියාවලි කළමනාකරණය, ගොනු කළමනාකරණය</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රියාවලි කළමනාකරණය</text:span><text:span text:style-name="T10">, </text:span><text:span text:style-name="T13">දත්ත සමුදා කළමනාකරණය</text:span><text:span text:style-name="T10">, </text:span><text:span text:style-name="T13">ගොනු කළමනාකරණ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රියාවලි කළමනාකරණය</text:span><text:span text:style-name="T10">, </text:span><text:span text:style-name="T13">මතක කළමනාකරණය</text:span><text:span text:style-name="T10">, </text:span><text:span text:style-name="T13">දත්ත සමුදා කළමනාකරණ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රියාවලි කළමනාකරණය</text:span><text:span text:style-name="T10">, </text:span><text:span text:style-name="T13">මතක කළමනාකරණය</text:span><text:span text:style-name="T10">, </text:span><text:span text:style-name="T13">ගොනු කළමනාකරණය</text:span></text:p>
          </table:table-cell>
          <table:table-cell office:value-type="float" office:value="1" calcext:value-type="float">
            <text:p>1</text:p>
          </table:table-cell>
          <table:table-cell table:number-columns-repeated="1020"/>
        </table:table-row>
        <table:table-row table:style-name="ro5">
          <table:table-cell office:value-type="float" office:value="49" calcext:value-type="float">
            <text:p>49</text:p>
          </table:table-cell>
          <table:table-cell table:style-name="ce6" office:value-type="string" calcext:value-type="string">
            <text:p><text:span text:style-name="T4">මින් වැරදි ගැලපීම කුමක්ද </text:span>?</text:p>
          </table:table-cell>
          <table:table-cell table:style-name="ce7" office:value-type="string" calcext:value-type="string">
            <text:p><text:span text:style-name="T4">අභය වැව- පණ්ඩුකාභය රජු.</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තිසා වැව - දෙවන අග්බෝ රජු</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කලා වැව- ධාතුසේන රජු</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ලා වැව-ධාතුසේන රජු</text:span></text:p>
          </table:table-cell>
          <table:table-cell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6" office:value-type="string" calcext:value-type="string">
            <text:p><text:span text:style-name="T4">ලොව විශාලතම ගිනි කන්ද කුමක්ද</text:span>?</text:p>
          </table:table-cell>
          <table:table-cell table:style-name="ce7" office:value-type="string" calcext:value-type="string">
            <text:p><text:span text:style-name="T4">විසූවියස් - ඉතාලි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කිලිමන්ජාරෝ - ටැන්සානියාව</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මවුන්ෆූජී - ජපානයේ ටෝකියෝ</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මවුනා ලෝ ආ - හවායි</text:p>
          </table:table-cell>
          <table:table-cell office:value-type="float" office:value="1" calcext:value-type="float">
            <text:p>1</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අන්තර්ජාතික ක්‍රිකට් කවුන්සලය විසින් </text:span><text:span text:style-name="T10">2019 </text:span><text:span text:style-name="T13">ජූලි මාසයේ සාමාජිකත්වය අර්ධ වශයෙන් අත්හිට වූ රට කුමක් ද?</text:span></text:p>
          </table:table-cell>
          <table:table-cell table:style-name="ce7" office:value-type="string" calcext:value-type="string">
            <text:p><text:span text:style-name="T1">සිම්බාබ්බේ</text:span></text:p>
          </table:table-cell>
          <table:table-cell office:value-type="float" office:value="1" calcext:value-type="float">
            <text:p>1</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1">ඉන්දියාව</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1">පකිස්ථානය</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table:table-cell table:style-name="ce6"/>
          <table:table-cell table:style-name="ce7" office:value-type="string" calcext:value-type="string">
            <text:p><text:span text:style-name="T1">එංගලන්තය</text:span></text:p>
          </table:table-cell>
          <table:table-cell office:value-type="float" office:value="0" calcext:value-type="float">
            <text:p>0</text:p>
          </table:table-cell>
          <table:table-cell/>
          <table:table-cell table:style-name="ce5"/>
          <table:table-cell table:number-columns-repeated="1018"/>
        </table:table-row>
        <table:table-row table:style-name="ro5">
          <table:table-cell office:value-type="float" office:value="49" calcext:value-type="float">
            <text:p>49</text:p>
          </table:table-cell>
          <table:table-cell table:style-name="ce6" office:value-type="string" calcext:value-type="string">
            <text:p><text:span text:style-name="T4">ලෝකෙ මුල් මුල්කාලීන ශිස්ටාචාර ප්‍රධාන වශයෙන් දියුණු වූයේ</text:span><text:span text:style-name="T10">,</text:span></text:p>
          </table:table-cell>
          <table:table-cell table:style-name="ce7" office:value-type="string" calcext:value-type="string">
            <text:p>කෘෂිකර්මය කරගෙන යා හැකි වූ ගංගා නිම්න වලය .</text:p>
          </table:table-cell>
          <table:table-cell office:value-type="float" office:value="1" calcext:value-type="float">
            <text:p>1</text:p>
          </table:table-cell>
          <table:table-cell/>
          <table:table-cell table:style-name="ce5"/>
          <table:table-cell table:number-columns-repeated="1018"/>
        </table:table-row>
        <table:table-row table:style-name="ro2">
          <table:table-cell/>
          <table:table-cell table:style-name="ce6"/>
          <table:table-cell table:style-name="ce7" office:value-type="string" calcext:value-type="string">
            <text:p>කාර්මීකරණයට උපකාරී වූ ඛනිජ සම්පත් බහුල ව තිබූ ප්‍රදේශ වලය</text:p>
          </table:table-cell>
          <table:table-cell office:value-type="float" office:value="0" calcext:value-type="float">
            <text:p>0</text:p>
          </table:table-cell>
          <table:table-cell/>
          <table:table-cell table:style-name="ce5"/>
          <table:table-cell table:number-columns-repeated="1018"/>
        </table:table-row>
        <table:table-row table:style-name="ro2">
          <table:table-cell/>
          <table:table-cell table:style-name="ce6"/>
          <table:table-cell table:style-name="ce7" office:value-type="string" calcext:value-type="string">
            <text:p>ජනතාවට ආරක්ෂාකාරීව ජීවත්විය හැකි කඳුකර ප්‍රදේශ වල 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ග මිශ්‍රණයක් වගා කළ හැකි දේශගුණ විවිධත්වයක් ඇති ප්‍රදේශය</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ලොව විශාලතම වාහන නිෂ්පාදන සමාගමක් වන ටොයොටා නිර්මාතෘ කවුරුන්ද</text:span>?</text:p>
          </table:table-cell>
          <table:table-cell table:style-name="ce7" office:value-type="string" calcext:value-type="string">
            <text:p>රොකුරෝ අයෝ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ටාරෝ ඉවසාකි</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කහෂි ටොයෝ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චිරෝ ටොයෝටා</text:p>
          </table:table-cell>
          <table:table-cell office:value-type="float" office:value="1" calcext:value-type="float">
            <text:p>1</text:p>
          </table:table-cell>
          <table:table-cell table:number-columns-repeated="1020"/>
        </table:table-row>
        <table:table-row table:style-name="ro5">
          <table:table-cell office:value-type="float" office:value="49" calcext:value-type="float">
            <text:p>49</text:p>
          </table:table-cell>
          <table:table-cell table:style-name="ce6" office:value-type="string" calcext:value-type="string">
            <text:p><text:span text:style-name="T4">දුරදක්නයකින් සොයාගත් ප්‍රථම ග්‍රහලෝකය කුමක්ද</text:span>?</text:p>
          </table:table-cell>
          <table:table-cell table:style-name="ce7" office:value-type="string" calcext:value-type="string">
            <text:p>යුරේනස්</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නෙප්චූ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හස්පති</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කුරු</text:p>
          </table:table-cell>
          <table:table-cell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6" office:value-type="string" calcext:value-type="string">
            <text:p><text:span text:style-name="T4">ෂර්ලොක් හෝම්ස් චරිතය ඒ නිර්මාතෘ කවුරුන්ද</text:span>?</text:p>
          </table:table-cell>
          <table:table-cell table:style-name="ce7" office:value-type="string" calcext:value-type="string">
            <text:p>ඇන්ටන් චෙකොප්</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ආතර් කොනන් ඩොයිලි</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එඩ්වර්ඩ් එඩ්ගාර් ඇලන් පෝ</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ඒඩ්‍ර්යන් කොනන් ඩොයිලි</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2009<text:span text:style-name="T4">දී නොබෙල් සාම තයාගය දිනාගත් ඇමරිකානු ජනාධිපතිවරයා කවුරුන්ද </text:span>?</text:p>
          </table:table-cell>
          <table:table-cell table:style-name="ce7" office:value-type="string" calcext:value-type="string">
            <text:p>ඩොනල් ට්‍රම්ප්</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ක් ඔබාමා</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ජෝන් එෆ් කෙන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රී ටෲමන්</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ටෙස්ට් තරග වලදී තරගවලදී </text:span>2021 <text:span text:style-name="T4">වනවිට ලකුණු </text:span>10000 (<text:span text:style-name="T4">දහදාහක්</text:span>) <text:span text:style-name="T4">පසු කළ පසුකළ පළමු පිතිකරුවා කවුරුන්ද?</text:span></text:p>
          </table:table-cell>
          <table:table-cell table:style-name="ce7" office:value-type="string" calcext:value-type="string">
            <text:p>සචින් තෙන්ඩුල්කා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රයන් ලා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නිල් ගවස්කා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ස්විට් වෝ</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20 - 20 <text:span text:style-name="T4">ජාත්‍යන්තර ක්‍රිකට් තරගයකදී කඩුලු ත්‍රිත්වයක් ලබාගත් ක්‍රීඩකයෙක් නොවන්නේ මින් කවුරුන්ද</text:span>?</text:p>
          </table:table-cell>
          <table:table-cell table:style-name="ce7" office:value-type="string" calcext:value-type="string">
            <text:p>රංගන හේරත්</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තිසර පෙරේරා</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කිල ධනංජ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සිත් මාලිංග</text:p>
          </table:table-cell>
          <table:table-cell office:value-type="float" office:value="0" calcext:value-type="float">
            <text:p>0</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8">ලංකාවේ කොරෝනා වෛරසය වැළඳුන පළමු පාර් ලිමේන්තුව නියෝජනය කරන දේශපාලකයා කවුරුන්ද</text:span>?</text:p>
          </table:table-cell>
          <table:table-cell table:style-name="ce7" office:value-type="string" calcext:value-type="string">
            <text:p><text:span text:style-name="T1">වාසුදේව නානායක්කාර</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රවුෆ් හකී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මල් වීරවංශ</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යාසිරි ජයසේකර</text:p>
          </table:table-cell>
          <table:table-cell office:value-type="float" office:value="1" calcext:value-type="float">
            <text:p>1</text:p>
          </table:table-cell>
          <table:table-cell table:number-columns-repeated="1020"/>
        </table:table-row>
        <table:table-row table:style-name="ro4">
          <table:table-cell office:value-type="float" office:value="49" calcext:value-type="float">
            <text:p>49</text:p>
          </table:table-cell>
          <table:table-cell table:style-name="ce6" office:value-type="string" calcext:value-type="string">
            <text:p><text:span text:style-name="T4">බික්ස්</text:span>(Biks) <text:span text:style-name="T4">රටවල් විසින් පිහිටවනු ලැබූ නව සංවර්ධන බැංකුවේ මූලස්ථානය පිහිටුවා ඇත්තේ කුමන රටකද </text:span>?</text:p>
          </table:table-cell>
          <table:table-cell table:style-name="ce7" office:value-type="string" calcext:value-type="string">
            <text:p>රුසියා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දකුණු අප්‍රිකාව</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චී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රසීලය</text:p>
          </table:table-cell>
          <table:table-cell office:value-type="float" office:value="0" calcext:value-type="float">
            <text:p>0</text:p>
          </table:table-cell>
          <table:table-cell table:number-columns-repeated="1020"/>
        </table:table-row>
        <table:table-row table:style-name="ro4">
          <table:table-cell office:value-type="float" office:value="59" calcext:value-type="float">
            <text:p>59</text:p>
          </table:table-cell>
          <table:table-cell table:style-name="ce6" office:value-type="string" calcext:value-type="string">
            <text:p>2020 <text:span text:style-name="T4">පැවැත්වූ ඇමරිකානු ජනාධිපතිවරණ ඩොනල්ඩ් ට්‍රම්ප් එරෙහිව තරග වැදුණේ කවුරුන්ද </text:span>?</text:p>
          </table:table-cell>
          <table:table-cell table:style-name="ce7" office:value-type="string" calcext:value-type="string">
            <text:p>ජෝ බයිඩන්</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බැරැක් ඔබා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බිල් ක්ලින්ටන් <text:s/></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ජොර්ජ් බුෂ්</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ජාතිය ගොඩනැගීමේ බද්ද </text:span><text:span text:style-name="T10">(NBT) </text:span><text:span text:style-name="T13">හඳුන්වා දෙන ලද්දේ කිනම් වසරකදී ද</text:span><text:span text:style-name="T10">?</text:span></text:p>
          </table:table-cell>
          <table:table-cell table:style-name="ce7" office:value-type="float" office:value="2008" calcext:value-type="float">
            <text:p>2008</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09" calcext:value-type="float">
            <text:p>2009</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2010" calcext:value-type="float">
            <text:p>2010</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2011" calcext:value-type="float">
            <text:p>2011</text:p>
          </table:table-cell>
          <table:table-cell office:value-type="float" office:value="0" calcext:value-type="float">
            <text:p>0</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text:span text:style-name="T4">ජපාන ඉතිහාසයේ දීර්ඝතම කාලයක් සේවය කළ අගමැති ලෙස කටයුතු කොට </text:span><text:span text:style-name="T10">2020 </text:span><text:span text:style-name="T13">දී ඉවත් වූ අගමැති කවුරුන්ද</text:span><text:span text:style-name="T10">?</text:span></text:p>
          </table:table-cell>
          <table:table-cell table:style-name="ce7" office:value-type="string" calcext:value-type="string">
            <text:p><text:span text:style-name="T4">යොෂිහිකෝ නෝඩා </text:span><text:span text:style-name="T10">(Yushihiko Noda)</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ෂින්සෝ අබේ </text:span><text:span text:style-name="T10">(Shinzo Abe)</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යුකියෝ හැටොයාමා </text:span><text:span text:style-name="T10">(Yukio Hatoyama)</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ටාරෝ ඇසෝ </text:span><text:span text:style-name="T10">(Taro Aso)</text:span></text:p>
          </table:table-cell>
          <table:table-cell office:value-type="float" office:value="0" calcext:value-type="float">
            <text:p>0</text:p>
          </table:table-cell>
          <table:table-cell table:number-columns-repeated="1020"/>
        </table:table-row>
        <table:table-row table:style-name="ro3">
          <table:table-cell office:value-type="float" office:value="50" calcext:value-type="float">
            <text:p>50</text:p>
          </table:table-cell>
          <table:table-cell table:style-name="ce6" office:value-type="string" calcext:value-type="string">
            <text:p><text:span text:style-name="T4">ට්‍රිපල් එන්නත </text:span><text:span text:style-name="T10">(Triple Vaccine) </text:span><text:span text:style-name="T13">මගින් මිනිසාට වැළඳෙන රෝග ත්‍රිත්වයක් සඳහා ආරක්ෂාව ලබා දෙන අතර එම රෝග ත්‍රිත්වයට අදාළ නොවන පිළිතුර කුමක්ද</text:span><text:span text:style-name="T10">?</text:span></text:p>
          </table:table-cell>
          <table:table-cell table:style-name="ce7" office:value-type="string" calcext:value-type="string">
            <text:p>ගලපට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ක්කල් කැස්ස</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සරම්ප</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ටගැස්ම</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මේ අතරින් තායිලන්තයට මායිම් වන රට නොවන්නේ මින් කුමක්ද</text:span>?</text:p>
          </table:table-cell>
          <table:table-cell table:style-name="ce7" office:value-type="string" calcext:value-type="string">
            <text:p>මියන්මාර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ලාඕස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කාම්බෝජ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න්දියාව</text:p>
          </table:table-cell>
          <table:table-cell office:value-type="float" office:value="1" calcext:value-type="float">
            <text:p>1</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text:span text:style-name="T4">කාන්තාර ප්‍රදේශවල සුළං ඛාදනය නිසා නිර්මාණය වන භූ ලක්ෂණයක් වන්නේ කුමක්ද </text:span>?</text:p>
          </table:table-cell>
          <table:table-cell table:style-name="ce7" office:value-type="string" calcext:value-type="string">
            <text:p>වියලි නිම්න</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යැඩැංග්</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තාරකා වැලි වැටි</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ඩි</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ශ්‍රී ලංකාවේ වැඩිම දුරක් ආවරණය කරන මාර්ගය වනුයේ කුමක්ද</text:span>?</text:p>
          </table:table-cell>
          <table:table-cell table:style-name="ce7" office:value-type="string" calcext:value-type="string">
            <text:p>A9 <text:span text:style-name="T4">මාර්ග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2">A4 </text:span><text:span text:style-name="T13">මාර්ගය</text:span></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A1 <text:span text:style-name="T4">මාර්ග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A3 <text:span text:style-name="T4">මාර්ගය</text:span></text:p>
          </table:table-cell>
          <table:table-cell office:value-type="float" office:value="0" calcext:value-type="float">
            <text:p>0</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text:span text:style-name="T4">නෝමන් බෝර්ලෝග් </text:span>(<text:span text:style-name="T4">හරිත විප්ලවයේ පියා</text:span>) <text:span text:style-name="T4">ආරම්භ කළ හරිත විප්ලවය ආරම්භ වූ රට කුමක්ද</text:span>?</text:p>
          </table:table-cell>
          <table:table-cell table:style-name="ce7" office:value-type="string" calcext:value-type="string">
            <text:p>මෙක්සිකෝ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ඩෙන්මාර්ක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නේපාල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ටර්කි</text:p>
          </table:table-cell>
          <table:table-cell office:value-type="float" office:value="0" calcext:value-type="float">
            <text:p>0</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text:span text:style-name="T4">ජෝ අබේවික්‍රම මහතා අන්තර්ජාතික සම්මානයට පාත්‍ර වූ සිනමා නිර්මාණය කුමක් ද</text:span>?</text:p>
          </table:table-cell>
          <table:table-cell table:style-name="ce7" office:value-type="string" calcext:value-type="string">
            <text:p>අස්වැද්දුම</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පුරහඳ කළුවර</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රාග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අවරගිර</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නොගැලපෙන යුගලය මින් කුමක් ද</text:span>?</text:p>
          </table:table-cell>
          <table:table-cell table:style-name="ce7" office:value-type="string" calcext:value-type="string">
            <text:p>ටී බී ඉලංගරත්න - අඹ යාලුවෝ</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මාර්ටින් වික්‍රමසිංහ -වනගත ළමෝ</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දොන් පීටර් පියතුමා -චිංකි</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කුලසේන ෆොන්සේකා - තුන් යහලු වික්‍රමය</text:p>
          </table:table-cell>
          <table:table-cell office:value-type="float" office:value="0" calcext:value-type="float">
            <text:p>0</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text:span text:style-name="T4">නුතන ඔලිම්පික් ක්‍රීඩා සදහා කාන්තාවන් ප්‍රථම වරට සහභාගී වුයේ කුමන වර්ෂයේදී ද</text:span>?</text:p>
          </table:table-cell>
          <table:table-cell table:style-name="ce7" office:value-type="string" calcext:value-type="string">
            <text:p><text:span text:style-name="T4">1905 දී පැරීසි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1910දී පැරීසි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1900 දී පැරීසියේ</text:p>
          </table:table-cell>
          <table:table-cell office:value-type="float" office:value="1" calcext:value-type="float">
            <text:p>1</text:p>
          </table:table-cell>
          <table:table-cell table:number-columns-repeated="1020"/>
        </table:table-row>
        <table:table-row table:style-name="ro16">
          <table:table-cell/>
          <table:table-cell table:style-name="ce6"/>
          <table:table-cell table:style-name="ce7" office:value-type="string" calcext:value-type="string">
            <text:p>1908 පැරීසිය</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1948 <text:span text:style-name="T4">දී ඔලිම්පික් තරගාවලියක් පැවැත්වූ නගරය කුමක්ද </text:span>?</text:p>
          </table:table-cell>
          <table:table-cell table:style-name="ce7" office:value-type="string" calcext:value-type="string">
            <text:p><text:span text:style-name="T4">ඇතැන්ස් - ගීසිය</text:span></text:p>
          </table:table-cell>
          <table:table-cell office:value-type="float" office:value="0" calcext:value-type="float">
            <text:p>0</text:p>
          </table:table-cell>
          <table:table-cell table:number-columns-repeated="1020"/>
        </table:table-row>
        <table:table-row table:style-name="ro16">
          <table:table-cell/>
          <table:table-cell table:style-name="ce6"/>
          <table:table-cell table:style-name="ce7" office:value-type="string" calcext:value-type="string">
            <text:p>ලන්ඩන් - එක්සත් රාජධානිය</text:p>
          </table:table-cell>
          <table:table-cell office:value-type="float" office:value="1" calcext:value-type="float">
            <text:p>1</text:p>
          </table:table-cell>
          <table:table-cell table:number-columns-repeated="1020"/>
        </table:table-row>
        <table:table-row table:style-name="ro5">
          <table:table-cell/>
          <table:table-cell table:style-name="ce6"/>
          <table:table-cell table:style-name="ce7" office:value-type="string" calcext:value-type="string">
            <text:p><text:span text:style-name="T4">පැරිස් - ප්‍රංශය</text:span></text:p>
          </table:table-cell>
          <table:table-cell office:value-type="float" office:value="0" calcext:value-type="float">
            <text:p>0</text:p>
          </table:table-cell>
          <table:table-cell table:number-columns-repeated="1020"/>
        </table:table-row>
        <table:table-row table:style-name="ro5">
          <table:table-cell/>
          <table:table-cell table:style-name="ce6"/>
          <table:table-cell table:style-name="ce7" office:value-type="string" calcext:value-type="string">
            <text:p><text:span text:style-name="T4">සිඩ්නි - ඕස්ට්‍රේලියාව</text:span></text:p>
          </table:table-cell>
          <table:table-cell office:value-type="float" office:value="0" calcext:value-type="float">
            <text:p>0</text:p>
          </table:table-cell>
          <table:table-cell table:number-columns-repeated="1020"/>
        </table:table-row>
        <table:table-row table:style-name="ro22">
          <table:table-cell office:value-type="float" office:value="50" calcext:value-type="float">
            <text:p>50</text:p>
          </table:table-cell>
          <table:table-cell table:style-name="ce6" office:value-type="string" calcext:value-type="string">
            <text:p>ශ්‍රී ලංකාව තුළ මහා මැතිවරණ දෙකක් පැවැත්තු එකම වර්ෂය කුමක්ද ?</text:p>
          </table:table-cell>
          <table:table-cell table:style-name="ce7" office:value-type="string" calcext:value-type="string">
            <text:p><text:span text:style-name="T1">1954</text:span></text:p>
          </table:table-cell>
          <table:table-cell office:value-type="float" office:value="0" calcext:value-type="float">
            <text:p>0</text:p>
          </table:table-cell>
          <table:table-cell table:number-columns-repeated="1020"/>
        </table:table-row>
        <table:table-row table:style-name="ro8">
          <table:table-cell/>
          <table:table-cell table:style-name="ce6"/>
          <table:table-cell table:style-name="ce7" office:value-type="string" calcext:value-type="string">
            <text:p><text:span text:style-name="T1">1956</text:span></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float" office:value="1960" calcext:value-type="float">
            <text:p>1960</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float" office:value="1965" calcext:value-type="float">
            <text:p>1965</text:p>
          </table:table-cell>
          <table:table-cell office:value-type="float" office:value="0" calcext:value-type="float">
            <text:p>0</text:p>
          </table:table-cell>
          <table:table-cell table:number-columns-repeated="1020"/>
        </table:table-row>
        <table:table-row table:style-name="ro4">
          <table:table-cell office:value-type="float" office:value="50" calcext:value-type="float">
            <text:p>50</text:p>
          </table:table-cell>
          <table:table-cell table:style-name="ce6" office:value-type="string" calcext:value-type="string">
            <text:p>2020 <text:span text:style-name="T8">පෙබරවාරි මස දී </text:span>18 <text:span text:style-name="T8">වසරක ඇෆ්ගන් යුද්ධය නිමකිරීමට ඩෝහා හිදී සටන් විරාම ගිවිසුමකට අත්සන් තැබුවේ කුමන පාර්ශව දෙක ද</text:span>?</text:p>
          </table:table-cell>
          <table:table-cell table:style-name="ce7" office:value-type="string" calcext:value-type="string">
            <text:p>චීනය හා තලේබාන් සංවිධා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ඇමරිකාව හා තලේබාන් සංවිධානය</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රුසියාව හා තලේබාන් සංවිධාන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ඉරානය හා තලේබාන් සංවිධානය</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ශ්‍රී ලංකා අක්ෂිදාන සංගමය නිර්මාතෘ කවුරුන්ද</text:span><text:span text:style-name="T10">?</text:span></text:p>
          </table:table-cell>
          <table:table-cell table:style-name="ce7" office:value-type="string" calcext:value-type="string">
            <text:p>වෛද්‍ය නන්දදාස කෝදාගො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ද්‍ය චරිත් කෝදාගොඩ</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ද්‍ය පාඩ්සන් සිල්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වෛද්‍ය සුජීව සිල්වා</text:p>
          </table:table-cell>
          <table:table-cell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6" office:value-type="string" calcext:value-type="string">
            <text:p><text:span text:style-name="T4">පැරණි රතු රුධිරාණු විනාශ කරවන ඉන්ද්‍රිය කුමක්ද</text:span><text:span text:style-name="T10">?</text:span></text:p>
          </table:table-cell>
          <table:table-cell table:style-name="ce7" office:value-type="string" calcext:value-type="string">
            <text:p>අක්මාව</text:p>
          </table:table-cell>
          <table:table-cell office:value-type="float" office:value="1" calcext:value-type="float">
            <text:p>1</text:p>
          </table:table-cell>
          <table:table-cell table:number-columns-repeated="1020"/>
        </table:table-row>
        <table:table-row table:style-name="ro2">
          <table:table-cell/>
          <table:table-cell table:style-name="ce6"/>
          <table:table-cell table:style-name="ce7" office:value-type="string" calcext:value-type="string">
            <text:p>පෙනහැල්ල</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හෘදය</text:p>
          </table:table-cell>
          <table:table-cell office:value-type="float" office:value="0" calcext:value-type="float">
            <text:p>0</text:p>
          </table:table-cell>
          <table:table-cell table:number-columns-repeated="1020"/>
        </table:table-row>
        <table:table-row table:style-name="ro2">
          <table:table-cell/>
          <table:table-cell table:style-name="ce6"/>
          <table:table-cell table:style-name="ce7" office:value-type="string" calcext:value-type="string">
            <text:p>වකුගඩු</text:p>
          </table:table-cell>
          <table:table-cell office:value-type="float" office:value="0" calcext:value-type="float">
            <text:p>0</text:p>
          </table:table-cell>
          <table:table-cell table:number-columns-repeated="1020"/>
        </table:table-row>
        <table:table-row table:style-name="ro2" table:number-rows-repeated="1045575">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 svg:font-family="" style:font-family-generic="roman" style:font-pitch="variable"/>
    <style:font-face style:name="Iskoola Pota" svg:font-family="'Iskoola Pota'" style:font-family-generic="roman"/>
    <style:font-face style:name="Iskoola Pota1"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rotation-angle="90" style:vertical-align="automatic"/>
      <style:text-properties fo:font-size="24pt" fo:font-weight="bold" style:font-size-asian="24pt" style:font-weight-asian="bold" style:font-size-complex="24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Result2" style:family="table-cell" style:parent-style-name="Default" style:data-style-name="N10104">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08T18:16:53.829811360</dc:date>
    <meta:editing-cycles>486</meta:editing-cycles>
    <meta:editing-duration>PT7H59S</meta:editing-duration>
    <meta:document-statistic meta:table-count="1" meta:cell-count="7500" meta:object-count="0"/>
  </office:meta>
</office:document-meta>
</file>